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5.34pt" svg:y="78.89pt">
            <draw:object draw:notify-on-update-of-ranges="source_2.D1:source_2.D1 source_2.D2:source_2.D329 source_2.E1:source_2.E1 source_2.E2:source_2.E3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.77pt" svg:y="346.93pt">
            <draw:object draw:notify-on-update-of-ranges="source_2.H1:source_2.H1 source_2.H2:source_2.H319 source_2.I1:source_2.I1 source_2.I2:source_2.I3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4760.95461" calcext:value-type="float">
            <text:p>1443134760.95461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4761.21914" calcext:value-type="float">
            <text:p>1443134761.21914</text:p>
          </table:table-cell>
          <table:table-cell table:formula="of:=[.G2]-[.$B$2]" office:value-type="float" office:value="0.264533758163452" calcext:value-type="float">
            <text:p>0.264533758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264533758163452" calcext:value-type="float">
            <text:p>0.2645337582</text:p>
          </table:table-cell>
          <table:table-cell table:formula="of:=MAX([.J2:.J2001])" office:value-type="float" office:value="15.2435729503632" calcext:value-type="float">
            <text:p>15.2435729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4761.05417" calcext:value-type="float">
            <text:p>1443134761.05417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0995585918426514" calcext:value-type="float">
            <text:p>0.0995585918</text:p>
          </table:table-cell>
          <table:table-cell table:formula="of:=[.C3]/([.D3]-[.D2])" office:value-type="float" office:value="82604.6235466822" calcext:value-type="float">
            <text:p>82604.6235466822</text:p>
          </table:table-cell>
          <table:table-cell/>
          <table:table-cell office:value-type="float" office:value="1443134761.41292" calcext:value-type="float">
            <text:p>1443134761.41292</text:p>
          </table:table-cell>
          <table:table-cell table:formula="of:=[.G3]-[.$B$2]" office:value-type="float" office:value="0.458310604095459" calcext:value-type="float">
            <text:p>0.4583106041</text:p>
          </table:table-cell>
          <table:table-cell table:formula="of:=[.C3]/([.H3]-[.H2])" office:value-type="float" office:value="42440.5710622706" calcext:value-type="float">
            <text:p>42440.5710622706</text:p>
          </table:table-cell>
          <table:table-cell table:formula="of:=[.G3]-[.$B3]" office:value-type="float" office:value="0.358752012252808" calcext:value-type="float">
            <text:p>0.35875201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4761.1511" calcext:value-type="float">
            <text:p>1443134761.1511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196489334106445" calcext:value-type="float">
            <text:p>0.1964893341</text:p>
          </table:table-cell>
          <table:table-cell table:formula="of:=[.C4]/([.D4]-[.D3])" office:value-type="float" office:value="84844.0835995937" calcext:value-type="float">
            <text:p>84844.0835995937</text:p>
          </table:table-cell>
          <table:table-cell/>
          <table:table-cell office:value-type="float" office:value="1443134761.60666" calcext:value-type="float">
            <text:p>1443134761.60666</text:p>
          </table:table-cell>
          <table:table-cell table:formula="of:=[.G4]-[.$B$2]" office:value-type="float" office:value="0.652048826217651" calcext:value-type="float">
            <text:p>0.6520488262</text:p>
          </table:table-cell>
          <table:table-cell table:formula="of:=[.C4]/([.H4]-[.H3])" office:value-type="float" office:value="42449.0320490969" calcext:value-type="float">
            <text:p>42449.0320490969</text:p>
          </table:table-cell>
          <table:table-cell table:formula="of:=[.G4]-[.$B4]" office:value-type="float" office:value="0.455559492111206" calcext:value-type="float">
            <text:p>0.45555949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4761.248" calcext:value-type="float">
            <text:p>1443134761.248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293394088745117" calcext:value-type="float">
            <text:p>0.2933940887</text:p>
          </table:table-cell>
          <table:table-cell table:formula="of:=[.C5]/([.D5]-[.D4])" office:value-type="float" office:value="84866.8368302956" calcext:value-type="float">
            <text:p>84866.8368302956</text:p>
          </table:table-cell>
          <table:table-cell/>
          <table:table-cell office:value-type="float" office:value="1443134761.80035" calcext:value-type="float">
            <text:p>1443134761.80035</text:p>
          </table:table-cell>
          <table:table-cell table:formula="of:=[.G5]-[.$B$2]" office:value-type="float" office:value="0.845746994018555" calcext:value-type="float">
            <text:p>0.845746994</text:p>
          </table:table-cell>
          <table:table-cell table:formula="of:=[.C5]/([.H5]-[.H4])" office:value-type="float" office:value="42457.8099698558" calcext:value-type="float">
            <text:p>42457.8099698558</text:p>
          </table:table-cell>
          <table:table-cell table:formula="of:=[.G5]-[.$B5]" office:value-type="float" office:value="0.552352905273438" calcext:value-type="float">
            <text:p>0.55235290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4761.3449" calcext:value-type="float">
            <text:p>1443134761.3449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390296936035156" calcext:value-type="float">
            <text:p>0.390296936</text:p>
          </table:table-cell>
          <table:table-cell table:formula="of:=[.C6]/([.D6]-[.D5])" office:value-type="float" office:value="84868.5072729062" calcext:value-type="float">
            <text:p>84868.5072729062</text:p>
          </table:table-cell>
          <table:table-cell/>
          <table:table-cell office:value-type="float" office:value="1443134761.99425" calcext:value-type="float">
            <text:p>1443134761.99425</text:p>
          </table:table-cell>
          <table:table-cell table:formula="of:=[.G6]-[.$B$2]" office:value-type="float" office:value="1.03964066505432" calcext:value-type="float">
            <text:p>1.0396406651</text:p>
          </table:table-cell>
          <table:table-cell table:formula="of:=[.C6]/([.H6]-[.H5])" office:value-type="float" office:value="42414.9997061171" calcext:value-type="float">
            <text:p>42414.9997061171</text:p>
          </table:table-cell>
          <table:table-cell table:formula="of:=[.G6]-[.$B6]" office:value-type="float" office:value="0.649343729019165" calcext:value-type="float">
            <text:p>0.6493437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4761.44181" calcext:value-type="float">
            <text:p>1443134761.44181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487200975418091" calcext:value-type="float">
            <text:p>0.4872009754</text:p>
          </table:table-cell>
          <table:table-cell table:formula="of:=[.C7]/([.D7]-[.D6])" office:value-type="float" office:value="84867.4632385686" calcext:value-type="float">
            <text:p>84867.4632385686</text:p>
          </table:table-cell>
          <table:table-cell/>
          <table:table-cell office:value-type="float" office:value="1443134762.0912" calcext:value-type="float">
            <text:p>1443134762.0912</text:p>
          </table:table-cell>
          <table:table-cell table:formula="of:=[.G7]-[.$B$2]" office:value-type="float" office:value="1.13659572601318" calcext:value-type="float">
            <text:p>1.136595726</text:p>
          </table:table-cell>
          <table:table-cell table:formula="of:=[.C7]/([.H7]-[.H6])" office:value-type="float" office:value="84822.8026331644" calcext:value-type="float">
            <text:p>84822.8026331644</text:p>
          </table:table-cell>
          <table:table-cell table:formula="of:=[.G7]-[.$B7]" office:value-type="float" office:value="0.649394750595093" calcext:value-type="float">
            <text:p>0.64939475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4761.53871" calcext:value-type="float">
            <text:p>1443134761.53871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584101676940918" calcext:value-type="float">
            <text:p>0.5841016769</text:p>
          </table:table-cell>
          <table:table-cell table:formula="of:=[.C8]/([.D8]-[.D7])" office:value-type="float" office:value="84870.3865994474" calcext:value-type="float">
            <text:p>84870.3865994474</text:p>
          </table:table-cell>
          <table:table-cell/>
          <table:table-cell office:value-type="float" office:value="1443134762.26902" calcext:value-type="float">
            <text:p>1443134762.26902</text:p>
          </table:table-cell>
          <table:table-cell table:formula="of:=[.G8]-[.$B$2]" office:value-type="float" office:value="1.31441736221313" calcext:value-type="float">
            <text:p>1.3144173622</text:p>
          </table:table-cell>
          <table:table-cell table:formula="of:=[.C8]/([.H8]-[.H7])" office:value-type="float" office:value="46248.5903051333" calcext:value-type="float">
            <text:p>46248.5903051333</text:p>
          </table:table-cell>
          <table:table-cell table:formula="of:=[.G8]-[.$B8]" office:value-type="float" office:value="0.730315685272217" calcext:value-type="float">
            <text:p>0.73031568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4761.63561" calcext:value-type="float">
            <text:p>1443134761.63561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681000471115112" calcext:value-type="float">
            <text:p>0.6810004711</text:p>
          </table:table-cell>
          <table:table-cell table:formula="of:=[.C9]/([.D9]-[.D8])" office:value-type="float" office:value="84872.0571818032" calcext:value-type="float">
            <text:p>84872.0571818032</text:p>
          </table:table-cell>
          <table:table-cell/>
          <table:table-cell office:value-type="float" office:value="1443134762.42989" calcext:value-type="float">
            <text:p>1443134762.42989</text:p>
          </table:table-cell>
          <table:table-cell table:formula="of:=[.G9]-[.$B$2]" office:value-type="float" office:value="1.4752779006958" calcext:value-type="float">
            <text:p>1.4752779007</text:p>
          </table:table-cell>
          <table:table-cell table:formula="of:=[.C9]/([.H9]-[.H8])" office:value-type="float" office:value="51125.0308967864" calcext:value-type="float">
            <text:p>51125.0308967864</text:p>
          </table:table-cell>
          <table:table-cell table:formula="of:=[.G9]-[.$B9]" office:value-type="float" office:value="0.794277429580689" calcext:value-type="float">
            <text:p>0.79427742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4761.7325" calcext:value-type="float">
            <text:p>1443134761.7325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777896881103516" calcext:value-type="float">
            <text:p>0.7778968811</text:p>
          </table:table-cell>
          <table:table-cell table:formula="of:=[.C10]/([.D10]-[.D9])" office:value-type="float" office:value="84874.1455022354" calcext:value-type="float">
            <text:p>84874.1455022354</text:p>
          </table:table-cell>
          <table:table-cell/>
          <table:table-cell office:value-type="float" office:value="1443134762.61281" calcext:value-type="float">
            <text:p>1443134762.61281</text:p>
          </table:table-cell>
          <table:table-cell table:formula="of:=[.G10]-[.$B$2]" office:value-type="float" office:value="1.65820693969727" calcext:value-type="float">
            <text:p>1.6582069397</text:p>
          </table:table-cell>
          <table:table-cell table:formula="of:=[.C10]/([.H10]-[.H9])" office:value-type="float" office:value="44957.323587832" calcext:value-type="float">
            <text:p>44957.323587832</text:p>
          </table:table-cell>
          <table:table-cell table:formula="of:=[.G10]-[.$B10]" office:value-type="float" office:value="0.88031005859375" calcext:value-type="float">
            <text:p>0.88031005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4761.8294" calcext:value-type="float">
            <text:p>1443134761.8294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874790906906128" calcext:value-type="float">
            <text:p>0.8747909069</text:p>
          </table:table-cell>
          <table:table-cell table:formula="of:=[.C11]/([.D11]-[.D10])" office:value-type="float" office:value="84876.2339254385" calcext:value-type="float">
            <text:p>84876.2339254385</text:p>
          </table:table-cell>
          <table:table-cell/>
          <table:table-cell office:value-type="float" office:value="1443134762.83218" calcext:value-type="float">
            <text:p>1443134762.83218</text:p>
          </table:table-cell>
          <table:table-cell table:formula="of:=[.G11]-[.$B$2]" office:value-type="float" office:value="1.87757730484009" calcext:value-type="float">
            <text:p>1.8775773048</text:p>
          </table:table-cell>
          <table:table-cell table:formula="of:=[.C11]/([.H11]-[.H10])" office:value-type="float" office:value="37489.1111415424" calcext:value-type="float">
            <text:p>37489.1111415424</text:p>
          </table:table-cell>
          <table:table-cell table:formula="of:=[.G11]-[.$B11]" office:value-type="float" office:value="1.00278639793396" calcext:value-type="float">
            <text:p>1.00278639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4761.92631" calcext:value-type="float">
            <text:p>1443134761.92631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0.971706390380859" calcext:value-type="float">
            <text:p>0.9717063904</text:p>
          </table:table-cell>
          <table:table-cell table:formula="of:=[.C12]/([.D12]-[.D11])" office:value-type="float" office:value="84857.4418157262" calcext:value-type="float">
            <text:p>84857.4418157262</text:p>
          </table:table-cell>
          <table:table-cell/>
          <table:table-cell office:value-type="float" office:value="1443134762.99311" calcext:value-type="float">
            <text:p>1443134762.99311</text:p>
          </table:table-cell>
          <table:table-cell table:formula="of:=[.G12]-[.$B$2]" office:value-type="float" office:value="2.03849983215332" calcext:value-type="float">
            <text:p>2.0384998322</text:p>
          </table:table-cell>
          <table:table-cell table:formula="of:=[.C12]/([.H12]-[.H11])" office:value-type="float" office:value="51105.337066899" calcext:value-type="float">
            <text:p>51105.337066899</text:p>
          </table:table-cell>
          <table:table-cell table:formula="of:=[.G12]-[.$B12]" office:value-type="float" office:value="1.06679344177246" calcext:value-type="float">
            <text:p>1.06679344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4762.01929" calcext:value-type="float">
            <text:p>1443134762.01929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06467771530151" calcext:value-type="float">
            <text:p>1.0646777153</text:p>
          </table:table-cell>
          <table:table-cell table:formula="of:=[.C13]/([.D13]-[.D12])" office:value-type="float" office:value="88457.38196179" calcext:value-type="float">
            <text:p>88457.38196179</text:p>
          </table:table-cell>
          <table:table-cell/>
          <table:table-cell office:value-type="float" office:value="1443134763.07359" calcext:value-type="float">
            <text:p>1443134763.07359</text:p>
          </table:table-cell>
          <table:table-cell table:formula="of:=[.G13]-[.$B$2]" office:value-type="float" office:value="2.11897850036621" calcext:value-type="float">
            <text:p>2.1189785004</text:p>
          </table:table-cell>
          <table:table-cell table:formula="of:=[.C13]/([.H13]-[.H12])" office:value-type="float" office:value="102188.569749253" calcext:value-type="float">
            <text:p>102188.569749253</text:p>
          </table:table-cell>
          <table:table-cell table:formula="of:=[.G13]-[.$B13]" office:value-type="float" office:value="1.0543007850647" calcext:value-type="float">
            <text:p>1.05430078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4762.09975" calcext:value-type="float">
            <text:p>1443134762.09975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14514636993408" calcext:value-type="float">
            <text:p>1.1451463699</text:p>
          </table:table-cell>
          <table:table-cell table:formula="of:=[.C14]/([.D14]-[.D13])" office:value-type="float" office:value="102201.286172262" calcext:value-type="float">
            <text:p>102201.286172262</text:p>
          </table:table-cell>
          <table:table-cell/>
          <table:table-cell office:value-type="float" office:value="1443134763.23546" calcext:value-type="float">
            <text:p>1443134763.23546</text:p>
          </table:table-cell>
          <table:table-cell table:formula="of:=[.G14]-[.$B$2]" office:value-type="float" office:value="2.28085517883301" calcext:value-type="float">
            <text:p>2.2808551788</text:p>
          </table:table-cell>
          <table:table-cell table:formula="of:=[.C14]/([.H14]-[.H13])" office:value-type="float" office:value="50804.106421586" calcext:value-type="float">
            <text:p>50804.106421586</text:p>
          </table:table-cell>
          <table:table-cell table:formula="of:=[.G14]-[.$B14]" office:value-type="float" office:value="1.13570880889893" calcext:value-type="float">
            <text:p>1.135708808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4762.18023" calcext:value-type="float">
            <text:p>1443134762.18023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22562718391418" calcext:value-type="float">
            <text:p>1.2256271839</text:p>
          </table:table-cell>
          <table:table-cell table:formula="of:=[.C15]/([.D15]-[.D14])" office:value-type="float" office:value="102185.845213161" calcext:value-type="float">
            <text:p>102185.845213161</text:p>
          </table:table-cell>
          <table:table-cell/>
          <table:table-cell office:value-type="float" office:value="1443134763.40024" calcext:value-type="float">
            <text:p>1443134763.40024</text:p>
          </table:table-cell>
          <table:table-cell table:formula="of:=[.G15]-[.$B$2]" office:value-type="float" office:value="2.44563031196594" calcext:value-type="float">
            <text:p>2.445630312</text:p>
          </table:table-cell>
          <table:table-cell table:formula="of:=[.C15]/([.H15]-[.H14])" office:value-type="float" office:value="49910.4436672806" calcext:value-type="float">
            <text:p>49910.4436672806</text:p>
          </table:table-cell>
          <table:table-cell table:formula="of:=[.G15]-[.$B15]" office:value-type="float" office:value="1.22000312805176" calcext:value-type="float">
            <text:p>1.22000312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4762.26069" calcext:value-type="float">
            <text:p>1443134762.26069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30607771873474" calcext:value-type="float">
            <text:p>1.3060777187</text:p>
          </table:table-cell>
          <table:table-cell table:formula="of:=[.C16]/([.D16]-[.D15])" office:value-type="float" office:value="102224.304889252" calcext:value-type="float">
            <text:p>102224.304889252</text:p>
          </table:table-cell>
          <table:table-cell/>
          <table:table-cell office:value-type="float" office:value="1443134763.56502" calcext:value-type="float">
            <text:p>1443134763.56502</text:p>
          </table:table-cell>
          <table:table-cell table:formula="of:=[.G16]-[.$B$2]" office:value-type="float" office:value="2.61041474342346" calcext:value-type="float">
            <text:p>2.6104147434</text:p>
          </table:table-cell>
          <table:table-cell table:formula="of:=[.C16]/([.H16]-[.H15])" office:value-type="float" office:value="49907.627360538" calcext:value-type="float">
            <text:p>49907.627360538</text:p>
          </table:table-cell>
          <table:table-cell table:formula="of:=[.G16]-[.$B16]" office:value-type="float" office:value="1.30433702468872" calcext:value-type="float">
            <text:p>1.30433702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4762.34114" calcext:value-type="float">
            <text:p>1443134762.34114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38652944564819" calcext:value-type="float">
            <text:p>1.3865294456</text:p>
          </table:table-cell>
          <table:table-cell table:formula="of:=[.C17]/([.D17]-[.D16])" office:value-type="float" office:value="102222.790181336" calcext:value-type="float">
            <text:p>102222.790181336</text:p>
          </table:table-cell>
          <table:table-cell/>
          <table:table-cell office:value-type="float" office:value="1443134763.72972" calcext:value-type="float">
            <text:p>1443134763.72972</text:p>
          </table:table-cell>
          <table:table-cell table:formula="of:=[.G17]-[.$B$2]" office:value-type="float" office:value="2.77511191368103" calcext:value-type="float">
            <text:p>2.7751119137</text:p>
          </table:table-cell>
          <table:table-cell table:formula="of:=[.C17]/([.H17]-[.H16])" office:value-type="float" office:value="49934.0698272992" calcext:value-type="float">
            <text:p>49934.0698272992</text:p>
          </table:table-cell>
          <table:table-cell table:formula="of:=[.G17]-[.$B17]" office:value-type="float" office:value="1.38858246803284" calcext:value-type="float">
            <text:p>1.3885824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4762.42159" calcext:value-type="float">
            <text:p>1443134762.42159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46698069572449" calcext:value-type="float">
            <text:p>1.4669806957</text:p>
          </table:table-cell>
          <table:table-cell table:formula="of:=[.C18]/([.D18]-[.D17])" office:value-type="float" office:value="102223.396059116" calcext:value-type="float">
            <text:p>102223.396059116</text:p>
          </table:table-cell>
          <table:table-cell/>
          <table:table-cell office:value-type="float" office:value="1443134763.89451" calcext:value-type="float">
            <text:p>1443134763.89451</text:p>
          </table:table-cell>
          <table:table-cell table:formula="of:=[.G18]-[.$B$2]" office:value-type="float" office:value="2.93990564346313" calcext:value-type="float">
            <text:p>2.9399056435</text:p>
          </table:table-cell>
          <table:table-cell table:formula="of:=[.C18]/([.H18]-[.H17])" office:value-type="float" office:value="49904.81137161" calcext:value-type="float">
            <text:p>49904.81137161</text:p>
          </table:table-cell>
          <table:table-cell table:formula="of:=[.G18]-[.$B18]" office:value-type="float" office:value="1.47292494773865" calcext:value-type="float">
            <text:p>1.47292494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4762.50203" calcext:value-type="float">
            <text:p>1443134762.50203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54742431640625" calcext:value-type="float">
            <text:p>1.5474243164</text:p>
          </table:table-cell>
          <table:table-cell table:formula="of:=[.C19]/([.D19]-[.D18])" office:value-type="float" office:value="102233.091080452" calcext:value-type="float">
            <text:p>102233.091080452</text:p>
          </table:table-cell>
          <table:table-cell/>
          <table:table-cell office:value-type="float" office:value="1443134763.99945" calcext:value-type="float">
            <text:p>1443134763.99945</text:p>
          </table:table-cell>
          <table:table-cell table:formula="of:=[.G19]-[.$B$2]" office:value-type="float" office:value="3.04484152793884" calcext:value-type="float">
            <text:p>3.0448415279</text:p>
          </table:table-cell>
          <table:table-cell table:formula="of:=[.C19]/([.H19]-[.H18])" office:value-type="float" office:value="78371.6651466716" calcext:value-type="float">
            <text:p>78371.6651466716</text:p>
          </table:table-cell>
          <table:table-cell table:formula="of:=[.G19]-[.$B19]" office:value-type="float" office:value="1.49741721153259" calcext:value-type="float">
            <text:p>1.49741721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4762.58247" calcext:value-type="float">
            <text:p>1443134762.58247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62786555290222" calcext:value-type="float">
            <text:p>1.6278655529</text:p>
          </table:table-cell>
          <table:table-cell table:formula="of:=[.C20]/([.D20]-[.D19])" office:value-type="float" office:value="102236.121151766" calcext:value-type="float">
            <text:p>102236.121151766</text:p>
          </table:table-cell>
          <table:table-cell/>
          <table:table-cell office:value-type="float" office:value="1443134764.14161" calcext:value-type="float">
            <text:p>1443134764.14161</text:p>
          </table:table-cell>
          <table:table-cell table:formula="of:=[.G20]-[.$B$2]" office:value-type="float" office:value="3.18700051307678" calcext:value-type="float">
            <text:p>3.1870005131</text:p>
          </table:table-cell>
          <table:table-cell table:formula="of:=[.C20]/([.H20]-[.H19])" office:value-type="float" office:value="57850.7224993208" calcext:value-type="float">
            <text:p>57850.7224993208</text:p>
          </table:table-cell>
          <table:table-cell table:formula="of:=[.G20]-[.$B20]" office:value-type="float" office:value="1.55913496017456" calcext:value-type="float">
            <text:p>1.55913496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4762.66293" calcext:value-type="float">
            <text:p>1443134762.66293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70832371711731" calcext:value-type="float">
            <text:p>1.7083237171</text:p>
          </table:table-cell>
          <table:table-cell table:formula="of:=[.C21]/([.D21]-[.D20])" office:value-type="float" office:value="102214.611534199" calcext:value-type="float">
            <text:p>102214.611534199</text:p>
          </table:table-cell>
          <table:table-cell/>
          <table:table-cell office:value-type="float" office:value="1443134764.3283" calcext:value-type="float">
            <text:p>1443134764.3283</text:p>
          </table:table-cell>
          <table:table-cell table:formula="of:=[.G21]-[.$B$2]" office:value-type="float" office:value="3.37369561195374" calcext:value-type="float">
            <text:p>3.373695612</text:p>
          </table:table-cell>
          <table:table-cell table:formula="of:=[.C21]/([.H21]-[.H20])" office:value-type="float" office:value="44050.4332972354" calcext:value-type="float">
            <text:p>44050.4332972354</text:p>
          </table:table-cell>
          <table:table-cell table:formula="of:=[.G21]-[.$B21]" office:value-type="float" office:value="1.66537189483643" calcext:value-type="float">
            <text:p>1.66537189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4762.7434" calcext:value-type="float">
            <text:p>1443134762.7434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78878879547119" calcext:value-type="float">
            <text:p>1.7887887955</text:p>
          </table:table-cell>
          <table:table-cell table:formula="of:=[.C22]/([.D22]-[.D21])" office:value-type="float" office:value="102205.828518941" calcext:value-type="float">
            <text:p>102205.828518941</text:p>
          </table:table-cell>
          <table:table-cell/>
          <table:table-cell office:value-type="float" office:value="1443134764.5177" calcext:value-type="float">
            <text:p>1443134764.5177</text:p>
          </table:table-cell>
          <table:table-cell table:formula="of:=[.G22]-[.$B$2]" office:value-type="float" office:value="3.56309175491333" calcext:value-type="float">
            <text:p>3.5630917549</text:p>
          </table:table-cell>
          <table:table-cell table:formula="of:=[.C22]/([.H22]-[.H21])" office:value-type="float" office:value="43422.2147900577" calcext:value-type="float">
            <text:p>43422.2147900577</text:p>
          </table:table-cell>
          <table:table-cell table:formula="of:=[.G22]-[.$B22]" office:value-type="float" office:value="1.77430295944214" calcext:value-type="float">
            <text:p>1.77430295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4762.82385" calcext:value-type="float">
            <text:p>1443134762.82385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.86923909187317" calcext:value-type="float">
            <text:p>1.8692390919</text:p>
          </table:table-cell>
          <table:table-cell table:formula="of:=[.C23]/([.D23]-[.D22])" office:value-type="float" office:value="102224.607836222" calcext:value-type="float">
            <text:p>102224.607836222</text:p>
          </table:table-cell>
          <table:table-cell/>
          <table:table-cell office:value-type="float" office:value="1443134764.7157" calcext:value-type="float">
            <text:p>1443134764.7157</text:p>
          </table:table-cell>
          <table:table-cell table:formula="of:=[.G23]-[.$B$2]" office:value-type="float" office:value="3.76109647750854" calcext:value-type="float">
            <text:p>3.7610964775</text:p>
          </table:table-cell>
          <table:table-cell table:formula="of:=[.C23]/([.H23]-[.H22])" office:value-type="float" office:value="41534.3628788718" calcext:value-type="float">
            <text:p>41534.3628788718</text:p>
          </table:table-cell>
          <table:table-cell table:formula="of:=[.G23]-[.$B23]" office:value-type="float" office:value="1.89185738563538" calcext:value-type="float">
            <text:p>1.89185738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4762.90428" calcext:value-type="float">
            <text:p>1443134762.90428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.94966888427734" calcext:value-type="float">
            <text:p>1.9496688843</text:p>
          </table:table-cell>
          <table:table-cell table:formula="of:=[.C24]/([.D24]-[.D23])" office:value-type="float" office:value="102250.667994676" calcext:value-type="float">
            <text:p>102250.667994676</text:p>
          </table:table-cell>
          <table:table-cell/>
          <table:table-cell office:value-type="float" office:value="1443134764.90208" calcext:value-type="float">
            <text:p>1443134764.90208</text:p>
          </table:table-cell>
          <table:table-cell table:formula="of:=[.G24]-[.$B$2]" office:value-type="float" office:value="3.9474766254425" calcext:value-type="float">
            <text:p>3.9474766254</text:p>
          </table:table-cell>
          <table:table-cell table:formula="of:=[.C24]/([.H24]-[.H23])" office:value-type="float" office:value="44124.8710829117" calcext:value-type="float">
            <text:p>44124.8710829117</text:p>
          </table:table-cell>
          <table:table-cell table:formula="of:=[.G24]-[.$B24]" office:value-type="float" office:value="1.99780774116516" calcext:value-type="float">
            <text:p>1.99780774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4762.98473" calcext:value-type="float">
            <text:p>1443134762.98473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03012681007385" calcext:value-type="float">
            <text:p>2.0301268101</text:p>
          </table:table-cell>
          <table:table-cell table:formula="of:=[.C25]/([.D25]-[.D24])" office:value-type="float" office:value="102214.914423718" calcext:value-type="float">
            <text:p>102214.914423718</text:p>
          </table:table-cell>
          <table:table-cell/>
          <table:table-cell office:value-type="float" office:value="1443134765.02558" calcext:value-type="float">
            <text:p>1443134765.02558</text:p>
          </table:table-cell>
          <table:table-cell table:formula="of:=[.G25]-[.$B$2]" office:value-type="float" office:value="4.07097148895264" calcext:value-type="float">
            <text:p>4.070971489</text:p>
          </table:table-cell>
          <table:table-cell table:formula="of:=[.C25]/([.H25]-[.H24])" office:value-type="float" office:value="66593.8628234953" calcext:value-type="float">
            <text:p>66593.8628234953</text:p>
          </table:table-cell>
          <table:table-cell table:formula="of:=[.G25]-[.$B25]" office:value-type="float" office:value="2.04084467887878" calcext:value-type="float">
            <text:p>2.040844678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4763.06676" calcext:value-type="float">
            <text:p>1443134763.06676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11214900016785" calcext:value-type="float">
            <text:p>2.1121490002</text:p>
          </table:table-cell>
          <table:table-cell table:formula="of:=[.C26]/([.D26]-[.D25])" office:value-type="float" office:value="100265.549975874" calcext:value-type="float">
            <text:p>100265.549975874</text:p>
          </table:table-cell>
          <table:table-cell/>
          <table:table-cell office:value-type="float" office:value="1443134765.20682" calcext:value-type="float">
            <text:p>1443134765.20682</text:p>
          </table:table-cell>
          <table:table-cell table:formula="of:=[.G26]-[.$B$2]" office:value-type="float" office:value="4.25220894813538" calcext:value-type="float">
            <text:p>4.2522089481</text:p>
          </table:table-cell>
          <table:table-cell table:formula="of:=[.C26]/([.H26]-[.H25])" office:value-type="float" office:value="45376.9327659127" calcext:value-type="float">
            <text:p>45376.9327659127</text:p>
          </table:table-cell>
          <table:table-cell table:formula="of:=[.G26]-[.$B26]" office:value-type="float" office:value="2.14005994796753" calcext:value-type="float">
            <text:p>2.1400599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4763.14914" calcext:value-type="float">
            <text:p>1443134763.14914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19453358650208" calcext:value-type="float">
            <text:p>2.1945335865</text:p>
          </table:table-cell>
          <table:table-cell table:formula="of:=[.C27]/([.D27]-[.D26])" office:value-type="float" office:value="99824.498318603" calcext:value-type="float">
            <text:p>99824.498318603</text:p>
          </table:table-cell>
          <table:table-cell/>
          <table:table-cell office:value-type="float" office:value="1443134765.3638" calcext:value-type="float">
            <text:p>1443134765.3638</text:p>
          </table:table-cell>
          <table:table-cell table:formula="of:=[.G27]-[.$B$2]" office:value-type="float" office:value="4.40919470787048" calcext:value-type="float">
            <text:p>4.4091947079</text:p>
          </table:table-cell>
          <table:table-cell table:formula="of:=[.C27]/([.H27]-[.H26])" office:value-type="float" office:value="52386.9172202428" calcext:value-type="float">
            <text:p>52386.9172202428</text:p>
          </table:table-cell>
          <table:table-cell table:formula="of:=[.G27]-[.$B27]" office:value-type="float" office:value="2.21466112136841" calcext:value-type="float">
            <text:p>2.21466112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4763.23152" calcext:value-type="float">
            <text:p>1443134763.23152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27691674232483" calcext:value-type="float">
            <text:p>2.2769167423</text:p>
          </table:table-cell>
          <table:table-cell table:formula="of:=[.C28]/([.D28]-[.D27])" office:value-type="float" office:value="99826.2316837414" calcext:value-type="float">
            <text:p>99826.2316837414</text:p>
          </table:table-cell>
          <table:table-cell/>
          <table:table-cell office:value-type="float" office:value="1443134765.52063" calcext:value-type="float">
            <text:p>1443134765.52063</text:p>
          </table:table-cell>
          <table:table-cell table:formula="of:=[.G28]-[.$B$2]" office:value-type="float" office:value="4.56602239608765" calcext:value-type="float">
            <text:p>4.5660223961</text:p>
          </table:table-cell>
          <table:table-cell table:formula="of:=[.C28]/([.H28]-[.H27])" office:value-type="float" office:value="52439.7196279016" calcext:value-type="float">
            <text:p>52439.7196279016</text:p>
          </table:table-cell>
          <table:table-cell table:formula="of:=[.G28]-[.$B28]" office:value-type="float" office:value="2.28910565376282" calcext:value-type="float">
            <text:p>2.28910565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4763.3139" calcext:value-type="float">
            <text:p>1443134763.3139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35929107666016" calcext:value-type="float">
            <text:p>2.3592910767</text:p>
          </table:table-cell>
          <table:table-cell table:formula="of:=[.C29]/([.D29]-[.D28])" office:value-type="float" office:value="99836.9220990845" calcext:value-type="float">
            <text:p>99836.9220990845</text:p>
          </table:table-cell>
          <table:table-cell/>
          <table:table-cell office:value-type="float" office:value="1443134765.67754" calcext:value-type="float">
            <text:p>1443134765.67754</text:p>
          </table:table-cell>
          <table:table-cell table:formula="of:=[.G29]-[.$B$2]" office:value-type="float" office:value="4.72292876243591" calcext:value-type="float">
            <text:p>4.7229287624</text:p>
          </table:table-cell>
          <table:table-cell table:formula="of:=[.C29]/([.H29]-[.H28])" office:value-type="float" office:value="52413.4245881786" calcext:value-type="float">
            <text:p>52413.4245881786</text:p>
          </table:table-cell>
          <table:table-cell table:formula="of:=[.G29]-[.$B29]" office:value-type="float" office:value="2.36363768577576" calcext:value-type="float">
            <text:p>2.363637685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4763.39628" calcext:value-type="float">
            <text:p>1443134763.39628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44166946411133" calcext:value-type="float">
            <text:p>2.4416694641</text:p>
          </table:table-cell>
          <table:table-cell table:formula="of:=[.C30]/([.D30]-[.D29])" office:value-type="float" office:value="99832.0100023154" calcext:value-type="float">
            <text:p>99832.0100023154</text:p>
          </table:table-cell>
          <table:table-cell/>
          <table:table-cell office:value-type="float" office:value="1443134765.83461" calcext:value-type="float">
            <text:p>1443134765.83461</text:p>
          </table:table-cell>
          <table:table-cell table:formula="of:=[.G30]-[.$B$2]" office:value-type="float" office:value="4.88000202178955" calcext:value-type="float">
            <text:p>4.8800020218</text:p>
          </table:table-cell>
          <table:table-cell table:formula="of:=[.C30]/([.H30]-[.H29])" office:value-type="float" office:value="52357.7344345057" calcext:value-type="float">
            <text:p>52357.7344345057</text:p>
          </table:table-cell>
          <table:table-cell table:formula="of:=[.G30]-[.$B30]" office:value-type="float" office:value="2.43833255767822" calcext:value-type="float">
            <text:p>2.438332557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4763.47866" calcext:value-type="float">
            <text:p>1443134763.47866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52404808998108" calcext:value-type="float">
            <text:p>2.52404809</text:p>
          </table:table-cell>
          <table:table-cell table:formula="of:=[.C31]/([.D31]-[.D30])" office:value-type="float" office:value="99831.7210704993" calcext:value-type="float">
            <text:p>99831.7210704993</text:p>
          </table:table-cell>
          <table:table-cell/>
          <table:table-cell office:value-type="float" office:value="1443134765.99151" calcext:value-type="float">
            <text:p>1443134765.99151</text:p>
          </table:table-cell>
          <table:table-cell table:formula="of:=[.G31]-[.$B$2]" office:value-type="float" office:value="5.03690457344055" calcext:value-type="float">
            <text:p>5.0369045734</text:p>
          </table:table-cell>
          <table:table-cell table:formula="of:=[.C31]/([.H31]-[.H30])" office:value-type="float" office:value="52414.698890893" calcext:value-type="float">
            <text:p>52414.698890893</text:p>
          </table:table-cell>
          <table:table-cell table:formula="of:=[.G31]-[.$B31]" office:value-type="float" office:value="2.51285648345947" calcext:value-type="float">
            <text:p>2.51285648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4763.56103" calcext:value-type="float">
            <text:p>1443134763.56103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60642170906067" calcext:value-type="float">
            <text:p>2.6064217091</text:p>
          </table:table-cell>
          <table:table-cell table:formula="of:=[.C32]/([.D32]-[.D31])" office:value-type="float" office:value="99837.7889898698" calcext:value-type="float">
            <text:p>99837.7889898698</text:p>
          </table:table-cell>
          <table:table-cell/>
          <table:table-cell office:value-type="float" office:value="1443134766.0699" calcext:value-type="float">
            <text:p>1443134766.0699</text:p>
          </table:table-cell>
          <table:table-cell table:formula="of:=[.G32]-[.$B$2]" office:value-type="float" office:value="5.11528944969177" calcext:value-type="float">
            <text:p>5.1152894497</text:p>
          </table:table-cell>
          <table:table-cell table:formula="of:=[.C32]/([.H32]-[.H31])" office:value-type="float" office:value="104918.19842443" calcext:value-type="float">
            <text:p>104918.19842443</text:p>
          </table:table-cell>
          <table:table-cell table:formula="of:=[.G32]-[.$B32]" office:value-type="float" office:value="2.5088677406311" calcext:value-type="float">
            <text:p>2.50886774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4763.6434" calcext:value-type="float">
            <text:p>1443134763.6434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68879580497742" calcext:value-type="float">
            <text:p>2.688795805</text:p>
          </table:table-cell>
          <table:table-cell table:formula="of:=[.C33]/([.D33]-[.D32])" office:value-type="float" office:value="99837.2110610069" calcext:value-type="float">
            <text:p>99837.2110610069</text:p>
          </table:table-cell>
          <table:table-cell/>
          <table:table-cell office:value-type="float" office:value="1443134766.22534" calcext:value-type="float">
            <text:p>1443134766.22534</text:p>
          </table:table-cell>
          <table:table-cell table:formula="of:=[.G33]-[.$B$2]" office:value-type="float" office:value="5.27072954177856" calcext:value-type="float">
            <text:p>5.2707295418</text:p>
          </table:table-cell>
          <table:table-cell table:formula="of:=[.C33]/([.H33]-[.H32])" office:value-type="float" office:value="52907.8430769844" calcext:value-type="float">
            <text:p>52907.8430769844</text:p>
          </table:table-cell>
          <table:table-cell table:formula="of:=[.G33]-[.$B33]" office:value-type="float" office:value="2.58193373680115" calcext:value-type="float">
            <text:p>2.581933736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4763.72578" calcext:value-type="float">
            <text:p>1443134763.72578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77117586135864" calcext:value-type="float">
            <text:p>2.7711758614</text:p>
          </table:table-cell>
          <table:table-cell table:formula="of:=[.C34]/([.D34]-[.D33])" office:value-type="float" office:value="99829.9875147239" calcext:value-type="float">
            <text:p>99829.9875147239</text:p>
          </table:table-cell>
          <table:table-cell/>
          <table:table-cell office:value-type="float" office:value="1443134766.37514" calcext:value-type="float">
            <text:p>1443134766.37514</text:p>
          </table:table-cell>
          <table:table-cell table:formula="of:=[.G34]-[.$B$2]" office:value-type="float" office:value="5.42053723335266" calcext:value-type="float">
            <text:p>5.4205372334</text:p>
          </table:table-cell>
          <table:table-cell table:formula="of:=[.C34]/([.H34]-[.H33])" office:value-type="float" office:value="54897.047765617" calcext:value-type="float">
            <text:p>54897.047765617</text:p>
          </table:table-cell>
          <table:table-cell table:formula="of:=[.G34]-[.$B34]" office:value-type="float" office:value="2.64936137199402" calcext:value-type="float">
            <text:p>2.64936137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4763.80816" calcext:value-type="float">
            <text:p>1443134763.80816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2.85355615615845" calcext:value-type="float">
            <text:p>2.8535561562</text:p>
          </table:table-cell>
          <table:table-cell table:formula="of:=[.C35]/([.D35]-[.D34])" office:value-type="float" office:value="99829.6985946146" calcext:value-type="float">
            <text:p>99829.6985946146</text:p>
          </table:table-cell>
          <table:table-cell/>
          <table:table-cell office:value-type="float" office:value="1443134766.52487" calcext:value-type="float">
            <text:p>1443134766.52487</text:p>
          </table:table-cell>
          <table:table-cell table:formula="of:=[.G35]-[.$B$2]" office:value-type="float" office:value="5.57025766372681" calcext:value-type="float">
            <text:p>5.5702576637</text:p>
          </table:table-cell>
          <table:table-cell table:formula="of:=[.C35]/([.H35]-[.H34])" office:value-type="float" office:value="54929.0432805232" calcext:value-type="float">
            <text:p>54929.0432805232</text:p>
          </table:table-cell>
          <table:table-cell table:formula="of:=[.G35]-[.$B35]" office:value-type="float" office:value="2.71670150756836" calcext:value-type="float">
            <text:p>2.716701507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4763.89056" calcext:value-type="float">
            <text:p>1443134763.89056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2.93594861030579" calcext:value-type="float">
            <text:p>2.9359486103</text:p>
          </table:table-cell>
          <table:table-cell table:formula="of:=[.C36]/([.D36]-[.D35])" office:value-type="float" office:value="99814.9658862373" calcext:value-type="float">
            <text:p>99814.9658862373</text:p>
          </table:table-cell>
          <table:table-cell/>
          <table:table-cell office:value-type="float" office:value="1443134766.67471" calcext:value-type="float">
            <text:p>1443134766.67471</text:p>
          </table:table-cell>
          <table:table-cell table:formula="of:=[.G36]-[.$B$2]" office:value-type="float" office:value="5.72010731697083" calcext:value-type="float">
            <text:p>5.720107317</text:p>
          </table:table-cell>
          <table:table-cell table:formula="of:=[.C36]/([.H36]-[.H35])" office:value-type="float" office:value="54881.6752122066" calcext:value-type="float">
            <text:p>54881.6752122066</text:p>
          </table:table-cell>
          <table:table-cell table:formula="of:=[.G36]-[.$B36]" office:value-type="float" office:value="2.78415870666504" calcext:value-type="float">
            <text:p>2.784158706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4763.97298" calcext:value-type="float">
            <text:p>1443134763.97298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01837062835693" calcext:value-type="float">
            <text:p>3.0183706284</text:p>
          </table:table-cell>
          <table:table-cell table:formula="of:=[.C37]/([.D37]-[.D36])" office:value-type="float" office:value="99779.1633164884" calcext:value-type="float">
            <text:p>99779.1633164884</text:p>
          </table:table-cell>
          <table:table-cell/>
          <table:table-cell office:value-type="float" office:value="1443134766.82454" calcext:value-type="float">
            <text:p>1443134766.82454</text:p>
          </table:table-cell>
          <table:table-cell table:formula="of:=[.G37]-[.$B$2]" office:value-type="float" office:value="5.86992788314819" calcext:value-type="float">
            <text:p>5.8699278831</text:p>
          </table:table-cell>
          <table:table-cell table:formula="of:=[.C37]/([.H37]-[.H36])" office:value-type="float" office:value="54892.3302710247" calcext:value-type="float">
            <text:p>54892.3302710247</text:p>
          </table:table-cell>
          <table:table-cell table:formula="of:=[.G37]-[.$B37]" office:value-type="float" office:value="2.85155725479126" calcext:value-type="float">
            <text:p>2.851557254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4764.05509" calcext:value-type="float">
            <text:p>1443134764.05509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1004810333252" calcext:value-type="float">
            <text:p>3.1004810333</text:p>
          </table:table-cell>
          <table:table-cell table:formula="of:=[.C38]/([.D38]-[.D37])" office:value-type="float" office:value="100157.830218702" calcext:value-type="float">
            <text:p>100157.830218702</text:p>
          </table:table-cell>
          <table:table-cell/>
          <table:table-cell office:value-type="float" office:value="1443134766.97432" calcext:value-type="float">
            <text:p>1443134766.97432</text:p>
          </table:table-cell>
          <table:table-cell table:formula="of:=[.G38]-[.$B$2]" office:value-type="float" office:value="6.01971220970154" calcext:value-type="float">
            <text:p>6.0197122097</text:p>
          </table:table-cell>
          <table:table-cell table:formula="of:=[.C38]/([.H38]-[.H37])" office:value-type="float" office:value="54905.6112160779" calcext:value-type="float">
            <text:p>54905.6112160779</text:p>
          </table:table-cell>
          <table:table-cell table:formula="of:=[.G38]-[.$B38]" office:value-type="float" office:value="2.91923117637634" calcext:value-type="float">
            <text:p>2.91923117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4764.13707" calcext:value-type="float">
            <text:p>1443134764.13707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18246364593506" calcext:value-type="float">
            <text:p>3.1824636459</text:p>
          </table:table-cell>
          <table:table-cell table:formula="of:=[.C39]/([.D39]-[.D38])" office:value-type="float" office:value="100313.953632292" calcext:value-type="float">
            <text:p>100313.953632292</text:p>
          </table:table-cell>
          <table:table-cell/>
          <table:table-cell office:value-type="float" office:value="1443134770.99122" calcext:value-type="float">
            <text:p>1443134770.99122</text:p>
          </table:table-cell>
          <table:table-cell table:formula="of:=[.G39]-[.$B$2]" office:value-type="float" office:value="10.0366084575653" calcext:value-type="float">
            <text:p>10.0366084576</text:p>
          </table:table-cell>
          <table:table-cell table:formula="of:=[.C39]/([.H39]-[.H38])" office:value-type="float" office:value="2047.351858882" calcext:value-type="float">
            <text:p>2047.351858882</text:p>
          </table:table-cell>
          <table:table-cell table:formula="of:=[.G39]-[.$B39]" office:value-type="float" office:value="6.85414481163025" calcext:value-type="float">
            <text:p>6.85414481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4764.21904" calcext:value-type="float">
            <text:p>1443134764.21904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26443433761597" calcext:value-type="float">
            <text:p>3.2644343376</text:p>
          </table:table-cell>
          <table:table-cell table:formula="of:=[.C40]/([.D40]-[.D39])" office:value-type="float" office:value="100328.542206451" calcext:value-type="float">
            <text:p>100328.542206451</text:p>
          </table:table-cell>
          <table:table-cell/>
          <table:table-cell office:value-type="float" office:value="1443134771.18894" calcext:value-type="float">
            <text:p>1443134771.18894</text:p>
          </table:table-cell>
          <table:table-cell table:formula="of:=[.G40]-[.$B$2]" office:value-type="float" office:value="10.2343289852142" calcext:value-type="float">
            <text:p>10.2343289852</text:p>
          </table:table-cell>
          <table:table-cell table:formula="of:=[.C40]/([.H40]-[.H39])" office:value-type="float" office:value="41594.0625780779" calcext:value-type="float">
            <text:p>41594.0625780779</text:p>
          </table:table-cell>
          <table:table-cell table:formula="of:=[.G40]-[.$B40]" office:value-type="float" office:value="6.96989464759827" calcext:value-type="float">
            <text:p>6.96989464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4764.30101" calcext:value-type="float">
            <text:p>1443134764.30101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34640216827393" calcext:value-type="float">
            <text:p>3.3464021683</text:p>
          </table:table-cell>
          <table:table-cell table:formula="of:=[.C41]/([.D41]-[.D40])" office:value-type="float" office:value="100332.044095661" calcext:value-type="float">
            <text:p>100332.044095661</text:p>
          </table:table-cell>
          <table:table-cell/>
          <table:table-cell office:value-type="float" office:value="1443134771.33339" calcext:value-type="float">
            <text:p>1443134771.33339</text:p>
          </table:table-cell>
          <table:table-cell table:formula="of:=[.G41]-[.$B$2]" office:value-type="float" office:value="10.3787779808044" calcext:value-type="float">
            <text:p>10.3787779808</text:p>
          </table:table-cell>
          <table:table-cell table:formula="of:=[.C41]/([.H41]-[.H40])" office:value-type="float" office:value="56933.5907556659" calcext:value-type="float">
            <text:p>56933.5907556659</text:p>
          </table:table-cell>
          <table:table-cell table:formula="of:=[.G41]-[.$B41]" office:value-type="float" office:value="7.03237581253052" calcext:value-type="float">
            <text:p>7.03237581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4764.38297" calcext:value-type="float">
            <text:p>1443134764.38297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42836117744446" calcext:value-type="float">
            <text:p>3.4283611774</text:p>
          </table:table-cell>
          <table:table-cell table:formula="of:=[.C42]/([.D42]-[.D41])" office:value-type="float" office:value="100342.843126475" calcext:value-type="float">
            <text:p>100342.843126475</text:p>
          </table:table-cell>
          <table:table-cell/>
          <table:table-cell office:value-type="float" office:value="1443134771.52311" calcext:value-type="float">
            <text:p>1443134771.52311</text:p>
          </table:table-cell>
          <table:table-cell table:formula="of:=[.G42]-[.$B$2]" office:value-type="float" office:value="10.5685033798218" calcext:value-type="float">
            <text:p>10.5685033798</text:p>
          </table:table-cell>
          <table:table-cell table:formula="of:=[.C42]/([.H42]-[.H41])" office:value-type="float" office:value="43346.8583679122" calcext:value-type="float">
            <text:p>43346.8583679122</text:p>
          </table:table-cell>
          <table:table-cell table:formula="of:=[.G42]-[.$B42]" office:value-type="float" office:value="7.14014220237732" calcext:value-type="float">
            <text:p>7.140142202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4764.46498" calcext:value-type="float">
            <text:p>1443134764.46498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51037502288818" calcext:value-type="float">
            <text:p>3.5103750229</text:p>
          </table:table-cell>
          <table:table-cell table:formula="of:=[.C43]/([.D43]-[.D42])" office:value-type="float" office:value="100275.75167955" calcext:value-type="float">
            <text:p>100275.75167955</text:p>
          </table:table-cell>
          <table:table-cell/>
          <table:table-cell office:value-type="float" office:value="1443134771.71276" calcext:value-type="float">
            <text:p>1443134771.71276</text:p>
          </table:table-cell>
          <table:table-cell table:formula="of:=[.G43]-[.$B$2]" office:value-type="float" office:value="10.7581558227539" calcext:value-type="float">
            <text:p>10.7581558228</text:p>
          </table:table-cell>
          <table:table-cell table:formula="of:=[.C43]/([.H43]-[.H42])" office:value-type="float" office:value="43363.533170744" calcext:value-type="float">
            <text:p>43363.533170744</text:p>
          </table:table-cell>
          <table:table-cell table:formula="of:=[.G43]-[.$B43]" office:value-type="float" office:value="7.24778079986572" calcext:value-type="float">
            <text:p>7.247780799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4764.54695" calcext:value-type="float">
            <text:p>1443134764.54695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59234380722046" calcext:value-type="float">
            <text:p>3.5923438072</text:p>
          </table:table-cell>
          <table:table-cell table:formula="of:=[.C44]/([.D44]-[.D43])" office:value-type="float" office:value="100330.876772096" calcext:value-type="float">
            <text:p>100330.876772096</text:p>
          </table:table-cell>
          <table:table-cell/>
          <table:table-cell office:value-type="float" office:value="1443134771.90269" calcext:value-type="float">
            <text:p>1443134771.90269</text:p>
          </table:table-cell>
          <table:table-cell table:formula="of:=[.G44]-[.$B$2]" office:value-type="float" office:value="10.9480805397034" calcext:value-type="float">
            <text:p>10.9480805397</text:p>
          </table:table-cell>
          <table:table-cell table:formula="of:=[.C44]/([.H44]-[.H43])" office:value-type="float" office:value="43301.3676792175" calcext:value-type="float">
            <text:p>43301.3676792175</text:p>
          </table:table-cell>
          <table:table-cell table:formula="of:=[.G44]-[.$B44]" office:value-type="float" office:value="7.35573673248291" calcext:value-type="float">
            <text:p>7.35573673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4764.62892" calcext:value-type="float">
            <text:p>1443134764.62892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6743106842041" calcext:value-type="float">
            <text:p>3.6743106842</text:p>
          </table:table-cell>
          <table:table-cell table:formula="of:=[.C45]/([.D45]-[.D44])" office:value-type="float" office:value="100333.211446389" calcext:value-type="float">
            <text:p>100333.211446389</text:p>
          </table:table-cell>
          <table:table-cell/>
          <table:table-cell office:value-type="float" office:value="1443134772.04346" calcext:value-type="float">
            <text:p>1443134772.04346</text:p>
          </table:table-cell>
          <table:table-cell table:formula="of:=[.G45]-[.$B$2]" office:value-type="float" office:value="11.0888574123383" calcext:value-type="float">
            <text:p>11.0888574123</text:p>
          </table:table-cell>
          <table:table-cell table:formula="of:=[.C45]/([.H45]-[.H44])" office:value-type="float" office:value="58418.6865787918" calcext:value-type="float">
            <text:p>58418.6865787918</text:p>
          </table:table-cell>
          <table:table-cell table:formula="of:=[.G45]-[.$B45]" office:value-type="float" office:value="7.41454672813416" calcext:value-type="float">
            <text:p>7.41454672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4764.71088" calcext:value-type="float">
            <text:p>1443134764.71088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75627422332764" calcext:value-type="float">
            <text:p>3.7562742233</text:p>
          </table:table-cell>
          <table:table-cell table:formula="of:=[.C46]/([.D46]-[.D45])" office:value-type="float" office:value="100337.297387864" calcext:value-type="float">
            <text:p>100337.297387864</text:p>
          </table:table-cell>
          <table:table-cell/>
          <table:table-cell office:value-type="float" office:value="1443134772.219" calcext:value-type="float">
            <text:p>1443134772.219</text:p>
          </table:table-cell>
          <table:table-cell table:formula="of:=[.G46]-[.$B$2]" office:value-type="float" office:value="11.2643902301788" calcext:value-type="float">
            <text:p>11.2643902302</text:p>
          </table:table-cell>
          <table:table-cell table:formula="of:=[.C46]/([.H46]-[.H45])" office:value-type="float" office:value="46851.6377801743" calcext:value-type="float">
            <text:p>46851.6377801743</text:p>
          </table:table-cell>
          <table:table-cell table:formula="of:=[.G46]-[.$B46]" office:value-type="float" office:value="7.5081160068512" calcext:value-type="float">
            <text:p>7.508116006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4764.79287" calcext:value-type="float">
            <text:p>1443134764.79287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3.83826017379761" calcext:value-type="float">
            <text:p>3.8382601738</text:p>
          </table:table-cell>
          <table:table-cell table:formula="of:=[.C47]/([.D47]-[.D46])" office:value-type="float" office:value="100309.869591769" calcext:value-type="float">
            <text:p>100309.869591769</text:p>
          </table:table-cell>
          <table:table-cell/>
          <table:table-cell office:value-type="float" office:value="1443134772.39463" calcext:value-type="float">
            <text:p>1443134772.39463</text:p>
          </table:table-cell>
          <table:table-cell table:formula="of:=[.G47]-[.$B$2]" office:value-type="float" office:value="11.4400250911713" calcext:value-type="float">
            <text:p>11.4400250912</text:p>
          </table:table-cell>
          <table:table-cell table:formula="of:=[.C47]/([.H47]-[.H46])" office:value-type="float" office:value="46824.4171659884" calcext:value-type="float">
            <text:p>46824.4171659884</text:p>
          </table:table-cell>
          <table:table-cell table:formula="of:=[.G47]-[.$B47]" office:value-type="float" office:value="7.60176491737366" calcext:value-type="float">
            <text:p>7.601764917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4764.87483" calcext:value-type="float">
            <text:p>1443134764.87483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3.92022585868835" calcext:value-type="float">
            <text:p>3.9202258587</text:p>
          </table:table-cell>
          <table:table-cell table:formula="of:=[.C48]/([.D48]-[.D47])" office:value-type="float" office:value="100334.670673" calcext:value-type="float">
            <text:p>100334.670673</text:p>
          </table:table-cell>
          <table:table-cell/>
          <table:table-cell office:value-type="float" office:value="1443134772.57025" calcext:value-type="float">
            <text:p>1443134772.57025</text:p>
          </table:table-cell>
          <table:table-cell table:formula="of:=[.G48]-[.$B$2]" office:value-type="float" office:value="11.6156406402588" calcext:value-type="float">
            <text:p>11.6156406403</text:p>
          </table:table-cell>
          <table:table-cell table:formula="of:=[.C48]/([.H48]-[.H47])" office:value-type="float" office:value="46829.5663039568" calcext:value-type="float">
            <text:p>46829.5663039568</text:p>
          </table:table-cell>
          <table:table-cell table:formula="of:=[.G48]-[.$B48]" office:value-type="float" office:value="7.69541478157043" calcext:value-type="float">
            <text:p>7.69541478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4764.95679" calcext:value-type="float">
            <text:p>1443134764.95679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00218224525452" calcext:value-type="float">
            <text:p>4.0021822453</text:p>
          </table:table-cell>
          <table:table-cell table:formula="of:=[.C49]/([.D49]-[.D48])" office:value-type="float" office:value="100346.054097455" calcext:value-type="float">
            <text:p>100346.054097455</text:p>
          </table:table-cell>
          <table:table-cell/>
          <table:table-cell office:value-type="float" office:value="1443134772.74586" calcext:value-type="float">
            <text:p>1443134772.74586</text:p>
          </table:table-cell>
          <table:table-cell table:formula="of:=[.G49]-[.$B$2]" office:value-type="float" office:value="11.7912530899048" calcext:value-type="float">
            <text:p>11.7912530899</text:p>
          </table:table-cell>
          <table:table-cell table:formula="of:=[.C49]/([.H49]-[.H48])" office:value-type="float" office:value="46830.3928142802" calcext:value-type="float">
            <text:p>46830.3928142802</text:p>
          </table:table-cell>
          <table:table-cell table:formula="of:=[.G49]-[.$B49]" office:value-type="float" office:value="7.78907084465027" calcext:value-type="float">
            <text:p>7.78907084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4765.03713" calcext:value-type="float">
            <text:p>1443134765.03713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08251762390137" calcext:value-type="float">
            <text:p>4.0825176239</text:p>
          </table:table-cell>
          <table:table-cell table:formula="of:=[.C50]/([.D50]-[.D49])" office:value-type="float" office:value="102370.837587661" calcext:value-type="float">
            <text:p>102370.837587661</text:p>
          </table:table-cell>
          <table:table-cell/>
          <table:table-cell office:value-type="float" office:value="1443134772.92147" calcext:value-type="float">
            <text:p>1443134772.92147</text:p>
          </table:table-cell>
          <table:table-cell table:formula="of:=[.G50]-[.$B$2]" office:value-type="float" office:value="11.9668660163879" calcext:value-type="float">
            <text:p>11.9668660164</text:p>
          </table:table-cell>
          <table:table-cell table:formula="of:=[.C50]/([.H50]-[.H49])" office:value-type="float" office:value="46830.2656569469" calcext:value-type="float">
            <text:p>46830.2656569469</text:p>
          </table:table-cell>
          <table:table-cell table:formula="of:=[.G50]-[.$B50]" office:value-type="float" office:value="7.88434839248657" calcext:value-type="float">
            <text:p>7.88434839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4765.11558" calcext:value-type="float">
            <text:p>1443134765.11558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16097617149353" calcext:value-type="float">
            <text:p>4.1609761715</text:p>
          </table:table-cell>
          <table:table-cell table:formula="of:=[.C51]/([.D51]-[.D50])" office:value-type="float" office:value="104819.681887936" calcext:value-type="float">
            <text:p>104819.681887936</text:p>
          </table:table-cell>
          <table:table-cell/>
          <table:table-cell office:value-type="float" office:value="1443134773.05244" calcext:value-type="float">
            <text:p>1443134773.05244</text:p>
          </table:table-cell>
          <table:table-cell table:formula="of:=[.G51]-[.$B$2]" office:value-type="float" office:value="12.0978283882141" calcext:value-type="float">
            <text:p>12.0978283882</text:p>
          </table:table-cell>
          <table:table-cell table:formula="of:=[.C51]/([.H51]-[.H50])" office:value-type="float" office:value="62796.6635402406" calcext:value-type="float">
            <text:p>62796.6635402406</text:p>
          </table:table-cell>
          <table:table-cell table:formula="of:=[.G51]-[.$B51]" office:value-type="float" office:value="7.93685221672058" calcext:value-type="float">
            <text:p>7.93685221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4765.19404" calcext:value-type="float">
            <text:p>1443134765.19404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23943328857422" calcext:value-type="float">
            <text:p>4.2394332886</text:p>
          </table:table-cell>
          <table:table-cell table:formula="of:=[.C52]/([.D52]-[.D51])" office:value-type="float" office:value="104821.593069015" calcext:value-type="float">
            <text:p>104821.593069015</text:p>
          </table:table-cell>
          <table:table-cell/>
          <table:table-cell office:value-type="float" office:value="1443134773.21747" calcext:value-type="float">
            <text:p>1443134773.21747</text:p>
          </table:table-cell>
          <table:table-cell table:formula="of:=[.G52]-[.$B$2]" office:value-type="float" office:value="12.2628588676453" calcext:value-type="float">
            <text:p>12.2628588676</text:p>
          </table:table-cell>
          <table:table-cell table:formula="of:=[.C52]/([.H52]-[.H51])" office:value-type="float" office:value="49833.2188596162" calcext:value-type="float">
            <text:p>49833.2188596162</text:p>
          </table:table-cell>
          <table:table-cell table:formula="of:=[.G52]-[.$B52]" office:value-type="float" office:value="8.02342557907105" calcext:value-type="float">
            <text:p>8.023425579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4765.2725" calcext:value-type="float">
            <text:p>1443134765.2725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31789255142212" calcext:value-type="float">
            <text:p>4.3178925514</text:p>
          </table:table-cell>
          <table:table-cell table:formula="of:=[.C53]/([.D53]-[.D52])" office:value-type="float" office:value="104818.72632353" calcext:value-type="float">
            <text:p>104818.72632353</text:p>
          </table:table-cell>
          <table:table-cell/>
          <table:table-cell office:value-type="float" office:value="1443134773.38255" calcext:value-type="float">
            <text:p>1443134773.38255</text:p>
          </table:table-cell>
          <table:table-cell table:formula="of:=[.G53]-[.$B$2]" office:value-type="float" office:value="12.4279463291168" calcext:value-type="float">
            <text:p>12.4279463291</text:p>
          </table:table-cell>
          <table:table-cell table:formula="of:=[.C53]/([.H53]-[.H52])" office:value-type="float" office:value="49816.0182892926" calcext:value-type="float">
            <text:p>49816.0182892926</text:p>
          </table:table-cell>
          <table:table-cell table:formula="of:=[.G53]-[.$B53]" office:value-type="float" office:value="8.1100537776947" calcext:value-type="float">
            <text:p>8.110053777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4765.35096" calcext:value-type="float">
            <text:p>1443134765.35096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39635324478149" calcext:value-type="float">
            <text:p>4.3963532448</text:p>
          </table:table-cell>
          <table:table-cell table:formula="of:=[.C54]/([.D54]-[.D53])" office:value-type="float" office:value="104816.815246986" calcext:value-type="float">
            <text:p>104816.815246986</text:p>
          </table:table-cell>
          <table:table-cell/>
          <table:table-cell office:value-type="float" office:value="1443134773.54756" calcext:value-type="float">
            <text:p>1443134773.54756</text:p>
          </table:table-cell>
          <table:table-cell table:formula="of:=[.G54]-[.$B$2]" office:value-type="float" office:value="12.5929572582245" calcext:value-type="float">
            <text:p>12.5929572582</text:p>
          </table:table-cell>
          <table:table-cell table:formula="of:=[.C54]/([.H54]-[.H53])" office:value-type="float" office:value="49839.1230476257" calcext:value-type="float">
            <text:p>49839.1230476257</text:p>
          </table:table-cell>
          <table:table-cell table:formula="of:=[.G54]-[.$B54]" office:value-type="float" office:value="8.19660401344299" calcext:value-type="float">
            <text:p>8.196604013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4765.42942" calcext:value-type="float">
            <text:p>1443134765.42942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47481107711792" calcext:value-type="float">
            <text:p>4.4748110771</text:p>
          </table:table-cell>
          <table:table-cell table:formula="of:=[.C55]/([.D55]-[.D54])" office:value-type="float" office:value="104820.637469764" calcext:value-type="float">
            <text:p>104820.637469764</text:p>
          </table:table-cell>
          <table:table-cell/>
          <table:table-cell office:value-type="float" office:value="1443134773.71262" calcext:value-type="float">
            <text:p>1443134773.71262</text:p>
          </table:table-cell>
          <table:table-cell table:formula="of:=[.G55]-[.$B$2]" office:value-type="float" office:value="12.7580125331879" calcext:value-type="float">
            <text:p>12.7580125332</text:p>
          </table:table-cell>
          <table:table-cell table:formula="of:=[.C55]/([.H55]-[.H54])" office:value-type="float" office:value="49825.7326330508" calcext:value-type="float">
            <text:p>49825.7326330508</text:p>
          </table:table-cell>
          <table:table-cell table:formula="of:=[.G55]-[.$B55]" office:value-type="float" office:value="8.28320145606995" calcext:value-type="float">
            <text:p>8.28320145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4765.50794" calcext:value-type="float">
            <text:p>1443134765.50794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55333113670349" calcext:value-type="float">
            <text:p>4.5533311367</text:p>
          </table:table-cell>
          <table:table-cell table:formula="of:=[.C56]/([.D56]-[.D55])" office:value-type="float" office:value="104737.566978505" calcext:value-type="float">
            <text:p>104737.566978505</text:p>
          </table:table-cell>
          <table:table-cell/>
          <table:table-cell office:value-type="float" office:value="1443134773.87777" calcext:value-type="float">
            <text:p>1443134773.87777</text:p>
          </table:table-cell>
          <table:table-cell table:formula="of:=[.G56]-[.$B$2]" office:value-type="float" office:value="12.9231626987457" calcext:value-type="float">
            <text:p>12.9231626987</text:p>
          </table:table-cell>
          <table:table-cell table:formula="of:=[.C56]/([.H56]-[.H55])" office:value-type="float" office:value="49797.104182246" calcext:value-type="float">
            <text:p>49797.104182246</text:p>
          </table:table-cell>
          <table:table-cell table:formula="of:=[.G56]-[.$B56]" office:value-type="float" office:value="8.36983156204224" calcext:value-type="float">
            <text:p>8.36983156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4765.5864" calcext:value-type="float">
            <text:p>1443134765.5864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63179135322571" calcext:value-type="float">
            <text:p>4.6317913532</text:p>
          </table:table-cell>
          <table:table-cell table:formula="of:=[.C57]/([.D57]-[.D56])" office:value-type="float" office:value="104817.452264758" calcext:value-type="float">
            <text:p>104817.452264758</text:p>
          </table:table-cell>
          <table:table-cell/>
          <table:table-cell office:value-type="float" office:value="1443134774.04293" calcext:value-type="float">
            <text:p>1443134774.04293</text:p>
          </table:table-cell>
          <table:table-cell table:formula="of:=[.G57]-[.$B$2]" office:value-type="float" office:value="13.0883221626282" calcext:value-type="float">
            <text:p>13.0883221626</text:p>
          </table:table-cell>
          <table:table-cell table:formula="of:=[.C57]/([.H57]-[.H56])" office:value-type="float" office:value="49794.3006514813" calcext:value-type="float">
            <text:p>49794.3006514813</text:p>
          </table:table-cell>
          <table:table-cell table:formula="of:=[.G57]-[.$B57]" office:value-type="float" office:value="8.45653080940247" calcext:value-type="float">
            <text:p>8.456530809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4765.66516" calcext:value-type="float">
            <text:p>1443134765.66516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71055173873901" calcext:value-type="float">
            <text:p>4.7105517387</text:p>
          </table:table-cell>
          <table:table-cell table:formula="of:=[.C58]/([.D58]-[.D57])" office:value-type="float" office:value="104417.9754378" calcext:value-type="float">
            <text:p>104417.9754378</text:p>
          </table:table-cell>
          <table:table-cell/>
          <table:table-cell office:value-type="float" office:value="1443134774.18254" calcext:value-type="float">
            <text:p>1443134774.18254</text:p>
          </table:table-cell>
          <table:table-cell table:formula="of:=[.G58]-[.$B$2]" office:value-type="float" office:value="13.227931022644" calcext:value-type="float">
            <text:p>13.2279310226</text:p>
          </table:table-cell>
          <table:table-cell table:formula="of:=[.C58]/([.H58]-[.H57])" office:value-type="float" office:value="58907.4360972877" calcext:value-type="float">
            <text:p>58907.4360972877</text:p>
          </table:table-cell>
          <table:table-cell table:formula="of:=[.G58]-[.$B58]" office:value-type="float" office:value="8.51737928390503" calcext:value-type="float">
            <text:p>8.517379283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4765.74365" calcext:value-type="float">
            <text:p>1443134765.74365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4.78903794288635" calcext:value-type="float">
            <text:p>4.7890379429</text:p>
          </table:table-cell>
          <table:table-cell table:formula="of:=[.C59]/([.D59]-[.D58])" office:value-type="float" office:value="104782.746080591" calcext:value-type="float">
            <text:p>104782.746080591</text:p>
          </table:table-cell>
          <table:table-cell/>
          <table:table-cell office:value-type="float" office:value="1443134774.36593" calcext:value-type="float">
            <text:p>1443134774.36593</text:p>
          </table:table-cell>
          <table:table-cell table:formula="of:=[.G59]-[.$B$2]" office:value-type="float" office:value="13.4113204479218" calcext:value-type="float">
            <text:p>13.4113204479</text:p>
          </table:table-cell>
          <table:table-cell table:formula="of:=[.C59]/([.H59]-[.H58])" office:value-type="float" office:value="44844.4613834535" calcext:value-type="float">
            <text:p>44844.4613834535</text:p>
          </table:table-cell>
          <table:table-cell table:formula="of:=[.G59]-[.$B59]" office:value-type="float" office:value="8.6222825050354" calcext:value-type="float">
            <text:p>8.62228250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4765.82211" calcext:value-type="float">
            <text:p>1443134765.82211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4.86750626564026" calcext:value-type="float">
            <text:p>4.8675062656</text:p>
          </table:table-cell>
          <table:table-cell table:formula="of:=[.C60]/([.D60]-[.D59])" office:value-type="float" office:value="104806.624015557" calcext:value-type="float">
            <text:p>104806.624015557</text:p>
          </table:table-cell>
          <table:table-cell/>
          <table:table-cell office:value-type="float" office:value="1443134774.54934" calcext:value-type="float">
            <text:p>1443134774.54934</text:p>
          </table:table-cell>
          <table:table-cell table:formula="of:=[.G60]-[.$B$2]" office:value-type="float" office:value="13.5947313308716" calcext:value-type="float">
            <text:p>13.5947313309</text:p>
          </table:table-cell>
          <table:table-cell table:formula="of:=[.C60]/([.H60]-[.H59])" office:value-type="float" office:value="44839.2149240655" calcext:value-type="float">
            <text:p>44839.2149240655</text:p>
          </table:table-cell>
          <table:table-cell table:formula="of:=[.G60]-[.$B60]" office:value-type="float" office:value="8.72722506523132" calcext:value-type="float">
            <text:p>8.72722506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4765.9006" calcext:value-type="float">
            <text:p>1443134765.9006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4.94599604606628" calcext:value-type="float">
            <text:p>4.9459960461</text:p>
          </table:table-cell>
          <table:table-cell table:formula="of:=[.C61]/([.D61]-[.D60])" office:value-type="float" office:value="104777.971799156" calcext:value-type="float">
            <text:p>104777.971799156</text:p>
          </table:table-cell>
          <table:table-cell/>
          <table:table-cell office:value-type="float" office:value="1443134774.73276" calcext:value-type="float">
            <text:p>1443134774.73276</text:p>
          </table:table-cell>
          <table:table-cell table:formula="of:=[.G61]-[.$B$2]" office:value-type="float" office:value="13.7781567573547" calcext:value-type="float">
            <text:p>13.7781567574</text:p>
          </table:table-cell>
          <table:table-cell table:formula="of:=[.C61]/([.H61]-[.H60])" office:value-type="float" office:value="44835.6596884091" calcext:value-type="float">
            <text:p>44835.6596884091</text:p>
          </table:table-cell>
          <table:table-cell table:formula="of:=[.G61]-[.$B61]" office:value-type="float" office:value="8.83216071128845" calcext:value-type="float">
            <text:p>8.832160711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4765.97907" calcext:value-type="float">
            <text:p>1443134765.97907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02446579933167" calcext:value-type="float">
            <text:p>5.0244657993</text:p>
          </table:table-cell>
          <table:table-cell table:formula="of:=[.C62]/([.D62]-[.D61])" office:value-type="float" office:value="104804.713380286" calcext:value-type="float">
            <text:p>104804.713380286</text:p>
          </table:table-cell>
          <table:table-cell/>
          <table:table-cell office:value-type="float" office:value="1443134774.91627" calcext:value-type="float">
            <text:p>1443134774.91627</text:p>
          </table:table-cell>
          <table:table-cell table:formula="of:=[.G62]-[.$B$2]" office:value-type="float" office:value="13.9616641998291" calcext:value-type="float">
            <text:p>13.9616641998</text:p>
          </table:table-cell>
          <table:table-cell table:formula="of:=[.C62]/([.H62]-[.H61])" office:value-type="float" office:value="44815.6210402684" calcext:value-type="float">
            <text:p>44815.6210402684</text:p>
          </table:table-cell>
          <table:table-cell table:formula="of:=[.G62]-[.$B62]" office:value-type="float" office:value="8.93719840049744" calcext:value-type="float">
            <text:p>8.937198400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4766.05497" calcext:value-type="float">
            <text:p>1443134766.05497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10036301612854" calcext:value-type="float">
            <text:p>5.1003630161</text:p>
          </table:table-cell>
          <table:table-cell table:formula="of:=[.C63]/([.D63]-[.D62])" office:value-type="float" office:value="108357.069561721" calcext:value-type="float">
            <text:p>108357.069561721</text:p>
          </table:table-cell>
          <table:table-cell/>
          <table:table-cell office:value-type="float" office:value="1443134775.0391" calcext:value-type="float">
            <text:p>1443134775.0391</text:p>
          </table:table-cell>
          <table:table-cell table:formula="of:=[.G63]-[.$B$2]" office:value-type="float" office:value="14.0844943523407" calcext:value-type="float">
            <text:p>14.0844943523</text:p>
          </table:table-cell>
          <table:table-cell table:formula="of:=[.C63]/([.H63]-[.H62])" office:value-type="float" office:value="66954.2439851937" calcext:value-type="float">
            <text:p>66954.2439851937</text:p>
          </table:table-cell>
          <table:table-cell table:formula="of:=[.G63]-[.$B63]" office:value-type="float" office:value="8.98413133621216" calcext:value-type="float">
            <text:p>8.98413133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4766.12988" calcext:value-type="float">
            <text:p>1443134766.12988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17527103424072" calcext:value-type="float">
            <text:p>5.1752710342</text:p>
          </table:table-cell>
          <table:table-cell table:formula="of:=[.C64]/([.D64]-[.D63])" office:value-type="float" office:value="109787.98007556" calcext:value-type="float">
            <text:p>109787.98007556</text:p>
          </table:table-cell>
          <table:table-cell/>
          <table:table-cell office:value-type="float" office:value="1443134775.18914" calcext:value-type="float">
            <text:p>1443134775.18914</text:p>
          </table:table-cell>
          <table:table-cell table:formula="of:=[.G64]-[.$B$2]" office:value-type="float" office:value="14.2345309257507" calcext:value-type="float">
            <text:p>14.2345309258</text:p>
          </table:table-cell>
          <table:table-cell table:formula="of:=[.C64]/([.H64]-[.H63])" office:value-type="float" office:value="54813.3019375527" calcext:value-type="float">
            <text:p>54813.3019375527</text:p>
          </table:table-cell>
          <table:table-cell table:formula="of:=[.G64]-[.$B64]" office:value-type="float" office:value="9.05925989151001" calcext:value-type="float">
            <text:p>9.059259891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4766.20474" calcext:value-type="float">
            <text:p>1443134766.20474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25013661384583" calcext:value-type="float">
            <text:p>5.2501366138</text:p>
          </table:table-cell>
          <table:table-cell table:formula="of:=[.C65]/([.D65]-[.D64])" office:value-type="float" office:value="109850.214790022" calcext:value-type="float">
            <text:p>109850.214790022</text:p>
          </table:table-cell>
          <table:table-cell/>
          <table:table-cell office:value-type="float" office:value="1443134775.33918" calcext:value-type="float">
            <text:p>1443134775.33918</text:p>
          </table:table-cell>
          <table:table-cell table:formula="of:=[.G65]-[.$B$2]" office:value-type="float" office:value="14.3845739364624" calcext:value-type="float">
            <text:p>14.3845739365</text:p>
          </table:table-cell>
          <table:table-cell table:formula="of:=[.C65]/([.H65]-[.H64])" office:value-type="float" office:value="54810.950280141" calcext:value-type="float">
            <text:p>54810.950280141</text:p>
          </table:table-cell>
          <table:table-cell table:formula="of:=[.G65]-[.$B65]" office:value-type="float" office:value="9.13443732261658" calcext:value-type="float">
            <text:p>9.134437322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4766.27965" calcext:value-type="float">
            <text:p>1443134766.27965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32504177093506" calcext:value-type="float">
            <text:p>5.3250417709</text:p>
          </table:table-cell>
          <table:table-cell table:formula="of:=[.C66]/([.D66]-[.D65])" office:value-type="float" office:value="109792.173457468" calcext:value-type="float">
            <text:p>109792.173457468</text:p>
          </table:table-cell>
          <table:table-cell/>
          <table:table-cell office:value-type="float" office:value="1443134775.48925" calcext:value-type="float">
            <text:p>1443134775.48925</text:p>
          </table:table-cell>
          <table:table-cell table:formula="of:=[.G66]-[.$B$2]" office:value-type="float" office:value="14.5346438884735" calcext:value-type="float">
            <text:p>14.5346438885</text:p>
          </table:table-cell>
          <table:table-cell table:formula="of:=[.C66]/([.H66]-[.H65])" office:value-type="float" office:value="54801.1103474681" calcext:value-type="float">
            <text:p>54801.1103474681</text:p>
          </table:table-cell>
          <table:table-cell table:formula="of:=[.G66]-[.$B66]" office:value-type="float" office:value="9.20960211753845" calcext:value-type="float">
            <text:p>9.20960211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4766.35453" calcext:value-type="float">
            <text:p>1443134766.35453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3999240398407" calcext:value-type="float">
            <text:p>5.3999240398</text:p>
          </table:table-cell>
          <table:table-cell table:formula="of:=[.C67]/([.D67]-[.D66])" office:value-type="float" office:value="109825.732048306" calcext:value-type="float">
            <text:p>109825.732048306</text:p>
          </table:table-cell>
          <table:table-cell/>
          <table:table-cell office:value-type="float" office:value="1443134775.63937" calcext:value-type="float">
            <text:p>1443134775.63937</text:p>
          </table:table-cell>
          <table:table-cell table:formula="of:=[.G67]-[.$B$2]" office:value-type="float" office:value="14.6847574710846" calcext:value-type="float">
            <text:p>14.6847574711</text:p>
          </table:table-cell>
          <table:table-cell table:formula="of:=[.C67]/([.H67]-[.H66])" office:value-type="float" office:value="54785.1823729158" calcext:value-type="float">
            <text:p>54785.1823729158</text:p>
          </table:table-cell>
          <table:table-cell table:formula="of:=[.G67]-[.$B67]" office:value-type="float" office:value="9.2848334312439" calcext:value-type="float">
            <text:p>9.284833431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4766.42943" calcext:value-type="float">
            <text:p>1443134766.42943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47481942176819" calcext:value-type="float">
            <text:p>5.4748194218</text:p>
          </table:table-cell>
          <table:table-cell table:formula="of:=[.C68]/([.D68]-[.D67])" office:value-type="float" office:value="109806.503262939" calcext:value-type="float">
            <text:p>109806.503262939</text:p>
          </table:table-cell>
          <table:table-cell/>
          <table:table-cell office:value-type="float" office:value="1443134775.78933" calcext:value-type="float">
            <text:p>1443134775.78933</text:p>
          </table:table-cell>
          <table:table-cell table:formula="of:=[.G68]-[.$B$2]" office:value-type="float" office:value="14.8347246646881" calcext:value-type="float">
            <text:p>14.8347246647</text:p>
          </table:table-cell>
          <table:table-cell table:formula="of:=[.C68]/([.H68]-[.H67])" office:value-type="float" office:value="54838.6603922367" calcext:value-type="float">
            <text:p>54838.6603922367</text:p>
          </table:table-cell>
          <table:table-cell table:formula="of:=[.G68]-[.$B68]" office:value-type="float" office:value="9.35990524291992" calcext:value-type="float">
            <text:p>9.359905242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4766.50432" calcext:value-type="float">
            <text:p>1443134766.50432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54971575737" calcext:value-type="float">
            <text:p>5.5497157574</text:p>
          </table:table-cell>
          <table:table-cell table:formula="of:=[.C69]/([.D69]-[.D68])" office:value-type="float" office:value="109805.105068473" calcext:value-type="float">
            <text:p>109805.105068473</text:p>
          </table:table-cell>
          <table:table-cell/>
          <table:table-cell office:value-type="float" office:value="1443134775.93948" calcext:value-type="float">
            <text:p>1443134775.93948</text:p>
          </table:table-cell>
          <table:table-cell table:formula="of:=[.G69]-[.$B$2]" office:value-type="float" office:value="14.9848692417145" calcext:value-type="float">
            <text:p>14.9848692417</text:p>
          </table:table-cell>
          <table:table-cell table:formula="of:=[.C69]/([.H69]-[.H68])" office:value-type="float" office:value="54773.8730420864" calcext:value-type="float">
            <text:p>54773.8730420864</text:p>
          </table:table-cell>
          <table:table-cell table:formula="of:=[.G69]-[.$B69]" office:value-type="float" office:value="9.43515348434448" calcext:value-type="float">
            <text:p>9.435153484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4766.57922" calcext:value-type="float">
            <text:p>1443134766.57922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62461471557617" calcext:value-type="float">
            <text:p>5.6246147156</text:p>
          </table:table-cell>
          <table:table-cell table:formula="of:=[.C70]/([.D70]-[.D69])" office:value-type="float" office:value="109801.260217285" calcext:value-type="float">
            <text:p>109801.260217285</text:p>
          </table:table-cell>
          <table:table-cell/>
          <table:table-cell office:value-type="float" office:value="1443134776.05046" calcext:value-type="float">
            <text:p>1443134776.05046</text:p>
          </table:table-cell>
          <table:table-cell table:formula="of:=[.G70]-[.$B$2]" office:value-type="float" office:value="15.095853805542" calcext:value-type="float">
            <text:p>15.0958538055</text:p>
          </table:table-cell>
          <table:table-cell table:formula="of:=[.C70]/([.H70]-[.H69])" office:value-type="float" office:value="74100.394833116" calcext:value-type="float">
            <text:p>74100.394833116</text:p>
          </table:table-cell>
          <table:table-cell table:formula="of:=[.G70]-[.$B70]" office:value-type="float" office:value="9.47123908996582" calcext:value-type="float">
            <text:p>9.4712390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4766.65412" calcext:value-type="float">
            <text:p>1443134766.65412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69951033592224" calcext:value-type="float">
            <text:p>5.6995103359</text:p>
          </table:table-cell>
          <table:table-cell table:formula="of:=[.C71]/([.D71]-[.D70])" office:value-type="float" office:value="109806.153710984" calcext:value-type="float">
            <text:p>109806.153710984</text:p>
          </table:table-cell>
          <table:table-cell/>
          <table:table-cell office:value-type="float" office:value="1443134776.18804" calcext:value-type="float">
            <text:p>1443134776.18804</text:p>
          </table:table-cell>
          <table:table-cell table:formula="of:=[.G71]-[.$B$2]" office:value-type="float" office:value="15.2334358692169" calcext:value-type="float">
            <text:p>15.2334358692</text:p>
          </table:table-cell>
          <table:table-cell table:formula="of:=[.C71]/([.H71]-[.H70])" office:value-type="float" office:value="59775.2336338793" calcext:value-type="float">
            <text:p>59775.2336338793</text:p>
          </table:table-cell>
          <table:table-cell table:formula="of:=[.G71]-[.$B71]" office:value-type="float" office:value="9.53392553329468" calcext:value-type="float">
            <text:p>9.53392553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4766.72902" calcext:value-type="float">
            <text:p>1443134766.72902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5.77441024780273" calcext:value-type="float">
            <text:p>5.7744102478</text:p>
          </table:table-cell>
          <table:table-cell table:formula="of:=[.C72]/([.D72]-[.D71])" office:value-type="float" office:value="109799.862156338" calcext:value-type="float">
            <text:p>109799.862156338</text:p>
          </table:table-cell>
          <table:table-cell/>
          <table:table-cell office:value-type="float" office:value="1443134776.32557" calcext:value-type="float">
            <text:p>1443134776.32557</text:p>
          </table:table-cell>
          <table:table-cell table:formula="of:=[.G72]-[.$B$2]" office:value-type="float" office:value="15.37096118927" calcext:value-type="float">
            <text:p>15.3709611893</text:p>
          </table:table-cell>
          <table:table-cell table:formula="of:=[.C72]/([.H72]-[.H71])" office:value-type="float" office:value="59799.8971885656" calcext:value-type="float">
            <text:p>59799.8971885656</text:p>
          </table:table-cell>
          <table:table-cell table:formula="of:=[.G72]-[.$B72]" office:value-type="float" office:value="9.59655094146729" calcext:value-type="float">
            <text:p>9.596550941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4766.80391" calcext:value-type="float">
            <text:p>1443134766.80391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5.84930396080017" calcext:value-type="float">
            <text:p>5.8493039608</text:p>
          </table:table-cell>
          <table:table-cell table:formula="of:=[.C73]/([.D73]-[.D72])" office:value-type="float" office:value="109808.950188936" calcext:value-type="float">
            <text:p>109808.950188936</text:p>
          </table:table-cell>
          <table:table-cell/>
          <table:table-cell office:value-type="float" office:value="1443134776.46317" calcext:value-type="float">
            <text:p>1443134776.46317</text:p>
          </table:table-cell>
          <table:table-cell table:formula="of:=[.G73]-[.$B$2]" office:value-type="float" office:value="15.5085601806641" calcext:value-type="float">
            <text:p>15.5085601807</text:p>
          </table:table-cell>
          <table:table-cell table:formula="of:=[.C73]/([.H73]-[.H72])" office:value-type="float" office:value="59767.8799581378" calcext:value-type="float">
            <text:p>59767.8799581378</text:p>
          </table:table-cell>
          <table:table-cell table:formula="of:=[.G73]-[.$B73]" office:value-type="float" office:value="9.65925621986389" calcext:value-type="float">
            <text:p>9.659256219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4766.87881" calcext:value-type="float">
            <text:p>1443134766.87881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5.92420244216919" calcext:value-type="float">
            <text:p>5.9242024422</text:p>
          </table:table-cell>
          <table:table-cell table:formula="of:=[.C74]/([.D74]-[.D73])" office:value-type="float" office:value="109801.95926111" calcext:value-type="float">
            <text:p>109801.95926111</text:p>
          </table:table-cell>
          <table:table-cell/>
          <table:table-cell office:value-type="float" office:value="1443134780.30495" calcext:value-type="float">
            <text:p>1443134780.30495</text:p>
          </table:table-cell>
          <table:table-cell table:formula="of:=[.G74]-[.$B$2]" office:value-type="float" office:value="19.3503446578979" calcext:value-type="float">
            <text:p>19.3503446579</text:p>
          </table:table-cell>
          <table:table-cell table:formula="of:=[.C74]/([.H74]-[.H73])" office:value-type="float" office:value="2140.67188014705" calcext:value-type="float">
            <text:p>2140.6718801471</text:p>
          </table:table-cell>
          <table:table-cell table:formula="of:=[.G74]-[.$B74]" office:value-type="float" office:value="13.4261422157288" calcext:value-type="float">
            <text:p>13.426142215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4766.95372" calcext:value-type="float">
            <text:p>1443134766.95372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5.9991090297699" calcext:value-type="float">
            <text:p>5.9991090298</text:p>
          </table:table-cell>
          <table:table-cell table:formula="of:=[.C75]/([.D75]-[.D74])" office:value-type="float" office:value="109790.076726473" calcext:value-type="float">
            <text:p>109790.076726473</text:p>
          </table:table-cell>
          <table:table-cell/>
          <table:table-cell office:value-type="float" office:value="1443134780.51082" calcext:value-type="float">
            <text:p>1443134780.51082</text:p>
          </table:table-cell>
          <table:table-cell table:formula="of:=[.G75]-[.$B$2]" office:value-type="float" office:value="19.5562117099762" calcext:value-type="float">
            <text:p>19.55621171</text:p>
          </table:table-cell>
          <table:table-cell table:formula="of:=[.C75]/([.H75]-[.H74])" office:value-type="float" office:value="39948.1117399698" calcext:value-type="float">
            <text:p>39948.1117399698</text:p>
          </table:table-cell>
          <table:table-cell table:formula="of:=[.G75]-[.$B75]" office:value-type="float" office:value="13.5571026802063" calcext:value-type="float">
            <text:p>13.557102680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4780.03928" calcext:value-type="float">
            <text:p>1443134780.03928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9.0846719741821" calcext:value-type="float">
            <text:p>19.0846719742</text:p>
          </table:table-cell>
          <table:table-cell table:formula="of:=[.C76]/([.D76]-[.D75])" office:value-type="float" office:value="628.478884319745" calcext:value-type="float">
            <text:p>628.4788843197</text:p>
          </table:table-cell>
          <table:table-cell/>
          <table:table-cell office:value-type="float" office:value="1443134780.71668" calcext:value-type="float">
            <text:p>1443134780.71668</text:p>
          </table:table-cell>
          <table:table-cell table:formula="of:=[.G76]-[.$B$2]" office:value-type="float" office:value="19.7620687484741" calcext:value-type="float">
            <text:p>19.7620687485</text:p>
          </table:table-cell>
          <table:table-cell table:formula="of:=[.C76]/([.H76]-[.H75])" office:value-type="float" office:value="39950.0549507949" calcext:value-type="float">
            <text:p>39950.0549507949</text:p>
          </table:table-cell>
          <table:table-cell table:formula="of:=[.G76]-[.$B76]" office:value-type="float" office:value="0.677396774291992" calcext:value-type="float">
            <text:p>0.67739677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4780.14222" calcext:value-type="float">
            <text:p>1443134780.14222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9.1876084804535" calcext:value-type="float">
            <text:p>19.1876084805</text:p>
          </table:table-cell>
          <table:table-cell table:formula="of:=[.C77]/([.D77]-[.D76])" office:value-type="float" office:value="79893.9103132159" calcext:value-type="float">
            <text:p>79893.9103132159</text:p>
          </table:table-cell>
          <table:table-cell/>
          <table:table-cell office:value-type="float" office:value="1443134780.92264" calcext:value-type="float">
            <text:p>1443134780.92264</text:p>
          </table:table-cell>
          <table:table-cell table:formula="of:=[.G77]-[.$B$2]" office:value-type="float" office:value="19.968035697937" calcext:value-type="float">
            <text:p>19.9680356979</text:p>
          </table:table-cell>
          <table:table-cell table:formula="of:=[.C77]/([.H77]-[.H76])" office:value-type="float" office:value="39928.7362435871" calcext:value-type="float">
            <text:p>39928.7362435871</text:p>
          </table:table-cell>
          <table:table-cell table:formula="of:=[.G77]-[.$B77]" office:value-type="float" office:value="0.780427217483521" calcext:value-type="float">
            <text:p>0.78042721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4780.2452" calcext:value-type="float">
            <text:p>1443134780.2452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9.2905929088593" calcext:value-type="float">
            <text:p>19.2905929089</text:p>
          </table:table-cell>
          <table:table-cell table:formula="of:=[.C78]/([.D78]-[.D77])" office:value-type="float" office:value="79856.7329771176" calcext:value-type="float">
            <text:p>79856.7329771176</text:p>
          </table:table-cell>
          <table:table-cell/>
          <table:table-cell office:value-type="float" office:value="1443134781.12876" calcext:value-type="float">
            <text:p>1443134781.12876</text:p>
          </table:table-cell>
          <table:table-cell table:formula="of:=[.G78]-[.$B$2]" office:value-type="float" office:value="20.1741495132446" calcext:value-type="float">
            <text:p>20.1741495132</text:p>
          </table:table-cell>
          <table:table-cell table:formula="of:=[.C78]/([.H78]-[.H77])" office:value-type="float" office:value="39900.2851299705" calcext:value-type="float">
            <text:p>39900.2851299705</text:p>
          </table:table-cell>
          <table:table-cell table:formula="of:=[.G78]-[.$B78]" office:value-type="float" office:value="0.883556604385376" calcext:value-type="float">
            <text:p>0.883556604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4780.34814" calcext:value-type="float">
            <text:p>1443134780.34814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9.3935341835022" calcext:value-type="float">
            <text:p>19.3935341835</text:p>
          </table:table-cell>
          <table:table-cell table:formula="of:=[.C79]/([.D79]-[.D78])" office:value-type="float" office:value="79890.2095250448" calcext:value-type="float">
            <text:p>79890.2095250448</text:p>
          </table:table-cell>
          <table:table-cell/>
          <table:table-cell office:value-type="float" office:value="1443134781.32598" calcext:value-type="float">
            <text:p>1443134781.32598</text:p>
          </table:table-cell>
          <table:table-cell table:formula="of:=[.G79]-[.$B$2]" office:value-type="float" office:value="20.3713710308075" calcext:value-type="float">
            <text:p>20.3713710308</text:p>
          </table:table-cell>
          <table:table-cell table:formula="of:=[.C79]/([.H79]-[.H78])" office:value-type="float" office:value="41699.3039178827" calcext:value-type="float">
            <text:p>41699.3039178827</text:p>
          </table:table-cell>
          <table:table-cell table:formula="of:=[.G79]-[.$B79]" office:value-type="float" office:value="0.977836847305298" calcext:value-type="float">
            <text:p>0.977836847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4780.45109" calcext:value-type="float">
            <text:p>1443134780.45109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9.4964778423309" calcext:value-type="float">
            <text:p>19.4964778423</text:p>
          </table:table-cell>
          <table:table-cell table:formula="of:=[.C80]/([.D80]-[.D79])" office:value-type="float" office:value="79888.3592595252" calcext:value-type="float">
            <text:p>79888.3592595252</text:p>
          </table:table-cell>
          <table:table-cell/>
          <table:table-cell office:value-type="float" office:value="1443134781.51986" calcext:value-type="float">
            <text:p>1443134781.51986</text:p>
          </table:table-cell>
          <table:table-cell table:formula="of:=[.G80]-[.$B$2]" office:value-type="float" office:value="20.5652530193329" calcext:value-type="float">
            <text:p>20.5652530193</text:p>
          </table:table-cell>
          <table:table-cell table:formula="of:=[.C80]/([.H80]-[.H79])" office:value-type="float" office:value="42417.5554549926" calcext:value-type="float">
            <text:p>42417.5554549926</text:p>
          </table:table-cell>
          <table:table-cell table:formula="of:=[.G80]-[.$B80]" office:value-type="float" office:value="1.06877517700195" calcext:value-type="float">
            <text:p>1.0687751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4780.55402" calcext:value-type="float">
            <text:p>1443134780.55402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9.5994145870209" calcext:value-type="float">
            <text:p>19.599414587</text:p>
          </table:table-cell>
          <table:table-cell table:formula="of:=[.C81]/([.D81]-[.D80])" office:value-type="float" office:value="79893.7252656642" calcext:value-type="float">
            <text:p>79893.7252656642</text:p>
          </table:table-cell>
          <table:table-cell/>
          <table:table-cell office:value-type="float" office:value="1443134781.71346" calcext:value-type="float">
            <text:p>1443134781.71346</text:p>
          </table:table-cell>
          <table:table-cell table:formula="of:=[.G81]-[.$B$2]" office:value-type="float" office:value="20.7588527202606" calcext:value-type="float">
            <text:p>20.7588527203</text:p>
          </table:table-cell>
          <table:table-cell table:formula="of:=[.C81]/([.H81]-[.H80])" office:value-type="float" office:value="42479.4044649367" calcext:value-type="float">
            <text:p>42479.4044649367</text:p>
          </table:table-cell>
          <table:table-cell table:formula="of:=[.G81]-[.$B81]" office:value-type="float" office:value="1.15943813323975" calcext:value-type="float">
            <text:p>1.159438133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4780.65696" calcext:value-type="float">
            <text:p>1443134780.65696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9.7023558616638" calcext:value-type="float">
            <text:p>19.7023558617</text:p>
          </table:table-cell>
          <table:table-cell table:formula="of:=[.C82]/([.D82]-[.D81])" office:value-type="float" office:value="79890.2095250448" calcext:value-type="float">
            <text:p>79890.2095250448</text:p>
          </table:table-cell>
          <table:table-cell/>
          <table:table-cell office:value-type="float" office:value="1443134781.90731" calcext:value-type="float">
            <text:p>1443134781.90731</text:p>
          </table:table-cell>
          <table:table-cell table:formula="of:=[.G82]-[.$B$2]" office:value-type="float" office:value="20.9527063369751" calcext:value-type="float">
            <text:p>20.952706337</text:p>
          </table:table-cell>
          <table:table-cell table:formula="of:=[.C82]/([.H82]-[.H81])" office:value-type="float" office:value="42423.7635561525" calcext:value-type="float">
            <text:p>42423.7635561525</text:p>
          </table:table-cell>
          <table:table-cell table:formula="of:=[.G82]-[.$B82]" office:value-type="float" office:value="1.25035047531128" calcext:value-type="float">
            <text:p>1.250350475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4780.75991" calcext:value-type="float">
            <text:p>1443134780.75991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9.8053035736084" calcext:value-type="float">
            <text:p>19.8053035736</text:p>
          </table:table-cell>
          <table:table-cell table:formula="of:=[.C83]/([.D83]-[.D82])" office:value-type="float" office:value="79885.2140048264" calcext:value-type="float">
            <text:p>79885.2140048264</text:p>
          </table:table-cell>
          <table:table-cell/>
          <table:table-cell office:value-type="float" office:value="1443134782.10113" calcext:value-type="float">
            <text:p>1443134782.10113</text:p>
          </table:table-cell>
          <table:table-cell table:formula="of:=[.G83]-[.$B$2]" office:value-type="float" office:value="21.1465268135071" calcext:value-type="float">
            <text:p>21.1465268135</text:p>
          </table:table-cell>
          <table:table-cell table:formula="of:=[.C83]/([.H83]-[.H82])" office:value-type="float" office:value="42431.0173370302" calcext:value-type="float">
            <text:p>42431.0173370302</text:p>
          </table:table-cell>
          <table:table-cell table:formula="of:=[.G83]-[.$B83]" office:value-type="float" office:value="1.34122323989868" calcext:value-type="float">
            <text:p>1.341223239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4780.86284" calcext:value-type="float">
            <text:p>1443134780.86284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9.9082362651825" calcext:value-type="float">
            <text:p>19.9082362652</text:p>
          </table:table-cell>
          <table:table-cell table:formula="of:=[.C84]/([.D84]-[.D83])" office:value-type="float" office:value="79896.8711906257" calcext:value-type="float">
            <text:p>79896.8711906257</text:p>
          </table:table-cell>
          <table:table-cell/>
          <table:table-cell office:value-type="float" office:value="1443134782.27741" calcext:value-type="float">
            <text:p>1443134782.27741</text:p>
          </table:table-cell>
          <table:table-cell table:formula="of:=[.G84]-[.$B$2]" office:value-type="float" office:value="21.3228001594543" calcext:value-type="float">
            <text:p>21.3228001595</text:p>
          </table:table-cell>
          <table:table-cell table:formula="of:=[.C84]/([.H84]-[.H83])" office:value-type="float" office:value="46654.8130450778" calcext:value-type="float">
            <text:p>46654.8130450778</text:p>
          </table:table-cell>
          <table:table-cell table:formula="of:=[.G84]-[.$B84]" office:value-type="float" office:value="1.41456389427185" calcext:value-type="float">
            <text:p>1.414563894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4780.96578" calcext:value-type="float">
            <text:p>1443134780.96578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11727714539" calcext:value-type="float">
            <text:p>20.0111727715</text:p>
          </table:table-cell>
          <table:table-cell table:formula="of:=[.C85]/([.D85]-[.D84])" office:value-type="float" office:value="79893.9103132159" calcext:value-type="float">
            <text:p>79893.9103132159</text:p>
          </table:table-cell>
          <table:table-cell/>
          <table:table-cell office:value-type="float" office:value="1443134782.43824" calcext:value-type="float">
            <text:p>1443134782.43824</text:p>
          </table:table-cell>
          <table:table-cell table:formula="of:=[.G85]-[.$B$2]" office:value-type="float" office:value="21.4836294651032" calcext:value-type="float">
            <text:p>21.4836294651</text:p>
          </table:table-cell>
          <table:table-cell table:formula="of:=[.C85]/([.H85]-[.H84])" office:value-type="float" office:value="51134.9593087121" calcext:value-type="float">
            <text:p>51134.9593087121</text:p>
          </table:table-cell>
          <table:table-cell table:formula="of:=[.G85]-[.$B85]" office:value-type="float" office:value="1.47245669364929" calcext:value-type="float">
            <text:p>1.472456693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4781.0647" calcext:value-type="float">
            <text:p>1443134781.0647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00883483887" calcext:value-type="float">
            <text:p>20.1100883484</text:p>
          </table:table-cell>
          <table:table-cell table:formula="of:=[.C86]/([.D86]-[.D85])" office:value-type="float" office:value="83141.6067604765" calcext:value-type="float">
            <text:p>83141.6067604765</text:p>
          </table:table-cell>
          <table:table-cell/>
          <table:table-cell office:value-type="float" office:value="1443134782.59913" calcext:value-type="float">
            <text:p>1443134782.59913</text:p>
          </table:table-cell>
          <table:table-cell table:formula="of:=[.G86]-[.$B$2]" office:value-type="float" office:value="21.6445245742798" calcext:value-type="float">
            <text:p>21.6445245743</text:p>
          </table:table-cell>
          <table:table-cell table:formula="of:=[.C86]/([.H86]-[.H85])" office:value-type="float" office:value="51114.0459277195" calcext:value-type="float">
            <text:p>51114.0459277195</text:p>
          </table:table-cell>
          <table:table-cell table:formula="of:=[.G86]-[.$B86]" office:value-type="float" office:value="1.53443622589111" calcext:value-type="float">
            <text:p>1.534436225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4781.16161" calcext:value-type="float">
            <text:p>1443134781.16161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069988250732" calcext:value-type="float">
            <text:p>20.2069988251</text:p>
          </table:table-cell>
          <table:table-cell table:formula="of:=[.C87]/([.D87]-[.D86])" office:value-type="float" office:value="84861.8258969868" calcext:value-type="float">
            <text:p>84861.8258969868</text:p>
          </table:table-cell>
          <table:table-cell/>
          <table:table-cell office:value-type="float" office:value="1443134782.84047" calcext:value-type="float">
            <text:p>1443134782.84047</text:p>
          </table:table-cell>
          <table:table-cell table:formula="of:=[.G87]-[.$B$2]" office:value-type="float" office:value="21.8858587741852" calcext:value-type="float">
            <text:p>21.8858587742</text:p>
          </table:table-cell>
          <table:table-cell table:formula="of:=[.C87]/([.H87]-[.H86])" office:value-type="float" office:value="34077.2257028795" calcext:value-type="float">
            <text:p>34077.2257028795</text:p>
          </table:table-cell>
          <table:table-cell table:formula="of:=[.G87]-[.$B87]" office:value-type="float" office:value="1.67885994911194" calcext:value-type="float">
            <text:p>1.67885994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4781.2585" calcext:value-type="float">
            <text:p>1443134781.2585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03891658783" calcext:value-type="float">
            <text:p>20.3038916588</text:p>
          </table:table-cell>
          <table:table-cell table:formula="of:=[.C88]/([.D88]-[.D87])" office:value-type="float" office:value="84877.2781755816" calcext:value-type="float">
            <text:p>84877.2781755816</text:p>
          </table:table-cell>
          <table:table-cell/>
          <table:table-cell office:value-type="float" office:value="1443134783.00132" calcext:value-type="float">
            <text:p>1443134783.00132</text:p>
          </table:table-cell>
          <table:table-cell table:formula="of:=[.G88]-[.$B$2]" office:value-type="float" office:value="22.0467135906219" calcext:value-type="float">
            <text:p>22.0467135906</text:p>
          </table:table-cell>
          <table:table-cell table:formula="of:=[.C88]/([.H88]-[.H87])" office:value-type="float" office:value="51126.8495540068" calcext:value-type="float">
            <text:p>51126.8495540068</text:p>
          </table:table-cell>
          <table:table-cell table:formula="of:=[.G88]-[.$B88]" office:value-type="float" office:value="1.74282193183899" calcext:value-type="float">
            <text:p>1.742821931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4781.35538" calcext:value-type="float">
            <text:p>1443134781.35538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007685184479" calcext:value-type="float">
            <text:p>20.4007685184</text:p>
          </table:table-cell>
          <table:table-cell table:formula="of:=[.C89]/([.D89]-[.D88])" office:value-type="float" office:value="84891.2736069855" calcext:value-type="float">
            <text:p>84891.2736069855</text:p>
          </table:table-cell>
          <table:table-cell/>
          <table:table-cell office:value-type="float" office:value="1443134783.16232" calcext:value-type="float">
            <text:p>1443134783.16232</text:p>
          </table:table-cell>
          <table:table-cell table:formula="of:=[.G89]-[.$B$2]" office:value-type="float" office:value="22.2077131271362" calcext:value-type="float">
            <text:p>22.2077131271</text:p>
          </table:table-cell>
          <table:table-cell table:formula="of:=[.C89]/([.H89]-[.H88])" office:value-type="float" office:value="51080.8923929446" calcext:value-type="float">
            <text:p>51080.8923929446</text:p>
          </table:table-cell>
          <table:table-cell table:formula="of:=[.G89]-[.$B89]" office:value-type="float" office:value="1.80694460868835" calcext:value-type="float">
            <text:p>1.80694460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4781.45226" calcext:value-type="float">
            <text:p>1443134781.45226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4976561069489" calcext:value-type="float">
            <text:p>20.4976561069</text:p>
          </table:table-cell>
          <table:table-cell table:formula="of:=[.C90]/([.D90]-[.D89])" office:value-type="float" office:value="84881.8731814871" calcext:value-type="float">
            <text:p>84881.8731814871</text:p>
          </table:table-cell>
          <table:table-cell/>
          <table:table-cell office:value-type="float" office:value="1443134783.32626" calcext:value-type="float">
            <text:p>1443134783.32626</text:p>
          </table:table-cell>
          <table:table-cell table:formula="of:=[.G90]-[.$B$2]" office:value-type="float" office:value="22.3716571331024" calcext:value-type="float">
            <text:p>22.3716571331</text:p>
          </table:table-cell>
          <table:table-cell table:formula="of:=[.C90]/([.H90]-[.H89])" office:value-type="float" office:value="50163.468627796" calcext:value-type="float">
            <text:p>50163.468627796</text:p>
          </table:table-cell>
          <table:table-cell table:formula="of:=[.G90]-[.$B90]" office:value-type="float" office:value="1.87400102615356" calcext:value-type="float">
            <text:p>1.874001026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4781.54915" calcext:value-type="float">
            <text:p>1443134781.54915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594544172287" calcext:value-type="float">
            <text:p>20.5945441723</text:p>
          </table:table-cell>
          <table:table-cell table:formula="of:=[.C91]/([.D91]-[.D90])" office:value-type="float" office:value="84881.4554331189" calcext:value-type="float">
            <text:p>84881.4554331189</text:p>
          </table:table-cell>
          <table:table-cell/>
          <table:table-cell office:value-type="float" office:value="1443134783.49103" calcext:value-type="float">
            <text:p>1443134783.49103</text:p>
          </table:table-cell>
          <table:table-cell table:formula="of:=[.G91]-[.$B$2]" office:value-type="float" office:value="22.5364232063293" calcext:value-type="float">
            <text:p>22.5364232063</text:p>
          </table:table-cell>
          <table:table-cell table:formula="of:=[.C91]/([.H91]-[.H90])" office:value-type="float" office:value="49913.1880667767" calcext:value-type="float">
            <text:p>49913.1880667767</text:p>
          </table:table-cell>
          <table:table-cell table:formula="of:=[.G91]-[.$B91]" office:value-type="float" office:value="1.94187903404236" calcext:value-type="float">
            <text:p>1.94187903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4781.64605" calcext:value-type="float">
            <text:p>1443134781.64605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6914396286011" calcext:value-type="float">
            <text:p>20.6914396286</text:p>
          </table:table-cell>
          <table:table-cell table:formula="of:=[.C92]/([.D92]-[.D91])" office:value-type="float" office:value="84874.9808591837" calcext:value-type="float">
            <text:p>84874.9808591837</text:p>
          </table:table-cell>
          <table:table-cell/>
          <table:table-cell office:value-type="float" office:value="1443134783.65578" calcext:value-type="float">
            <text:p>1443134783.65578</text:p>
          </table:table-cell>
          <table:table-cell table:formula="of:=[.G92]-[.$B$2]" office:value-type="float" office:value="22.7011702060699" calcext:value-type="float">
            <text:p>22.7011702061</text:p>
          </table:table-cell>
          <table:table-cell table:formula="of:=[.C92]/([.H92]-[.H91])" office:value-type="float" office:value="49918.9667365655" calcext:value-type="float">
            <text:p>49918.9667365655</text:p>
          </table:table-cell>
          <table:table-cell table:formula="of:=[.G92]-[.$B92]" office:value-type="float" office:value="2.00973057746887" calcext:value-type="float">
            <text:p>2.009730577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4781.74295" calcext:value-type="float">
            <text:p>1443134781.74295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7883412837982" calcext:value-type="float">
            <text:p>20.7883412838</text:p>
          </table:table-cell>
          <table:table-cell table:formula="of:=[.C93]/([.D93]-[.D92])" office:value-type="float" office:value="84869.5513329315" calcext:value-type="float">
            <text:p>84869.5513329315</text:p>
          </table:table-cell>
          <table:table-cell/>
          <table:table-cell office:value-type="float" office:value="1443134783.82049" calcext:value-type="float">
            <text:p>1443134783.82049</text:p>
          </table:table-cell>
          <table:table-cell table:formula="of:=[.G93]-[.$B$2]" office:value-type="float" office:value="22.8658802509308" calcext:value-type="float">
            <text:p>22.8658802509</text:p>
          </table:table-cell>
          <table:table-cell table:formula="of:=[.C93]/([.H93]-[.H92])" office:value-type="float" office:value="49930.1667178118" calcext:value-type="float">
            <text:p>49930.1667178118</text:p>
          </table:table-cell>
          <table:table-cell table:formula="of:=[.G93]-[.$B93]" office:value-type="float" office:value="2.07753896713257" calcext:value-type="float">
            <text:p>2.077538967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4781.83984" calcext:value-type="float">
            <text:p>1443134781.83984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8852310180664" calcext:value-type="float">
            <text:p>20.8852310181</text:p>
          </table:table-cell>
          <table:table-cell table:formula="of:=[.C94]/([.D94]-[.D93])" office:value-type="float" office:value="84879.9933462111" calcext:value-type="float">
            <text:p>84879.9933462111</text:p>
          </table:table-cell>
          <table:table-cell/>
          <table:table-cell office:value-type="float" office:value="1443134783.98521" calcext:value-type="float">
            <text:p>1443134783.98521</text:p>
          </table:table-cell>
          <table:table-cell table:formula="of:=[.G94]-[.$B$2]" office:value-type="float" office:value="23.0306026935577" calcext:value-type="float">
            <text:p>23.0306026936</text:p>
          </table:table-cell>
          <table:table-cell table:formula="of:=[.C94]/([.H94]-[.H93])" office:value-type="float" office:value="49926.4087445867" calcext:value-type="float">
            <text:p>49926.4087445867</text:p>
          </table:table-cell>
          <table:table-cell table:formula="of:=[.G94]-[.$B94]" office:value-type="float" office:value="2.14537167549133" calcext:value-type="float">
            <text:p>2.145371675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4781.93703" calcext:value-type="float">
            <text:p>1443134781.93703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0.9824225902557" calcext:value-type="float">
            <text:p>20.9824225903</text:p>
          </table:table-cell>
          <table:table-cell table:formula="of:=[.C95]/([.D95]-[.D94])" office:value-type="float" office:value="84616.3902357654" calcext:value-type="float">
            <text:p>84616.3902357654</text:p>
          </table:table-cell>
          <table:table-cell/>
          <table:table-cell office:value-type="float" office:value="1443134784.06776" calcext:value-type="float">
            <text:p>1443134784.06776</text:p>
          </table:table-cell>
          <table:table-cell table:formula="of:=[.G95]-[.$B$2]" office:value-type="float" office:value="23.1131551265717" calcext:value-type="float">
            <text:p>23.1131551266</text:p>
          </table:table-cell>
          <table:table-cell table:formula="of:=[.C95]/([.H95]-[.H94])" office:value-type="float" office:value="99621.5338512635" calcext:value-type="float">
            <text:p>99621.5338512635</text:p>
          </table:table-cell>
          <table:table-cell table:formula="of:=[.G95]-[.$B95]" office:value-type="float" office:value="2.13073253631592" calcext:value-type="float">
            <text:p>2.130732536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4782.02818" calcext:value-type="float">
            <text:p>1443134782.02818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0735709667206" calcext:value-type="float">
            <text:p>21.0735709667</text:p>
          </table:table-cell>
          <table:table-cell table:formula="of:=[.C96]/([.D96]-[.D95])" office:value-type="float" office:value="90226.5110906504" calcext:value-type="float">
            <text:p>90226.5110906504</text:p>
          </table:table-cell>
          <table:table-cell/>
          <table:table-cell office:value-type="float" office:value="1443134784.25545" calcext:value-type="float">
            <text:p>1443134784.25545</text:p>
          </table:table-cell>
          <table:table-cell table:formula="of:=[.G96]-[.$B$2]" office:value-type="float" office:value="23.3008396625519" calcext:value-type="float">
            <text:p>23.3008396626</text:p>
          </table:table-cell>
          <table:table-cell table:formula="of:=[.C96]/([.H96]-[.H95])" office:value-type="float" office:value="43818.2078083754" calcext:value-type="float">
            <text:p>43818.2078083754</text:p>
          </table:table-cell>
          <table:table-cell table:formula="of:=[.G96]-[.$B96]" office:value-type="float" office:value="2.2272686958313" calcext:value-type="float">
            <text:p>2.227268695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4782.10863" calcext:value-type="float">
            <text:p>1443134782.10863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154027223587" calcext:value-type="float">
            <text:p>21.1540272236</text:p>
          </table:table-cell>
          <table:table-cell table:formula="of:=[.C97]/([.D97]-[.D96])" office:value-type="float" office:value="102217.034700615" calcext:value-type="float">
            <text:p>102217.034700615</text:p>
          </table:table-cell>
          <table:table-cell/>
          <table:table-cell office:value-type="float" office:value="1443134784.4782" calcext:value-type="float">
            <text:p>1443134784.4782</text:p>
          </table:table-cell>
          <table:table-cell table:formula="of:=[.G97]-[.$B$2]" office:value-type="float" office:value="23.5235939025879" calcext:value-type="float">
            <text:p>23.5235939026</text:p>
          </table:table-cell>
          <table:table-cell table:formula="of:=[.C97]/([.H97]-[.H96])" office:value-type="float" office:value="36919.61149054" calcext:value-type="float">
            <text:p>36919.61149054</text:p>
          </table:table-cell>
          <table:table-cell table:formula="of:=[.G97]-[.$B97]" office:value-type="float" office:value="2.36956667900085" calcext:value-type="float">
            <text:p>2.36956667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4782.18908" calcext:value-type="float">
            <text:p>1443134782.18908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2344748973846" calcext:value-type="float">
            <text:p>21.2344748974</text:p>
          </table:table-cell>
          <table:table-cell table:formula="of:=[.C98]/([.D98]-[.D97])" office:value-type="float" office:value="102227.940371404" calcext:value-type="float">
            <text:p>102227.940371404</text:p>
          </table:table-cell>
          <table:table-cell/>
          <table:table-cell office:value-type="float" office:value="1443134784.64216" calcext:value-type="float">
            <text:p>1443134784.64216</text:p>
          </table:table-cell>
          <table:table-cell table:formula="of:=[.G98]-[.$B$2]" office:value-type="float" office:value="23.6875491142273" calcext:value-type="float">
            <text:p>23.6875491142</text:p>
          </table:table-cell>
          <table:table-cell table:formula="of:=[.C98]/([.H98]-[.H97])" office:value-type="float" office:value="50160.0401583299" calcext:value-type="float">
            <text:p>50160.0401583299</text:p>
          </table:table-cell>
          <table:table-cell table:formula="of:=[.G98]-[.$B98]" office:value-type="float" office:value="2.45307421684265" calcext:value-type="float">
            <text:p>2.453074216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4782.26953" calcext:value-type="float">
            <text:p>1443134782.26953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3149182796478" calcext:value-type="float">
            <text:p>21.3149182796</text:p>
          </table:table-cell>
          <table:table-cell table:formula="of:=[.C99]/([.D99]-[.D98])" office:value-type="float" office:value="102233.394079501" calcext:value-type="float">
            <text:p>102233.394079501</text:p>
          </table:table-cell>
          <table:table-cell/>
          <table:table-cell office:value-type="float" office:value="1443134784.80614" calcext:value-type="float">
            <text:p>1443134784.80614</text:p>
          </table:table-cell>
          <table:table-cell table:formula="of:=[.G99]-[.$B$2]" office:value-type="float" office:value="23.8515300750732" calcext:value-type="float">
            <text:p>23.8515300751</text:p>
          </table:table-cell>
          <table:table-cell table:formula="of:=[.C99]/([.H99]-[.H98])" office:value-type="float" office:value="50152.1637486079" calcext:value-type="float">
            <text:p>50152.1637486079</text:p>
          </table:table-cell>
          <table:table-cell table:formula="of:=[.G99]-[.$B99]" office:value-type="float" office:value="2.53661179542541" calcext:value-type="float">
            <text:p>2.536611795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4782.34998" calcext:value-type="float">
            <text:p>1443134782.34998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3953680992126" calcext:value-type="float">
            <text:p>21.3953680992</text:p>
          </table:table-cell>
          <table:table-cell table:formula="of:=[.C100]/([.D100]-[.D99])" office:value-type="float" office:value="102225.213735549" calcext:value-type="float">
            <text:p>102225.213735549</text:p>
          </table:table-cell>
          <table:table-cell/>
          <table:table-cell office:value-type="float" office:value="1443134784.99308" calcext:value-type="float">
            <text:p>1443134784.99308</text:p>
          </table:table-cell>
          <table:table-cell table:formula="of:=[.G100]-[.$B$2]" office:value-type="float" office:value="24.0384747982025" calcext:value-type="float">
            <text:p>24.0384747982</text:p>
          </table:table-cell>
          <table:table-cell table:formula="of:=[.C100]/([.H100]-[.H99])" office:value-type="float" office:value="43991.6134691488" calcext:value-type="float">
            <text:p>43991.6134691488</text:p>
          </table:table-cell>
          <table:table-cell table:formula="of:=[.G100]-[.$B100]" office:value-type="float" office:value="2.64310669898987" calcext:value-type="float">
            <text:p>2.6431066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4782.43042" calcext:value-type="float">
            <text:p>1443134782.43042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4758133888245" calcext:value-type="float">
            <text:p>21.4758133888</text:p>
          </table:table-cell>
          <table:table-cell table:formula="of:=[.C101]/([.D101]-[.D100])" office:value-type="float" office:value="102230.970137399" calcext:value-type="float">
            <text:p>102230.970137399</text:p>
          </table:table-cell>
          <table:table-cell/>
          <table:table-cell office:value-type="float" office:value="1443134785.13407" calcext:value-type="float">
            <text:p>1443134785.13407</text:p>
          </table:table-cell>
          <table:table-cell table:formula="of:=[.G101]-[.$B$2]" office:value-type="float" office:value="24.1794672012329" calcext:value-type="float">
            <text:p>24.1794672012</text:p>
          </table:table-cell>
          <table:table-cell table:formula="of:=[.C101]/([.H101]-[.H100])" office:value-type="float" office:value="58329.3838762862" calcext:value-type="float">
            <text:p>58329.3838762862</text:p>
          </table:table-cell>
          <table:table-cell table:formula="of:=[.G101]-[.$B101]" office:value-type="float" office:value="2.70365381240845" calcext:value-type="float">
            <text:p>2.70365381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4782.51087" calcext:value-type="float">
            <text:p>1443134782.51087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5562584400177" calcext:value-type="float">
            <text:p>21.55625844</text:p>
          </table:table-cell>
          <table:table-cell table:formula="of:=[.C102]/([.D102]-[.D101])" office:value-type="float" office:value="102231.273123876" calcext:value-type="float">
            <text:p>102231.273123876</text:p>
          </table:table-cell>
          <table:table-cell/>
          <table:table-cell office:value-type="float" office:value="1443134785.29342" calcext:value-type="float">
            <text:p>1443134785.29342</text:p>
          </table:table-cell>
          <table:table-cell table:formula="of:=[.G102]-[.$B$2]" office:value-type="float" office:value="24.3388092517853" calcext:value-type="float">
            <text:p>24.3388092518</text:p>
          </table:table-cell>
          <table:table-cell table:formula="of:=[.C102]/([.H102]-[.H101])" office:value-type="float" office:value="51612.2390259887" calcext:value-type="float">
            <text:p>51612.2390259887</text:p>
          </table:table-cell>
          <table:table-cell table:formula="of:=[.G102]-[.$B102]" office:value-type="float" office:value="2.78255081176758" calcext:value-type="float">
            <text:p>2.782550811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4782.59132" calcext:value-type="float">
            <text:p>1443134782.59132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6367094516754" calcext:value-type="float">
            <text:p>21.6367094517</text:p>
          </table:table-cell>
          <table:table-cell table:formula="of:=[.C103]/([.D103]-[.D102])" office:value-type="float" office:value="102223.699000699" calcext:value-type="float">
            <text:p>102223.699000699</text:p>
          </table:table-cell>
          <table:table-cell/>
          <table:table-cell office:value-type="float" office:value="1443134785.45033" calcext:value-type="float">
            <text:p>1443134785.45033</text:p>
          </table:table-cell>
          <table:table-cell table:formula="of:=[.G103]-[.$B$2]" office:value-type="float" office:value="24.4957220554352" calcext:value-type="float">
            <text:p>24.4957220554</text:p>
          </table:table-cell>
          <table:table-cell table:formula="of:=[.C103]/([.H103]-[.H102])" office:value-type="float" office:value="52411.274342845" calcext:value-type="float">
            <text:p>52411.274342845</text:p>
          </table:table-cell>
          <table:table-cell table:formula="of:=[.G103]-[.$B103]" office:value-type="float" office:value="2.85901260375977" calcext:value-type="float">
            <text:p>2.859012603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4782.67178" calcext:value-type="float">
            <text:p>1443134782.67178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7171697616577" calcext:value-type="float">
            <text:p>21.7171697617</text:p>
          </table:table-cell>
          <table:table-cell table:formula="of:=[.C104]/([.D104]-[.D103])" office:value-type="float" office:value="102211.885609304" calcext:value-type="float">
            <text:p>102211.885609304</text:p>
          </table:table-cell>
          <table:table-cell/>
          <table:table-cell office:value-type="float" office:value="1443134785.60724" calcext:value-type="float">
            <text:p>1443134785.60724</text:p>
          </table:table-cell>
          <table:table-cell table:formula="of:=[.G104]-[.$B$2]" office:value-type="float" office:value="24.6526348590851" calcext:value-type="float">
            <text:p>24.6526348591</text:p>
          </table:table-cell>
          <table:table-cell table:formula="of:=[.C104]/([.H104]-[.H103])" office:value-type="float" office:value="52411.274342845" calcext:value-type="float">
            <text:p>52411.274342845</text:p>
          </table:table-cell>
          <table:table-cell table:formula="of:=[.G104]-[.$B104]" office:value-type="float" office:value="2.93546509742737" calcext:value-type="float">
            <text:p>2.935465097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4782.75222" calcext:value-type="float">
            <text:p>1443134782.75222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1.7976143360138" calcext:value-type="float">
            <text:p>21.797614336</text:p>
          </table:table-cell>
          <table:table-cell table:formula="of:=[.C105]/([.D105]-[.D104])" office:value-type="float" office:value="102231.879102217" calcext:value-type="float">
            <text:p>102231.879102217</text:p>
          </table:table-cell>
          <table:table-cell/>
          <table:table-cell office:value-type="float" office:value="1443134785.76417" calcext:value-type="float">
            <text:p>1443134785.76417</text:p>
          </table:table-cell>
          <table:table-cell table:formula="of:=[.G105]-[.$B$2]" office:value-type="float" office:value="24.8095586299896" calcext:value-type="float">
            <text:p>24.80955863</text:p>
          </table:table-cell>
          <table:table-cell table:formula="of:=[.C105]/([.H105]-[.H104])" office:value-type="float" office:value="52407.6113682151" calcext:value-type="float">
            <text:p>52407.6113682151</text:p>
          </table:table-cell>
          <table:table-cell table:formula="of:=[.G105]-[.$B105]" office:value-type="float" office:value="3.01194429397583" calcext:value-type="float">
            <text:p>3.01194429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4782.83267" calcext:value-type="float">
            <text:p>1443134782.83267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1.8780589103699" calcext:value-type="float">
            <text:p>21.8780589104</text:p>
          </table:table-cell>
          <table:table-cell table:formula="of:=[.C106]/([.D106]-[.D105])" office:value-type="float" office:value="102231.879102217" calcext:value-type="float">
            <text:p>102231.879102217</text:p>
          </table:table-cell>
          <table:table-cell/>
          <table:table-cell office:value-type="float" office:value="1443134785.92117" calcext:value-type="float">
            <text:p>1443134785.92117</text:p>
          </table:table-cell>
          <table:table-cell table:formula="of:=[.G106]-[.$B$2]" office:value-type="float" office:value="24.9665594100952" calcext:value-type="float">
            <text:p>24.9665594101</text:p>
          </table:table-cell>
          <table:table-cell table:formula="of:=[.C106]/([.H106]-[.H105])" office:value-type="float" office:value="52381.9053285528" calcext:value-type="float">
            <text:p>52381.9053285528</text:p>
          </table:table-cell>
          <table:table-cell table:formula="of:=[.G106]-[.$B106]" office:value-type="float" office:value="3.08850049972534" calcext:value-type="float">
            <text:p>3.088500499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4782.9131" calcext:value-type="float">
            <text:p>1443134782.9131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1.9584946632385" calcext:value-type="float">
            <text:p>21.9584946632</text:p>
          </table:table-cell>
          <table:table-cell table:formula="of:=[.C107]/([.D107]-[.D106])" office:value-type="float" office:value="102243.090997475" calcext:value-type="float">
            <text:p>102243.090997475</text:p>
          </table:table-cell>
          <table:table-cell/>
          <table:table-cell office:value-type="float" office:value="1443134786.07838" calcext:value-type="float">
            <text:p>1443134786.07838</text:p>
          </table:table-cell>
          <table:table-cell table:formula="of:=[.G107]-[.$B$2]" office:value-type="float" office:value="25.1237757205963" calcext:value-type="float">
            <text:p>25.1237757206</text:p>
          </table:table-cell>
          <table:table-cell table:formula="of:=[.C107]/([.H107]-[.H106])" office:value-type="float" office:value="52310.0941231065" calcext:value-type="float">
            <text:p>52310.0941231065</text:p>
          </table:table-cell>
          <table:table-cell table:formula="of:=[.G107]-[.$B107]" office:value-type="float" office:value="3.16528105735779" calcext:value-type="float">
            <text:p>3.165281057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4782.99355" calcext:value-type="float">
            <text:p>1443134782.99355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0389459133148" calcext:value-type="float">
            <text:p>22.0389459133</text:p>
          </table:table-cell>
          <table:table-cell table:formula="of:=[.C108]/([.D108]-[.D107])" office:value-type="float" office:value="102223.396059116" calcext:value-type="float">
            <text:p>102223.396059116</text:p>
          </table:table-cell>
          <table:table-cell/>
          <table:table-cell office:value-type="float" office:value="1443134786.23326" calcext:value-type="float">
            <text:p>1443134786.23326</text:p>
          </table:table-cell>
          <table:table-cell table:formula="of:=[.G108]-[.$B$2]" office:value-type="float" office:value="25.2786519527435" calcext:value-type="float">
            <text:p>25.2786519527</text:p>
          </table:table-cell>
          <table:table-cell table:formula="of:=[.C108]/([.H108]-[.H107])" office:value-type="float" office:value="53100.4653585756" calcext:value-type="float">
            <text:p>53100.4653585756</text:p>
          </table:table-cell>
          <table:table-cell table:formula="of:=[.G108]-[.$B108]" office:value-type="float" office:value="3.23970603942871" calcext:value-type="float">
            <text:p>3.23970603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4783.07579" calcext:value-type="float">
            <text:p>1443134783.07579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1211791038513" calcext:value-type="float">
            <text:p>22.1211791039</text:p>
          </table:table-cell>
          <table:table-cell table:formula="of:=[.C109]/([.D109]-[.D108])" office:value-type="float" office:value="100008.280675305" calcext:value-type="float">
            <text:p>100008.280675305</text:p>
          </table:table-cell>
          <table:table-cell/>
          <table:table-cell office:value-type="float" office:value="1443134786.38307" calcext:value-type="float">
            <text:p>1443134786.38307</text:p>
          </table:table-cell>
          <table:table-cell table:formula="of:=[.G109]-[.$B$2]" office:value-type="float" office:value="25.4284617900848" calcext:value-type="float">
            <text:p>25.4284617901</text:p>
          </table:table-cell>
          <table:table-cell table:formula="of:=[.C109]/([.H109]-[.H108])" office:value-type="float" office:value="54896.26146021" calcext:value-type="float">
            <text:p>54896.26146021</text:p>
          </table:table-cell>
          <table:table-cell table:formula="of:=[.G109]-[.$B109]" office:value-type="float" office:value="3.30728268623352" calcext:value-type="float">
            <text:p>3.307282686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4783.15815" calcext:value-type="float">
            <text:p>1443134783.15815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2035467624664" calcext:value-type="float">
            <text:p>22.2035467625</text:p>
          </table:table-cell>
          <table:table-cell table:formula="of:=[.C110]/([.D110]-[.D109])" office:value-type="float" office:value="99845.0136652435" calcext:value-type="float">
            <text:p>99845.0136652435</text:p>
          </table:table-cell>
          <table:table-cell/>
          <table:table-cell office:value-type="float" office:value="1443134786.53279" calcext:value-type="float">
            <text:p>1443134786.53279</text:p>
          </table:table-cell>
          <table:table-cell table:formula="of:=[.G110]-[.$B$2]" office:value-type="float" office:value="25.5781850814819" calcext:value-type="float">
            <text:p>25.5781850815</text:p>
          </table:table-cell>
          <table:table-cell table:formula="of:=[.C110]/([.H110]-[.H109])" office:value-type="float" office:value="54927.9936558994" calcext:value-type="float">
            <text:p>54927.9936558994</text:p>
          </table:table-cell>
          <table:table-cell table:formula="of:=[.G110]-[.$B110]" office:value-type="float" office:value="3.3746383190155" calcext:value-type="float">
            <text:p>3.37463831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4783.24055" calcext:value-type="float">
            <text:p>1443134783.24055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2859454154968" calcext:value-type="float">
            <text:p>22.2859454155</text:p>
          </table:table-cell>
          <table:table-cell table:formula="of:=[.C111]/([.D111]-[.D110])" office:value-type="float" office:value="99807.4567671185" calcext:value-type="float">
            <text:p>99807.4567671185</text:p>
          </table:table-cell>
          <table:table-cell/>
          <table:table-cell office:value-type="float" office:value="1443134786.68261" calcext:value-type="float">
            <text:p>1443134786.68261</text:p>
          </table:table-cell>
          <table:table-cell table:formula="of:=[.G111]-[.$B$2]" office:value-type="float" office:value="25.7279980182648" calcext:value-type="float">
            <text:p>25.7279980183</text:p>
          </table:table-cell>
          <table:table-cell table:formula="of:=[.C111]/([.H111]-[.H110])" office:value-type="float" office:value="54895.1257254986" calcext:value-type="float">
            <text:p>54895.1257254986</text:p>
          </table:table-cell>
          <table:table-cell table:formula="of:=[.G111]-[.$B111]" office:value-type="float" office:value="3.44205260276794" calcext:value-type="float">
            <text:p>3.442052602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4783.32295" calcext:value-type="float">
            <text:p>1443134783.32295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3683435916901" calcext:value-type="float">
            <text:p>22.3683435917</text:p>
          </table:table-cell>
          <table:table-cell table:formula="of:=[.C112]/([.D112]-[.D111])" office:value-type="float" office:value="99808.0343515537" calcext:value-type="float">
            <text:p>99808.0343515537</text:p>
          </table:table-cell>
          <table:table-cell/>
          <table:table-cell office:value-type="float" office:value="1443134786.83242" calcext:value-type="float">
            <text:p>1443134786.83242</text:p>
          </table:table-cell>
          <table:table-cell table:formula="of:=[.G112]-[.$B$2]" office:value-type="float" office:value="25.877815246582" calcext:value-type="float">
            <text:p>25.8778152466</text:p>
          </table:table-cell>
          <table:table-cell table:formula="of:=[.C112]/([.H112]-[.H111])" office:value-type="float" office:value="54893.5532473237" calcext:value-type="float">
            <text:p>54893.5532473237</text:p>
          </table:table-cell>
          <table:table-cell table:formula="of:=[.G112]-[.$B112]" office:value-type="float" office:value="3.50947165489197" calcext:value-type="float">
            <text:p>3.509471654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4783.40534" calcext:value-type="float">
            <text:p>1443134783.40534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4507305622101" calcext:value-type="float">
            <text:p>22.4507305622</text:p>
          </table:table-cell>
          <table:table-cell table:formula="of:=[.C113]/([.D113]-[.D112])" office:value-type="float" office:value="99821.6095104701" calcext:value-type="float">
            <text:p>99821.6095104701</text:p>
          </table:table-cell>
          <table:table-cell/>
          <table:table-cell office:value-type="float" office:value="1443134786.98222" calcext:value-type="float">
            <text:p>1443134786.98222</text:p>
          </table:table-cell>
          <table:table-cell table:formula="of:=[.G113]-[.$B$2]" office:value-type="float" office:value="26.0276112556458" calcext:value-type="float">
            <text:p>26.0276112556</text:p>
          </table:table-cell>
          <table:table-cell table:formula="of:=[.C113]/([.H113]-[.H112])" office:value-type="float" office:value="54901.329156918" calcext:value-type="float">
            <text:p>54901.329156918</text:p>
          </table:table-cell>
          <table:table-cell table:formula="of:=[.G113]-[.$B113]" office:value-type="float" office:value="3.57688069343567" calcext:value-type="float">
            <text:p>3.576880693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4783.48772" calcext:value-type="float">
            <text:p>1443134783.48772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5331161022186" calcext:value-type="float">
            <text:p>22.5331161022</text:p>
          </table:table-cell>
          <table:table-cell table:formula="of:=[.C114]/([.D114]-[.D113])" office:value-type="float" office:value="99823.3427752858" calcext:value-type="float">
            <text:p>99823.3427752858</text:p>
          </table:table-cell>
          <table:table-cell/>
          <table:table-cell office:value-type="float" office:value="1443134790.99118" calcext:value-type="float">
            <text:p>1443134790.99118</text:p>
          </table:table-cell>
          <table:table-cell table:formula="of:=[.G114]-[.$B$2]" office:value-type="float" office:value="30.0365726947784" calcext:value-type="float">
            <text:p>30.0365726948</text:p>
          </table:table-cell>
          <table:table-cell table:formula="of:=[.C114]/([.H114]-[.H113])" office:value-type="float" office:value="2051.40411671787" calcext:value-type="float">
            <text:p>2051.4041167179</text:p>
          </table:table-cell>
          <table:table-cell table:formula="of:=[.G114]-[.$B114]" office:value-type="float" office:value="7.50345659255981" calcext:value-type="float">
            <text:p>7.503456592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4783.57011" calcext:value-type="float">
            <text:p>1443134783.57011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6155002117157" calcext:value-type="float">
            <text:p>22.6155002117</text:p>
          </table:table-cell>
          <table:table-cell table:formula="of:=[.C115]/([.D115]-[.D114])" office:value-type="float" office:value="99825.076100294" calcext:value-type="float">
            <text:p>99825.076100294</text:p>
          </table:table-cell>
          <table:table-cell/>
          <table:table-cell office:value-type="float" office:value="1443134791.18884" calcext:value-type="float">
            <text:p>1443134791.18884</text:p>
          </table:table-cell>
          <table:table-cell table:formula="of:=[.G115]-[.$B$2]" office:value-type="float" office:value="30.2342338562012" calcext:value-type="float">
            <text:p>30.2342338562</text:p>
          </table:table-cell>
          <table:table-cell table:formula="of:=[.C115]/([.H115]-[.H114])" office:value-type="float" office:value="41606.5550804474" calcext:value-type="float">
            <text:p>41606.5550804474</text:p>
          </table:table-cell>
          <table:table-cell table:formula="of:=[.G115]-[.$B115]" office:value-type="float" office:value="7.61873364448547" calcext:value-type="float">
            <text:p>7.618733644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4783.65251" calcext:value-type="float">
            <text:p>1443134783.65251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6979012489319" calcext:value-type="float">
            <text:p>22.6979012489</text:p>
          </table:table-cell>
          <table:table-cell table:formula="of:=[.C116]/([.D116]-[.D115])" office:value-type="float" office:value="99804.5689452136" calcext:value-type="float">
            <text:p>99804.5689452136</text:p>
          </table:table-cell>
          <table:table-cell/>
          <table:table-cell office:value-type="float" office:value="1443134791.33327" calcext:value-type="float">
            <text:p>1443134791.33327</text:p>
          </table:table-cell>
          <table:table-cell table:formula="of:=[.G116]-[.$B$2]" office:value-type="float" office:value="30.3786671161652" calcext:value-type="float">
            <text:p>30.3786671162</text:p>
          </table:table-cell>
          <table:table-cell table:formula="of:=[.C116]/([.H116]-[.H115])" office:value-type="float" office:value="56939.7935215922" calcext:value-type="float">
            <text:p>56939.7935215922</text:p>
          </table:table-cell>
          <table:table-cell table:formula="of:=[.G116]-[.$B116]" office:value-type="float" office:value="7.68076586723328" calcext:value-type="float">
            <text:p>7.680765867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4783.7349" calcext:value-type="float">
            <text:p>1443134783.7349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7802948951721" calcext:value-type="float">
            <text:p>22.7802948952</text:p>
          </table:table-cell>
          <table:table-cell table:formula="of:=[.C117]/([.D117]-[.D116])" office:value-type="float" office:value="99813.5217371175" calcext:value-type="float">
            <text:p>99813.5217371175</text:p>
          </table:table-cell>
          <table:table-cell/>
          <table:table-cell office:value-type="float" office:value="1443134791.52301" calcext:value-type="float">
            <text:p>1443134791.52301</text:p>
          </table:table-cell>
          <table:table-cell table:formula="of:=[.G117]-[.$B$2]" office:value-type="float" office:value="30.5683975219727" calcext:value-type="float">
            <text:p>30.568397522</text:p>
          </table:table-cell>
          <table:table-cell table:formula="of:=[.C117]/([.H117]-[.H116])" office:value-type="float" office:value="43345.7144889273" calcext:value-type="float">
            <text:p>43345.7144889273</text:p>
          </table:table-cell>
          <table:table-cell table:formula="of:=[.G117]-[.$B117]" office:value-type="float" office:value="7.78810262680054" calcext:value-type="float">
            <text:p>7.788102626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4783.81729" calcext:value-type="float">
            <text:p>1443134783.81729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2.8626816272736" calcext:value-type="float">
            <text:p>22.8626816273</text:p>
          </table:table-cell>
          <table:table-cell table:formula="of:=[.C118]/([.D118]-[.D117])" office:value-type="float" office:value="99821.8983837595" calcext:value-type="float">
            <text:p>99821.8983837595</text:p>
          </table:table-cell>
          <table:table-cell/>
          <table:table-cell office:value-type="float" office:value="1443134791.71268" calcext:value-type="float">
            <text:p>1443134791.71268</text:p>
          </table:table-cell>
          <table:table-cell table:formula="of:=[.G118]-[.$B$2]" office:value-type="float" office:value="30.758068561554" calcext:value-type="float">
            <text:p>30.7580685616</text:p>
          </table:table-cell>
          <table:table-cell table:formula="of:=[.C118]/([.H118]-[.H117])" office:value-type="float" office:value="43359.2815126367" calcext:value-type="float">
            <text:p>43359.2815126367</text:p>
          </table:table-cell>
          <table:table-cell table:formula="of:=[.G118]-[.$B118]" office:value-type="float" office:value="7.8953869342804" calcext:value-type="float">
            <text:p>7.895386934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4783.89969" calcext:value-type="float">
            <text:p>1443134783.89969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2.9450814723968" calcext:value-type="float">
            <text:p>22.9450814724</text:p>
          </table:table-cell>
          <table:table-cell table:formula="of:=[.C119]/([.D119]-[.D118])" office:value-type="float" office:value="99806.0128352768" calcext:value-type="float">
            <text:p>99806.0128352768</text:p>
          </table:table-cell>
          <table:table-cell/>
          <table:table-cell office:value-type="float" office:value="1443134791.90248" calcext:value-type="float">
            <text:p>1443134791.90248</text:p>
          </table:table-cell>
          <table:table-cell table:formula="of:=[.G119]-[.$B$2]" office:value-type="float" office:value="30.9478690624237" calcext:value-type="float">
            <text:p>30.9478690624</text:p>
          </table:table-cell>
          <table:table-cell table:formula="of:=[.C119]/([.H119]-[.H118])" office:value-type="float" office:value="43329.7065198139" calcext:value-type="float">
            <text:p>43329.7065198139</text:p>
          </table:table-cell>
          <table:table-cell table:formula="of:=[.G119]-[.$B119]" office:value-type="float" office:value="8.00278759002686" calcext:value-type="float">
            <text:p>8.002787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4783.98208" calcext:value-type="float">
            <text:p>1443134783.98208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0274674892426" calcext:value-type="float">
            <text:p>23.0274674892</text:p>
          </table:table-cell>
          <table:table-cell table:formula="of:=[.C120]/([.D120]-[.D119])" office:value-type="float" office:value="99822.7650136593" calcext:value-type="float">
            <text:p>99822.7650136593</text:p>
          </table:table-cell>
          <table:table-cell/>
          <table:table-cell office:value-type="float" office:value="1443134792.04323" calcext:value-type="float">
            <text:p>1443134792.04323</text:p>
          </table:table-cell>
          <table:table-cell table:formula="of:=[.G120]-[.$B$2]" office:value-type="float" office:value="31.0886175632477" calcext:value-type="float">
            <text:p>31.0886175632</text:p>
          </table:table-cell>
          <table:table-cell table:formula="of:=[.C120]/([.H120]-[.H119])" office:value-type="float" office:value="58430.4625047854" calcext:value-type="float">
            <text:p>58430.4625047854</text:p>
          </table:table-cell>
          <table:table-cell table:formula="of:=[.G120]-[.$B120]" office:value-type="float" office:value="8.06115007400513" calcext:value-type="float">
            <text:p>8.06115007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4784.06414" calcext:value-type="float">
            <text:p>1443134784.06414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1095309257507" calcext:value-type="float">
            <text:p>23.1095309258</text:p>
          </table:table-cell>
          <table:table-cell table:formula="of:=[.C121]/([.D121]-[.D120])" office:value-type="float" office:value="100215.154884238" calcext:value-type="float">
            <text:p>100215.154884238</text:p>
          </table:table-cell>
          <table:table-cell/>
          <table:table-cell office:value-type="float" office:value="1443134792.2188" calcext:value-type="float">
            <text:p>1443134792.2188</text:p>
          </table:table-cell>
          <table:table-cell table:formula="of:=[.G121]-[.$B$2]" office:value-type="float" office:value="31.2641932964325" calcext:value-type="float">
            <text:p>31.2641932964</text:p>
          </table:table-cell>
          <table:table-cell table:formula="of:=[.C121]/([.H121]-[.H120])" office:value-type="float" office:value="46840.186003058" calcext:value-type="float">
            <text:p>46840.186003058</text:p>
          </table:table-cell>
          <table:table-cell table:formula="of:=[.G121]-[.$B121]" office:value-type="float" office:value="8.15466237068176" calcext:value-type="float">
            <text:p>8.154662370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4784.1461" calcext:value-type="float">
            <text:p>1443134784.1461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1914956569672" calcext:value-type="float">
            <text:p>23.191495657</text:p>
          </table:table-cell>
          <table:table-cell table:formula="of:=[.C122]/([.D122]-[.D121])" office:value-type="float" office:value="100335.83808485" calcext:value-type="float">
            <text:p>100335.83808485</text:p>
          </table:table-cell>
          <table:table-cell/>
          <table:table-cell office:value-type="float" office:value="1443134792.39443" calcext:value-type="float">
            <text:p>1443134792.39443</text:p>
          </table:table-cell>
          <table:table-cell table:formula="of:=[.G122]-[.$B$2]" office:value-type="float" office:value="31.439825296402" calcext:value-type="float">
            <text:p>31.4398252964</text:p>
          </table:table-cell>
          <table:table-cell table:formula="of:=[.C122]/([.H122]-[.H121])" office:value-type="float" office:value="46825.1799297907" calcext:value-type="float">
            <text:p>46825.1799297907</text:p>
          </table:table-cell>
          <table:table-cell table:formula="of:=[.G122]-[.$B122]" office:value-type="float" office:value="8.24832963943481" calcext:value-type="float">
            <text:p>8.248329639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4784.22807" calcext:value-type="float">
            <text:p>1443134784.22807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2734599113464" calcext:value-type="float">
            <text:p>23.2734599113</text:p>
          </table:table-cell>
          <table:table-cell table:formula="of:=[.C123]/([.D123]-[.D122])" office:value-type="float" office:value="100336.421800962" calcext:value-type="float">
            <text:p>100336.421800962</text:p>
          </table:table-cell>
          <table:table-cell/>
          <table:table-cell office:value-type="float" office:value="1443134792.57004" calcext:value-type="float">
            <text:p>1443134792.57004</text:p>
          </table:table-cell>
          <table:table-cell table:formula="of:=[.G123]-[.$B$2]" office:value-type="float" office:value="31.6154279708862" calcext:value-type="float">
            <text:p>31.6154279709</text:p>
          </table:table-cell>
          <table:table-cell table:formula="of:=[.C123]/([.H123]-[.H122])" office:value-type="float" office:value="46832.9996917985" calcext:value-type="float">
            <text:p>46832.9996917985</text:p>
          </table:table-cell>
          <table:table-cell table:formula="of:=[.G123]-[.$B123]" office:value-type="float" office:value="8.3419680595398" calcext:value-type="float">
            <text:p>8.341968059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4784.31004" calcext:value-type="float">
            <text:p>1443134784.31004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3554284572601" calcext:value-type="float">
            <text:p>23.3554284573</text:p>
          </table:table-cell>
          <table:table-cell table:formula="of:=[.C124]/([.D124]-[.D123])" office:value-type="float" office:value="100331.16860044" calcext:value-type="float">
            <text:p>100331.16860044</text:p>
          </table:table-cell>
          <table:table-cell/>
          <table:table-cell office:value-type="float" office:value="1443134792.74571" calcext:value-type="float">
            <text:p>1443134792.74571</text:p>
          </table:table-cell>
          <table:table-cell table:formula="of:=[.G124]-[.$B$2]" office:value-type="float" office:value="31.7911002635956" calcext:value-type="float">
            <text:p>31.7911002636</text:p>
          </table:table-cell>
          <table:table-cell table:formula="of:=[.C124]/([.H124]-[.H123])" office:value-type="float" office:value="46814.4399618362" calcext:value-type="float">
            <text:p>46814.4399618362</text:p>
          </table:table-cell>
          <table:table-cell table:formula="of:=[.G124]-[.$B124]" office:value-type="float" office:value="8.43567180633545" calcext:value-type="float">
            <text:p>8.435671806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4784.39201" calcext:value-type="float">
            <text:p>1443134784.39201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4373986721039" calcext:value-type="float">
            <text:p>23.4373986721</text:p>
          </table:table-cell>
          <table:table-cell table:formula="of:=[.C125]/([.D125]-[.D124])" office:value-type="float" office:value="100329.125837677" calcext:value-type="float">
            <text:p>100329.125837677</text:p>
          </table:table-cell>
          <table:table-cell/>
          <table:table-cell office:value-type="float" office:value="1443134792.92131" calcext:value-type="float">
            <text:p>1443134792.92131</text:p>
          </table:table-cell>
          <table:table-cell table:formula="of:=[.G125]-[.$B$2]" office:value-type="float" office:value="31.9667026996613" calcext:value-type="float">
            <text:p>31.9667026997</text:p>
          </table:table-cell>
          <table:table-cell table:formula="of:=[.C125]/([.H125]-[.H124])" office:value-type="float" office:value="46833.0632778027" calcext:value-type="float">
            <text:p>46833.0632778027</text:p>
          </table:table-cell>
          <table:table-cell table:formula="of:=[.G125]-[.$B125]" office:value-type="float" office:value="8.52930402755737" calcext:value-type="float">
            <text:p>8.529304027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4784.47397" calcext:value-type="float">
            <text:p>1443134784.47397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5193636417389" calcext:value-type="float">
            <text:p>23.5193636417</text:p>
          </table:table-cell>
          <table:table-cell table:formula="of:=[.C126]/([.D126]-[.D125])" office:value-type="float" office:value="100335.54622934" calcext:value-type="float">
            <text:p>100335.54622934</text:p>
          </table:table-cell>
          <table:table-cell/>
          <table:table-cell office:value-type="float" office:value="1443134793.05226" calcext:value-type="float">
            <text:p>1443134793.05226</text:p>
          </table:table-cell>
          <table:table-cell table:formula="of:=[.G126]-[.$B$2]" office:value-type="float" office:value="32.0976512432098" calcext:value-type="float">
            <text:p>32.0976512432</text:p>
          </table:table-cell>
          <table:table-cell table:formula="of:=[.C126]/([.H126]-[.H125])" office:value-type="float" office:value="62803.2949213274" calcext:value-type="float">
            <text:p>62803.2949213274</text:p>
          </table:table-cell>
          <table:table-cell table:formula="of:=[.G126]-[.$B126]" office:value-type="float" office:value="8.57828760147095" calcext:value-type="float">
            <text:p>8.578287601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4784.55594" calcext:value-type="float">
            <text:p>1443134784.55594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6013362407684" calcext:value-type="float">
            <text:p>23.6013362408</text:p>
          </table:table-cell>
          <table:table-cell table:formula="of:=[.C127]/([.D127]-[.D126])" office:value-type="float" office:value="100326.207749449" calcext:value-type="float">
            <text:p>100326.207749449</text:p>
          </table:table-cell>
          <table:table-cell/>
          <table:table-cell office:value-type="float" office:value="1443134793.21731" calcext:value-type="float">
            <text:p>1443134793.21731</text:p>
          </table:table-cell>
          <table:table-cell table:formula="of:=[.G127]-[.$B$2]" office:value-type="float" office:value="32.2627010345459" calcext:value-type="float">
            <text:p>32.2627010345</text:p>
          </table:table-cell>
          <table:table-cell table:formula="of:=[.C127]/([.H127]-[.H126])" office:value-type="float" office:value="49827.388047132" calcext:value-type="float">
            <text:p>49827.388047132</text:p>
          </table:table-cell>
          <table:table-cell table:formula="of:=[.G127]-[.$B127]" office:value-type="float" office:value="8.66136479377747" calcext:value-type="float">
            <text:p>8.661364793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4784.63792" calcext:value-type="float">
            <text:p>1443134784.63792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6833114624023" calcext:value-type="float">
            <text:p>23.6833114624</text:p>
          </table:table-cell>
          <table:table-cell table:formula="of:=[.C128]/([.D128]-[.D127])" office:value-type="float" office:value="100322.998048449" calcext:value-type="float">
            <text:p>100322.998048449</text:p>
          </table:table-cell>
          <table:table-cell/>
          <table:table-cell office:value-type="float" office:value="1443134793.38239" calcext:value-type="float">
            <text:p>1443134793.38239</text:p>
          </table:table-cell>
          <table:table-cell table:formula="of:=[.G128]-[.$B$2]" office:value-type="float" office:value="32.4277837276459" calcext:value-type="float">
            <text:p>32.4277837276</text:p>
          </table:table-cell>
          <table:table-cell table:formula="of:=[.C128]/([.H128]-[.H127])" office:value-type="float" office:value="49817.4572123043" calcext:value-type="float">
            <text:p>49817.4572123043</text:p>
          </table:table-cell>
          <table:table-cell table:formula="of:=[.G128]-[.$B128]" office:value-type="float" office:value="8.74447226524353" calcext:value-type="float">
            <text:p>8.744472265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4784.7199" calcext:value-type="float">
            <text:p>1443134784.7199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7652912139893" calcext:value-type="float">
            <text:p>23.765291214</text:p>
          </table:table-cell>
          <table:table-cell table:formula="of:=[.C129]/([.D129]-[.D128])" office:value-type="float" office:value="100317.454503153" calcext:value-type="float">
            <text:p>100317.454503153</text:p>
          </table:table-cell>
          <table:table-cell/>
          <table:table-cell office:value-type="float" office:value="1443134793.5475" calcext:value-type="float">
            <text:p>1443134793.5475</text:p>
          </table:table-cell>
          <table:table-cell table:formula="of:=[.G129]-[.$B$2]" office:value-type="float" office:value="32.5928893089294" calcext:value-type="float">
            <text:p>32.5928893089</text:p>
          </table:table-cell>
          <table:table-cell table:formula="of:=[.C129]/([.H129]-[.H128])" office:value-type="float" office:value="49810.5511398507" calcext:value-type="float">
            <text:p>49810.5511398507</text:p>
          </table:table-cell>
          <table:table-cell table:formula="of:=[.G129]-[.$B129]" office:value-type="float" office:value="8.82759809494019" calcext:value-type="float">
            <text:p>8.827598094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4784.80187" calcext:value-type="float">
            <text:p>1443134784.80187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3.8472661972046" calcext:value-type="float">
            <text:p>23.8472661972</text:p>
          </table:table-cell>
          <table:table-cell table:formula="of:=[.C130]/([.D130]-[.D129])" office:value-type="float" office:value="100323.289830962" calcext:value-type="float">
            <text:p>100323.289830962</text:p>
          </table:table-cell>
          <table:table-cell/>
          <table:table-cell office:value-type="float" office:value="1443134793.71254" calcext:value-type="float">
            <text:p>1443134793.71254</text:p>
          </table:table-cell>
          <table:table-cell table:formula="of:=[.G130]-[.$B$2]" office:value-type="float" office:value="32.7579321861267" calcext:value-type="float">
            <text:p>32.7579321861</text:p>
          </table:table-cell>
          <table:table-cell table:formula="of:=[.C130]/([.H130]-[.H129])" office:value-type="float" office:value="49829.4754651566" calcext:value-type="float">
            <text:p>49829.4754651566</text:p>
          </table:table-cell>
          <table:table-cell table:formula="of:=[.G130]-[.$B130]" office:value-type="float" office:value="8.91066598892212" calcext:value-type="float">
            <text:p>8.910665988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4784.88385" calcext:value-type="float">
            <text:p>1443134784.88385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3.9292418956757" calcext:value-type="float">
            <text:p>23.9292418957</text:p>
          </table:table-cell>
          <table:table-cell table:formula="of:=[.C131]/([.D131]-[.D130])" office:value-type="float" office:value="100322.414488513" calcext:value-type="float">
            <text:p>100322.414488513</text:p>
          </table:table-cell>
          <table:table-cell/>
          <table:table-cell office:value-type="float" office:value="1443134793.87769" calcext:value-type="float">
            <text:p>1443134793.87769</text:p>
          </table:table-cell>
          <table:table-cell table:formula="of:=[.G131]-[.$B$2]" office:value-type="float" office:value="32.9230871200562" calcext:value-type="float">
            <text:p>32.9230871201</text:p>
          </table:table-cell>
          <table:table-cell table:formula="of:=[.C131]/([.H131]-[.H130])" office:value-type="float" office:value="49795.6664347274" calcext:value-type="float">
            <text:p>49795.6664347274</text:p>
          </table:table-cell>
          <table:table-cell table:formula="of:=[.G131]-[.$B131]" office:value-type="float" office:value="8.99384522438049" calcext:value-type="float">
            <text:p>8.993845224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4784.96583" calcext:value-type="float">
            <text:p>1443134784.96583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0112218856812" calcext:value-type="float">
            <text:p>24.0112218857</text:p>
          </table:table-cell>
          <table:table-cell table:formula="of:=[.C132]/([.D132]-[.D131])" office:value-type="float" office:value="100317.162754581" calcext:value-type="float">
            <text:p>100317.162754581</text:p>
          </table:table-cell>
          <table:table-cell/>
          <table:table-cell office:value-type="float" office:value="1443134794.04292" calcext:value-type="float">
            <text:p>1443134794.04292</text:p>
          </table:table-cell>
          <table:table-cell table:formula="of:=[.G132]-[.$B$2]" office:value-type="float" office:value="33.0883107185364" calcext:value-type="float">
            <text:p>33.0883107185</text:p>
          </table:table-cell>
          <table:table-cell table:formula="of:=[.C132]/([.H132]-[.H131])" office:value-type="float" office:value="49774.9720720695" calcext:value-type="float">
            <text:p>49774.9720720695</text:p>
          </table:table-cell>
          <table:table-cell table:formula="of:=[.G132]-[.$B132]" office:value-type="float" office:value="9.07708883285522" calcext:value-type="float">
            <text:p>9.077088832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4785.04576" calcext:value-type="float">
            <text:p>1443134785.04576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0911545753479" calcext:value-type="float">
            <text:p>24.0911545753</text:p>
          </table:table-cell>
          <table:table-cell table:formula="of:=[.C133]/([.D133]-[.D132])" office:value-type="float" office:value="102886.566613574" calcext:value-type="float">
            <text:p>102886.566613574</text:p>
          </table:table-cell>
          <table:table-cell/>
          <table:table-cell office:value-type="float" office:value="1443134794.18248" calcext:value-type="float">
            <text:p>1443134794.18248</text:p>
          </table:table-cell>
          <table:table-cell table:formula="of:=[.G133]-[.$B$2]" office:value-type="float" office:value="33.2278692722321" calcext:value-type="float">
            <text:p>33.2278692722</text:p>
          </table:table-cell>
          <table:table-cell table:formula="of:=[.C133]/([.H133]-[.H132])" office:value-type="float" office:value="58928.6703123425" calcext:value-type="float">
            <text:p>58928.6703123425</text:p>
          </table:table-cell>
          <table:table-cell table:formula="of:=[.G133]-[.$B133]" office:value-type="float" office:value="9.13671469688416" calcext:value-type="float">
            <text:p>9.136714696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4785.12423" calcext:value-type="float">
            <text:p>1443134785.12423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1696183681488" calcext:value-type="float">
            <text:p>24.1696183681</text:p>
          </table:table-cell>
          <table:table-cell table:formula="of:=[.C134]/([.D134]-[.D133])" office:value-type="float" office:value="104812.674820192" calcext:value-type="float">
            <text:p>104812.674820192</text:p>
          </table:table-cell>
          <table:table-cell/>
          <table:table-cell office:value-type="float" office:value="1443134794.36589" calcext:value-type="float">
            <text:p>1443134794.36589</text:p>
          </table:table-cell>
          <table:table-cell table:formula="of:=[.G134]-[.$B$2]" office:value-type="float" office:value="33.4112803936005" calcext:value-type="float">
            <text:p>33.4112803936</text:p>
          </table:table-cell>
          <table:table-cell table:formula="of:=[.C134]/([.H134]-[.H133])" office:value-type="float" office:value="44839.156636968" calcext:value-type="float">
            <text:p>44839.156636968</text:p>
          </table:table-cell>
          <table:table-cell table:formula="of:=[.G134]-[.$B134]" office:value-type="float" office:value="9.24166202545166" calcext:value-type="float">
            <text:p>9.241662025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4785.20268" calcext:value-type="float">
            <text:p>1443134785.20268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248074054718" calcext:value-type="float">
            <text:p>24.2480740547</text:p>
          </table:table-cell>
          <table:table-cell table:formula="of:=[.C135]/([.D135]-[.D134])" office:value-type="float" office:value="104823.504319789" calcext:value-type="float">
            <text:p>104823.504319789</text:p>
          </table:table-cell>
          <table:table-cell/>
          <table:table-cell office:value-type="float" office:value="1443134794.54929" calcext:value-type="float">
            <text:p>1443134794.54929</text:p>
          </table:table-cell>
          <table:table-cell table:formula="of:=[.G135]-[.$B$2]" office:value-type="float" office:value="33.5946846008301" calcext:value-type="float">
            <text:p>33.5946846008</text:p>
          </table:table-cell>
          <table:table-cell table:formula="of:=[.C135]/([.H135]-[.H134])" office:value-type="float" office:value="44840.847024321" calcext:value-type="float">
            <text:p>44840.847024321</text:p>
          </table:table-cell>
          <table:table-cell table:formula="of:=[.G135]-[.$B135]" office:value-type="float" office:value="9.34661054611206" calcext:value-type="float">
            <text:p>9.346610546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4785.28114" calcext:value-type="float">
            <text:p>1443134785.28114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3265330791473" calcext:value-type="float">
            <text:p>24.3265330791</text:p>
          </table:table-cell>
          <table:table-cell table:formula="of:=[.C136]/([.D136]-[.D135])" office:value-type="float" office:value="104819.044843063" calcext:value-type="float">
            <text:p>104819.044843063</text:p>
          </table:table-cell>
          <table:table-cell/>
          <table:table-cell office:value-type="float" office:value="1443134794.73273" calcext:value-type="float">
            <text:p>1443134794.73273</text:p>
          </table:table-cell>
          <table:table-cell table:formula="of:=[.G136]-[.$B$2]" office:value-type="float" office:value="33.7781231403351" calcext:value-type="float">
            <text:p>33.7781231403</text:p>
          </table:table-cell>
          <table:table-cell table:formula="of:=[.C136]/([.H136]-[.H135])" office:value-type="float" office:value="44832.4546313542" calcext:value-type="float">
            <text:p>44832.4546313542</text:p>
          </table:table-cell>
          <table:table-cell table:formula="of:=[.G136]-[.$B136]" office:value-type="float" office:value="9.45159006118774" calcext:value-type="float">
            <text:p>9.451590061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4785.3596" calcext:value-type="float">
            <text:p>1443134785.3596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4049916267395" calcext:value-type="float">
            <text:p>24.4049916267</text:p>
          </table:table-cell>
          <table:table-cell table:formula="of:=[.C137]/([.D137]-[.D136])" office:value-type="float" office:value="104819.681887936" calcext:value-type="float">
            <text:p>104819.681887936</text:p>
          </table:table-cell>
          <table:table-cell/>
          <table:table-cell office:value-type="float" office:value="1443134794.91617" calcext:value-type="float">
            <text:p>1443134794.91617</text:p>
          </table:table-cell>
          <table:table-cell table:formula="of:=[.G137]-[.$B$2]" office:value-type="float" office:value="33.9615588188171" calcext:value-type="float">
            <text:p>33.9615588188</text:p>
          </table:table-cell>
          <table:table-cell table:formula="of:=[.C137]/([.H137]-[.H136])" office:value-type="float" office:value="44833.1538774476" calcext:value-type="float">
            <text:p>44833.1538774476</text:p>
          </table:table-cell>
          <table:table-cell table:formula="of:=[.G137]-[.$B137]" office:value-type="float" office:value="9.55656719207764" calcext:value-type="float">
            <text:p>9.556567192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4785.43806" calcext:value-type="float">
            <text:p>1443134785.43806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483452796936" calcext:value-type="float">
            <text:p>24.4834527969</text:p>
          </table:table-cell>
          <table:table-cell table:formula="of:=[.C138]/([.D138]-[.D137])" office:value-type="float" office:value="104816.178236956" calcext:value-type="float">
            <text:p>104816.178236956</text:p>
          </table:table-cell>
          <table:table-cell/>
          <table:table-cell office:value-type="float" office:value="1443134795.04716" calcext:value-type="float">
            <text:p>1443134795.04716</text:p>
          </table:table-cell>
          <table:table-cell table:formula="of:=[.G138]-[.$B$2]" office:value-type="float" office:value="34.09255194664" calcext:value-type="float">
            <text:p>34.0925519466</text:p>
          </table:table-cell>
          <table:table-cell table:formula="of:=[.C138]/([.H138]-[.H137])" office:value-type="float" office:value="62781.9194539746" calcext:value-type="float">
            <text:p>62781.9194539746</text:p>
          </table:table-cell>
          <table:table-cell table:formula="of:=[.G138]-[.$B138]" office:value-type="float" office:value="9.60909914970398" calcext:value-type="float">
            <text:p>9.609099149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4785.51652" calcext:value-type="float">
            <text:p>1443134785.51652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5619099140167" calcext:value-type="float">
            <text:p>24.561909914</text:p>
          </table:table-cell>
          <table:table-cell table:formula="of:=[.C139]/([.D139]-[.D138])" office:value-type="float" office:value="104821.593069015" calcext:value-type="float">
            <text:p>104821.593069015</text:p>
          </table:table-cell>
          <table:table-cell/>
          <table:table-cell office:value-type="float" office:value="1443134795.1972" calcext:value-type="float">
            <text:p>1443134795.1972</text:p>
          </table:table-cell>
          <table:table-cell table:formula="of:=[.G139]-[.$B$2]" office:value-type="float" office:value="34.2425925731659" calcext:value-type="float">
            <text:p>34.2425925732</text:p>
          </table:table-cell>
          <table:table-cell table:formula="of:=[.C139]/([.H139]-[.H138])" office:value-type="float" office:value="54811.8212408393" calcext:value-type="float">
            <text:p>54811.8212408393</text:p>
          </table:table-cell>
          <table:table-cell table:formula="of:=[.G139]-[.$B139]" office:value-type="float" office:value="9.68068265914917" calcext:value-type="float">
            <text:p>9.680682659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4785.59499" calcext:value-type="float">
            <text:p>1443134785.59499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6403789520264" calcext:value-type="float">
            <text:p>24.640378952</text:p>
          </table:table-cell>
          <table:table-cell table:formula="of:=[.C140]/([.D140]-[.D139])" office:value-type="float" office:value="104805.668689213" calcext:value-type="float">
            <text:p>104805.668689213</text:p>
          </table:table-cell>
          <table:table-cell/>
          <table:table-cell office:value-type="float" office:value="1443134795.34727" calcext:value-type="float">
            <text:p>1443134795.34727</text:p>
          </table:table-cell>
          <table:table-cell table:formula="of:=[.G140]-[.$B$2]" office:value-type="float" office:value="34.3926582336426" calcext:value-type="float">
            <text:p>34.3926582336</text:p>
          </table:table-cell>
          <table:table-cell table:formula="of:=[.C140]/([.H140]-[.H139])" office:value-type="float" office:value="54802.6775337969" calcext:value-type="float">
            <text:p>54802.6775337969</text:p>
          </table:table-cell>
          <table:table-cell table:formula="of:=[.G140]-[.$B140]" office:value-type="float" office:value="9.75227928161621" calcext:value-type="float">
            <text:p>9.752279281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4785.67344" calcext:value-type="float">
            <text:p>1443134785.67344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7188363075256" calcext:value-type="float">
            <text:p>24.7188363075</text:p>
          </table:table-cell>
          <table:table-cell table:formula="of:=[.C141]/([.D141]-[.D140])" office:value-type="float" office:value="104821.274533995" calcext:value-type="float">
            <text:p>104821.274533995</text:p>
          </table:table-cell>
          <table:table-cell/>
          <table:table-cell office:value-type="float" office:value="1443134795.49733" calcext:value-type="float">
            <text:p>1443134795.49733</text:p>
          </table:table-cell>
          <table:table-cell table:formula="of:=[.G141]-[.$B$2]" office:value-type="float" office:value="34.542724609375" calcext:value-type="float">
            <text:p>34.5427246094</text:p>
          </table:table-cell>
          <table:table-cell table:formula="of:=[.C141]/([.H141]-[.H140])" office:value-type="float" office:value="54802.4163298508" calcext:value-type="float">
            <text:p>54802.4163298508</text:p>
          </table:table-cell>
          <table:table-cell table:formula="of:=[.G141]-[.$B141]" office:value-type="float" office:value="9.82388830184937" calcext:value-type="float">
            <text:p>9.823888301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4785.75191" calcext:value-type="float">
            <text:p>1443134785.75191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4.7973062992096" calcext:value-type="float">
            <text:p>24.7973062992</text:p>
          </table:table-cell>
          <table:table-cell table:formula="of:=[.C142]/([.D142]-[.D141])" office:value-type="float" office:value="104804.394947847" calcext:value-type="float">
            <text:p>104804.394947847</text:p>
          </table:table-cell>
          <table:table-cell/>
          <table:table-cell office:value-type="float" office:value="1443134795.64741" calcext:value-type="float">
            <text:p>1443134795.64741</text:p>
          </table:table-cell>
          <table:table-cell table:formula="of:=[.G142]-[.$B$2]" office:value-type="float" office:value="34.6927990913391" calcext:value-type="float">
            <text:p>34.6927990913</text:p>
          </table:table-cell>
          <table:table-cell table:formula="of:=[.C142]/([.H142]-[.H141])" office:value-type="float" office:value="54799.4561924704" calcext:value-type="float">
            <text:p>54799.4561924704</text:p>
          </table:table-cell>
          <table:table-cell table:formula="of:=[.G142]-[.$B142]" office:value-type="float" office:value="9.89549279212952" calcext:value-type="float">
            <text:p>9.895492792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4785.83038" calcext:value-type="float">
            <text:p>1443134785.83038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4.8757677078247" calcext:value-type="float">
            <text:p>24.8757677078</text:p>
          </table:table-cell>
          <table:table-cell table:formula="of:=[.C143]/([.D143]-[.D142])" office:value-type="float" office:value="104815.859734845" calcext:value-type="float">
            <text:p>104815.859734845</text:p>
          </table:table-cell>
          <table:table-cell/>
          <table:table-cell office:value-type="float" office:value="1443134795.79751" calcext:value-type="float">
            <text:p>1443134795.79751</text:p>
          </table:table-cell>
          <table:table-cell table:formula="of:=[.G143]-[.$B$2]" office:value-type="float" office:value="34.8429055213928" calcext:value-type="float">
            <text:p>34.8429055214</text:p>
          </table:table-cell>
          <table:table-cell table:formula="of:=[.C143]/([.H143]-[.H142])" office:value-type="float" office:value="54787.7928817393" calcext:value-type="float">
            <text:p>54787.7928817393</text:p>
          </table:table-cell>
          <table:table-cell table:formula="of:=[.G143]-[.$B143]" office:value-type="float" office:value="9.96713781356812" calcext:value-type="float">
            <text:p>9.967137813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4785.90885" calcext:value-type="float">
            <text:p>1443134785.90885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4.9542424678802" calcext:value-type="float">
            <text:p>24.9542424679</text:p>
          </table:table-cell>
          <table:table-cell table:formula="of:=[.C144]/([.D144]-[.D143])" office:value-type="float" office:value="104798.026705393" calcext:value-type="float">
            <text:p>104798.026705393</text:p>
          </table:table-cell>
          <table:table-cell/>
          <table:table-cell office:value-type="float" office:value="1443134795.9476" calcext:value-type="float">
            <text:p>1443134795.9476</text:p>
          </table:table-cell>
          <table:table-cell table:formula="of:=[.G144]-[.$B$2]" office:value-type="float" office:value="34.9929955005646" calcext:value-type="float">
            <text:p>34.9929955006</text:p>
          </table:table-cell>
          <table:table-cell table:formula="of:=[.C144]/([.H144]-[.H143])" office:value-type="float" office:value="54793.7979962607" calcext:value-type="float">
            <text:p>54793.7979962607</text:p>
          </table:table-cell>
          <table:table-cell table:formula="of:=[.G144]-[.$B144]" office:value-type="float" office:value="10.0387530326843" calcext:value-type="float">
            <text:p>10.038753032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4785.98736" calcext:value-type="float">
            <text:p>1443134785.98736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032749414444" calcext:value-type="float">
            <text:p>25.0327494144</text:p>
          </table:table-cell>
          <table:table-cell table:formula="of:=[.C145]/([.D145]-[.D144])" office:value-type="float" office:value="104755.061303078" calcext:value-type="float">
            <text:p>104755.061303078</text:p>
          </table:table-cell>
          <table:table-cell/>
          <table:table-cell office:value-type="float" office:value="1443134796.05859" calcext:value-type="float">
            <text:p>1443134796.05859</text:p>
          </table:table-cell>
          <table:table-cell table:formula="of:=[.G145]-[.$B$2]" office:value-type="float" office:value="35.1039834022522" calcext:value-type="float">
            <text:p>35.1039834023</text:p>
          </table:table-cell>
          <table:table-cell table:formula="of:=[.C145]/([.H145]-[.H144])" office:value-type="float" office:value="74098.1663311974" calcext:value-type="float">
            <text:p>74098.1663311974</text:p>
          </table:table-cell>
          <table:table-cell table:formula="of:=[.G145]-[.$B145]" office:value-type="float" office:value="10.0712339878082" calcext:value-type="float">
            <text:p>10.071233987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4786.06286" calcext:value-type="float">
            <text:p>1443134786.06286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1082565784454" calcext:value-type="float">
            <text:p>25.1082565784</text:p>
          </table:table-cell>
          <table:table-cell table:formula="of:=[.C146]/([.D146]-[.D145])" office:value-type="float" office:value="108916.817480265" calcext:value-type="float">
            <text:p>108916.817480265</text:p>
          </table:table-cell>
          <table:table-cell/>
          <table:table-cell office:value-type="float" office:value="1443134796.1961" calcext:value-type="float">
            <text:p>1443134796.1961</text:p>
          </table:table-cell>
          <table:table-cell table:formula="of:=[.G146]-[.$B$2]" office:value-type="float" office:value="35.241495847702" calcext:value-type="float">
            <text:p>35.2414958477</text:p>
          </table:table-cell>
          <table:table-cell table:formula="of:=[.C146]/([.H146]-[.H145])" office:value-type="float" office:value="59805.4959541862" calcext:value-type="float">
            <text:p>59805.4959541862</text:p>
          </table:table-cell>
          <table:table-cell table:formula="of:=[.G146]-[.$B146]" office:value-type="float" office:value="10.1332392692566" calcext:value-type="float">
            <text:p>10.133239269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4786.13777" calcext:value-type="float">
            <text:p>1443134786.13777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1831634044647" calcext:value-type="float">
            <text:p>25.1831634045</text:p>
          </table:table-cell>
          <table:table-cell table:formula="of:=[.C147]/([.D147]-[.D146])" office:value-type="float" office:value="109789.727279093" calcext:value-type="float">
            <text:p>109789.727279093</text:p>
          </table:table-cell>
          <table:table-cell/>
          <table:table-cell office:value-type="float" office:value="1443134796.33368" calcext:value-type="float">
            <text:p>1443134796.33368</text:p>
          </table:table-cell>
          <table:table-cell table:formula="of:=[.G147]-[.$B$2]" office:value-type="float" office:value="35.3790760040283" calcext:value-type="float">
            <text:p>35.379076004</text:p>
          </table:table-cell>
          <table:table-cell table:formula="of:=[.C147]/([.H147]-[.H146])" office:value-type="float" office:value="59776.0623304965" calcext:value-type="float">
            <text:p>59776.0623304965</text:p>
          </table:table-cell>
          <table:table-cell table:formula="of:=[.G147]-[.$B147]" office:value-type="float" office:value="10.1959125995636" calcext:value-type="float">
            <text:p>10.195912599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4786.21267" calcext:value-type="float">
            <text:p>1443134786.21267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2580668926239" calcext:value-type="float">
            <text:p>25.2580668926</text:p>
          </table:table-cell>
          <table:table-cell table:formula="of:=[.C148]/([.D148]-[.D147])" office:value-type="float" office:value="109794.61974485" calcext:value-type="float">
            <text:p>109794.61974485</text:p>
          </table:table-cell>
          <table:table-cell/>
          <table:table-cell office:value-type="float" office:value="1443134796.47124" calcext:value-type="float">
            <text:p>1443134796.47124</text:p>
          </table:table-cell>
          <table:table-cell table:formula="of:=[.G148]-[.$B$2]" office:value-type="float" office:value="35.5166304111481" calcext:value-type="float">
            <text:p>35.5166304111</text:p>
          </table:table-cell>
          <table:table-cell table:formula="of:=[.C148]/([.H148]-[.H147])" office:value-type="float" office:value="59787.2519841579" calcext:value-type="float">
            <text:p>59787.2519841579</text:p>
          </table:table-cell>
          <table:table-cell table:formula="of:=[.G148]-[.$B148]" office:value-type="float" office:value="10.2585635185242" calcext:value-type="float">
            <text:p>10.258563518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4786.28758" calcext:value-type="float">
            <text:p>1443134786.28758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3329677581787" calcext:value-type="float">
            <text:p>25.3329677582</text:p>
          </table:table-cell>
          <table:table-cell table:formula="of:=[.C149]/([.D149]-[.D148])" office:value-type="float" office:value="109798.464130992" calcext:value-type="float">
            <text:p>109798.464130992</text:p>
          </table:table-cell>
          <table:table-cell/>
          <table:table-cell office:value-type="float" office:value="1443134796.60882" calcext:value-type="float">
            <text:p>1443134796.60882</text:p>
          </table:table-cell>
          <table:table-cell table:formula="of:=[.G149]-[.$B$2]" office:value-type="float" office:value="35.6542110443115" calcext:value-type="float">
            <text:p>35.6542110443</text:p>
          </table:table-cell>
          <table:table-cell table:formula="of:=[.C149]/([.H149]-[.H148])" office:value-type="float" office:value="59775.8551541881" calcext:value-type="float">
            <text:p>59775.8551541881</text:p>
          </table:table-cell>
          <table:table-cell table:formula="of:=[.G149]-[.$B149]" office:value-type="float" office:value="10.3212432861328" calcext:value-type="float">
            <text:p>10.321243286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4786.36248" calcext:value-type="float">
            <text:p>1443134786.36248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4078724384308" calcext:value-type="float">
            <text:p>25.4078724384</text:p>
          </table:table-cell>
          <table:table-cell table:formula="of:=[.C150]/([.D150]-[.D149])" office:value-type="float" office:value="109792.872385596" calcext:value-type="float">
            <text:p>109792.872385596</text:p>
          </table:table-cell>
          <table:table-cell/>
          <table:table-cell office:value-type="float" office:value="1443134796.74637" calcext:value-type="float">
            <text:p>1443134796.74637</text:p>
          </table:table-cell>
          <table:table-cell table:formula="of:=[.G150]-[.$B$2]" office:value-type="float" office:value="35.7917630672455" calcext:value-type="float">
            <text:p>35.7917630672</text:p>
          </table:table-cell>
          <table:table-cell table:formula="of:=[.C150]/([.H150]-[.H149])" office:value-type="float" office:value="59788.288275109" calcext:value-type="float">
            <text:p>59788.288275109</text:p>
          </table:table-cell>
          <table:table-cell table:formula="of:=[.G150]-[.$B150]" office:value-type="float" office:value="10.3838906288147" calcext:value-type="float">
            <text:p>10.383890628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4786.43738" calcext:value-type="float">
            <text:p>1443134786.43738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4827768802643" calcext:value-type="float">
            <text:p>25.4827768803</text:p>
          </table:table-cell>
          <table:table-cell table:formula="of:=[.C151]/([.D151]-[.D150])" office:value-type="float" office:value="109793.221852998" calcext:value-type="float">
            <text:p>109793.221852998</text:p>
          </table:table-cell>
          <table:table-cell/>
          <table:table-cell office:value-type="float" office:value="1443134796.95283" calcext:value-type="float">
            <text:p>1443134796.95283</text:p>
          </table:table-cell>
          <table:table-cell table:formula="of:=[.G151]-[.$B$2]" office:value-type="float" office:value="35.99822473526" calcext:value-type="float">
            <text:p>35.9982247353</text:p>
          </table:table-cell>
          <table:table-cell table:formula="of:=[.C151]/([.H151]-[.H150])" office:value-type="float" office:value="39833.0599529079" calcext:value-type="float">
            <text:p>39833.0599529079</text:p>
          </table:table-cell>
          <table:table-cell table:formula="of:=[.G151]-[.$B151]" office:value-type="float" office:value="10.5154478549957" calcext:value-type="float">
            <text:p>10.5154478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4786.51229" calcext:value-type="float">
            <text:p>1443134786.51229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5576813220978" calcext:value-type="float">
            <text:p>25.5576813221</text:p>
          </table:table-cell>
          <table:table-cell table:formula="of:=[.C152]/([.D152]-[.D151])" office:value-type="float" office:value="109793.221852998" calcext:value-type="float">
            <text:p>109793.221852998</text:p>
          </table:table-cell>
          <table:table-cell/>
          <table:table-cell office:value-type="float" office:value="1443134800.11289" calcext:value-type="float">
            <text:p>1443134800.11289</text:p>
          </table:table-cell>
          <table:table-cell table:formula="of:=[.G152]-[.$B$2]" office:value-type="float" office:value="39.1582787036896" calcext:value-type="float">
            <text:p>39.1582787037</text:p>
          </table:table-cell>
          <table:table-cell table:formula="of:=[.C152]/([.H152]-[.H151])" office:value-type="float" office:value="2602.48719868763" calcext:value-type="float">
            <text:p>2602.4871986876</text:p>
          </table:table-cell>
          <table:table-cell table:formula="of:=[.G152]-[.$B152]" office:value-type="float" office:value="13.6005973815918" calcext:value-type="float">
            <text:p>13.600597381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4786.5872" calcext:value-type="float">
            <text:p>1443134786.5872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6325886249542" calcext:value-type="float">
            <text:p>25.632588625</text:p>
          </table:table-cell>
          <table:table-cell table:formula="of:=[.C153]/([.D153]-[.D152])" office:value-type="float" office:value="109789.028391007" calcext:value-type="float">
            <text:p>109789.028391007</text:p>
          </table:table-cell>
          <table:table-cell/>
          <table:table-cell office:value-type="float" office:value="1443134800.31588" calcext:value-type="float">
            <text:p>1443134800.31588</text:p>
          </table:table-cell>
          <table:table-cell table:formula="of:=[.G153]-[.$B$2]" office:value-type="float" office:value="39.3612680435181" calcext:value-type="float">
            <text:p>39.3612680435</text:p>
          </table:table-cell>
          <table:table-cell table:formula="of:=[.C153]/([.H153]-[.H152])" office:value-type="float" office:value="40514.4428123594" calcext:value-type="float">
            <text:p>40514.4428123594</text:p>
          </table:table-cell>
          <table:table-cell table:formula="of:=[.G153]-[.$B153]" office:value-type="float" office:value="13.7286794185638" calcext:value-type="float">
            <text:p>13.728679418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4786.66212" calcext:value-type="float">
            <text:p>1443134786.66212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7075107097626" calcext:value-type="float">
            <text:p>25.7075107098</text:p>
          </table:table-cell>
          <table:table-cell table:formula="of:=[.C154]/([.D154]-[.D153])" office:value-type="float" office:value="109767.367272774" calcext:value-type="float">
            <text:p>109767.367272774</text:p>
          </table:table-cell>
          <table:table-cell/>
          <table:table-cell office:value-type="float" office:value="1443134800.52169" calcext:value-type="float">
            <text:p>1443134800.52169</text:p>
          </table:table-cell>
          <table:table-cell table:formula="of:=[.G154]-[.$B$2]" office:value-type="float" office:value="39.5670855045319" calcext:value-type="float">
            <text:p>39.5670855045</text:p>
          </table:table-cell>
          <table:table-cell table:formula="of:=[.C154]/([.H154]-[.H153])" office:value-type="float" office:value="39957.7371107927" calcext:value-type="float">
            <text:p>39957.7371107927</text:p>
          </table:table-cell>
          <table:table-cell table:formula="of:=[.G154]-[.$B154]" office:value-type="float" office:value="13.8595747947693" calcext:value-type="float">
            <text:p>13.859574794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4786.73701" calcext:value-type="float">
            <text:p>1443134786.73701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5.7824060916901" calcext:value-type="float">
            <text:p>25.7824060917</text:p>
          </table:table-cell>
          <table:table-cell table:formula="of:=[.C155]/([.D155]-[.D154])" office:value-type="float" office:value="109806.503262939" calcext:value-type="float">
            <text:p>109806.503262939</text:p>
          </table:table-cell>
          <table:table-cell/>
          <table:table-cell office:value-type="float" office:value="1443134800.72751" calcext:value-type="float">
            <text:p>1443134800.72751</text:p>
          </table:table-cell>
          <table:table-cell table:formula="of:=[.G155]-[.$B$2]" office:value-type="float" office:value="39.7728981971741" calcext:value-type="float">
            <text:p>39.7728981972</text:p>
          </table:table-cell>
          <table:table-cell table:formula="of:=[.C155]/([.H155]-[.H154])" office:value-type="float" office:value="39958.6628716662" calcext:value-type="float">
            <text:p>39958.6628716662</text:p>
          </table:table-cell>
          <table:table-cell table:formula="of:=[.G155]-[.$B155]" office:value-type="float" office:value="13.990492105484" calcext:value-type="float">
            <text:p>13.99049210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4786.81192" calcext:value-type="float">
            <text:p>1443134786.81192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5.8573088645935" calcext:value-type="float">
            <text:p>25.8573088646</text:p>
          </table:table-cell>
          <table:table-cell table:formula="of:=[.C156]/([.D156]-[.D155])" office:value-type="float" office:value="109795.668187099" calcext:value-type="float">
            <text:p>109795.668187099</text:p>
          </table:table-cell>
          <table:table-cell/>
          <table:table-cell office:value-type="float" office:value="1443134800.93347" calcext:value-type="float">
            <text:p>1443134800.93347</text:p>
          </table:table-cell>
          <table:table-cell table:formula="of:=[.G156]-[.$B$2]" office:value-type="float" office:value="39.978865146637" calcext:value-type="float">
            <text:p>39.9788651466</text:p>
          </table:table-cell>
          <table:table-cell table:formula="of:=[.C156]/([.H156]-[.H155])" office:value-type="float" office:value="39928.7362435871" calcext:value-type="float">
            <text:p>39928.7362435871</text:p>
          </table:table-cell>
          <table:table-cell table:formula="of:=[.G156]-[.$B156]" office:value-type="float" office:value="14.1215562820435" calcext:value-type="float">
            <text:p>14.12155628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4786.88679" calcext:value-type="float">
            <text:p>1443134786.88679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5.9321777820587" calcext:value-type="float">
            <text:p>25.9321777821</text:p>
          </table:table-cell>
          <table:table-cell table:formula="of:=[.C157]/([.D157]-[.D156])" office:value-type="float" office:value="109845.317368473" calcext:value-type="float">
            <text:p>109845.317368473</text:p>
          </table:table-cell>
          <table:table-cell/>
          <table:table-cell office:value-type="float" office:value="1443134801.13931" calcext:value-type="float">
            <text:p>1443134801.13931</text:p>
          </table:table-cell>
          <table:table-cell table:formula="of:=[.G157]-[.$B$2]" office:value-type="float" office:value="40.1847052574158" calcext:value-type="float">
            <text:p>40.1847052574</text:p>
          </table:table-cell>
          <table:table-cell table:formula="of:=[.C157]/([.H157]-[.H156])" office:value-type="float" office:value="39953.3403323774" calcext:value-type="float">
            <text:p>39953.3403323774</text:p>
          </table:table-cell>
          <table:table-cell table:formula="of:=[.G157]-[.$B157]" office:value-type="float" office:value="14.2525274753571" calcext:value-type="float">
            <text:p>14.252527475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4786.96169" calcext:value-type="float">
            <text:p>1443134786.96169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0070812702179" calcext:value-type="float">
            <text:p>26.0070812702</text:p>
          </table:table-cell>
          <table:table-cell table:formula="of:=[.C158]/([.D158]-[.D157])" office:value-type="float" office:value="109794.61974485" calcext:value-type="float">
            <text:p>109794.61974485</text:p>
          </table:table-cell>
          <table:table-cell/>
          <table:table-cell office:value-type="float" office:value="1443134801.33618" calcext:value-type="float">
            <text:p>1443134801.33618</text:p>
          </table:table-cell>
          <table:table-cell table:formula="of:=[.G158]-[.$B$2]" office:value-type="float" office:value="40.3815710544586" calcext:value-type="float">
            <text:p>40.3815710545</text:p>
          </table:table-cell>
          <table:table-cell table:formula="of:=[.C158]/([.H158]-[.H157])" office:value-type="float" office:value="41774.6511762533" calcext:value-type="float">
            <text:p>41774.6511762533</text:p>
          </table:table-cell>
          <table:table-cell table:formula="of:=[.G158]-[.$B158]" office:value-type="float" office:value="14.3744897842407" calcext:value-type="float">
            <text:p>14.374489784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4800.05026" calcext:value-type="float">
            <text:p>1443134800.05026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9.0956523418426" calcext:value-type="float">
            <text:p>39.0956523418</text:p>
          </table:table-cell>
          <table:table-cell table:formula="of:=[.C159]/([.D159]-[.D158])" office:value-type="float" office:value="628.334441933783" calcext:value-type="float">
            <text:p>628.3344419338</text:p>
          </table:table-cell>
          <table:table-cell/>
          <table:table-cell office:value-type="float" office:value="1443134801.52995" calcext:value-type="float">
            <text:p>1443134801.52995</text:p>
          </table:table-cell>
          <table:table-cell table:formula="of:=[.G159]-[.$B$2]" office:value-type="float" office:value="40.5753376483917" calcext:value-type="float">
            <text:p>40.5753376484</text:p>
          </table:table-cell>
          <table:table-cell table:formula="of:=[.C159]/([.H159]-[.H158])" office:value-type="float" office:value="42442.8165509231" calcext:value-type="float">
            <text:p>42442.8165509231</text:p>
          </table:table-cell>
          <table:table-cell table:formula="of:=[.G159]-[.$B159]" office:value-type="float" office:value="1.47968530654907" calcext:value-type="float">
            <text:p>1.479685306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4800.1532" calcext:value-type="float">
            <text:p>1443134800.1532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9.1985921859741" calcext:value-type="float">
            <text:p>39.198592186</text:p>
          </table:table-cell>
          <table:table-cell table:formula="of:=[.C160]/([.D160]-[.D159])" office:value-type="float" office:value="79891.3197254963" calcext:value-type="float">
            <text:p>79891.3197254963</text:p>
          </table:table-cell>
          <table:table-cell/>
          <table:table-cell office:value-type="float" office:value="1443134801.72368" calcext:value-type="float">
            <text:p>1443134801.72368</text:p>
          </table:table-cell>
          <table:table-cell table:formula="of:=[.G160]-[.$B$2]" office:value-type="float" office:value="40.769070148468" calcext:value-type="float">
            <text:p>40.7690701485</text:p>
          </table:table-cell>
          <table:table-cell table:formula="of:=[.C160]/([.H160]-[.H159])" office:value-type="float" office:value="42450.2858155513" calcext:value-type="float">
            <text:p>42450.2858155513</text:p>
          </table:table-cell>
          <table:table-cell table:formula="of:=[.G160]-[.$B160]" office:value-type="float" office:value="1.5704779624939" calcext:value-type="float">
            <text:p>1.570477962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4800.25614" calcext:value-type="float">
            <text:p>1443134800.25614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9.3015370368958" calcext:value-type="float">
            <text:p>39.3015370369</text:p>
          </table:table-cell>
          <table:table-cell table:formula="of:=[.C161]/([.D161]-[.D160])" office:value-type="float" office:value="79887.4341589043" calcext:value-type="float">
            <text:p>79887.4341589043</text:p>
          </table:table-cell>
          <table:table-cell/>
          <table:table-cell office:value-type="float" office:value="1443134801.91753" calcext:value-type="float">
            <text:p>1443134801.91753</text:p>
          </table:table-cell>
          <table:table-cell table:formula="of:=[.G161]-[.$B$2]" office:value-type="float" office:value="40.9629209041596" calcext:value-type="float">
            <text:p>40.9629209042</text:p>
          </table:table-cell>
          <table:table-cell table:formula="of:=[.C161]/([.H161]-[.H160])" office:value-type="float" office:value="42424.3896840244" calcext:value-type="float">
            <text:p>42424.3896840244</text:p>
          </table:table-cell>
          <table:table-cell table:formula="of:=[.G161]-[.$B161]" office:value-type="float" office:value="1.66138386726379" calcext:value-type="float">
            <text:p>1.661383867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4800.35908" calcext:value-type="float">
            <text:p>1443134800.35908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9.40447473526" calcext:value-type="float">
            <text:p>39.4044747353</text:p>
          </table:table-cell>
          <table:table-cell table:formula="of:=[.C162]/([.D162]-[.D161])" office:value-type="float" office:value="79892.9850840297" calcext:value-type="float">
            <text:p>79892.9850840297</text:p>
          </table:table-cell>
          <table:table-cell/>
          <table:table-cell office:value-type="float" office:value="1443134802.1113" calcext:value-type="float">
            <text:p>1443134802.1113</text:p>
          </table:table-cell>
          <table:table-cell table:formula="of:=[.G162]-[.$B$2]" office:value-type="float" office:value="41.1566951274872" calcext:value-type="float">
            <text:p>41.1566951275</text:p>
          </table:table-cell>
          <table:table-cell table:formula="of:=[.C162]/([.H162]-[.H161])" office:value-type="float" office:value="42441.1454669836" calcext:value-type="float">
            <text:p>42441.1454669836</text:p>
          </table:table-cell>
          <table:table-cell table:formula="of:=[.G162]-[.$B162]" office:value-type="float" office:value="1.75222039222717" calcext:value-type="float">
            <text:p>1.752220392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4800.46203" calcext:value-type="float">
            <text:p>1443134800.46203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9.5074174404144" calcext:value-type="float">
            <text:p>39.5074174404</text:p>
          </table:table-cell>
          <table:table-cell table:formula="of:=[.C163]/([.D163]-[.D162])" office:value-type="float" office:value="79889.0993554483" calcext:value-type="float">
            <text:p>79889.0993554483</text:p>
          </table:table-cell>
          <table:table-cell/>
          <table:table-cell office:value-type="float" office:value="1443134802.28578" calcext:value-type="float">
            <text:p>1443134802.28578</text:p>
          </table:table-cell>
          <table:table-cell table:formula="of:=[.G163]-[.$B$2]" office:value-type="float" office:value="41.3311743736267" calcext:value-type="float">
            <text:p>41.3311743736</text:p>
          </table:table-cell>
          <table:table-cell table:formula="of:=[.C163]/([.H163]-[.H162])" office:value-type="float" office:value="47134.5456950421" calcext:value-type="float">
            <text:p>47134.5456950421</text:p>
          </table:table-cell>
          <table:table-cell table:formula="of:=[.G163]-[.$B163]" office:value-type="float" office:value="1.82375693321228" calcext:value-type="float">
            <text:p>1.823756933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4800.565" calcext:value-type="float">
            <text:p>1443134800.565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9.6103875637054" calcext:value-type="float">
            <text:p>39.6103875637</text:p>
          </table:table-cell>
          <table:table-cell table:formula="of:=[.C164]/([.D164]-[.D163])" office:value-type="float" office:value="79867.8270662764" calcext:value-type="float">
            <text:p>79867.8270662764</text:p>
          </table:table-cell>
          <table:table-cell/>
          <table:table-cell office:value-type="float" office:value="1443134802.44669" calcext:value-type="float">
            <text:p>1443134802.44669</text:p>
          </table:table-cell>
          <table:table-cell table:formula="of:=[.G164]-[.$B$2]" office:value-type="float" office:value="41.4920806884766" calcext:value-type="float">
            <text:p>41.4920806885</text:p>
          </table:table-cell>
          <table:table-cell table:formula="of:=[.C164]/([.H164]-[.H163])" office:value-type="float" office:value="51110.4862955445" calcext:value-type="float">
            <text:p>51110.4862955445</text:p>
          </table:table-cell>
          <table:table-cell table:formula="of:=[.G164]-[.$B164]" office:value-type="float" office:value="1.88169312477112" calcext:value-type="float">
            <text:p>1.881693124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4800.66793" calcext:value-type="float">
            <text:p>1443134800.66793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9.7133257389069" calcext:value-type="float">
            <text:p>39.7133257389</text:p>
          </table:table-cell>
          <table:table-cell table:formula="of:=[.C165]/([.D165]-[.D164])" office:value-type="float" office:value="79892.6149983556" calcext:value-type="float">
            <text:p>79892.6149983556</text:p>
          </table:table-cell>
          <table:table-cell/>
          <table:table-cell office:value-type="float" office:value="1443134802.60761" calcext:value-type="float">
            <text:p>1443134802.60761</text:p>
          </table:table-cell>
          <table:table-cell table:formula="of:=[.G165]-[.$B$2]" office:value-type="float" office:value="41.6529982089996" calcext:value-type="float">
            <text:p>41.652998209</text:p>
          </table:table-cell>
          <table:table-cell table:formula="of:=[.C165]/([.H165]-[.H164])" office:value-type="float" office:value="51106.9271591274" calcext:value-type="float">
            <text:p>51106.9271591274</text:p>
          </table:table-cell>
          <table:table-cell table:formula="of:=[.G165]-[.$B165]" office:value-type="float" office:value="1.93967247009277" calcext:value-type="float">
            <text:p>1.939672470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4800.77087" calcext:value-type="float">
            <text:p>1443134800.77087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9.8162655830383" calcext:value-type="float">
            <text:p>39.816265583</text:p>
          </table:table-cell>
          <table:table-cell table:formula="of:=[.C166]/([.D166]-[.D165])" office:value-type="float" office:value="79891.3197254963" calcext:value-type="float">
            <text:p>79891.3197254963</text:p>
          </table:table-cell>
          <table:table-cell/>
          <table:table-cell office:value-type="float" office:value="1443134802.8491" calcext:value-type="float">
            <text:p>1443134802.8491</text:p>
          </table:table-cell>
          <table:table-cell table:formula="of:=[.G166]-[.$B$2]" office:value-type="float" office:value="41.8944938182831" calcext:value-type="float">
            <text:p>41.8944938183</text:p>
          </table:table-cell>
          <table:table-cell table:formula="of:=[.C166]/([.H166]-[.H165])" office:value-type="float" office:value="34054.4493723998" calcext:value-type="float">
            <text:p>34054.4493723998</text:p>
          </table:table-cell>
          <table:table-cell table:formula="of:=[.G166]-[.$B166]" office:value-type="float" office:value="2.07822823524475" calcext:value-type="float">
            <text:p>2.078228235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4800.87382" calcext:value-type="float">
            <text:p>1443134800.87382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9.9192130565643" calcext:value-type="float">
            <text:p>39.9192130566</text:p>
          </table:table-cell>
          <table:table-cell table:formula="of:=[.C167]/([.D167]-[.D166])" office:value-type="float" office:value="79885.399012953" calcext:value-type="float">
            <text:p>79885.399012953</text:p>
          </table:table-cell>
          <table:table-cell/>
          <table:table-cell office:value-type="float" office:value="1443134803.00996" calcext:value-type="float">
            <text:p>1443134803.00996</text:p>
          </table:table-cell>
          <table:table-cell table:formula="of:=[.G167]-[.$B$2]" office:value-type="float" office:value="42.0553483963013" calcext:value-type="float">
            <text:p>42.0553483963</text:p>
          </table:table-cell>
          <table:table-cell table:formula="of:=[.C167]/([.H167]-[.H166])" office:value-type="float" office:value="51126.9253341989" calcext:value-type="float">
            <text:p>51126.9253341989</text:p>
          </table:table-cell>
          <table:table-cell table:formula="of:=[.G167]-[.$B167]" office:value-type="float" office:value="2.13613533973694" calcext:value-type="float">
            <text:p>2.136135339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4800.97679" calcext:value-type="float">
            <text:p>1443134800.97679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21853256226" calcext:value-type="float">
            <text:p>40.0221853256</text:p>
          </table:table-cell>
          <table:table-cell table:formula="of:=[.C168]/([.D168]-[.D167])" office:value-type="float" office:value="79866.1627563979" calcext:value-type="float">
            <text:p>79866.1627563979</text:p>
          </table:table-cell>
          <table:table-cell/>
          <table:table-cell office:value-type="float" office:value="1443134803.17081" calcext:value-type="float">
            <text:p>1443134803.17081</text:p>
          </table:table-cell>
          <table:table-cell table:formula="of:=[.G168]-[.$B$2]" office:value-type="float" office:value="42.2162013053894" calcext:value-type="float">
            <text:p>42.2162013054</text:p>
          </table:table-cell>
          <table:table-cell table:formula="of:=[.C168]/([.H168]-[.H167])" office:value-type="float" office:value="51127.4558018338" calcext:value-type="float">
            <text:p>51127.4558018338</text:p>
          </table:table-cell>
          <table:table-cell table:formula="of:=[.G168]-[.$B168]" office:value-type="float" office:value="2.19401597976685" calcext:value-type="float">
            <text:p>2.19401597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4801.07507" calcext:value-type="float">
            <text:p>1443134801.07507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04581260681" calcext:value-type="float">
            <text:p>40.1204581261</text:p>
          </table:table-cell>
          <table:table-cell table:formula="of:=[.C169]/([.D169]-[.D168])" office:value-type="float" office:value="83685.41409946" calcext:value-type="float">
            <text:p>83685.41409946</text:p>
          </table:table-cell>
          <table:table-cell/>
          <table:table-cell office:value-type="float" office:value="1443134803.33505" calcext:value-type="float">
            <text:p>1443134803.33505</text:p>
          </table:table-cell>
          <table:table-cell table:formula="of:=[.G169]-[.$B$2]" office:value-type="float" office:value="42.380441904068" calcext:value-type="float">
            <text:p>42.3804419041</text:p>
          </table:table-cell>
          <table:table-cell table:formula="of:=[.C169]/([.H169]-[.H168])" office:value-type="float" office:value="50072.881286155" calcext:value-type="float">
            <text:p>50072.881286155</text:p>
          </table:table-cell>
          <table:table-cell table:formula="of:=[.G169]-[.$B169]" office:value-type="float" office:value="2.25998377799988" calcext:value-type="float">
            <text:p>2.25998377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4801.17196" calcext:value-type="float">
            <text:p>1443134801.17196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173562049866" calcext:value-type="float">
            <text:p>40.217356205</text:p>
          </table:table-cell>
          <table:table-cell table:formula="of:=[.C170]/([.D170]-[.D169])" office:value-type="float" office:value="84872.6836671424" calcext:value-type="float">
            <text:p>84872.6836671424</text:p>
          </table:table-cell>
          <table:table-cell/>
          <table:table-cell office:value-type="float" office:value="1443134803.49977" calcext:value-type="float">
            <text:p>1443134803.49977</text:p>
          </table:table-cell>
          <table:table-cell table:formula="of:=[.G170]-[.$B$2]" office:value-type="float" office:value="42.5451655387878" calcext:value-type="float">
            <text:p>42.5451655388</text:p>
          </table:table-cell>
          <table:table-cell table:formula="of:=[.C170]/([.H170]-[.H169])" office:value-type="float" office:value="49926.0474308186" calcext:value-type="float">
            <text:p>49926.0474308186</text:p>
          </table:table-cell>
          <table:table-cell table:formula="of:=[.G170]-[.$B170]" office:value-type="float" office:value="2.32780933380127" calcext:value-type="float">
            <text:p>2.327809333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4801.26885" calcext:value-type="float">
            <text:p>1443134801.26885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142442703247" calcext:value-type="float">
            <text:p>40.3142442703</text:p>
          </table:table-cell>
          <table:table-cell table:formula="of:=[.C171]/([.D171]-[.D170])" office:value-type="float" office:value="84881.4554331189" calcext:value-type="float">
            <text:p>84881.4554331189</text:p>
          </table:table-cell>
          <table:table-cell/>
          <table:table-cell office:value-type="float" office:value="1443134803.66466" calcext:value-type="float">
            <text:p>1443134803.66466</text:p>
          </table:table-cell>
          <table:table-cell table:formula="of:=[.G171]-[.$B$2]" office:value-type="float" office:value="42.7100548744202" calcext:value-type="float">
            <text:p>42.7100548744</text:p>
          </table:table-cell>
          <table:table-cell table:formula="of:=[.C171]/([.H171]-[.H170])" office:value-type="float" office:value="49875.8756499459" calcext:value-type="float">
            <text:p>49875.8756499459</text:p>
          </table:table-cell>
          <table:table-cell table:formula="of:=[.G171]-[.$B171]" office:value-type="float" office:value="2.39581060409546" calcext:value-type="float">
            <text:p>2.395810604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4801.36575" calcext:value-type="float">
            <text:p>1443134801.36575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111392498016" calcext:value-type="float">
            <text:p>40.4111392498</text:p>
          </table:table-cell>
          <table:table-cell table:formula="of:=[.C172]/([.D172]-[.D171])" office:value-type="float" office:value="84875.3985438243" calcext:value-type="float">
            <text:p>84875.3985438243</text:p>
          </table:table-cell>
          <table:table-cell/>
          <table:table-cell office:value-type="float" office:value="1443134803.82936" calcext:value-type="float">
            <text:p>1443134803.82936</text:p>
          </table:table-cell>
          <table:table-cell table:formula="of:=[.G172]-[.$B$2]" office:value-type="float" office:value="42.8747477531433" calcext:value-type="float">
            <text:p>42.8747477531</text:p>
          </table:table-cell>
          <table:table-cell table:formula="of:=[.C172]/([.H172]-[.H171])" office:value-type="float" office:value="49935.3709994036" calcext:value-type="float">
            <text:p>49935.3709994036</text:p>
          </table:table-cell>
          <table:table-cell table:formula="of:=[.G172]-[.$B172]" office:value-type="float" office:value="2.46360850334167" calcext:value-type="float">
            <text:p>2.463608503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4801.46263" calcext:value-type="float">
            <text:p>1443134801.46263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08020401001" calcext:value-type="float">
            <text:p>40.508020401</text:p>
          </table:table-cell>
          <table:table-cell table:formula="of:=[.C173]/([.D173]-[.D172])" office:value-type="float" office:value="84887.5131869403" calcext:value-type="float">
            <text:p>84887.5131869403</text:p>
          </table:table-cell>
          <table:table-cell/>
          <table:table-cell office:value-type="float" office:value="1443134803.99427" calcext:value-type="float">
            <text:p>1443134803.99427</text:p>
          </table:table-cell>
          <table:table-cell table:formula="of:=[.G173]-[.$B$2]" office:value-type="float" office:value="43.0396640300751" calcext:value-type="float">
            <text:p>43.0396640301</text:p>
          </table:table-cell>
          <table:table-cell table:formula="of:=[.C173]/([.H173]-[.H172])" office:value-type="float" office:value="49867.7277525665" calcext:value-type="float">
            <text:p>49867.7277525665</text:p>
          </table:table-cell>
          <table:table-cell table:formula="of:=[.G173]-[.$B173]" office:value-type="float" office:value="2.5316436290741" calcext:value-type="float">
            <text:p>2.531643629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4801.55952" calcext:value-type="float">
            <text:p>1443134801.55952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049101352692" calcext:value-type="float">
            <text:p>40.6049101353</text:p>
          </table:table-cell>
          <table:table-cell table:formula="of:=[.C174]/([.D174]-[.D173])" office:value-type="float" office:value="84879.9933462111" calcext:value-type="float">
            <text:p>84879.9933462111</text:p>
          </table:table-cell>
          <table:table-cell/>
          <table:table-cell office:value-type="float" office:value="1443134804.07662" calcext:value-type="float">
            <text:p>1443134804.07662</text:p>
          </table:table-cell>
          <table:table-cell table:formula="of:=[.G174]-[.$B$2]" office:value-type="float" office:value="43.1220135688782" calcext:value-type="float">
            <text:p>43.1220135689</text:p>
          </table:table-cell>
          <table:table-cell table:formula="of:=[.C174]/([.H174]-[.H173])" office:value-type="float" office:value="99866.9831007038" calcext:value-type="float">
            <text:p>99866.9831007038</text:p>
          </table:table-cell>
          <table:table-cell table:formula="of:=[.G174]-[.$B174]" office:value-type="float" office:value="2.51710343360901" calcext:value-type="float">
            <text:p>2.517103433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4801.65645" calcext:value-type="float">
            <text:p>1443134801.65645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018401622772" calcext:value-type="float">
            <text:p>40.7018401623</text:p>
          </table:table-cell>
          <table:table-cell table:formula="of:=[.C175]/([.D175]-[.D174])" office:value-type="float" office:value="84844.7096720239" calcext:value-type="float">
            <text:p>84844.7096720239</text:p>
          </table:table-cell>
          <table:table-cell/>
          <table:table-cell office:value-type="float" office:value="1443134804.26424" calcext:value-type="float">
            <text:p>1443134804.26424</text:p>
          </table:table-cell>
          <table:table-cell table:formula="of:=[.G175]-[.$B$2]" office:value-type="float" office:value="43.3096351623535" calcext:value-type="float">
            <text:p>43.3096351624</text:p>
          </table:table-cell>
          <table:table-cell table:formula="of:=[.C175]/([.H175]-[.H174])" office:value-type="float" office:value="43832.9077568614" calcext:value-type="float">
            <text:p>43832.9077568614</text:p>
          </table:table-cell>
          <table:table-cell table:formula="of:=[.G175]-[.$B175]" office:value-type="float" office:value="2.60779500007629" calcext:value-type="float">
            <text:p>2.607795000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4801.75353" calcext:value-type="float">
            <text:p>1443134801.75353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798924446106" calcext:value-type="float">
            <text:p>40.7989244461</text:p>
          </table:table-cell>
          <table:table-cell table:formula="of:=[.C176]/([.D176]-[.D175])" office:value-type="float" office:value="84709.9002605593" calcext:value-type="float">
            <text:p>84709.9002605593</text:p>
          </table:table-cell>
          <table:table-cell/>
          <table:table-cell office:value-type="float" office:value="1443134804.48705" calcext:value-type="float">
            <text:p>1443134804.48705</text:p>
          </table:table-cell>
          <table:table-cell table:formula="of:=[.G176]-[.$B$2]" office:value-type="float" office:value="43.5324432849884" calcext:value-type="float">
            <text:p>43.532443285</text:p>
          </table:table-cell>
          <table:table-cell table:formula="of:=[.C176]/([.H176]-[.H175])" office:value-type="float" office:value="36910.6830700088" calcext:value-type="float">
            <text:p>36910.6830700088</text:p>
          </table:table-cell>
          <table:table-cell table:formula="of:=[.G176]-[.$B176]" office:value-type="float" office:value="2.73351883888245" calcext:value-type="float">
            <text:p>2.733518838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4801.85044" calcext:value-type="float">
            <text:p>1443134801.85044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8958284854889" calcext:value-type="float">
            <text:p>40.8958284855</text:p>
          </table:table-cell>
          <table:table-cell table:formula="of:=[.C177]/([.D177]-[.D176])" office:value-type="float" office:value="84867.4632385686" calcext:value-type="float">
            <text:p>84867.4632385686</text:p>
          </table:table-cell>
          <table:table-cell/>
          <table:table-cell office:value-type="float" office:value="1443134804.65097" calcext:value-type="float">
            <text:p>1443134804.65097</text:p>
          </table:table-cell>
          <table:table-cell table:formula="of:=[.G177]-[.$B$2]" office:value-type="float" office:value="43.6963627338409" calcext:value-type="float">
            <text:p>43.6963627338</text:p>
          </table:table-cell>
          <table:table-cell table:formula="of:=[.C177]/([.H177]-[.H176])" office:value-type="float" office:value="50170.9837213903" calcext:value-type="float">
            <text:p>50170.9837213903</text:p>
          </table:table-cell>
          <table:table-cell table:formula="of:=[.G177]-[.$B177]" office:value-type="float" office:value="2.80053424835205" calcext:value-type="float">
            <text:p>2.800534248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4801.94733" calcext:value-type="float">
            <text:p>1443134801.94733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0.9927251338959" calcext:value-type="float">
            <text:p>40.9927251339</text:p>
          </table:table-cell>
          <table:table-cell table:formula="of:=[.C178]/([.D178]-[.D177])" office:value-type="float" office:value="84873.9366655676" calcext:value-type="float">
            <text:p>84873.9366655676</text:p>
          </table:table-cell>
          <table:table-cell/>
          <table:table-cell office:value-type="float" office:value="1443134804.83843" calcext:value-type="float">
            <text:p>1443134804.83843</text:p>
          </table:table-cell>
          <table:table-cell table:formula="of:=[.G178]-[.$B$2]" office:value-type="float" office:value="43.8838219642639" calcext:value-type="float">
            <text:p>43.8838219643</text:p>
          </table:table-cell>
          <table:table-cell table:formula="of:=[.C178]/([.H178]-[.H177])" office:value-type="float" office:value="43870.8725168869" calcext:value-type="float">
            <text:p>43870.8725168869</text:p>
          </table:table-cell>
          <table:table-cell table:formula="of:=[.G178]-[.$B178]" office:value-type="float" office:value="2.89109683036804" calcext:value-type="float">
            <text:p>2.891096830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4802.03675" calcext:value-type="float">
            <text:p>1443134802.03675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0821423530579" calcext:value-type="float">
            <text:p>41.0821423531</text:p>
          </table:table-cell>
          <table:table-cell table:formula="of:=[.C179]/([.D179]-[.D178])" office:value-type="float" office:value="91973.3366467312" calcext:value-type="float">
            <text:p>91973.3366467312</text:p>
          </table:table-cell>
          <table:table-cell/>
          <table:table-cell office:value-type="float" office:value="1443134805.08432" calcext:value-type="float">
            <text:p>1443134805.08432</text:p>
          </table:table-cell>
          <table:table-cell table:formula="of:=[.G179]-[.$B$2]" office:value-type="float" office:value="44.1297128200531" calcext:value-type="float">
            <text:p>44.1297128201</text:p>
          </table:table-cell>
          <table:table-cell table:formula="of:=[.C179]/([.H179]-[.H178])" office:value-type="float" office:value="33445.7333665587" calcext:value-type="float">
            <text:p>33445.7333665587</text:p>
          </table:table-cell>
          <table:table-cell table:formula="of:=[.G179]-[.$B179]" office:value-type="float" office:value="3.04757046699524" calcext:value-type="float">
            <text:p>3.04757046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4802.1172" calcext:value-type="float">
            <text:p>1443134802.1172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1625964641571" calcext:value-type="float">
            <text:p>41.1625964642</text:p>
          </table:table-cell>
          <table:table-cell table:formula="of:=[.C180]/([.D180]-[.D179])" office:value-type="float" office:value="102219.760900166" calcext:value-type="float">
            <text:p>102219.760900166</text:p>
          </table:table-cell>
          <table:table-cell/>
          <table:table-cell office:value-type="float" office:value="1443134805.22331" calcext:value-type="float">
            <text:p>1443134805.22331</text:p>
          </table:table-cell>
          <table:table-cell table:formula="of:=[.G180]-[.$B$2]" office:value-type="float" office:value="44.2687056064606" calcext:value-type="float">
            <text:p>44.2687056065</text:p>
          </table:table-cell>
          <table:table-cell table:formula="of:=[.C180]/([.H180]-[.H179])" office:value-type="float" office:value="59168.5382570183" calcext:value-type="float">
            <text:p>59168.5382570183</text:p>
          </table:table-cell>
          <table:table-cell table:formula="of:=[.G180]-[.$B180]" office:value-type="float" office:value="3.10610914230347" calcext:value-type="float">
            <text:p>3.106109142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4802.19765" calcext:value-type="float">
            <text:p>1443134802.19765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2430462837219" calcext:value-type="float">
            <text:p>41.2430462837</text:p>
          </table:table-cell>
          <table:table-cell table:formula="of:=[.C181]/([.D181]-[.D180])" office:value-type="float" office:value="102225.213735549" calcext:value-type="float">
            <text:p>102225.213735549</text:p>
          </table:table-cell>
          <table:table-cell/>
          <table:table-cell office:value-type="float" office:value="1443134805.38034" calcext:value-type="float">
            <text:p>1443134805.38034</text:p>
          </table:table-cell>
          <table:table-cell table:formula="of:=[.G181]-[.$B$2]" office:value-type="float" office:value="44.4257352352142" calcext:value-type="float">
            <text:p>44.4257352352</text:p>
          </table:table-cell>
          <table:table-cell table:formula="of:=[.C181]/([.H181]-[.H180])" office:value-type="float" office:value="52372.2820035528" calcext:value-type="float">
            <text:p>52372.2820035528</text:p>
          </table:table-cell>
          <table:table-cell table:formula="of:=[.G181]-[.$B181]" office:value-type="float" office:value="3.18268895149231" calcext:value-type="float">
            <text:p>3.182688951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4802.2781" calcext:value-type="float">
            <text:p>1443134802.2781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3234922885895" calcext:value-type="float">
            <text:p>41.3234922886</text:p>
          </table:table-cell>
          <table:table-cell table:formula="of:=[.C182]/([.D182]-[.D181])" office:value-type="float" office:value="102230.061188744" calcext:value-type="float">
            <text:p>102230.061188744</text:p>
          </table:table-cell>
          <table:table-cell/>
          <table:table-cell office:value-type="float" office:value="1443134805.53719" calcext:value-type="float">
            <text:p>1443134805.53719</text:p>
          </table:table-cell>
          <table:table-cell table:formula="of:=[.G182]-[.$B$2]" office:value-type="float" office:value="44.5825841426849" calcext:value-type="float">
            <text:p>44.5825841427</text:p>
          </table:table-cell>
          <table:table-cell table:formula="of:=[.C182]/([.H182]-[.H181])" office:value-type="float" office:value="52432.6253374517" calcext:value-type="float">
            <text:p>52432.6253374517</text:p>
          </table:table-cell>
          <table:table-cell table:formula="of:=[.G182]-[.$B182]" office:value-type="float" office:value="3.25909185409546" calcext:value-type="float">
            <text:p>3.259091854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4802.35855" calcext:value-type="float">
            <text:p>1443134802.35855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4039416313171" calcext:value-type="float">
            <text:p>41.4039416313</text:p>
          </table:table-cell>
          <table:table-cell table:formula="of:=[.C183]/([.D183]-[.D182])" office:value-type="float" office:value="102225.819642058" calcext:value-type="float">
            <text:p>102225.819642058</text:p>
          </table:table-cell>
          <table:table-cell/>
          <table:table-cell office:value-type="float" office:value="1443134805.69414" calcext:value-type="float">
            <text:p>1443134805.69414</text:p>
          </table:table-cell>
          <table:table-cell table:formula="of:=[.G183]-[.$B$2]" office:value-type="float" office:value="44.7395308017731" calcext:value-type="float">
            <text:p>44.7395308018</text:p>
          </table:table-cell>
          <table:table-cell table:formula="of:=[.C183]/([.H183]-[.H182])" office:value-type="float" office:value="52399.9685484337" calcext:value-type="float">
            <text:p>52399.9685484337</text:p>
          </table:table-cell>
          <table:table-cell table:formula="of:=[.G183]-[.$B183]" office:value-type="float" office:value="3.33558917045593" calcext:value-type="float">
            <text:p>3.335589170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4802.439" calcext:value-type="float">
            <text:p>1443134802.439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4843909740448" calcext:value-type="float">
            <text:p>41.484390974</text:p>
          </table:table-cell>
          <table:table-cell table:formula="of:=[.C184]/([.D184]-[.D183])" office:value-type="float" office:value="102225.819642058" calcext:value-type="float">
            <text:p>102225.819642058</text:p>
          </table:table-cell>
          <table:table-cell/>
          <table:table-cell office:value-type="float" office:value="1443134805.85104" calcext:value-type="float">
            <text:p>1443134805.85104</text:p>
          </table:table-cell>
          <table:table-cell table:formula="of:=[.G184]-[.$B$2]" office:value-type="float" office:value="44.8964302539825" calcext:value-type="float">
            <text:p>44.896430254</text:p>
          </table:table-cell>
          <table:table-cell table:formula="of:=[.C184]/([.H184]-[.H183])" office:value-type="float" office:value="52415.7343074744" calcext:value-type="float">
            <text:p>52415.7343074744</text:p>
          </table:table-cell>
          <table:table-cell table:formula="of:=[.G184]-[.$B184]" office:value-type="float" office:value="3.41203927993774" calcext:value-type="float">
            <text:p>3.412039279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4802.51945" calcext:value-type="float">
            <text:p>1443134802.51945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5648469924927" calcext:value-type="float">
            <text:p>41.5648469925</text:p>
          </table:table-cell>
          <table:table-cell table:formula="of:=[.C185]/([.D185]-[.D184])" office:value-type="float" office:value="102217.337604495" calcext:value-type="float">
            <text:p>102217.337604495</text:p>
          </table:table-cell>
          <table:table-cell/>
          <table:table-cell office:value-type="float" office:value="1443134806.00801" calcext:value-type="float">
            <text:p>1443134806.00801</text:p>
          </table:table-cell>
          <table:table-cell table:formula="of:=[.G185]-[.$B$2]" office:value-type="float" office:value="45.0534024238586" calcext:value-type="float">
            <text:p>45.0534024239</text:p>
          </table:table-cell>
          <table:table-cell table:formula="of:=[.C185]/([.H185]-[.H184])" office:value-type="float" office:value="52391.4526153991" calcext:value-type="float">
            <text:p>52391.4526153991</text:p>
          </table:table-cell>
          <table:table-cell table:formula="of:=[.G185]-[.$B185]" office:value-type="float" office:value="3.48855543136597" calcext:value-type="float">
            <text:p>3.48855543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4802.5999" calcext:value-type="float">
            <text:p>1443134802.5999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6452963352203" calcext:value-type="float">
            <text:p>41.6452963352</text:p>
          </table:table-cell>
          <table:table-cell table:formula="of:=[.C186]/([.D186]-[.D185])" office:value-type="float" office:value="102225.819642058" calcext:value-type="float">
            <text:p>102225.819642058</text:p>
          </table:table-cell>
          <table:table-cell/>
          <table:table-cell office:value-type="float" office:value="1443134806.16501" calcext:value-type="float">
            <text:p>1443134806.16501</text:p>
          </table:table-cell>
          <table:table-cell table:formula="of:=[.G186]-[.$B$2]" office:value-type="float" office:value="45.21040391922" calcext:value-type="float">
            <text:p>45.2104039192</text:p>
          </table:table-cell>
          <table:table-cell table:formula="of:=[.C186]/([.H186]-[.H185])" office:value-type="float" office:value="52381.6666909639" calcext:value-type="float">
            <text:p>52381.6666909639</text:p>
          </table:table-cell>
          <table:table-cell table:formula="of:=[.G186]-[.$B186]" office:value-type="float" office:value="3.56510758399963" calcext:value-type="float">
            <text:p>3.56510758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4802.68035" calcext:value-type="float">
            <text:p>1443134802.68035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7257444858551" calcext:value-type="float">
            <text:p>41.7257444859</text:p>
          </table:table-cell>
          <table:table-cell table:formula="of:=[.C187]/([.D187]-[.D186])" office:value-type="float" office:value="102227.334439755" calcext:value-type="float">
            <text:p>102227.334439755</text:p>
          </table:table-cell>
          <table:table-cell/>
          <table:table-cell office:value-type="float" office:value="1443134806.31599" calcext:value-type="float">
            <text:p>1443134806.31599</text:p>
          </table:table-cell>
          <table:table-cell table:formula="of:=[.G187]-[.$B$2]" office:value-type="float" office:value="45.3613796234131" calcext:value-type="float">
            <text:p>45.3613796234</text:p>
          </table:table-cell>
          <table:table-cell table:formula="of:=[.C187]/([.H187]-[.H186])" office:value-type="float" office:value="54472.3407249723" calcext:value-type="float">
            <text:p>54472.3407249723</text:p>
          </table:table-cell>
          <table:table-cell table:formula="of:=[.G187]-[.$B187]" office:value-type="float" office:value="3.63563513755798" calcext:value-type="float">
            <text:p>3.635635137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4802.76081" calcext:value-type="float">
            <text:p>1443134802.76081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1.8062009811401" calcext:value-type="float">
            <text:p>41.8062009811</text:p>
          </table:table-cell>
          <table:table-cell table:formula="of:=[.C188]/([.D188]-[.D187])" office:value-type="float" office:value="102216.73179853" calcext:value-type="float">
            <text:p>102216.73179853</text:p>
          </table:table-cell>
          <table:table-cell/>
          <table:table-cell office:value-type="float" office:value="1443134806.46577" calcext:value-type="float">
            <text:p>1443134806.46577</text:p>
          </table:table-cell>
          <table:table-cell table:formula="of:=[.G188]-[.$B$2]" office:value-type="float" office:value="45.5111594200134" calcext:value-type="float">
            <text:p>45.51115942</text:p>
          </table:table-cell>
          <table:table-cell table:formula="of:=[.C188]/([.H188]-[.H187])" office:value-type="float" office:value="54907.2717860884" calcext:value-type="float">
            <text:p>54907.2717860884</text:p>
          </table:table-cell>
          <table:table-cell table:formula="of:=[.G188]-[.$B188]" office:value-type="float" office:value="3.70495843887329" calcext:value-type="float">
            <text:p>3.704958438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4802.84127" calcext:value-type="float">
            <text:p>1443134802.84127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1.8866577148438" calcext:value-type="float">
            <text:p>41.8866577148</text:p>
          </table:table-cell>
          <table:table-cell table:formula="of:=[.C189]/([.D189]-[.D188])" office:value-type="float" office:value="102216.42889824" calcext:value-type="float">
            <text:p>102216.42889824</text:p>
          </table:table-cell>
          <table:table-cell/>
          <table:table-cell office:value-type="float" office:value="1443134806.61549" calcext:value-type="float">
            <text:p>1443134806.61549</text:p>
          </table:table-cell>
          <table:table-cell table:formula="of:=[.G189]-[.$B$2]" office:value-type="float" office:value="45.6608860492706" calcext:value-type="float">
            <text:p>45.6608860493</text:p>
          </table:table-cell>
          <table:table-cell table:formula="of:=[.C189]/([.H189]-[.H188])" office:value-type="float" office:value="54926.7691445369" calcext:value-type="float">
            <text:p>54926.7691445369</text:p>
          </table:table-cell>
          <table:table-cell table:formula="of:=[.G189]-[.$B189]" office:value-type="float" office:value="3.77422833442688" calcext:value-type="float">
            <text:p>3.774228334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4802.92171" calcext:value-type="float">
            <text:p>1443134802.92171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1.9670991897583" calcext:value-type="float">
            <text:p>41.9670991898</text:p>
          </table:table-cell>
          <table:table-cell table:formula="of:=[.C190]/([.D190]-[.D189])" office:value-type="float" office:value="102235.818136552" calcext:value-type="float">
            <text:p>102235.818136552</text:p>
          </table:table-cell>
          <table:table-cell/>
          <table:table-cell office:value-type="float" office:value="1443134806.76549" calcext:value-type="float">
            <text:p>1443134806.76549</text:p>
          </table:table-cell>
          <table:table-cell table:formula="of:=[.G190]-[.$B$2]" office:value-type="float" office:value="45.8108837604523" calcext:value-type="float">
            <text:p>45.8108837605</text:p>
          </table:table-cell>
          <table:table-cell table:formula="of:=[.C190]/([.H190]-[.H189])" office:value-type="float" office:value="54827.5032679739" calcext:value-type="float">
            <text:p>54827.5032679739</text:p>
          </table:table-cell>
          <table:table-cell table:formula="of:=[.G190]-[.$B190]" office:value-type="float" office:value="3.84378457069397" calcext:value-type="float">
            <text:p>3.843784570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4803.00217" calcext:value-type="float">
            <text:p>1443134803.00217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047559261322" calcext:value-type="float">
            <text:p>42.0475592613</text:p>
          </table:table-cell>
          <table:table-cell table:formula="of:=[.C191]/([.D191]-[.D190])" office:value-type="float" office:value="102212.188482668" calcext:value-type="float">
            <text:p>102212.188482668</text:p>
          </table:table-cell>
          <table:table-cell/>
          <table:table-cell office:value-type="float" office:value="1443134806.9151" calcext:value-type="float">
            <text:p>1443134806.9151</text:p>
          </table:table-cell>
          <table:table-cell table:formula="of:=[.G191]-[.$B$2]" office:value-type="float" office:value="45.96049284935" calcext:value-type="float">
            <text:p>45.9604928494</text:p>
          </table:table-cell>
          <table:table-cell table:formula="of:=[.C191]/([.H191]-[.H190])" office:value-type="float" office:value="54969.9223529337" calcext:value-type="float">
            <text:p>54969.9223529337</text:p>
          </table:table-cell>
          <table:table-cell table:formula="of:=[.G191]-[.$B191]" office:value-type="float" office:value="3.91293358802795" calcext:value-type="float">
            <text:p>3.91293358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4803.08455" calcext:value-type="float">
            <text:p>1443134803.08455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1299419403076" calcext:value-type="float">
            <text:p>42.1299419403</text:p>
          </table:table-cell>
          <table:table-cell table:formula="of:=[.C192]/([.D192]-[.D191])" office:value-type="float" office:value="99826.809485498" calcext:value-type="float">
            <text:p>99826.809485498</text:p>
          </table:table-cell>
          <table:table-cell/>
          <table:table-cell office:value-type="float" office:value="1443134807.01163" calcext:value-type="float">
            <text:p>1443134807.01163</text:p>
          </table:table-cell>
          <table:table-cell table:formula="of:=[.G192]-[.$B$2]" office:value-type="float" office:value="46.0570228099823" calcext:value-type="float">
            <text:p>46.05702281</text:p>
          </table:table-cell>
          <table:table-cell table:formula="of:=[.C192]/([.H192]-[.H191])" office:value-type="float" office:value="85196.3467728391" calcext:value-type="float">
            <text:p>85196.3467728391</text:p>
          </table:table-cell>
          <table:table-cell table:formula="of:=[.G192]-[.$B192]" office:value-type="float" office:value="3.92708086967468" calcext:value-type="float">
            <text:p>3.927080869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4803.16694" calcext:value-type="float">
            <text:p>1443134803.16694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2123365402222" calcext:value-type="float">
            <text:p>42.2123365402</text:p>
          </table:table-cell>
          <table:table-cell table:formula="of:=[.C193]/([.D193]-[.D192])" office:value-type="float" office:value="99812.3664479091" calcext:value-type="float">
            <text:p>99812.3664479091</text:p>
          </table:table-cell>
          <table:table-cell/>
          <table:table-cell office:value-type="float" office:value="1443134811.09109" calcext:value-type="float">
            <text:p>1443134811.09109</text:p>
          </table:table-cell>
          <table:table-cell table:formula="of:=[.G193]-[.$B$2]" office:value-type="float" office:value="50.1364850997925" calcext:value-type="float">
            <text:p>50.1364850998</text:p>
          </table:table-cell>
          <table:table-cell table:formula="of:=[.C193]/([.H193]-[.H192])" office:value-type="float" office:value="2015.95196027236" calcext:value-type="float">
            <text:p>2015.9519602724</text:p>
          </table:table-cell>
          <table:table-cell table:formula="of:=[.G193]-[.$B193]" office:value-type="float" office:value="7.92414855957031" calcext:value-type="float">
            <text:p>7.924148559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4803.24939" calcext:value-type="float">
            <text:p>1443134803.24939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2947866916657" calcext:value-type="float">
            <text:p>42.2947866917</text:p>
          </table:table-cell>
          <table:table-cell table:formula="of:=[.C194]/([.D194]-[.D193])" office:value-type="float" office:value="99745.1169709185" calcext:value-type="float">
            <text:p>99745.1169709185</text:p>
          </table:table-cell>
          <table:table-cell/>
          <table:table-cell office:value-type="float" office:value="1443134811.23546" calcext:value-type="float">
            <text:p>1443134811.23546</text:p>
          </table:table-cell>
          <table:table-cell table:formula="of:=[.G194]-[.$B$2]" office:value-type="float" office:value="50.2808530330658" calcext:value-type="float">
            <text:p>50.2808530331</text:p>
          </table:table-cell>
          <table:table-cell table:formula="of:=[.C194]/([.H194]-[.H193])" office:value-type="float" office:value="56965.5588573844" calcext:value-type="float">
            <text:p>56965.5588573844</text:p>
          </table:table-cell>
          <table:table-cell table:formula="of:=[.G194]-[.$B194]" office:value-type="float" office:value="7.98606634140015" calcext:value-type="float">
            <text:p>7.98606634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4803.33177" calcext:value-type="float">
            <text:p>1443134803.33177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3771612644196" calcext:value-type="float">
            <text:p>42.3771612644</text:p>
          </table:table-cell>
          <table:table-cell table:formula="of:=[.C195]/([.D195]-[.D194])" office:value-type="float" office:value="99836.6331388349" calcext:value-type="float">
            <text:p>99836.6331388349</text:p>
          </table:table-cell>
          <table:table-cell/>
          <table:table-cell office:value-type="float" office:value="1443134811.42525" calcext:value-type="float">
            <text:p>1443134811.42525</text:p>
          </table:table-cell>
          <table:table-cell table:formula="of:=[.G195]-[.$B$2]" office:value-type="float" office:value="50.4706449508667" calcext:value-type="float">
            <text:p>50.4706449509</text:p>
          </table:table-cell>
          <table:table-cell table:formula="of:=[.C195]/([.H195]-[.H194])" office:value-type="float" office:value="43331.6660440051" calcext:value-type="float">
            <text:p>43331.6660440051</text:p>
          </table:table-cell>
          <table:table-cell table:formula="of:=[.G195]-[.$B195]" office:value-type="float" office:value="8.09348368644714" calcext:value-type="float">
            <text:p>8.093483686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4803.41414" calcext:value-type="float">
            <text:p>1443134803.41414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4595327377319" calcext:value-type="float">
            <text:p>42.4595327377</text:p>
          </table:table-cell>
          <table:table-cell table:formula="of:=[.C196]/([.D196]-[.D195])" office:value-type="float" office:value="99840.3897525551" calcext:value-type="float">
            <text:p>99840.3897525551</text:p>
          </table:table-cell>
          <table:table-cell/>
          <table:table-cell office:value-type="float" office:value="1443134811.61503" calcext:value-type="float">
            <text:p>1443134811.61503</text:p>
          </table:table-cell>
          <table:table-cell table:formula="of:=[.G196]-[.$B$2]" office:value-type="float" office:value="50.6604192256927" calcext:value-type="float">
            <text:p>50.6604192257</text:p>
          </table:table-cell>
          <table:table-cell table:formula="of:=[.C196]/([.H196]-[.H195])" office:value-type="float" office:value="43335.6945114835" calcext:value-type="float">
            <text:p>43335.6945114835</text:p>
          </table:table-cell>
          <table:table-cell table:formula="of:=[.G196]-[.$B196]" office:value-type="float" office:value="8.20088648796082" calcext:value-type="float">
            <text:p>8.20088648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4803.49652" calcext:value-type="float">
            <text:p>1443134803.49652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5419087409973" calcext:value-type="float">
            <text:p>42.541908741</text:p>
          </table:table-cell>
          <table:table-cell table:formula="of:=[.C197]/([.D197]-[.D196])" office:value-type="float" office:value="99834.8994124627" calcext:value-type="float">
            <text:p>99834.8994124627</text:p>
          </table:table-cell>
          <table:table-cell/>
          <table:table-cell office:value-type="float" office:value="1443134811.80478" calcext:value-type="float">
            <text:p>1443134811.80478</text:p>
          </table:table-cell>
          <table:table-cell table:formula="of:=[.G197]-[.$B$2]" office:value-type="float" office:value="50.8501756191254" calcext:value-type="float">
            <text:p>50.8501756191</text:p>
          </table:table-cell>
          <table:table-cell table:formula="of:=[.C197]/([.H197]-[.H196])" office:value-type="float" office:value="43339.778182074" calcext:value-type="float">
            <text:p>43339.778182074</text:p>
          </table:table-cell>
          <table:table-cell table:formula="of:=[.G197]-[.$B197]" office:value-type="float" office:value="8.30826687812805" calcext:value-type="float">
            <text:p>8.308266878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4803.57915" calcext:value-type="float">
            <text:p>1443134803.57915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624541759491" calcext:value-type="float">
            <text:p>42.6245417595</text:p>
          </table:table-cell>
          <table:table-cell table:formula="of:=[.C198]/([.D198]-[.D197])" office:value-type="float" office:value="99524.3808094914" calcext:value-type="float">
            <text:p>99524.3808094914</text:p>
          </table:table-cell>
          <table:table-cell/>
          <table:table-cell office:value-type="float" office:value="1443134811.99446" calcext:value-type="float">
            <text:p>1443134811.99446</text:p>
          </table:table-cell>
          <table:table-cell table:formula="of:=[.G198]-[.$B$2]" office:value-type="float" office:value="51.0398545265198" calcext:value-type="float">
            <text:p>51.0398545265</text:p>
          </table:table-cell>
          <table:table-cell table:formula="of:=[.C198]/([.H198]-[.H197])" office:value-type="float" office:value="43357.4829851767" calcext:value-type="float">
            <text:p>43357.4829851767</text:p>
          </table:table-cell>
          <table:table-cell table:formula="of:=[.G198]-[.$B198]" office:value-type="float" office:value="8.41531276702881" calcext:value-type="float">
            <text:p>8.41531276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4803.66152" calcext:value-type="float">
            <text:p>1443134803.66152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7069158554077" calcext:value-type="float">
            <text:p>42.7069158554</text:p>
          </table:table-cell>
          <table:table-cell table:formula="of:=[.C199]/([.D199]-[.D198])" office:value-type="float" office:value="99837.2110610069" calcext:value-type="float">
            <text:p>99837.2110610069</text:p>
          </table:table-cell>
          <table:table-cell/>
          <table:table-cell office:value-type="float" office:value="1443134812.1353" calcext:value-type="float">
            <text:p>1443134812.1353</text:p>
          </table:table-cell>
          <table:table-cell table:formula="of:=[.G199]-[.$B$2]" office:value-type="float" office:value="51.180691242218" calcext:value-type="float">
            <text:p>51.1806912422</text:p>
          </table:table-cell>
          <table:table-cell table:formula="of:=[.C199]/([.H199]-[.H198])" office:value-type="float" office:value="58393.8638388927" calcext:value-type="float">
            <text:p>58393.8638388927</text:p>
          </table:table-cell>
          <table:table-cell table:formula="of:=[.G199]-[.$B199]" office:value-type="float" office:value="8.4737753868103" calcext:value-type="float">
            <text:p>8.473775386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4803.7439" calcext:value-type="float">
            <text:p>1443134803.7439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7892916202545" calcext:value-type="float">
            <text:p>42.7892916203</text:p>
          </table:table-cell>
          <table:table-cell table:formula="of:=[.C200]/([.D200]-[.D199])" office:value-type="float" office:value="99835.1883626765" calcext:value-type="float">
            <text:p>99835.1883626765</text:p>
          </table:table-cell>
          <table:table-cell/>
          <table:table-cell office:value-type="float" office:value="1443134812.3109" calcext:value-type="float">
            <text:p>1443134812.3109</text:p>
          </table:table-cell>
          <table:table-cell table:formula="of:=[.G200]-[.$B$2]" office:value-type="float" office:value="51.3562920093536" calcext:value-type="float">
            <text:p>51.3562920094</text:p>
          </table:table-cell>
          <table:table-cell table:formula="of:=[.C200]/([.H200]-[.H199])" office:value-type="float" office:value="46833.5083846669" calcext:value-type="float">
            <text:p>46833.5083846669</text:p>
          </table:table-cell>
          <table:table-cell table:formula="of:=[.G200]-[.$B200]" office:value-type="float" office:value="8.56700038909912" calcext:value-type="float">
            <text:p>8.567000389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4803.82628" calcext:value-type="float">
            <text:p>1443134803.82628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2.8716676235199" calcext:value-type="float">
            <text:p>42.8716676235</text:p>
          </table:table-cell>
          <table:table-cell table:formula="of:=[.C201]/([.D201]-[.D200])" office:value-type="float" office:value="99834.8994124627" calcext:value-type="float">
            <text:p>99834.8994124627</text:p>
          </table:table-cell>
          <table:table-cell/>
          <table:table-cell office:value-type="float" office:value="1443134812.48651" calcext:value-type="float">
            <text:p>1443134812.48651</text:p>
          </table:table-cell>
          <table:table-cell table:formula="of:=[.G201]-[.$B$2]" office:value-type="float" office:value="51.5319032669067" calcext:value-type="float">
            <text:p>51.5319032669</text:p>
          </table:table-cell>
          <table:table-cell table:formula="of:=[.C201]/([.H201]-[.H200])" office:value-type="float" office:value="46830.7107106346" calcext:value-type="float">
            <text:p>46830.7107106346</text:p>
          </table:table-cell>
          <table:table-cell table:formula="of:=[.G201]-[.$B201]" office:value-type="float" office:value="8.66023564338684" calcext:value-type="float">
            <text:p>8.660235643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4803.90866" calcext:value-type="float">
            <text:p>1443134803.90866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2.9540524482727" calcext:value-type="float">
            <text:p>42.9540524483</text:p>
          </table:table-cell>
          <table:table-cell table:formula="of:=[.C202]/([.D202]-[.D201])" office:value-type="float" office:value="99824.2094302656" calcext:value-type="float">
            <text:p>99824.2094302656</text:p>
          </table:table-cell>
          <table:table-cell/>
          <table:table-cell office:value-type="float" office:value="1443134812.66213" calcext:value-type="float">
            <text:p>1443134812.66213</text:p>
          </table:table-cell>
          <table:table-cell table:formula="of:=[.G202]-[.$B$2]" office:value-type="float" office:value="51.7075238227844" calcext:value-type="float">
            <text:p>51.7075238228</text:p>
          </table:table-cell>
          <table:table-cell table:formula="of:=[.C202]/([.H202]-[.H201])" office:value-type="float" office:value="46828.2312335224" calcext:value-type="float">
            <text:p>46828.2312335224</text:p>
          </table:table-cell>
          <table:table-cell table:formula="of:=[.G202]-[.$B202]" office:value-type="float" office:value="8.75347137451172" calcext:value-type="float">
            <text:p>8.753471374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4803.99107" calcext:value-type="float">
            <text:p>1443134803.99107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0364665985107" calcext:value-type="float">
            <text:p>43.0364665985</text:p>
          </table:table-cell>
          <table:table-cell table:formula="of:=[.C203]/([.D203]-[.D202])" office:value-type="float" office:value="99788.6889113895" calcext:value-type="float">
            <text:p>99788.6889113895</text:p>
          </table:table-cell>
          <table:table-cell/>
          <table:table-cell office:value-type="float" office:value="1443134812.83779" calcext:value-type="float">
            <text:p>1443134812.83779</text:p>
          </table:table-cell>
          <table:table-cell table:formula="of:=[.G203]-[.$B$2]" office:value-type="float" office:value="51.8831858634949" calcext:value-type="float">
            <text:p>51.8831858635</text:p>
          </table:table-cell>
          <table:table-cell table:formula="of:=[.C203]/([.H203]-[.H202])" office:value-type="float" office:value="46817.1721490811" calcext:value-type="float">
            <text:p>46817.1721490811</text:p>
          </table:table-cell>
          <table:table-cell table:formula="of:=[.G203]-[.$B203]" office:value-type="float" office:value="8.84671926498413" calcext:value-type="float">
            <text:p>8.84671926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4804.07311" calcext:value-type="float">
            <text:p>1443134804.07311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1184976100922" calcext:value-type="float">
            <text:p>43.1184976101</text:p>
          </table:table-cell>
          <table:table-cell table:formula="of:=[.C204]/([.D204]-[.D203])" office:value-type="float" office:value="100254.767574543" calcext:value-type="float">
            <text:p>100254.767574543</text:p>
          </table:table-cell>
          <table:table-cell/>
          <table:table-cell office:value-type="float" office:value="1443134813.01335" calcext:value-type="float">
            <text:p>1443134813.01335</text:p>
          </table:table-cell>
          <table:table-cell table:formula="of:=[.G204]-[.$B$2]" office:value-type="float" office:value="52.0587413311005" calcext:value-type="float">
            <text:p>52.0587413311</text:p>
          </table:table-cell>
          <table:table-cell table:formula="of:=[.C204]/([.H204]-[.H203])" office:value-type="float" office:value="46845.5930889964" calcext:value-type="float">
            <text:p>46845.5930889964</text:p>
          </table:table-cell>
          <table:table-cell table:formula="of:=[.G204]-[.$B204]" office:value-type="float" office:value="8.9402437210083" calcext:value-type="float">
            <text:p>8.94024372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4804.15538" calcext:value-type="float">
            <text:p>1443134804.15538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2007710933685" calcext:value-type="float">
            <text:p>43.2007710934</text:p>
          </table:table-cell>
          <table:table-cell table:formula="of:=[.C205]/([.D205]-[.D204])" office:value-type="float" office:value="99959.3024689927" calcext:value-type="float">
            <text:p>99959.3024689927</text:p>
          </table:table-cell>
          <table:table-cell/>
          <table:table-cell office:value-type="float" office:value="1443134813.13904" calcext:value-type="float">
            <text:p>1443134813.13904</text:p>
          </table:table-cell>
          <table:table-cell table:formula="of:=[.G205]-[.$B$2]" office:value-type="float" office:value="52.1844358444214" calcext:value-type="float">
            <text:p>52.1844358444</text:p>
          </table:table-cell>
          <table:table-cell table:formula="of:=[.C205]/([.H205]-[.H204])" office:value-type="float" office:value="65428.4724346122" calcext:value-type="float">
            <text:p>65428.4724346122</text:p>
          </table:table-cell>
          <table:table-cell table:formula="of:=[.G205]-[.$B205]" office:value-type="float" office:value="8.98366475105286" calcext:value-type="float">
            <text:p>8.983664751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4804.23735" calcext:value-type="float">
            <text:p>1443134804.23735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2827413082123" calcext:value-type="float">
            <text:p>43.2827413082</text:p>
          </table:table-cell>
          <table:table-cell table:formula="of:=[.C206]/([.D206]-[.D205])" office:value-type="float" office:value="100329.125837677" calcext:value-type="float">
            <text:p>100329.125837677</text:p>
          </table:table-cell>
          <table:table-cell/>
          <table:table-cell office:value-type="float" office:value="1443134813.30414" calcext:value-type="float">
            <text:p>1443134813.30414</text:p>
          </table:table-cell>
          <table:table-cell table:formula="of:=[.G206]-[.$B$2]" office:value-type="float" office:value="52.3495330810547" calcext:value-type="float">
            <text:p>52.3495330811</text:p>
          </table:table-cell>
          <table:table-cell table:formula="of:=[.C206]/([.H206]-[.H205])" office:value-type="float" office:value="49813.0687569678" calcext:value-type="float">
            <text:p>49813.0687569678</text:p>
          </table:table-cell>
          <table:table-cell table:formula="of:=[.G206]-[.$B206]" office:value-type="float" office:value="9.06679177284241" calcext:value-type="float">
            <text:p>9.066791772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4804.31931" calcext:value-type="float">
            <text:p>1443134804.31931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3647029399872" calcext:value-type="float">
            <text:p>43.36470294</text:p>
          </table:table-cell>
          <table:table-cell table:formula="of:=[.C207]/([.D207]-[.D206])" office:value-type="float" office:value="100339.632360983" calcext:value-type="float">
            <text:p>100339.632360983</text:p>
          </table:table-cell>
          <table:table-cell/>
          <table:table-cell office:value-type="float" office:value="1443134813.46921" calcext:value-type="float">
            <text:p>1443134813.46921</text:p>
          </table:table-cell>
          <table:table-cell table:formula="of:=[.G207]-[.$B$2]" office:value-type="float" office:value="52.5146045684815" calcext:value-type="float">
            <text:p>52.5146045685</text:p>
          </table:table-cell>
          <table:table-cell table:formula="of:=[.C207]/([.H207]-[.H206])" office:value-type="float" office:value="49820.8390086082" calcext:value-type="float">
            <text:p>49820.8390086082</text:p>
          </table:table-cell>
          <table:table-cell table:formula="of:=[.G207]-[.$B207]" office:value-type="float" office:value="9.14990162849426" calcext:value-type="float">
            <text:p>9.149901628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4804.40126" calcext:value-type="float">
            <text:p>1443134804.40126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4466559886932" calcext:value-type="float">
            <text:p>43.4466559887</text:p>
          </table:table-cell>
          <table:table-cell table:formula="of:=[.C208]/([.D208]-[.D207])" office:value-type="float" office:value="100350.141085019" calcext:value-type="float">
            <text:p>100350.141085019</text:p>
          </table:table-cell>
          <table:table-cell/>
          <table:table-cell office:value-type="float" office:value="1443134813.63427" calcext:value-type="float">
            <text:p>1443134813.63427</text:p>
          </table:table-cell>
          <table:table-cell table:formula="of:=[.G208]-[.$B$2]" office:value-type="float" office:value="52.6796641349793" calcext:value-type="float">
            <text:p>52.679664135</text:p>
          </table:table-cell>
          <table:table-cell table:formula="of:=[.C208]/([.H208]-[.H207])" office:value-type="float" office:value="49824.4371683206" calcext:value-type="float">
            <text:p>49824.4371683206</text:p>
          </table:table-cell>
          <table:table-cell table:formula="of:=[.G208]-[.$B208]" office:value-type="float" office:value="9.23300814628601" calcext:value-type="float">
            <text:p>9.233008146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4804.48323" calcext:value-type="float">
            <text:p>1443134804.48323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5286247730255" calcext:value-type="float">
            <text:p>43.528624773</text:p>
          </table:table-cell>
          <table:table-cell table:formula="of:=[.C209]/([.D209]-[.D208])" office:value-type="float" office:value="100330.876772096" calcext:value-type="float">
            <text:p>100330.876772096</text:p>
          </table:table-cell>
          <table:table-cell/>
          <table:table-cell office:value-type="float" office:value="1443134813.7994" calcext:value-type="float">
            <text:p>1443134813.7994</text:p>
          </table:table-cell>
          <table:table-cell table:formula="of:=[.G209]-[.$B$2]" office:value-type="float" office:value="52.844789981842" calcext:value-type="float">
            <text:p>52.8447899818</text:p>
          </table:table-cell>
          <table:table-cell table:formula="of:=[.C209]/([.H209]-[.H208])" office:value-type="float" office:value="49804.4379862198" calcext:value-type="float">
            <text:p>49804.4379862198</text:p>
          </table:table-cell>
          <table:table-cell table:formula="of:=[.G209]-[.$B209]" office:value-type="float" office:value="9.31616520881653" calcext:value-type="float">
            <text:p>9.316165208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4804.5652" calcext:value-type="float">
            <text:p>1443134804.5652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6105930805206" calcext:value-type="float">
            <text:p>43.6105930805</text:p>
          </table:table-cell>
          <table:table-cell table:formula="of:=[.C210]/([.D210]-[.D209])" office:value-type="float" office:value="100331.460430483" calcext:value-type="float">
            <text:p>100331.460430483</text:p>
          </table:table-cell>
          <table:table-cell/>
          <table:table-cell office:value-type="float" office:value="1443134813.96447" calcext:value-type="float">
            <text:p>1443134813.96447</text:p>
          </table:table-cell>
          <table:table-cell table:formula="of:=[.G210]-[.$B$2]" office:value-type="float" office:value="53.0098626613617" calcext:value-type="float">
            <text:p>53.0098626614</text:p>
          </table:table-cell>
          <table:table-cell table:formula="of:=[.C210]/([.H210]-[.H209])" office:value-type="float" office:value="49820.47922122" calcext:value-type="float">
            <text:p>49820.47922122</text:p>
          </table:table-cell>
          <table:table-cell table:formula="of:=[.G210]-[.$B210]" office:value-type="float" office:value="9.39926958084106" calcext:value-type="float">
            <text:p>9.399269580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4804.64718" calcext:value-type="float">
            <text:p>1443134804.64718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6925702095032" calcext:value-type="float">
            <text:p>43.6925702095</text:p>
          </table:table-cell>
          <table:table-cell table:formula="of:=[.C211]/([.D211]-[.D210])" office:value-type="float" office:value="100320.66384944" calcext:value-type="float">
            <text:p>100320.66384944</text:p>
          </table:table-cell>
          <table:table-cell/>
          <table:table-cell office:value-type="float" office:value="1443134814.09493" calcext:value-type="float">
            <text:p>1443134814.09493</text:p>
          </table:table-cell>
          <table:table-cell table:formula="of:=[.G211]-[.$B$2]" office:value-type="float" office:value="53.140321969986" calcext:value-type="float">
            <text:p>53.14032197</text:p>
          </table:table-cell>
          <table:table-cell table:formula="of:=[.C211]/([.H211]-[.H210])" office:value-type="float" office:value="63038.8133029719" calcext:value-type="float">
            <text:p>63038.8133029719</text:p>
          </table:table-cell>
          <table:table-cell table:formula="of:=[.G211]-[.$B211]" office:value-type="float" office:value="9.44775176048279" calcext:value-type="float">
            <text:p>9.44775176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4804.72915" calcext:value-type="float">
            <text:p>1443134804.72915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7745413780212" calcext:value-type="float">
            <text:p>43.774541378</text:p>
          </table:table-cell>
          <table:table-cell table:formula="of:=[.C212]/([.D212]-[.D211])" office:value-type="float" office:value="100327.958582016" calcext:value-type="float">
            <text:p>100327.958582016</text:p>
          </table:table-cell>
          <table:table-cell/>
          <table:table-cell office:value-type="float" office:value="1443134814.27839" calcext:value-type="float">
            <text:p>1443134814.27839</text:p>
          </table:table-cell>
          <table:table-cell table:formula="of:=[.G212]-[.$B$2]" office:value-type="float" office:value="53.3237793445587" calcext:value-type="float">
            <text:p>53.3237793446</text:p>
          </table:table-cell>
          <table:table-cell table:formula="of:=[.C212]/([.H212]-[.H211])" office:value-type="float" office:value="44827.8518056444" calcext:value-type="float">
            <text:p>44827.8518056444</text:p>
          </table:table-cell>
          <table:table-cell table:formula="of:=[.G212]-[.$B212]" office:value-type="float" office:value="9.54923796653748" calcext:value-type="float">
            <text:p>9.549237966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4804.81113" calcext:value-type="float">
            <text:p>1443134804.81113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3.8565213680267" calcext:value-type="float">
            <text:p>43.856521368</text:p>
          </table:table-cell>
          <table:table-cell table:formula="of:=[.C213]/([.D213]-[.D212])" office:value-type="float" office:value="100317.162754581" calcext:value-type="float">
            <text:p>100317.162754581</text:p>
          </table:table-cell>
          <table:table-cell/>
          <table:table-cell office:value-type="float" office:value="1443134814.46179" calcext:value-type="float">
            <text:p>1443134814.46179</text:p>
          </table:table-cell>
          <table:table-cell table:formula="of:=[.G213]-[.$B$2]" office:value-type="float" office:value="53.5071840286255" calcext:value-type="float">
            <text:p>53.5071840286</text:p>
          </table:table-cell>
          <table:table-cell table:formula="of:=[.C213]/([.H213]-[.H212])" office:value-type="float" office:value="44840.7304417911" calcext:value-type="float">
            <text:p>44840.7304417911</text:p>
          </table:table-cell>
          <table:table-cell table:formula="of:=[.G213]-[.$B213]" office:value-type="float" office:value="9.65066266059876" calcext:value-type="float">
            <text:p>9.650662660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4804.89311" calcext:value-type="float">
            <text:p>1443134804.89311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3.9385013580322" calcext:value-type="float">
            <text:p>43.938501358</text:p>
          </table:table-cell>
          <table:table-cell table:formula="of:=[.C214]/([.D214]-[.D213])" office:value-type="float" office:value="100317.162754581" calcext:value-type="float">
            <text:p>100317.162754581</text:p>
          </table:table-cell>
          <table:table-cell/>
          <table:table-cell office:value-type="float" office:value="1443134814.64523" calcext:value-type="float">
            <text:p>1443134814.64523</text:p>
          </table:table-cell>
          <table:table-cell table:formula="of:=[.G214]-[.$B$2]" office:value-type="float" office:value="53.6906218528748" calcext:value-type="float">
            <text:p>53.6906218529</text:p>
          </table:table-cell>
          <table:table-cell table:formula="of:=[.C214]/([.H214]-[.H213])" office:value-type="float" office:value="44832.6294408327" calcext:value-type="float">
            <text:p>44832.6294408327</text:p>
          </table:table-cell>
          <table:table-cell table:formula="of:=[.G214]-[.$B214]" office:value-type="float" office:value="9.75212049484253" calcext:value-type="float">
            <text:p>9.752120494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4804.97507" calcext:value-type="float">
            <text:p>1443134804.97507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0204656124115" calcext:value-type="float">
            <text:p>44.0204656124</text:p>
          </table:table-cell>
          <table:table-cell table:formula="of:=[.C215]/([.D215]-[.D214])" office:value-type="float" office:value="100336.421800962" calcext:value-type="float">
            <text:p>100336.421800962</text:p>
          </table:table-cell>
          <table:table-cell/>
          <table:table-cell office:value-type="float" office:value="1443134814.8286" calcext:value-type="float">
            <text:p>1443134814.8286</text:p>
          </table:table-cell>
          <table:table-cell table:formula="of:=[.G215]-[.$B$2]" office:value-type="float" office:value="53.873988866806" calcext:value-type="float">
            <text:p>53.8739888668</text:p>
          </table:table-cell>
          <table:table-cell table:formula="of:=[.C215]/([.H215]-[.H214])" office:value-type="float" office:value="44849.9423297711" calcext:value-type="float">
            <text:p>44849.9423297711</text:p>
          </table:table-cell>
          <table:table-cell table:formula="of:=[.G215]-[.$B215]" office:value-type="float" office:value="9.85352325439453" calcext:value-type="float">
            <text:p>9.853523254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4805.05459" calcext:value-type="float">
            <text:p>1443134805.05459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0999870300293" calcext:value-type="float">
            <text:p>44.09998703</text:p>
          </table:table-cell>
          <table:table-cell table:formula="of:=[.C216]/([.D216]-[.D215])" office:value-type="float" office:value="103418.679474841" calcext:value-type="float">
            <text:p>103418.679474841</text:p>
          </table:table-cell>
          <table:table-cell/>
          <table:table-cell office:value-type="float" office:value="1443134815.01205" calcext:value-type="float">
            <text:p>1443134815.01205</text:p>
          </table:table-cell>
          <table:table-cell table:formula="of:=[.G216]-[.$B$2]" office:value-type="float" office:value="54.0574395656586" calcext:value-type="float">
            <text:p>54.0574395657</text:p>
          </table:table-cell>
          <table:table-cell table:formula="of:=[.C216]/([.H216]-[.H215])" office:value-type="float" office:value="44829.4830787786" calcext:value-type="float">
            <text:p>44829.4830787786</text:p>
          </table:table-cell>
          <table:table-cell table:formula="of:=[.G216]-[.$B216]" office:value-type="float" office:value="9.95745253562927" calcext:value-type="float">
            <text:p>9.957452535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4805.13306" calcext:value-type="float">
            <text:p>1443134805.13306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178448677063" calcext:value-type="float">
            <text:p>44.1784486771</text:p>
          </table:table-cell>
          <table:table-cell table:formula="of:=[.C217]/([.D217]-[.D216])" office:value-type="float" office:value="104815.54123467" calcext:value-type="float">
            <text:p>104815.54123467</text:p>
          </table:table-cell>
          <table:table-cell/>
          <table:table-cell office:value-type="float" office:value="1443134815.12627" calcext:value-type="float">
            <text:p>1443134815.12627</text:p>
          </table:table-cell>
          <table:table-cell table:formula="of:=[.G217]-[.$B$2]" office:value-type="float" office:value="54.171660900116" calcext:value-type="float">
            <text:p>54.1716609001</text:p>
          </table:table-cell>
          <table:table-cell table:formula="of:=[.C217]/([.H217]-[.H216])" office:value-type="float" office:value="72000.5596070794" calcext:value-type="float">
            <text:p>72000.5596070794</text:p>
          </table:table-cell>
          <table:table-cell table:formula="of:=[.G217]-[.$B217]" office:value-type="float" office:value="9.99321222305298" calcext:value-type="float">
            <text:p>9.993212223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4805.2115" calcext:value-type="float">
            <text:p>1443134805.2115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2568919658661" calcext:value-type="float">
            <text:p>44.2568919659</text:p>
          </table:table-cell>
          <table:table-cell table:formula="of:=[.C218]/([.D218]-[.D217])" office:value-type="float" office:value="104840.071413157" calcext:value-type="float">
            <text:p>104840.071413157</text:p>
          </table:table-cell>
          <table:table-cell/>
          <table:table-cell office:value-type="float" office:value="1443134815.27629" calcext:value-type="float">
            <text:p>1443134815.27629</text:p>
          </table:table-cell>
          <table:table-cell table:formula="of:=[.G218]-[.$B$2]" office:value-type="float" office:value="54.3216822147369" calcext:value-type="float">
            <text:p>54.3216822147</text:p>
          </table:table-cell>
          <table:table-cell table:formula="of:=[.C218]/([.H218]-[.H217])" office:value-type="float" office:value="54818.8770427583" calcext:value-type="float">
            <text:p>54818.8770427583</text:p>
          </table:table-cell>
          <table:table-cell table:formula="of:=[.G218]-[.$B218]" office:value-type="float" office:value="10.0647902488709" calcext:value-type="float">
            <text:p>10.064790248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4805.28996" calcext:value-type="float">
            <text:p>1443134805.28996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3353552818298" calcext:value-type="float">
            <text:p>44.3353552818</text:p>
          </table:table-cell>
          <table:table-cell table:formula="of:=[.C219]/([.D219]-[.D218])" office:value-type="float" office:value="104813.311787638" calcext:value-type="float">
            <text:p>104813.311787638</text:p>
          </table:table-cell>
          <table:table-cell/>
          <table:table-cell office:value-type="float" office:value="1443134815.4264" calcext:value-type="float">
            <text:p>1443134815.4264</text:p>
          </table:table-cell>
          <table:table-cell table:formula="of:=[.G219]-[.$B$2]" office:value-type="float" office:value="54.4717950820923" calcext:value-type="float">
            <text:p>54.4717950821</text:p>
          </table:table-cell>
          <table:table-cell table:formula="of:=[.C219]/([.H219]-[.H218])" office:value-type="float" office:value="54785.4434126035" calcext:value-type="float">
            <text:p>54785.4434126035</text:p>
          </table:table-cell>
          <table:table-cell table:formula="of:=[.G219]-[.$B219]" office:value-type="float" office:value="10.1364398002625" calcext:value-type="float">
            <text:p>10.136439800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4805.36842" calcext:value-type="float">
            <text:p>1443134805.36842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4138123989105" calcext:value-type="float">
            <text:p>44.4138123989</text:p>
          </table:table-cell>
          <table:table-cell table:formula="of:=[.C220]/([.D220]-[.D219])" office:value-type="float" office:value="104821.593069015" calcext:value-type="float">
            <text:p>104821.593069015</text:p>
          </table:table-cell>
          <table:table-cell/>
          <table:table-cell office:value-type="float" office:value="1443134815.57653" calcext:value-type="float">
            <text:p>1443134815.57653</text:p>
          </table:table-cell>
          <table:table-cell table:formula="of:=[.G220]-[.$B$2]" office:value-type="float" office:value="54.6219232082367" calcext:value-type="float">
            <text:p>54.6219232082</text:p>
          </table:table-cell>
          <table:table-cell table:formula="of:=[.C220]/([.H220]-[.H219])" office:value-type="float" office:value="54779.8751054102" calcext:value-type="float">
            <text:p>54779.8751054102</text:p>
          </table:table-cell>
          <table:table-cell table:formula="of:=[.G220]-[.$B220]" office:value-type="float" office:value="10.2081108093262" calcext:value-type="float">
            <text:p>10.208110809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4805.44688" calcext:value-type="float">
            <text:p>1443134805.44688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4922692775726" calcext:value-type="float">
            <text:p>44.4922692776</text:p>
          </table:table-cell>
          <table:table-cell table:formula="of:=[.C221]/([.D221]-[.D220])" office:value-type="float" office:value="104821.911605971" calcext:value-type="float">
            <text:p>104821.911605971</text:p>
          </table:table-cell>
          <table:table-cell/>
          <table:table-cell office:value-type="float" office:value="1443134815.72649" calcext:value-type="float">
            <text:p>1443134815.72649</text:p>
          </table:table-cell>
          <table:table-cell table:formula="of:=[.G221]-[.$B$2]" office:value-type="float" office:value="54.7718839645386" calcext:value-type="float">
            <text:p>54.7718839645</text:p>
          </table:table-cell>
          <table:table-cell table:formula="of:=[.C221]/([.H221]-[.H220])" office:value-type="float" office:value="54841.0144280988" calcext:value-type="float">
            <text:p>54841.0144280988</text:p>
          </table:table-cell>
          <table:table-cell table:formula="of:=[.G221]-[.$B221]" office:value-type="float" office:value="10.2796146869659" calcext:value-type="float">
            <text:p>10.27961468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4805.52533" calcext:value-type="float">
            <text:p>1443134805.52533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5707259178162" calcext:value-type="float">
            <text:p>44.5707259178</text:p>
          </table:table-cell>
          <table:table-cell table:formula="of:=[.C222]/([.D222]-[.D221])" office:value-type="float" office:value="104822.230144862" calcext:value-type="float">
            <text:p>104822.230144862</text:p>
          </table:table-cell>
          <table:table-cell/>
          <table:table-cell office:value-type="float" office:value="1443134815.87659" calcext:value-type="float">
            <text:p>1443134815.87659</text:p>
          </table:table-cell>
          <table:table-cell table:formula="of:=[.G222]-[.$B$2]" office:value-type="float" office:value="54.9219822883606" calcext:value-type="float">
            <text:p>54.9219822884</text:p>
          </table:table-cell>
          <table:table-cell table:formula="of:=[.C222]/([.H222]-[.H221])" office:value-type="float" office:value="54790.7517591707" calcext:value-type="float">
            <text:p>54790.7517591707</text:p>
          </table:table-cell>
          <table:table-cell table:formula="of:=[.G222]-[.$B222]" office:value-type="float" office:value="10.3512563705444" calcext:value-type="float">
            <text:p>10.35125637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4805.60379" calcext:value-type="float">
            <text:p>1443134805.60379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6491847038269" calcext:value-type="float">
            <text:p>44.6491847038</text:p>
          </table:table-cell>
          <table:table-cell table:formula="of:=[.C223]/([.D223]-[.D222])" office:value-type="float" office:value="104819.363364531" calcext:value-type="float">
            <text:p>104819.363364531</text:p>
          </table:table-cell>
          <table:table-cell/>
          <table:table-cell office:value-type="float" office:value="1443134816.02675" calcext:value-type="float">
            <text:p>1443134816.02675</text:p>
          </table:table-cell>
          <table:table-cell table:formula="of:=[.G223]-[.$B$2]" office:value-type="float" office:value="55.0721414089203" calcext:value-type="float">
            <text:p>55.0721414089</text:p>
          </table:table-cell>
          <table:table-cell table:formula="of:=[.C223]/([.H223]-[.H222])" office:value-type="float" office:value="54768.567965412" calcext:value-type="float">
            <text:p>54768.567965412</text:p>
          </table:table-cell>
          <table:table-cell table:formula="of:=[.G223]-[.$B223]" office:value-type="float" office:value="10.4229567050934" calcext:value-type="float">
            <text:p>10.422956705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4805.68225" calcext:value-type="float">
            <text:p>1443134805.68225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7276434898376" calcext:value-type="float">
            <text:p>44.7276434898</text:p>
          </table:table-cell>
          <table:table-cell table:formula="of:=[.C224]/([.D224]-[.D223])" office:value-type="float" office:value="104819.363364531" calcext:value-type="float">
            <text:p>104819.363364531</text:p>
          </table:table-cell>
          <table:table-cell/>
          <table:table-cell office:value-type="float" office:value="1443134816.13142" calcext:value-type="float">
            <text:p>1443134816.13142</text:p>
          </table:table-cell>
          <table:table-cell table:formula="of:=[.G224]-[.$B$2]" office:value-type="float" office:value="55.1768159866333" calcext:value-type="float">
            <text:p>55.1768159866</text:p>
          </table:table-cell>
          <table:table-cell table:formula="of:=[.C224]/([.H224]-[.H223])" office:value-type="float" office:value="78567.3100353729" calcext:value-type="float">
            <text:p>78567.3100353729</text:p>
          </table:table-cell>
          <table:table-cell table:formula="of:=[.G224]-[.$B224]" office:value-type="float" office:value="10.4491724967957" calcext:value-type="float">
            <text:p>10.449172496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4805.76071" calcext:value-type="float">
            <text:p>1443134805.76071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4.8060991764069" calcext:value-type="float">
            <text:p>44.8060991764</text:p>
          </table:table-cell>
          <table:table-cell table:formula="of:=[.C225]/([.D225]-[.D224])" office:value-type="float" office:value="104823.504319789" calcext:value-type="float">
            <text:p>104823.504319789</text:p>
          </table:table-cell>
          <table:table-cell/>
          <table:table-cell office:value-type="float" office:value="1443134816.26899" calcext:value-type="float">
            <text:p>1443134816.26899</text:p>
          </table:table-cell>
          <table:table-cell table:formula="of:=[.G225]-[.$B$2]" office:value-type="float" office:value="55.3143808841705" calcext:value-type="float">
            <text:p>55.3143808842</text:p>
          </table:table-cell>
          <table:table-cell table:formula="of:=[.C225]/([.H225]-[.H224])" office:value-type="float" office:value="59782.6927307106" calcext:value-type="float">
            <text:p>59782.6927307106</text:p>
          </table:table-cell>
          <table:table-cell table:formula="of:=[.G225]-[.$B225]" office:value-type="float" office:value="10.5082817077637" calcext:value-type="float">
            <text:p>10.508281707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4805.83916" calcext:value-type="float">
            <text:p>1443134805.83916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4.884548664093" calcext:value-type="float">
            <text:p>44.8845486641</text:p>
          </table:table-cell>
          <table:table-cell table:formula="of:=[.C226]/([.D226]-[.D225])" office:value-type="float" office:value="104831.787211928" calcext:value-type="float">
            <text:p>104831.787211928</text:p>
          </table:table-cell>
          <table:table-cell/>
          <table:table-cell office:value-type="float" office:value="1443134816.40655" calcext:value-type="float">
            <text:p>1443134816.40655</text:p>
          </table:table-cell>
          <table:table-cell table:formula="of:=[.G226]-[.$B$2]" office:value-type="float" office:value="55.4519445896149" calcext:value-type="float">
            <text:p>55.4519445896</text:p>
          </table:table-cell>
          <table:table-cell table:formula="of:=[.C226]/([.H226]-[.H225])" office:value-type="float" office:value="59783.2107926736" calcext:value-type="float">
            <text:p>59783.2107926736</text:p>
          </table:table-cell>
          <table:table-cell table:formula="of:=[.G226]-[.$B226]" office:value-type="float" office:value="10.5673959255219" calcext:value-type="float">
            <text:p>10.56739592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4805.91763" calcext:value-type="float">
            <text:p>1443134805.91763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4.9630191326141" calcext:value-type="float">
            <text:p>44.9630191326</text:p>
          </table:table-cell>
          <table:table-cell table:formula="of:=[.C227]/([.D227]-[.D226])" office:value-type="float" office:value="104803.758088774" calcext:value-type="float">
            <text:p>104803.758088774</text:p>
          </table:table-cell>
          <table:table-cell/>
          <table:table-cell office:value-type="float" office:value="1443134816.5442" calcext:value-type="float">
            <text:p>1443134816.5442</text:p>
          </table:table-cell>
          <table:table-cell table:formula="of:=[.G227]-[.$B$2]" office:value-type="float" office:value="55.5895898342133" calcext:value-type="float">
            <text:p>55.5895898342</text:p>
          </table:table-cell>
          <table:table-cell table:formula="of:=[.C227]/([.H227]-[.H226])" office:value-type="float" office:value="59747.7960389797" calcext:value-type="float">
            <text:p>59747.7960389797</text:p>
          </table:table-cell>
          <table:table-cell table:formula="of:=[.G227]-[.$B227]" office:value-type="float" office:value="10.6265707015991" calcext:value-type="float">
            <text:p>10.626570701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4805.99608" calcext:value-type="float">
            <text:p>1443134805.99608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0414733886719" calcext:value-type="float">
            <text:p>45.0414733887</text:p>
          </table:table-cell>
          <table:table-cell table:formula="of:=[.C228]/([.D228]-[.D227])" office:value-type="float" office:value="104825.415640261" calcext:value-type="float">
            <text:p>104825.415640261</text:p>
          </table:table-cell>
          <table:table-cell/>
          <table:table-cell office:value-type="float" office:value="1443134816.68171" calcext:value-type="float">
            <text:p>1443134816.68171</text:p>
          </table:table-cell>
          <table:table-cell table:formula="of:=[.G228]-[.$B$2]" office:value-type="float" office:value="55.7271022796631" calcext:value-type="float">
            <text:p>55.7271022797</text:p>
          </table:table-cell>
          <table:table-cell table:formula="of:=[.C228]/([.H228]-[.H227])" office:value-type="float" office:value="59805.4959541862" calcext:value-type="float">
            <text:p>59805.4959541862</text:p>
          </table:table-cell>
          <table:table-cell table:formula="of:=[.G228]-[.$B228]" office:value-type="float" office:value="10.6856288909912" calcext:value-type="float">
            <text:p>10.68562889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4806.07122" calcext:value-type="float">
            <text:p>1443134806.07122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1166136264801" calcext:value-type="float">
            <text:p>45.1166136265</text:p>
          </table:table-cell>
          <table:table-cell table:formula="of:=[.C229]/([.D229]-[.D228])" office:value-type="float" office:value="109448.682089472" calcext:value-type="float">
            <text:p>109448.682089472</text:p>
          </table:table-cell>
          <table:table-cell/>
          <table:table-cell office:value-type="float" office:value="1443134816.81921" calcext:value-type="float">
            <text:p>1443134816.81921</text:p>
          </table:table-cell>
          <table:table-cell table:formula="of:=[.G229]-[.$B$2]" office:value-type="float" office:value="55.8646063804626" calcext:value-type="float">
            <text:p>55.8646063805</text:p>
          </table:table-cell>
          <table:table-cell table:formula="of:=[.C229]/([.H229]-[.H228])" office:value-type="float" office:value="59809.125343746" calcext:value-type="float">
            <text:p>59809.125343746</text:p>
          </table:table-cell>
          <table:table-cell table:formula="of:=[.G229]-[.$B229]" office:value-type="float" office:value="10.7479927539825" calcext:value-type="float">
            <text:p>10.74799275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4806.14614" calcext:value-type="float">
            <text:p>1443134806.14614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1915280818939" calcext:value-type="float">
            <text:p>45.1915280819</text:p>
          </table:table-cell>
          <table:table-cell table:formula="of:=[.C230]/([.D230]-[.D229])" office:value-type="float" office:value="109778.546137346" calcext:value-type="float">
            <text:p>109778.546137346</text:p>
          </table:table-cell>
          <table:table-cell/>
          <table:table-cell office:value-type="float" office:value="1443134816.95689" calcext:value-type="float">
            <text:p>1443134816.95689</text:p>
          </table:table-cell>
          <table:table-cell table:formula="of:=[.G230]-[.$B$2]" office:value-type="float" office:value="56.0022833347321" calcext:value-type="float">
            <text:p>56.0022833347</text:p>
          </table:table-cell>
          <table:table-cell table:formula="of:=[.C230]/([.H230]-[.H229])" office:value-type="float" office:value="59734.0349635212" calcext:value-type="float">
            <text:p>59734.0349635212</text:p>
          </table:table-cell>
          <table:table-cell table:formula="of:=[.G230]-[.$B230]" office:value-type="float" office:value="10.8107552528381" calcext:value-type="float">
            <text:p>10.81075525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4806.22104" calcext:value-type="float">
            <text:p>1443134806.22104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2664349079132" calcext:value-type="float">
            <text:p>45.2664349079</text:p>
          </table:table-cell>
          <table:table-cell table:formula="of:=[.C231]/([.D231]-[.D230])" office:value-type="float" office:value="109789.727279093" calcext:value-type="float">
            <text:p>109789.727279093</text:p>
          </table:table-cell>
          <table:table-cell/>
          <table:table-cell office:value-type="float" office:value="1443134820.22362" calcext:value-type="float">
            <text:p>1443134820.22362</text:p>
          </table:table-cell>
          <table:table-cell table:formula="of:=[.G231]-[.$B$2]" office:value-type="float" office:value="59.2690100669861" calcext:value-type="float">
            <text:p>59.269010067</text:p>
          </table:table-cell>
          <table:table-cell table:formula="of:=[.C231]/([.H231]-[.H230])" office:value-type="float" office:value="2517.5047299795" calcext:value-type="float">
            <text:p>2517.5047299795</text:p>
          </table:table-cell>
          <table:table-cell table:formula="of:=[.G231]-[.$B231]" office:value-type="float" office:value="14.0025751590729" calcext:value-type="float">
            <text:p>14.002575159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4806.29594" calcext:value-type="float">
            <text:p>1443134806.29594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3413329124451" calcext:value-type="float">
            <text:p>45.3413329124</text:p>
          </table:table-cell>
          <table:table-cell table:formula="of:=[.C232]/([.D232]-[.D231])" office:value-type="float" office:value="109802.658313836" calcext:value-type="float">
            <text:p>109802.658313836</text:p>
          </table:table-cell>
          <table:table-cell/>
          <table:table-cell office:value-type="float" office:value="1443134820.32644" calcext:value-type="float">
            <text:p>1443134820.32644</text:p>
          </table:table-cell>
          <table:table-cell table:formula="of:=[.G232]-[.$B$2]" office:value-type="float" office:value="59.3718361854553" calcext:value-type="float">
            <text:p>59.3718361855</text:p>
          </table:table-cell>
          <table:table-cell table:formula="of:=[.C232]/([.H232]-[.H231])" office:value-type="float" office:value="79979.6795058477" calcext:value-type="float">
            <text:p>79979.6795058477</text:p>
          </table:table-cell>
          <table:table-cell table:formula="of:=[.G232]-[.$B232]" office:value-type="float" office:value="14.0305032730103" calcext:value-type="float">
            <text:p>14.03050327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4806.37083" calcext:value-type="float">
            <text:p>1443134806.37083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4162237644196" calcext:value-type="float">
            <text:p>45.4162237644</text:p>
          </table:table-cell>
          <table:table-cell table:formula="of:=[.C233]/([.D233]-[.D232])" office:value-type="float" office:value="109813.145172946" calcext:value-type="float">
            <text:p>109813.145172946</text:p>
          </table:table-cell>
          <table:table-cell/>
          <table:table-cell office:value-type="float" office:value="1443134820.53236" calcext:value-type="float">
            <text:p>1443134820.53236</text:p>
          </table:table-cell>
          <table:table-cell table:formula="of:=[.G233]-[.$B$2]" office:value-type="float" office:value="59.5777537822723" calcext:value-type="float">
            <text:p>59.5777537823</text:p>
          </table:table-cell>
          <table:table-cell table:formula="of:=[.C233]/([.H233]-[.H232])" office:value-type="float" office:value="39938.3060366038" calcext:value-type="float">
            <text:p>39938.3060366038</text:p>
          </table:table-cell>
          <table:table-cell table:formula="of:=[.G233]-[.$B233]" office:value-type="float" office:value="14.1615300178528" calcext:value-type="float">
            <text:p>14.161530017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4806.44573" calcext:value-type="float">
            <text:p>1443134806.44573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4911229610443" calcext:value-type="float">
            <text:p>45.491122961</text:p>
          </table:table-cell>
          <table:table-cell table:formula="of:=[.C234]/([.D234]-[.D233])" office:value-type="float" office:value="109800.910698711" calcext:value-type="float">
            <text:p>109800.910698711</text:p>
          </table:table-cell>
          <table:table-cell/>
          <table:table-cell office:value-type="float" office:value="1443134820.84118" calcext:value-type="float">
            <text:p>1443134820.84118</text:p>
          </table:table-cell>
          <table:table-cell table:formula="of:=[.G234]-[.$B$2]" office:value-type="float" office:value="59.8865702152252" calcext:value-type="float">
            <text:p>59.8865702152</text:p>
          </table:table-cell>
          <table:table-cell table:formula="of:=[.C234]/([.H234]-[.H233])" office:value-type="float" office:value="26630.7071853745" calcext:value-type="float">
            <text:p>26630.7071853745</text:p>
          </table:table-cell>
          <table:table-cell table:formula="of:=[.G234]-[.$B234]" office:value-type="float" office:value="14.3954472541809" calcext:value-type="float">
            <text:p>14.395447254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4806.52064" calcext:value-type="float">
            <text:p>1443134806.52064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5660331249237" calcext:value-type="float">
            <text:p>45.5660331249</text:p>
          </table:table-cell>
          <table:table-cell table:formula="of:=[.C235]/([.D235]-[.D234])" office:value-type="float" office:value="109784.835249335" calcext:value-type="float">
            <text:p>109784.835249335</text:p>
          </table:table-cell>
          <table:table-cell/>
          <table:table-cell office:value-type="float" office:value="1443134821.04712" calcext:value-type="float">
            <text:p>1443134821.04712</text:p>
          </table:table-cell>
          <table:table-cell table:formula="of:=[.G235]-[.$B$2]" office:value-type="float" office:value="60.0925085544586" calcext:value-type="float">
            <text:p>60.0925085545</text:p>
          </table:table-cell>
          <table:table-cell table:formula="of:=[.C235]/([.H235]-[.H234])" office:value-type="float" office:value="39934.2833909105" calcext:value-type="float">
            <text:p>39934.2833909105</text:p>
          </table:table-cell>
          <table:table-cell table:formula="of:=[.G235]-[.$B235]" office:value-type="float" office:value="14.5264754295349" calcext:value-type="float">
            <text:p>14.526475429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4806.59554" calcext:value-type="float">
            <text:p>1443134806.59554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6409337520599" calcext:value-type="float">
            <text:p>45.6409337521</text:p>
          </table:table-cell>
          <table:table-cell table:formula="of:=[.C236]/([.D236]-[.D235])" office:value-type="float" office:value="109798.813633991" calcext:value-type="float">
            <text:p>109798.813633991</text:p>
          </table:table-cell>
          <table:table-cell/>
          <table:table-cell office:value-type="float" office:value="1443134821.24941" calcext:value-type="float">
            <text:p>1443134821.24941</text:p>
          </table:table-cell>
          <table:table-cell table:formula="of:=[.G236]-[.$B$2]" office:value-type="float" office:value="60.294798374176" calcext:value-type="float">
            <text:p>60.2947983742</text:p>
          </table:table-cell>
          <table:table-cell table:formula="of:=[.C236]/([.H236]-[.H235])" office:value-type="float" office:value="40654.5421390393" calcext:value-type="float">
            <text:p>40654.5421390393</text:p>
          </table:table-cell>
          <table:table-cell table:formula="of:=[.G236]-[.$B236]" office:value-type="float" office:value="14.6538646221161" calcext:value-type="float">
            <text:p>14.65386462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4806.67044" calcext:value-type="float">
            <text:p>1443134806.67044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7158324718475" calcext:value-type="float">
            <text:p>45.7158324718</text:p>
          </table:table-cell>
          <table:table-cell table:formula="of:=[.C237]/([.D237]-[.D236])" office:value-type="float" office:value="109801.609738085" calcext:value-type="float">
            <text:p>109801.609738085</text:p>
          </table:table-cell>
          <table:table-cell/>
          <table:table-cell office:value-type="float" office:value="1443134821.44316" calcext:value-type="float">
            <text:p>1443134821.44316</text:p>
          </table:table-cell>
          <table:table-cell table:formula="of:=[.G237]-[.$B$2]" office:value-type="float" office:value="60.4885535240173" calcext:value-type="float">
            <text:p>60.488553524</text:p>
          </table:table-cell>
          <table:table-cell table:formula="of:=[.C237]/([.H237]-[.H236])" office:value-type="float" office:value="42445.3234235875" calcext:value-type="float">
            <text:p>42445.3234235875</text:p>
          </table:table-cell>
          <table:table-cell table:formula="of:=[.G237]-[.$B237]" office:value-type="float" office:value="14.7727210521698" calcext:value-type="float">
            <text:p>14.772721052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4806.74534" calcext:value-type="float">
            <text:p>1443134806.74534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5.7907340526581" calcext:value-type="float">
            <text:p>45.7907340527</text:p>
          </table:table-cell>
          <table:table-cell table:formula="of:=[.C238]/([.D238]-[.D237])" office:value-type="float" office:value="109797.415635345" calcext:value-type="float">
            <text:p>109797.415635345</text:p>
          </table:table-cell>
          <table:table-cell/>
          <table:table-cell office:value-type="float" office:value="1443134821.63694" calcext:value-type="float">
            <text:p>1443134821.63694</text:p>
          </table:table-cell>
          <table:table-cell table:formula="of:=[.G238]-[.$B$2]" office:value-type="float" office:value="60.6823306083679" calcext:value-type="float">
            <text:p>60.6823306084</text:p>
          </table:table-cell>
          <table:table-cell table:formula="of:=[.C238]/([.H238]-[.H237])" office:value-type="float" office:value="42440.5188444313" calcext:value-type="float">
            <text:p>42440.5188444313</text:p>
          </table:table-cell>
          <table:table-cell table:formula="of:=[.G238]-[.$B238]" office:value-type="float" office:value="14.8915965557098" calcext:value-type="float">
            <text:p>14.891596555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4806.82031" calcext:value-type="float">
            <text:p>1443134806.82031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5.8657050132751" calcext:value-type="float">
            <text:p>45.8657050133</text:p>
          </table:table-cell>
          <table:table-cell table:formula="of:=[.C239]/([.D239]-[.D238])" office:value-type="float" office:value="109695.806647141" calcext:value-type="float">
            <text:p>109695.806647141</text:p>
          </table:table-cell>
          <table:table-cell/>
          <table:table-cell office:value-type="float" office:value="1443134821.83058" calcext:value-type="float">
            <text:p>1443134821.83058</text:p>
          </table:table-cell>
          <table:table-cell table:formula="of:=[.G239]-[.$B$2]" office:value-type="float" office:value="60.8759696483612" calcext:value-type="float">
            <text:p>60.8759696484</text:p>
          </table:table-cell>
          <table:table-cell table:formula="of:=[.C239]/([.H239]-[.H238])" office:value-type="float" office:value="42470.7744899228" calcext:value-type="float">
            <text:p>42470.7744899228</text:p>
          </table:table-cell>
          <table:table-cell table:formula="of:=[.G239]-[.$B239]" office:value-type="float" office:value="15.0102646350861" calcext:value-type="float">
            <text:p>15.010264635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4806.89521" calcext:value-type="float">
            <text:p>1443134806.89521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5.9405994415283" calcext:value-type="float">
            <text:p>45.9405994415</text:p>
          </table:table-cell>
          <table:table-cell table:formula="of:=[.C240]/([.D240]-[.D239])" office:value-type="float" office:value="109807.901493012" calcext:value-type="float">
            <text:p>109807.901493012</text:p>
          </table:table-cell>
          <table:table-cell/>
          <table:table-cell office:value-type="float" office:value="1443134822.02454" calcext:value-type="float">
            <text:p>1443134822.02454</text:p>
          </table:table-cell>
          <table:table-cell table:formula="of:=[.G240]-[.$B$2]" office:value-type="float" office:value="61.0699365139008" calcext:value-type="float">
            <text:p>61.0699365139</text:p>
          </table:table-cell>
          <table:table-cell table:formula="of:=[.C240]/([.H240]-[.H239])" office:value-type="float" office:value="42398.9941638928" calcext:value-type="float">
            <text:p>42398.9941638928</text:p>
          </table:table-cell>
          <table:table-cell table:formula="of:=[.G240]-[.$B240]" office:value-type="float" office:value="15.1293370723724" calcext:value-type="float">
            <text:p>15.129337072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4806.9701" calcext:value-type="float">
            <text:p>1443134806.9701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0154883861542" calcext:value-type="float">
            <text:p>46.0154883862</text:p>
          </table:table-cell>
          <table:table-cell table:formula="of:=[.C241]/([.D241]-[.D240])" office:value-type="float" office:value="109815.942007023" calcext:value-type="float">
            <text:p>109815.942007023</text:p>
          </table:table-cell>
          <table:table-cell/>
          <table:table-cell office:value-type="float" office:value="1443134822.21367" calcext:value-type="float">
            <text:p>1443134822.21367</text:p>
          </table:table-cell>
          <table:table-cell table:formula="of:=[.G241]-[.$B$2]" office:value-type="float" office:value="61.2590613365173" calcext:value-type="float">
            <text:p>61.2590613365</text:p>
          </table:table-cell>
          <table:table-cell table:formula="of:=[.C241]/([.H241]-[.H240])" office:value-type="float" office:value="43484.5087293113" calcext:value-type="float">
            <text:p>43484.5087293113</text:p>
          </table:table-cell>
          <table:table-cell table:formula="of:=[.G241]-[.$B241]" office:value-type="float" office:value="15.2435729503632" calcext:value-type="float">
            <text:p>15.243572950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4820.06182" calcext:value-type="float">
            <text:p>1443134820.06182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9.1072146892548" calcext:value-type="float">
            <text:p>59.1072146893</text:p>
          </table:table-cell>
          <table:table-cell table:formula="of:=[.C242]/([.D242]-[.D241])" office:value-type="float" office:value="628.183007312967" calcext:value-type="float">
            <text:p>628.183007313</text:p>
          </table:table-cell>
          <table:table-cell/>
          <table:table-cell office:value-type="float" office:value="1443134822.37468" calcext:value-type="float">
            <text:p>1443134822.37468</text:p>
          </table:table-cell>
          <table:table-cell table:formula="of:=[.G242]-[.$B$2]" office:value-type="float" office:value="61.4200756549835" calcext:value-type="float">
            <text:p>61.420075655</text:p>
          </table:table-cell>
          <table:table-cell table:formula="of:=[.C242]/([.H242]-[.H241])" office:value-type="float" office:value="51076.2029013405" calcext:value-type="float">
            <text:p>51076.2029013405</text:p>
          </table:table-cell>
          <table:table-cell table:formula="of:=[.G242]-[.$B242]" office:value-type="float" office:value="2.31286096572876" calcext:value-type="float">
            <text:p>2.312860965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4820.16475" calcext:value-type="float">
            <text:p>1443134820.16475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9.2101449966431" calcext:value-type="float">
            <text:p>59.2101449966</text:p>
          </table:table-cell>
          <table:table-cell table:formula="of:=[.C243]/([.D243]-[.D242])" office:value-type="float" office:value="79898.7218504543" calcext:value-type="float">
            <text:p>79898.7218504543</text:p>
          </table:table-cell>
          <table:table-cell/>
          <table:table-cell office:value-type="float" office:value="1443134822.53541" calcext:value-type="float">
            <text:p>1443134822.53541</text:p>
          </table:table-cell>
          <table:table-cell table:formula="of:=[.G243]-[.$B$2]" office:value-type="float" office:value="61.5808026790619" calcext:value-type="float">
            <text:p>61.5808026791</text:p>
          </table:table-cell>
          <table:table-cell table:formula="of:=[.C243]/([.H243]-[.H242])" office:value-type="float" office:value="51167.4999718159" calcext:value-type="float">
            <text:p>51167.4999718159</text:p>
          </table:table-cell>
          <table:table-cell table:formula="of:=[.G243]-[.$B243]" office:value-type="float" office:value="2.37065768241882" calcext:value-type="float">
            <text:p>2.370657682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4820.26767" calcext:value-type="float">
            <text:p>1443134820.26767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9.3130586147308" calcext:value-type="float">
            <text:p>59.3130586147</text:p>
          </table:table-cell>
          <table:table-cell table:formula="of:=[.C244]/([.D244]-[.D243])" office:value-type="float" office:value="79911.6788701984" calcext:value-type="float">
            <text:p>79911.6788701984</text:p>
          </table:table-cell>
          <table:table-cell/>
          <table:table-cell office:value-type="float" office:value="1443134822.7768" calcext:value-type="float">
            <text:p>1443134822.7768</text:p>
          </table:table-cell>
          <table:table-cell table:formula="of:=[.G244]-[.$B$2]" office:value-type="float" office:value="61.8221883773804" calcext:value-type="float">
            <text:p>61.8221883774</text:p>
          </table:table-cell>
          <table:table-cell table:formula="of:=[.C244]/([.H244]-[.H243])" office:value-type="float" office:value="34069.9554998049" calcext:value-type="float">
            <text:p>34069.9554998049</text:p>
          </table:table-cell>
          <table:table-cell table:formula="of:=[.G244]-[.$B244]" office:value-type="float" office:value="2.50912976264954" calcext:value-type="float">
            <text:p>2.509129762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4820.37058" calcext:value-type="float">
            <text:p>1443134820.37058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9.4159727096558" calcext:value-type="float">
            <text:p>59.4159727097</text:p>
          </table:table-cell>
          <table:table-cell table:formula="of:=[.C245]/([.D245]-[.D244])" office:value-type="float" office:value="79911.3086113151" calcext:value-type="float">
            <text:p>79911.3086113151</text:p>
          </table:table-cell>
          <table:table-cell/>
          <table:table-cell office:value-type="float" office:value="1443134822.93779" calcext:value-type="float">
            <text:p>1443134822.93779</text:p>
          </table:table-cell>
          <table:table-cell table:formula="of:=[.G245]-[.$B$2]" office:value-type="float" office:value="61.983184337616" calcext:value-type="float">
            <text:p>61.9831843376</text:p>
          </table:table-cell>
          <table:table-cell table:formula="of:=[.C245]/([.H245]-[.H244])" office:value-type="float" office:value="51082.0270767372" calcext:value-type="float">
            <text:p>51082.0270767372</text:p>
          </table:table-cell>
          <table:table-cell table:formula="of:=[.G245]-[.$B245]" office:value-type="float" office:value="2.5672116279602" calcext:value-type="float">
            <text:p>2.56721162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4820.47354" calcext:value-type="float">
            <text:p>1443134820.47354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9.5189316272736" calcext:value-type="float">
            <text:p>59.5189316273</text:p>
          </table:table-cell>
          <table:table-cell table:formula="of:=[.C246]/([.D246]-[.D245])" office:value-type="float" office:value="79876.5195893859" calcext:value-type="float">
            <text:p>79876.5195893859</text:p>
          </table:table-cell>
          <table:table-cell/>
          <table:table-cell office:value-type="float" office:value="1443134823.09865" calcext:value-type="float">
            <text:p>1443134823.09865</text:p>
          </table:table-cell>
          <table:table-cell table:formula="of:=[.G246]-[.$B$2]" office:value-type="float" office:value="62.1440427303314" calcext:value-type="float">
            <text:p>62.1440427303</text:p>
          </table:table-cell>
          <table:table-cell table:formula="of:=[.C246]/([.H246]-[.H245])" office:value-type="float" office:value="51125.7128780816" calcext:value-type="float">
            <text:p>51125.7128780816</text:p>
          </table:table-cell>
          <table:table-cell table:formula="of:=[.G246]-[.$B246]" office:value-type="float" office:value="2.62511110305786" calcext:value-type="float">
            <text:p>2.625111103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4820.57645" calcext:value-type="float">
            <text:p>1443134820.57645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9.6218464374542" calcext:value-type="float">
            <text:p>59.6218464375</text:p>
          </table:table-cell>
          <table:table-cell table:formula="of:=[.C247]/([.D247]-[.D246])" office:value-type="float" office:value="79910.7532294234" calcext:value-type="float">
            <text:p>79910.7532294234</text:p>
          </table:table-cell>
          <table:table-cell/>
          <table:table-cell office:value-type="float" office:value="1443134823.26125" calcext:value-type="float">
            <text:p>1443134823.26125</text:p>
          </table:table-cell>
          <table:table-cell table:formula="of:=[.G247]-[.$B$2]" office:value-type="float" office:value="62.3066391944885" calcext:value-type="float">
            <text:p>62.3066391945</text:p>
          </table:table-cell>
          <table:table-cell table:formula="of:=[.C247]/([.H247]-[.H246])" office:value-type="float" office:value="50579.2056588253" calcext:value-type="float">
            <text:p>50579.2056588253</text:p>
          </table:table-cell>
          <table:table-cell table:formula="of:=[.G247]-[.$B247]" office:value-type="float" office:value="2.6847927570343" calcext:value-type="float">
            <text:p>2.68479275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4820.67939" calcext:value-type="float">
            <text:p>1443134820.67939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9.7247867584229" calcext:value-type="float">
            <text:p>59.7247867584</text:p>
          </table:table-cell>
          <table:table-cell table:formula="of:=[.C248]/([.D248]-[.D247])" office:value-type="float" office:value="79890.9496552507" calcext:value-type="float">
            <text:p>79890.9496552507</text:p>
          </table:table-cell>
          <table:table-cell/>
          <table:table-cell office:value-type="float" office:value="1443134823.42595" calcext:value-type="float">
            <text:p>1443134823.42595</text:p>
          </table:table-cell>
          <table:table-cell table:formula="of:=[.G248]-[.$B$2]" office:value-type="float" office:value="62.471337556839" calcext:value-type="float">
            <text:p>62.4713375568</text:p>
          </table:table-cell>
          <table:table-cell table:formula="of:=[.C248]/([.H248]-[.H247])" office:value-type="float" office:value="49933.7084026375" calcext:value-type="float">
            <text:p>49933.7084026375</text:p>
          </table:table-cell>
          <table:table-cell table:formula="of:=[.G248]-[.$B248]" office:value-type="float" office:value="2.74655079841614" calcext:value-type="float">
            <text:p>2.746550798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4820.78233" calcext:value-type="float">
            <text:p>1443134820.78233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9.8277251720428" calcext:value-type="float">
            <text:p>59.827725172</text:p>
          </table:table-cell>
          <table:table-cell table:formula="of:=[.C249]/([.D249]-[.D248])" office:value-type="float" office:value="79892.4299568042" calcext:value-type="float">
            <text:p>79892.4299568042</text:p>
          </table:table-cell>
          <table:table-cell/>
          <table:table-cell office:value-type="float" office:value="1443134823.59077" calcext:value-type="float">
            <text:p>1443134823.59077</text:p>
          </table:table-cell>
          <table:table-cell table:formula="of:=[.G249]-[.$B$2]" office:value-type="float" office:value="62.6361632347107" calcext:value-type="float">
            <text:p>62.6361632347</text:p>
          </table:table-cell>
          <table:table-cell table:formula="of:=[.C249]/([.H249]-[.H248])" office:value-type="float" office:value="49895.138343683" calcext:value-type="float">
            <text:p>49895.138343683</text:p>
          </table:table-cell>
          <table:table-cell table:formula="of:=[.G249]-[.$B249]" office:value-type="float" office:value="2.80843806266785" calcext:value-type="float">
            <text:p>2.808438062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4820.88527" calcext:value-type="float">
            <text:p>1443134820.88527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9.9306607246399" calcext:value-type="float">
            <text:p>59.9306607246</text:p>
          </table:table-cell>
          <table:table-cell table:formula="of:=[.C250]/([.D250]-[.D249])" office:value-type="float" office:value="79894.6505119944" calcext:value-type="float">
            <text:p>79894.6505119944</text:p>
          </table:table-cell>
          <table:table-cell/>
          <table:table-cell office:value-type="float" office:value="1443134823.75548" calcext:value-type="float">
            <text:p>1443134823.75548</text:p>
          </table:table-cell>
          <table:table-cell table:formula="of:=[.G250]-[.$B$2]" office:value-type="float" office:value="62.8008692264557" calcext:value-type="float">
            <text:p>62.8008692265</text:p>
          </table:table-cell>
          <table:table-cell table:formula="of:=[.C250]/([.H250]-[.H249])" office:value-type="float" office:value="49931.3954086913" calcext:value-type="float">
            <text:p>49931.3954086913</text:p>
          </table:table-cell>
          <table:table-cell table:formula="of:=[.G250]-[.$B250]" office:value-type="float" office:value="2.8702085018158" calcext:value-type="float">
            <text:p>2.870208501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4820.9882" calcext:value-type="float">
            <text:p>1443134820.9882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35965156555" calcext:value-type="float">
            <text:p>60.0335965157</text:p>
          </table:table-cell>
          <table:table-cell table:formula="of:=[.C251]/([.D251]-[.D250])" office:value-type="float" office:value="79894.4654610139" calcext:value-type="float">
            <text:p>79894.4654610139</text:p>
          </table:table-cell>
          <table:table-cell/>
          <table:table-cell office:value-type="float" office:value="1443134823.92036" calcext:value-type="float">
            <text:p>1443134823.92036</text:p>
          </table:table-cell>
          <table:table-cell table:formula="of:=[.G251]-[.$B$2]" office:value-type="float" office:value="62.9657559394836" calcext:value-type="float">
            <text:p>62.9657559395</text:p>
          </table:table-cell>
          <table:table-cell table:formula="of:=[.C251]/([.H251]-[.H250])" office:value-type="float" office:value="49876.6689503098" calcext:value-type="float">
            <text:p>49876.6689503098</text:p>
          </table:table-cell>
          <table:table-cell table:formula="of:=[.G251]-[.$B251]" office:value-type="float" office:value="2.93215942382812" calcext:value-type="float">
            <text:p>2.93215942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4821.08581" calcext:value-type="float">
            <text:p>1443134821.08581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11974525452" calcext:value-type="float">
            <text:p>60.1311974525</text:p>
          </table:table-cell>
          <table:table-cell table:formula="of:=[.C252]/([.D252]-[.D251])" office:value-type="float" office:value="84261.4862324363" calcext:value-type="float">
            <text:p>84261.4862324363</text:p>
          </table:table-cell>
          <table:table-cell/>
          <table:table-cell office:value-type="float" office:value="1443134824.08507" calcext:value-type="float">
            <text:p>1443134824.08507</text:p>
          </table:table-cell>
          <table:table-cell table:formula="of:=[.G252]-[.$B$2]" office:value-type="float" office:value="63.1304578781128" calcext:value-type="float">
            <text:p>63.1304578781</text:p>
          </table:table-cell>
          <table:table-cell table:formula="of:=[.C252]/([.H252]-[.H251])" office:value-type="float" office:value="49932.624160044" calcext:value-type="float">
            <text:p>49932.624160044</text:p>
          </table:table-cell>
          <table:table-cell table:formula="of:=[.G252]-[.$B252]" office:value-type="float" office:value="2.99926042556763" calcext:value-type="float">
            <text:p>2.999260425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4821.1827" calcext:value-type="float">
            <text:p>1443134821.1827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280912399292" calcext:value-type="float">
            <text:p>60.2280912399</text:p>
          </table:table-cell>
          <table:table-cell table:formula="of:=[.C253]/([.D253]-[.D252])" office:value-type="float" office:value="84876.4427734115" calcext:value-type="float">
            <text:p>84876.4427734115</text:p>
          </table:table-cell>
          <table:table-cell/>
          <table:table-cell office:value-type="float" office:value="1443134824.24955" calcext:value-type="float">
            <text:p>1443134824.24955</text:p>
          </table:table-cell>
          <table:table-cell table:formula="of:=[.G253]-[.$B$2]" office:value-type="float" office:value="63.2949454784393" calcext:value-type="float">
            <text:p>63.2949454784</text:p>
          </table:table-cell>
          <table:table-cell table:formula="of:=[.C253]/([.H253]-[.H252])" office:value-type="float" office:value="49997.6896962072" calcext:value-type="float">
            <text:p>49997.6896962072</text:p>
          </table:table-cell>
          <table:table-cell table:formula="of:=[.G253]-[.$B253]" office:value-type="float" office:value="3.06685423851013" calcext:value-type="float">
            <text:p>3.066854238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4821.2796" calcext:value-type="float">
            <text:p>1443134821.2796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249876499176" calcext:value-type="float">
            <text:p>60.3249876499</text:p>
          </table:table-cell>
          <table:table-cell table:formula="of:=[.C254]/([.D254]-[.D253])" office:value-type="float" office:value="84874.1455022354" calcext:value-type="float">
            <text:p>84874.1455022354</text:p>
          </table:table-cell>
          <table:table-cell/>
          <table:table-cell office:value-type="float" office:value="1443134824.43738" calcext:value-type="float">
            <text:p>1443134824.43738</text:p>
          </table:table-cell>
          <table:table-cell table:formula="of:=[.G254]-[.$B$2]" office:value-type="float" office:value="63.4827711582184" calcext:value-type="float">
            <text:p>63.4827711582</text:p>
          </table:table-cell>
          <table:table-cell table:formula="of:=[.C254]/([.H254]-[.H253])" office:value-type="float" office:value="43785.2801047984" calcext:value-type="float">
            <text:p>43785.2801047984</text:p>
          </table:table-cell>
          <table:table-cell table:formula="of:=[.G254]-[.$B254]" office:value-type="float" office:value="3.15778350830078" calcext:value-type="float">
            <text:p>3.157783508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4821.37651" calcext:value-type="float">
            <text:p>1443134821.37651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219062328339" calcext:value-type="float">
            <text:p>60.4219062328</text:p>
          </table:table-cell>
          <table:table-cell table:formula="of:=[.C255]/([.D255]-[.D254])" office:value-type="float" office:value="84854.7280876543" calcext:value-type="float">
            <text:p>84854.7280876543</text:p>
          </table:table-cell>
          <table:table-cell/>
          <table:table-cell office:value-type="float" office:value="1443134824.65942" calcext:value-type="float">
            <text:p>1443134824.65942</text:p>
          </table:table-cell>
          <table:table-cell table:formula="of:=[.G255]-[.$B$2]" office:value-type="float" office:value="63.70481133461" calcext:value-type="float">
            <text:p>63.7048113346</text:p>
          </table:table-cell>
          <table:table-cell table:formula="of:=[.C255]/([.H255]-[.H254])" office:value-type="float" office:value="37038.3420408374" calcext:value-type="float">
            <text:p>37038.3420408374</text:p>
          </table:table-cell>
          <table:table-cell table:formula="of:=[.G255]-[.$B255]" office:value-type="float" office:value="3.28290510177612" calcext:value-type="float">
            <text:p>3.282905101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4821.47343" calcext:value-type="float">
            <text:p>1443134821.47343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188264846802" calcext:value-type="float">
            <text:p>60.5188264847</text:p>
          </table:table-cell>
          <table:table-cell table:formula="of:=[.C256]/([.D256]-[.D255])" office:value-type="float" office:value="84853.2669213531" calcext:value-type="float">
            <text:p>84853.2669213531</text:p>
          </table:table-cell>
          <table:table-cell/>
          <table:table-cell office:value-type="float" office:value="1443134824.84733" calcext:value-type="float">
            <text:p>1443134824.84733</text:p>
          </table:table-cell>
          <table:table-cell table:formula="of:=[.G256]-[.$B$2]" office:value-type="float" office:value="63.8927185535431" calcext:value-type="float">
            <text:p>63.8927185535</text:p>
          </table:table-cell>
          <table:table-cell table:formula="of:=[.C256]/([.H256]-[.H255])" office:value-type="float" office:value="43766.2802243256" calcext:value-type="float">
            <text:p>43766.2802243256</text:p>
          </table:table-cell>
          <table:table-cell table:formula="of:=[.G256]-[.$B256]" office:value-type="float" office:value="3.37389206886291" calcext:value-type="float">
            <text:p>3.373892068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4821.57034" calcext:value-type="float">
            <text:p>1443134821.57034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157357692719" calcext:value-type="float">
            <text:p>60.6157357693</text:p>
          </table:table-cell>
          <table:table-cell table:formula="of:=[.C257]/([.D257]-[.D256])" office:value-type="float" office:value="84862.8697926277" calcext:value-type="float">
            <text:p>84862.8697926277</text:p>
          </table:table-cell>
          <table:table-cell/>
          <table:table-cell office:value-type="float" office:value="1443134825.09325" calcext:value-type="float">
            <text:p>1443134825.09325</text:p>
          </table:table-cell>
          <table:table-cell table:formula="of:=[.G257]-[.$B$2]" office:value-type="float" office:value="64.1386430263519" calcext:value-type="float">
            <text:p>64.1386430264</text:p>
          </table:table-cell>
          <table:table-cell table:formula="of:=[.C257]/([.H257]-[.H256])" office:value-type="float" office:value="33441.1614511935" calcext:value-type="float">
            <text:p>33441.1614511935</text:p>
          </table:table-cell>
          <table:table-cell table:formula="of:=[.G257]-[.$B257]" office:value-type="float" office:value="3.52290725708008" calcext:value-type="float">
            <text:p>3.52290725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4821.66725" calcext:value-type="float">
            <text:p>1443134821.66725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126457691193" calcext:value-type="float">
            <text:p>60.7126457691</text:p>
          </table:table-cell>
          <table:table-cell table:formula="of:=[.C258]/([.D258]-[.D257])" office:value-type="float" office:value="84862.2434521613" calcext:value-type="float">
            <text:p>84862.2434521613</text:p>
          </table:table-cell>
          <table:table-cell/>
          <table:table-cell office:value-type="float" office:value="1443134825.23156" calcext:value-type="float">
            <text:p>1443134825.23156</text:p>
          </table:table-cell>
          <table:table-cell table:formula="of:=[.G258]-[.$B$2]" office:value-type="float" office:value="64.276948928833" calcext:value-type="float">
            <text:p>64.2769489288</text:p>
          </table:table-cell>
          <table:table-cell table:formula="of:=[.C258]/([.H258]-[.H257])" office:value-type="float" office:value="59462.3935238417" calcext:value-type="float">
            <text:p>59462.3935238417</text:p>
          </table:table-cell>
          <table:table-cell table:formula="of:=[.G258]-[.$B258]" office:value-type="float" office:value="3.56430315971375" calcext:value-type="float">
            <text:p>3.564303159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4821.76415" calcext:value-type="float">
            <text:p>1443134821.76415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095390796661" calcext:value-type="float">
            <text:p>60.8095390797</text:p>
          </table:table-cell>
          <table:table-cell table:formula="of:=[.C259]/([.D259]-[.D258])" office:value-type="float" office:value="84876.8604724409" calcext:value-type="float">
            <text:p>84876.8604724409</text:p>
          </table:table-cell>
          <table:table-cell/>
          <table:table-cell office:value-type="float" office:value="1443134825.38844" calcext:value-type="float">
            <text:p>1443134825.38844</text:p>
          </table:table-cell>
          <table:table-cell table:formula="of:=[.G259]-[.$B$2]" office:value-type="float" office:value="64.4338290691376" calcext:value-type="float">
            <text:p>64.4338290691</text:p>
          </table:table-cell>
          <table:table-cell table:formula="of:=[.C259]/([.H259]-[.H258])" office:value-type="float" office:value="52422.1866708814" calcext:value-type="float">
            <text:p>52422.1866708814</text:p>
          </table:table-cell>
          <table:table-cell table:formula="of:=[.G259]-[.$B259]" office:value-type="float" office:value="3.62428998947144" calcext:value-type="float">
            <text:p>3.624289989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4821.86108" calcext:value-type="float">
            <text:p>1443134821.86108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064774513245" calcext:value-type="float">
            <text:p>60.9064774513</text:p>
          </table:table-cell>
          <table:table-cell table:formula="of:=[.C260]/([.D260]-[.D259])" office:value-type="float" office:value="84837.4060685361" calcext:value-type="float">
            <text:p>84837.4060685361</text:p>
          </table:table-cell>
          <table:table-cell/>
          <table:table-cell office:value-type="float" office:value="1443134825.54542" calcext:value-type="float">
            <text:p>1443134825.54542</text:p>
          </table:table-cell>
          <table:table-cell table:formula="of:=[.G260]-[.$B$2]" office:value-type="float" office:value="64.5908148288727" calcext:value-type="float">
            <text:p>64.5908148289</text:p>
          </table:table-cell>
          <table:table-cell table:formula="of:=[.C260]/([.H260]-[.H259])" office:value-type="float" office:value="52386.9172202428" calcext:value-type="float">
            <text:p>52386.9172202428</text:p>
          </table:table-cell>
          <table:table-cell table:formula="of:=[.G260]-[.$B260]" office:value-type="float" office:value="3.68433737754822" calcext:value-type="float">
            <text:p>3.684337377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4821.95804" calcext:value-type="float">
            <text:p>1443134821.95804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034310817719" calcext:value-type="float">
            <text:p>61.0034310818</text:p>
          </table:table-cell>
          <table:table-cell table:formula="of:=[.C261]/([.D261]-[.D260])" office:value-type="float" office:value="84824.0541591972" calcext:value-type="float">
            <text:p>84824.0541591972</text:p>
          </table:table-cell>
          <table:table-cell/>
          <table:table-cell office:value-type="float" office:value="1443134825.70225" calcext:value-type="float">
            <text:p>1443134825.70225</text:p>
          </table:table-cell>
          <table:table-cell table:formula="of:=[.G261]-[.$B$2]" office:value-type="float" office:value="64.7476375102997" calcext:value-type="float">
            <text:p>64.7476375103</text:p>
          </table:table-cell>
          <table:table-cell table:formula="of:=[.C261]/([.H261]-[.H260])" office:value-type="float" office:value="52441.3938415415" calcext:value-type="float">
            <text:p>52441.3938415415</text:p>
          </table:table-cell>
          <table:table-cell table:formula="of:=[.G261]-[.$B261]" office:value-type="float" office:value="3.74420642852783" calcext:value-type="float">
            <text:p>3.744206428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4822.04564" calcext:value-type="float">
            <text:p>1443134822.04564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0910296440125" calcext:value-type="float">
            <text:p>61.091029644</text:p>
          </table:table-cell>
          <table:table-cell table:formula="of:=[.C262]/([.D262]-[.D261])" office:value-type="float" office:value="93882.8194167358" calcext:value-type="float">
            <text:p>93882.8194167358</text:p>
          </table:table-cell>
          <table:table-cell/>
          <table:table-cell office:value-type="float" office:value="1443134825.85932" calcext:value-type="float">
            <text:p>1443134825.85932</text:p>
          </table:table-cell>
          <table:table-cell table:formula="of:=[.G262]-[.$B$2]" office:value-type="float" office:value="64.9047167301178" calcext:value-type="float">
            <text:p>64.9047167301</text:p>
          </table:table-cell>
          <table:table-cell table:formula="of:=[.C262]/([.H262]-[.H261])" office:value-type="float" office:value="52355.7476891133" calcext:value-type="float">
            <text:p>52355.7476891133</text:p>
          </table:table-cell>
          <table:table-cell table:formula="of:=[.G262]-[.$B262]" office:value-type="float" office:value="3.81368708610535" calcext:value-type="float">
            <text:p>3.81368708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4822.12611" calcext:value-type="float">
            <text:p>1443134822.12611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1714975833893" calcext:value-type="float">
            <text:p>61.1714975834</text:p>
          </table:table-cell>
          <table:table-cell table:formula="of:=[.C263]/([.D263]-[.D262])" office:value-type="float" office:value="102202.194609297" calcext:value-type="float">
            <text:p>102202.194609297</text:p>
          </table:table-cell>
          <table:table-cell/>
          <table:table-cell office:value-type="float" office:value="1443134826.01631" calcext:value-type="float">
            <text:p>1443134826.01631</text:p>
          </table:table-cell>
          <table:table-cell table:formula="of:=[.G263]-[.$B$2]" office:value-type="float" office:value="65.0617070198059" calcext:value-type="float">
            <text:p>65.0617070198</text:p>
          </table:table-cell>
          <table:table-cell table:formula="of:=[.C263]/([.H263]-[.H262])" office:value-type="float" office:value="52385.4055963491" calcext:value-type="float">
            <text:p>52385.4055963491</text:p>
          </table:table-cell>
          <table:table-cell table:formula="of:=[.G263]-[.$B263]" office:value-type="float" office:value="3.89020943641663" calcext:value-type="float">
            <text:p>3.890209436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4822.20656" calcext:value-type="float">
            <text:p>1443134822.20656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2519516944885" calcext:value-type="float">
            <text:p>61.2519516945</text:p>
          </table:table-cell>
          <table:table-cell table:formula="of:=[.C264]/([.D264]-[.D263])" office:value-type="float" office:value="102219.760900166" calcext:value-type="float">
            <text:p>102219.760900166</text:p>
          </table:table-cell>
          <table:table-cell/>
          <table:table-cell office:value-type="float" office:value="1443134826.17326" calcext:value-type="float">
            <text:p>1443134826.17326</text:p>
          </table:table-cell>
          <table:table-cell table:formula="of:=[.G264]-[.$B$2]" office:value-type="float" office:value="65.2186541557312" calcext:value-type="float">
            <text:p>65.2186541557</text:p>
          </table:table-cell>
          <table:table-cell table:formula="of:=[.C264]/([.H264]-[.H263])" office:value-type="float" office:value="52399.8093467257" calcext:value-type="float">
            <text:p>52399.8093467257</text:p>
          </table:table-cell>
          <table:table-cell table:formula="of:=[.G264]-[.$B264]" office:value-type="float" office:value="3.96670246124268" calcext:value-type="float">
            <text:p>3.966702461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4822.28701" calcext:value-type="float">
            <text:p>1443134822.28701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3324041366577" calcext:value-type="float">
            <text:p>61.3324041367</text:p>
          </table:table-cell>
          <table:table-cell table:formula="of:=[.C265]/([.D265]-[.D264])" office:value-type="float" office:value="102221.881378133" calcext:value-type="float">
            <text:p>102221.881378133</text:p>
          </table:table-cell>
          <table:table-cell/>
          <table:table-cell office:value-type="float" office:value="1443134826.32382" calcext:value-type="float">
            <text:p>1443134826.32382</text:p>
          </table:table-cell>
          <table:table-cell table:formula="of:=[.G265]-[.$B$2]" office:value-type="float" office:value="65.3692109584808" calcext:value-type="float">
            <text:p>65.3692109585</text:p>
          </table:table-cell>
          <table:table-cell table:formula="of:=[.C265]/([.H265]-[.H264])" office:value-type="float" office:value="54623.9017420952" calcext:value-type="float">
            <text:p>54623.9017420952</text:p>
          </table:table-cell>
          <table:table-cell table:formula="of:=[.G265]-[.$B265]" office:value-type="float" office:value="4.03680682182312" calcext:value-type="float">
            <text:p>4.036806821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4822.36747" calcext:value-type="float">
            <text:p>1443134822.36747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4128649234772" calcext:value-type="float">
            <text:p>61.4128649235</text:p>
          </table:table-cell>
          <table:table-cell table:formula="of:=[.C266]/([.D266]-[.D265])" office:value-type="float" office:value="102211.279867961" calcext:value-type="float">
            <text:p>102211.279867961</text:p>
          </table:table-cell>
          <table:table-cell/>
          <table:table-cell office:value-type="float" office:value="1443134826.47365" calcext:value-type="float">
            <text:p>1443134826.47365</text:p>
          </table:table-cell>
          <table:table-cell table:formula="of:=[.G266]-[.$B$2]" office:value-type="float" office:value="65.519045829773" calcext:value-type="float">
            <text:p>65.5190458298</text:p>
          </table:table-cell>
          <table:table-cell table:formula="of:=[.C266]/([.H266]-[.H265])" office:value-type="float" office:value="54887.0895611923" calcext:value-type="float">
            <text:p>54887.0895611923</text:p>
          </table:table-cell>
          <table:table-cell table:formula="of:=[.G266]-[.$B266]" office:value-type="float" office:value="4.10618090629578" calcext:value-type="float">
            <text:p>4.106180906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4822.44791" calcext:value-type="float">
            <text:p>1443134822.44791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4932994842529" calcext:value-type="float">
            <text:p>61.4932994843</text:p>
          </table:table-cell>
          <table:table-cell table:formula="of:=[.C267]/([.D267]-[.D266])" office:value-type="float" office:value="102244.606307078" calcext:value-type="float">
            <text:p>102244.606307078</text:p>
          </table:table-cell>
          <table:table-cell/>
          <table:table-cell office:value-type="float" office:value="1443134826.62347" calcext:value-type="float">
            <text:p>1443134826.62347</text:p>
          </table:table-cell>
          <table:table-cell table:formula="of:=[.G267]-[.$B$2]" office:value-type="float" office:value="65.6688668727875" calcext:value-type="float">
            <text:p>65.6688668728</text:p>
          </table:table-cell>
          <table:table-cell table:formula="of:=[.C267]/([.H267]-[.H266])" office:value-type="float" office:value="54892.1555645732" calcext:value-type="float">
            <text:p>54892.1555645732</text:p>
          </table:table-cell>
          <table:table-cell table:formula="of:=[.G267]-[.$B267]" office:value-type="float" office:value="4.17556738853455" calcext:value-type="float">
            <text:p>4.175567388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4822.52836" calcext:value-type="float">
            <text:p>1443134822.52836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5737504959106" calcext:value-type="float">
            <text:p>61.5737504959</text:p>
          </table:table-cell>
          <table:table-cell table:formula="of:=[.C268]/([.D268]-[.D267])" office:value-type="float" office:value="102223.699000699" calcext:value-type="float">
            <text:p>102223.699000699</text:p>
          </table:table-cell>
          <table:table-cell/>
          <table:table-cell office:value-type="float" office:value="1443134826.77328" calcext:value-type="float">
            <text:p>1443134826.77328</text:p>
          </table:table-cell>
          <table:table-cell table:formula="of:=[.G268]-[.$B$2]" office:value-type="float" office:value="65.8186767101288" calcext:value-type="float">
            <text:p>65.8186767101</text:p>
          </table:table-cell>
          <table:table-cell table:formula="of:=[.C268]/([.H268]-[.H267])" office:value-type="float" office:value="54896.26146021" calcext:value-type="float">
            <text:p>54896.26146021</text:p>
          </table:table-cell>
          <table:table-cell table:formula="of:=[.G268]-[.$B268]" office:value-type="float" office:value="4.24492621421814" calcext:value-type="float">
            <text:p>4.244926214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4822.60881" calcext:value-type="float">
            <text:p>1443134822.60881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6542060375214" calcext:value-type="float">
            <text:p>61.6542060375</text:p>
          </table:table-cell>
          <table:table-cell table:formula="of:=[.C269]/([.D269]-[.D268])" office:value-type="float" office:value="102217.943417641" calcext:value-type="float">
            <text:p>102217.943417641</text:p>
          </table:table-cell>
          <table:table-cell/>
          <table:table-cell office:value-type="float" office:value="1443134826.92313" calcext:value-type="float">
            <text:p>1443134826.92313</text:p>
          </table:table-cell>
          <table:table-cell table:formula="of:=[.G269]-[.$B$2]" office:value-type="float" office:value="65.9685196876526" calcext:value-type="float">
            <text:p>65.9685196877</text:p>
          </table:table-cell>
          <table:table-cell table:formula="of:=[.C269]/([.H269]-[.H268])" office:value-type="float" office:value="54884.1202697908" calcext:value-type="float">
            <text:p>54884.1202697908</text:p>
          </table:table-cell>
          <table:table-cell table:formula="of:=[.G269]-[.$B269]" office:value-type="float" office:value="4.31431365013123" calcext:value-type="float">
            <text:p>4.314313650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4822.68927" calcext:value-type="float">
            <text:p>1443134822.68927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734662771225" calcext:value-type="float">
            <text:p>61.7346627712</text:p>
          </table:table-cell>
          <table:table-cell table:formula="of:=[.C270]/([.D270]-[.D269])" office:value-type="float" office:value="102216.42889824" calcext:value-type="float">
            <text:p>102216.42889824</text:p>
          </table:table-cell>
          <table:table-cell/>
          <table:table-cell office:value-type="float" office:value="1443134830.99114" calcext:value-type="float">
            <text:p>1443134830.99114</text:p>
          </table:table-cell>
          <table:table-cell table:formula="of:=[.G270]-[.$B$2]" office:value-type="float" office:value="70.0365328788757" calcext:value-type="float">
            <text:p>70.0365328789</text:p>
          </table:table-cell>
          <table:table-cell table:formula="of:=[.C270]/([.H270]-[.H269])" office:value-type="float" office:value="2021.62569623508" calcext:value-type="float">
            <text:p>2021.6256962351</text:p>
          </table:table-cell>
          <table:table-cell table:formula="of:=[.G270]-[.$B270]" office:value-type="float" office:value="8.30187010765076" calcext:value-type="float">
            <text:p>8.301870107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4822.76974" calcext:value-type="float">
            <text:p>1443134822.76974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1.8151319026947" calcext:value-type="float">
            <text:p>61.8151319027</text:p>
          </table:table-cell>
          <table:table-cell table:formula="of:=[.C271]/([.D271]-[.D270])" office:value-type="float" office:value="102200.680556543" calcext:value-type="float">
            <text:p>102200.680556543</text:p>
          </table:table-cell>
          <table:table-cell/>
          <table:table-cell office:value-type="float" office:value="1443134831.18875" calcext:value-type="float">
            <text:p>1443134831.18875</text:p>
          </table:table-cell>
          <table:table-cell table:formula="of:=[.G271]-[.$B$2]" office:value-type="float" office:value="70.2341380119324" calcext:value-type="float">
            <text:p>70.2341380119</text:p>
          </table:table-cell>
          <table:table-cell table:formula="of:=[.C271]/([.H271]-[.H270])" office:value-type="float" office:value="41618.3520781452" calcext:value-type="float">
            <text:p>41618.3520781452</text:p>
          </table:table-cell>
          <table:table-cell table:formula="of:=[.G271]-[.$B271]" office:value-type="float" office:value="8.41900610923767" calcext:value-type="float">
            <text:p>8.419006109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4822.85019" calcext:value-type="float">
            <text:p>1443134822.85019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1.8955824375153" calcext:value-type="float">
            <text:p>61.8955824375</text:p>
          </table:table-cell>
          <table:table-cell table:formula="of:=[.C272]/([.D272]-[.D271])" office:value-type="float" office:value="102224.304889252" calcext:value-type="float">
            <text:p>102224.304889252</text:p>
          </table:table-cell>
          <table:table-cell/>
          <table:table-cell office:value-type="float" office:value="1443134831.33347" calcext:value-type="float">
            <text:p>1443134831.33347</text:p>
          </table:table-cell>
          <table:table-cell table:formula="of:=[.G272]-[.$B$2]" office:value-type="float" office:value="70.3788576126099" calcext:value-type="float">
            <text:p>70.3788576126</text:p>
          </table:table-cell>
          <table:table-cell table:formula="of:=[.C272]/([.H272]-[.H271])" office:value-type="float" office:value="56827.1330317398" calcext:value-type="float">
            <text:p>56827.1330317398</text:p>
          </table:table-cell>
          <table:table-cell table:formula="of:=[.G272]-[.$B272]" office:value-type="float" office:value="8.4832751750946" calcext:value-type="float">
            <text:p>8.483275175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4822.93063" calcext:value-type="float">
            <text:p>1443134822.93063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1.976019859314" calcext:value-type="float">
            <text:p>61.9760198593</text:p>
          </table:table-cell>
          <table:table-cell table:formula="of:=[.C273]/([.D273]-[.D272])" office:value-type="float" office:value="102240.969639486" calcext:value-type="float">
            <text:p>102240.969639486</text:p>
          </table:table-cell>
          <table:table-cell/>
          <table:table-cell office:value-type="float" office:value="1443134831.52321" calcext:value-type="float">
            <text:p>1443134831.52321</text:p>
          </table:table-cell>
          <table:table-cell table:formula="of:=[.G273]-[.$B$2]" office:value-type="float" office:value="70.5686049461365" calcext:value-type="float">
            <text:p>70.5686049461</text:p>
          </table:table-cell>
          <table:table-cell table:formula="of:=[.C273]/([.H273]-[.H272])" office:value-type="float" office:value="43341.8475356157" calcext:value-type="float">
            <text:p>43341.8475356157</text:p>
          </table:table-cell>
          <table:table-cell table:formula="of:=[.G273]-[.$B273]" office:value-type="float" office:value="8.59258508682251" calcext:value-type="float">
            <text:p>8.592585086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4823.01132" calcext:value-type="float">
            <text:p>1443134823.01132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0567145347595" calcext:value-type="float">
            <text:p>62.0567145348</text:p>
          </table:table-cell>
          <table:table-cell table:formula="of:=[.C274]/([.D274]-[.D273])" office:value-type="float" office:value="101915.026668006" calcext:value-type="float">
            <text:p>101915.026668006</text:p>
          </table:table-cell>
          <table:table-cell/>
          <table:table-cell office:value-type="float" office:value="1443134831.71291" calcext:value-type="float">
            <text:p>1443134831.71291</text:p>
          </table:table-cell>
          <table:table-cell table:formula="of:=[.G274]-[.$B$2]" office:value-type="float" office:value="70.7583038806915" calcext:value-type="float">
            <text:p>70.7583038807</text:p>
          </table:table-cell>
          <table:table-cell table:formula="of:=[.C274]/([.H274]-[.H273])" office:value-type="float" office:value="43352.9055884774" calcext:value-type="float">
            <text:p>43352.9055884774</text:p>
          </table:table-cell>
          <table:table-cell table:formula="of:=[.G274]-[.$B274]" office:value-type="float" office:value="8.70158934593201" calcext:value-type="float">
            <text:p>8.701589345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4823.09378" calcext:value-type="float">
            <text:p>1443134823.09378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1391701698303" calcext:value-type="float">
            <text:p>62.1391701698</text:p>
          </table:table-cell>
          <table:table-cell table:formula="of:=[.C275]/([.D275]-[.D274])" office:value-type="float" office:value="99738.4835243636" calcext:value-type="float">
            <text:p>99738.4835243636</text:p>
          </table:table-cell>
          <table:table-cell/>
          <table:table-cell office:value-type="float" office:value="1443134831.90264" calcext:value-type="float">
            <text:p>1443134831.90264</text:p>
          </table:table-cell>
          <table:table-cell table:formula="of:=[.G275]-[.$B$2]" office:value-type="float" office:value="70.9480345249176" calcext:value-type="float">
            <text:p>70.9480345249</text:p>
          </table:table-cell>
          <table:table-cell table:formula="of:=[.C275]/([.H275]-[.H274])" office:value-type="float" office:value="43345.6600200053" calcext:value-type="float">
            <text:p>43345.6600200053</text:p>
          </table:table-cell>
          <table:table-cell table:formula="of:=[.G275]-[.$B275]" office:value-type="float" office:value="8.80886435508728" calcext:value-type="float">
            <text:p>8.808864355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4823.17621" calcext:value-type="float">
            <text:p>1443134823.17621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2216036319733" calcext:value-type="float">
            <text:p>62.221603632</text:p>
          </table:table-cell>
          <table:table-cell table:formula="of:=[.C276]/([.D276]-[.D275])" office:value-type="float" office:value="99765.311151667" calcext:value-type="float">
            <text:p>99765.311151667</text:p>
          </table:table-cell>
          <table:table-cell/>
          <table:table-cell office:value-type="float" office:value="1443134832.04353" calcext:value-type="float">
            <text:p>1443134832.04353</text:p>
          </table:table-cell>
          <table:table-cell table:formula="of:=[.G276]-[.$B$2]" office:value-type="float" office:value="71.0889196395874" calcext:value-type="float">
            <text:p>71.0889196396</text:p>
          </table:table-cell>
          <table:table-cell table:formula="of:=[.C276]/([.H276]-[.H275])" office:value-type="float" office:value="58373.8035013496" calcext:value-type="float">
            <text:p>58373.8035013496</text:p>
          </table:table-cell>
          <table:table-cell table:formula="of:=[.G276]-[.$B276]" office:value-type="float" office:value="8.86731600761414" calcext:value-type="float">
            <text:p>8.867316007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4823.25859" calcext:value-type="float">
            <text:p>1443134823.25859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3039774894714" calcext:value-type="float">
            <text:p>62.3039774895</text:p>
          </table:table-cell>
          <table:table-cell table:formula="of:=[.C277]/([.D277]-[.D276])" office:value-type="float" office:value="99837.5000246019" calcext:value-type="float">
            <text:p>99837.5000246019</text:p>
          </table:table-cell>
          <table:table-cell/>
          <table:table-cell office:value-type="float" office:value="1443134832.21909" calcext:value-type="float">
            <text:p>1443134832.21909</text:p>
          </table:table-cell>
          <table:table-cell table:formula="of:=[.G277]-[.$B$2]" office:value-type="float" office:value="71.2644808292389" calcext:value-type="float">
            <text:p>71.2644808292</text:p>
          </table:table-cell>
          <table:table-cell table:formula="of:=[.C277]/([.H277]-[.H276])" office:value-type="float" office:value="46844.0662559058" calcext:value-type="float">
            <text:p>46844.0662559058</text:p>
          </table:table-cell>
          <table:table-cell table:formula="of:=[.G277]-[.$B277]" office:value-type="float" office:value="8.96050333976746" calcext:value-type="float">
            <text:p>8.960503339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4823.34096" calcext:value-type="float">
            <text:p>1443134823.34096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3863527774811" calcext:value-type="float">
            <text:p>62.3863527775</text:p>
          </table:table-cell>
          <table:table-cell table:formula="of:=[.C278]/([.D278]-[.D277])" office:value-type="float" office:value="99835.7662681219" calcext:value-type="float">
            <text:p>99835.7662681219</text:p>
          </table:table-cell>
          <table:table-cell/>
          <table:table-cell office:value-type="float" office:value="1443134832.3947" calcext:value-type="float">
            <text:p>1443134832.3947</text:p>
          </table:table-cell>
          <table:table-cell table:formula="of:=[.G278]-[.$B$2]" office:value-type="float" office:value="71.4400959014893" calcext:value-type="float">
            <text:p>71.4400959015</text:p>
          </table:table-cell>
          <table:table-cell table:formula="of:=[.C278]/([.H278]-[.H277])" office:value-type="float" office:value="46829.6934574922" calcext:value-type="float">
            <text:p>46829.6934574922</text:p>
          </table:table-cell>
          <table:table-cell table:formula="of:=[.G278]-[.$B278]" office:value-type="float" office:value="9.05374312400818" calcext:value-type="float">
            <text:p>9.05374312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4823.42335" calcext:value-type="float">
            <text:p>1443134823.42335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4687442779541" calcext:value-type="float">
            <text:p>62.468744278</text:p>
          </table:table-cell>
          <table:table-cell table:formula="of:=[.C279]/([.D279]-[.D278])" office:value-type="float" office:value="99816.1212356218" calcext:value-type="float">
            <text:p>99816.1212356218</text:p>
          </table:table-cell>
          <table:table-cell/>
          <table:table-cell office:value-type="float" office:value="1443134832.57029" calcext:value-type="float">
            <text:p>1443134832.57029</text:p>
          </table:table-cell>
          <table:table-cell table:formula="of:=[.G279]-[.$B$2]" office:value-type="float" office:value="71.6156842708588" calcext:value-type="float">
            <text:p>71.6156842709</text:p>
          </table:table-cell>
          <table:table-cell table:formula="of:=[.C279]/([.H279]-[.H278])" office:value-type="float" office:value="46836.8151576912" calcext:value-type="float">
            <text:p>46836.8151576912</text:p>
          </table:table-cell>
          <table:table-cell table:formula="of:=[.G279]-[.$B279]" office:value-type="float" office:value="9.14693999290466" calcext:value-type="float">
            <text:p>9.146939992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4823.50583" calcext:value-type="float">
            <text:p>1443134823.50583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5512187480927" calcext:value-type="float">
            <text:p>62.5512187481</text:p>
          </table:table-cell>
          <table:table-cell table:formula="of:=[.C280]/([.D280]-[.D279])" office:value-type="float" office:value="99715.7057957985" calcext:value-type="float">
            <text:p>99715.7057957985</text:p>
          </table:table-cell>
          <table:table-cell/>
          <table:table-cell office:value-type="float" office:value="1443134832.74589" calcext:value-type="float">
            <text:p>1443134832.74589</text:p>
          </table:table-cell>
          <table:table-cell table:formula="of:=[.G280]-[.$B$2]" office:value-type="float" office:value="71.791286945343" calcext:value-type="float">
            <text:p>71.7912869453</text:p>
          </table:table-cell>
          <table:table-cell table:formula="of:=[.C280]/([.H280]-[.H279])" office:value-type="float" office:value="46832.9996917985" calcext:value-type="float">
            <text:p>46832.9996917985</text:p>
          </table:table-cell>
          <table:table-cell table:formula="of:=[.G280]-[.$B280]" office:value-type="float" office:value="9.24006819725037" calcext:value-type="float">
            <text:p>9.240068197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4823.5882" calcext:value-type="float">
            <text:p>1443134823.5882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6335964202881" calcext:value-type="float">
            <text:p>62.6335964203</text:p>
          </table:table-cell>
          <table:table-cell table:formula="of:=[.C281]/([.D281]-[.D280])" office:value-type="float" office:value="99832.8768077982" calcext:value-type="float">
            <text:p>99832.8768077982</text:p>
          </table:table-cell>
          <table:table-cell/>
          <table:table-cell office:value-type="float" office:value="1443134832.92156" calcext:value-type="float">
            <text:p>1443134832.92156</text:p>
          </table:table-cell>
          <table:table-cell table:formula="of:=[.G281]-[.$B$2]" office:value-type="float" office:value="71.9669525623322" calcext:value-type="float">
            <text:p>71.9669525623</text:p>
          </table:table-cell>
          <table:table-cell table:formula="of:=[.C281]/([.H281]-[.H280])" office:value-type="float" office:value="46816.2190242876" calcext:value-type="float">
            <text:p>46816.2190242876</text:p>
          </table:table-cell>
          <table:table-cell table:formula="of:=[.G281]-[.$B281]" office:value-type="float" office:value="9.33335614204407" calcext:value-type="float">
            <text:p>9.33335614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4823.6706" calcext:value-type="float">
            <text:p>1443134823.6706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7159917354584" calcext:value-type="float">
            <text:p>62.7159917355</text:p>
          </table:table-cell>
          <table:table-cell table:formula="of:=[.C282]/([.D282]-[.D281])" office:value-type="float" office:value="99811.4999985532" calcext:value-type="float">
            <text:p>99811.4999985532</text:p>
          </table:table-cell>
          <table:table-cell/>
          <table:table-cell office:value-type="float" office:value="1443134833.05252" calcext:value-type="float">
            <text:p>1443134833.05252</text:p>
          </table:table-cell>
          <table:table-cell table:formula="of:=[.G282]-[.$B$2]" office:value-type="float" office:value="72.0979161262512" calcext:value-type="float">
            <text:p>72.0979161263</text:p>
          </table:table-cell>
          <table:table-cell table:formula="of:=[.C282]/([.H282]-[.H281])" office:value-type="float" office:value="62796.0919350229" calcext:value-type="float">
            <text:p>62796.0919350229</text:p>
          </table:table-cell>
          <table:table-cell table:formula="of:=[.G282]-[.$B282]" office:value-type="float" office:value="9.38192439079285" calcext:value-type="float">
            <text:p>9.381924390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4823.75299" calcext:value-type="float">
            <text:p>1443134823.75299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7983858585358" calcext:value-type="float">
            <text:p>62.7983858585</text:p>
          </table:table-cell>
          <table:table-cell table:formula="of:=[.C283]/([.D283]-[.D282])" office:value-type="float" office:value="99812.9440891703" calcext:value-type="float">
            <text:p>99812.9440891703</text:p>
          </table:table-cell>
          <table:table-cell/>
          <table:table-cell office:value-type="float" office:value="1443134833.21757" calcext:value-type="float">
            <text:p>1443134833.21757</text:p>
          </table:table-cell>
          <table:table-cell table:formula="of:=[.G283]-[.$B$2]" office:value-type="float" office:value="72.262966632843" calcext:value-type="float">
            <text:p>72.2629666328</text:p>
          </table:table-cell>
          <table:table-cell table:formula="of:=[.C283]/([.H283]-[.H282])" office:value-type="float" office:value="49827.172117318" calcext:value-type="float">
            <text:p>49827.172117318</text:p>
          </table:table-cell>
          <table:table-cell table:formula="of:=[.G283]-[.$B283]" office:value-type="float" office:value="9.46458077430725" calcext:value-type="float">
            <text:p>9.464580774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4823.83538" calcext:value-type="float">
            <text:p>1443134823.83538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2.8807764053345" calcext:value-type="float">
            <text:p>62.8807764053</text:p>
          </table:table-cell>
          <table:table-cell table:formula="of:=[.C284]/([.D284]-[.D283])" office:value-type="float" office:value="99817.2766117527" calcext:value-type="float">
            <text:p>99817.2766117527</text:p>
          </table:table-cell>
          <table:table-cell/>
          <table:table-cell office:value-type="float" office:value="1443134833.38266" calcext:value-type="float">
            <text:p>1443134833.38266</text:p>
          </table:table-cell>
          <table:table-cell table:formula="of:=[.G284]-[.$B$2]" office:value-type="float" office:value="72.4280502796173" calcext:value-type="float">
            <text:p>72.4280502796</text:p>
          </table:table-cell>
          <table:table-cell table:formula="of:=[.C284]/([.H284]-[.H283])" office:value-type="float" office:value="49817.169421052" calcext:value-type="float">
            <text:p>49817.169421052</text:p>
          </table:table-cell>
          <table:table-cell table:formula="of:=[.G284]-[.$B284]" office:value-type="float" office:value="9.54727387428284" calcext:value-type="float">
            <text:p>9.547273874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4823.91778" calcext:value-type="float">
            <text:p>1443134823.91778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2.9631676673889" calcext:value-type="float">
            <text:p>62.9631676674</text:p>
          </table:table-cell>
          <table:table-cell table:formula="of:=[.C285]/([.D285]-[.D284])" office:value-type="float" office:value="99816.410077147" calcext:value-type="float">
            <text:p>99816.410077147</text:p>
          </table:table-cell>
          <table:table-cell/>
          <table:table-cell office:value-type="float" office:value="1443134833.5477" calcext:value-type="float">
            <text:p>1443134833.5477</text:p>
          </table:table-cell>
          <table:table-cell table:formula="of:=[.G285]-[.$B$2]" office:value-type="float" office:value="72.5930950641632" calcext:value-type="float">
            <text:p>72.5930950642</text:p>
          </table:table-cell>
          <table:table-cell table:formula="of:=[.C285]/([.H285]-[.H284])" office:value-type="float" office:value="49828.8996082329" calcext:value-type="float">
            <text:p>49828.8996082329</text:p>
          </table:table-cell>
          <table:table-cell table:formula="of:=[.G285]-[.$B285]" office:value-type="float" office:value="9.62992739677429" calcext:value-type="float">
            <text:p>9.629927396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4824.00016" calcext:value-type="float">
            <text:p>1443134824.00016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0455551147461" calcext:value-type="float">
            <text:p>63.0455551147</text:p>
          </table:table-cell>
          <table:table-cell table:formula="of:=[.C286]/([.D286]-[.D285])" office:value-type="float" office:value="99821.0317689071" calcext:value-type="float">
            <text:p>99821.0317689071</text:p>
          </table:table-cell>
          <table:table-cell/>
          <table:table-cell office:value-type="float" office:value="1443134833.71278" calcext:value-type="float">
            <text:p>1443134833.71278</text:p>
          </table:table-cell>
          <table:table-cell table:formula="of:=[.G286]-[.$B$2]" office:value-type="float" office:value="72.7581760883331" calcext:value-type="float">
            <text:p>72.7581760883</text:p>
          </table:table-cell>
          <table:table-cell table:formula="of:=[.C286]/([.H286]-[.H285])" office:value-type="float" office:value="49817.9608549971" calcext:value-type="float">
            <text:p>49817.9608549971</text:p>
          </table:table-cell>
          <table:table-cell table:formula="of:=[.G286]-[.$B286]" office:value-type="float" office:value="9.71262097358704" calcext:value-type="float">
            <text:p>9.712620973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4824.08217" calcext:value-type="float">
            <text:p>1443134824.08217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1275625228882" calcext:value-type="float">
            <text:p>63.1275625229</text:p>
          </table:table-cell>
          <table:table-cell table:formula="of:=[.C287]/([.D287]-[.D286])" office:value-type="float" office:value="100283.622983801" calcext:value-type="float">
            <text:p>100283.622983801</text:p>
          </table:table-cell>
          <table:table-cell/>
          <table:table-cell office:value-type="float" office:value="1443134833.87796" calcext:value-type="float">
            <text:p>1443134833.87796</text:p>
          </table:table-cell>
          <table:table-cell table:formula="of:=[.G287]-[.$B$2]" office:value-type="float" office:value="72.9233560562134" calcext:value-type="float">
            <text:p>72.9233560562</text:p>
          </table:table-cell>
          <table:table-cell table:formula="of:=[.C287]/([.H287]-[.H286])" office:value-type="float" office:value="49788.1196221213" calcext:value-type="float">
            <text:p>49788.1196221213</text:p>
          </table:table-cell>
          <table:table-cell table:formula="of:=[.G287]-[.$B287]" office:value-type="float" office:value="9.7957935333252" calcext:value-type="float">
            <text:p>9.795793533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4824.16415" calcext:value-type="float">
            <text:p>1443134824.16415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2095377445221" calcext:value-type="float">
            <text:p>63.2095377445</text:p>
          </table:table-cell>
          <table:table-cell table:formula="of:=[.C288]/([.D288]-[.D287])" office:value-type="float" office:value="100322.998048449" calcext:value-type="float">
            <text:p>100322.998048449</text:p>
          </table:table-cell>
          <table:table-cell/>
          <table:table-cell office:value-type="float" office:value="1443134834.04298" calcext:value-type="float">
            <text:p>1443134834.04298</text:p>
          </table:table-cell>
          <table:table-cell table:formula="of:=[.G288]-[.$B$2]" office:value-type="float" office:value="73.0883684158325" calcext:value-type="float">
            <text:p>73.0883684158</text:p>
          </table:table-cell>
          <table:table-cell table:formula="of:=[.C288]/([.H288]-[.H287])" office:value-type="float" office:value="49838.6909864299" calcext:value-type="float">
            <text:p>49838.6909864299</text:p>
          </table:table-cell>
          <table:table-cell table:formula="of:=[.G288]-[.$B288]" office:value-type="float" office:value="9.87883067131043" calcext:value-type="float">
            <text:p>9.878830671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4824.24611" calcext:value-type="float">
            <text:p>1443134824.24611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2915062904358" calcext:value-type="float">
            <text:p>63.2915062904</text:p>
          </table:table-cell>
          <table:table-cell table:formula="of:=[.C289]/([.D289]-[.D288])" office:value-type="float" office:value="100331.16860044" calcext:value-type="float">
            <text:p>100331.16860044</text:p>
          </table:table-cell>
          <table:table-cell/>
          <table:table-cell office:value-type="float" office:value="1443134834.18261" calcext:value-type="float">
            <text:p>1443134834.18261</text:p>
          </table:table-cell>
          <table:table-cell table:formula="of:=[.G289]-[.$B$2]" office:value-type="float" office:value="73.2280030250549" calcext:value-type="float">
            <text:p>73.2280030251</text:p>
          </table:table-cell>
          <table:table-cell table:formula="of:=[.C289]/([.H289]-[.H288])" office:value-type="float" office:value="58896.5733194461" calcext:value-type="float">
            <text:p>58896.5733194461</text:p>
          </table:table-cell>
          <table:table-cell table:formula="of:=[.G289]-[.$B289]" office:value-type="float" office:value="9.93649673461914" calcext:value-type="float">
            <text:p>9.936496734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4824.32822" calcext:value-type="float">
            <text:p>1443134824.32822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3736073970795" calcext:value-type="float">
            <text:p>63.3736073971</text:p>
          </table:table-cell>
          <table:table-cell table:formula="of:=[.C290]/([.D290]-[.D289])" office:value-type="float" office:value="100169.173549543" calcext:value-type="float">
            <text:p>100169.173549543</text:p>
          </table:table-cell>
          <table:table-cell/>
          <table:table-cell office:value-type="float" office:value="1443134834.36604" calcext:value-type="float">
            <text:p>1443134834.36604</text:p>
          </table:table-cell>
          <table:table-cell table:formula="of:=[.G290]-[.$B$2]" office:value-type="float" office:value="73.4114353656769" calcext:value-type="float">
            <text:p>73.4114353657</text:p>
          </table:table-cell>
          <table:table-cell table:formula="of:=[.C290]/([.H290]-[.H289])" office:value-type="float" office:value="44833.9696921251" calcext:value-type="float">
            <text:p>44833.9696921251</text:p>
          </table:table-cell>
          <table:table-cell table:formula="of:=[.G290]-[.$B290]" office:value-type="float" office:value="10.0378279685974" calcext:value-type="float">
            <text:p>10.037827968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4824.41021" calcext:value-type="float">
            <text:p>1443134824.41021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4556031227112" calcext:value-type="float">
            <text:p>63.4556031227</text:p>
          </table:table-cell>
          <table:table-cell table:formula="of:=[.C291]/([.D291]-[.D290])" office:value-type="float" office:value="100297.911100127" calcext:value-type="float">
            <text:p>100297.911100127</text:p>
          </table:table-cell>
          <table:table-cell/>
          <table:table-cell office:value-type="float" office:value="1443134834.54945" calcext:value-type="float">
            <text:p>1443134834.54945</text:p>
          </table:table-cell>
          <table:table-cell table:formula="of:=[.G291]-[.$B$2]" office:value-type="float" office:value="73.594841003418" calcext:value-type="float">
            <text:p>73.5948410034</text:p>
          </table:table-cell>
          <table:table-cell table:formula="of:=[.C291]/([.H291]-[.H290])" office:value-type="float" office:value="44840.4972785499" calcext:value-type="float">
            <text:p>44840.4972785499</text:p>
          </table:table-cell>
          <table:table-cell table:formula="of:=[.G291]-[.$B291]" office:value-type="float" office:value="10.1392378807068" calcext:value-type="float">
            <text:p>10.139237880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4824.49219" calcext:value-type="float">
            <text:p>1443134824.49219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5375800132752" calcext:value-type="float">
            <text:p>63.5375800133</text:p>
          </table:table-cell>
          <table:table-cell table:formula="of:=[.C292]/([.D292]-[.D291])" office:value-type="float" office:value="100320.955618376" calcext:value-type="float">
            <text:p>100320.955618376</text:p>
          </table:table-cell>
          <table:table-cell/>
          <table:table-cell office:value-type="float" office:value="1443134834.73277" calcext:value-type="float">
            <text:p>1443134834.73277</text:p>
          </table:table-cell>
          <table:table-cell table:formula="of:=[.G292]-[.$B$2]" office:value-type="float" office:value="73.7781627178192" calcext:value-type="float">
            <text:p>73.7781627178</text:p>
          </table:table-cell>
          <table:table-cell table:formula="of:=[.C292]/([.H292]-[.H291])" office:value-type="float" office:value="44861.0249301931" calcext:value-type="float">
            <text:p>44861.0249301931</text:p>
          </table:table-cell>
          <table:table-cell table:formula="of:=[.G292]-[.$B292]" office:value-type="float" office:value="10.2405827045441" calcext:value-type="float">
            <text:p>10.240582704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4824.57416" calcext:value-type="float">
            <text:p>1443134824.57416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6195559501648" calcext:value-type="float">
            <text:p>63.6195559502</text:p>
          </table:table-cell>
          <table:table-cell table:formula="of:=[.C293]/([.D293]-[.D292])" office:value-type="float" office:value="100322.122711091" calcext:value-type="float">
            <text:p>100322.122711091</text:p>
          </table:table-cell>
          <table:table-cell/>
          <table:table-cell office:value-type="float" office:value="1443134834.91626" calcext:value-type="float">
            <text:p>1443134834.91626</text:p>
          </table:table-cell>
          <table:table-cell table:formula="of:=[.G293]-[.$B$2]" office:value-type="float" office:value="73.9616498947144" calcext:value-type="float">
            <text:p>73.9616498947</text:p>
          </table:table-cell>
          <table:table-cell table:formula="of:=[.C293]/([.H293]-[.H292])" office:value-type="float" office:value="44820.5707840816" calcext:value-type="float">
            <text:p>44820.5707840816</text:p>
          </table:table-cell>
          <table:table-cell table:formula="of:=[.G293]-[.$B293]" office:value-type="float" office:value="10.3420939445496" calcext:value-type="float">
            <text:p>10.342093944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4824.65614" calcext:value-type="float">
            <text:p>1443134824.65614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7015283107758" calcext:value-type="float">
            <text:p>63.7015283108</text:p>
          </table:table-cell>
          <table:table-cell table:formula="of:=[.C294]/([.D294]-[.D293])" office:value-type="float" office:value="100326.499550633" calcext:value-type="float">
            <text:p>100326.499550633</text:p>
          </table:table-cell>
          <table:table-cell/>
          <table:table-cell office:value-type="float" office:value="1443134835.04717" calcext:value-type="float">
            <text:p>1443134835.04717</text:p>
          </table:table-cell>
          <table:table-cell table:formula="of:=[.G294]-[.$B$2]" office:value-type="float" office:value="74.0925621986389" calcext:value-type="float">
            <text:p>74.0925621986</text:p>
          </table:table-cell>
          <table:table-cell table:formula="of:=[.C294]/([.H294]-[.H293])" office:value-type="float" office:value="62820.6803597251" calcext:value-type="float">
            <text:p>62820.6803597251</text:p>
          </table:table-cell>
          <table:table-cell table:formula="of:=[.G294]-[.$B294]" office:value-type="float" office:value="10.3910338878632" calcext:value-type="float">
            <text:p>10.391033887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4824.73812" calcext:value-type="float">
            <text:p>1443134824.73812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7835102081299" calcext:value-type="float">
            <text:p>63.7835102081</text:p>
          </table:table-cell>
          <table:table-cell table:formula="of:=[.C295]/([.D295]-[.D294])" office:value-type="float" office:value="100314.8288271" calcext:value-type="float">
            <text:p>100314.8288271</text:p>
          </table:table-cell>
          <table:table-cell/>
          <table:table-cell office:value-type="float" office:value="1443134835.19725" calcext:value-type="float">
            <text:p>1443134835.19725</text:p>
          </table:table-cell>
          <table:table-cell table:formula="of:=[.G295]-[.$B$2]" office:value-type="float" office:value="74.2426376342773" calcext:value-type="float">
            <text:p>74.2426376343</text:p>
          </table:table-cell>
          <table:table-cell table:formula="of:=[.C295]/([.H295]-[.H294])" office:value-type="float" office:value="54799.1079620374" calcext:value-type="float">
            <text:p>54799.1079620374</text:p>
          </table:table-cell>
          <table:table-cell table:formula="of:=[.G295]-[.$B295]" office:value-type="float" office:value="10.4591274261475" calcext:value-type="float">
            <text:p>10.459127426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4824.8201" calcext:value-type="float">
            <text:p>1443134824.8201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3.8654897212982" calcext:value-type="float">
            <text:p>63.8654897213</text:p>
          </table:table-cell>
          <table:table-cell table:formula="of:=[.C296]/([.D296]-[.D295])" office:value-type="float" office:value="100317.746253421" calcext:value-type="float">
            <text:p>100317.746253421</text:p>
          </table:table-cell>
          <table:table-cell/>
          <table:table-cell office:value-type="float" office:value="1443134835.34742" calcext:value-type="float">
            <text:p>1443134835.34742</text:p>
          </table:table-cell>
          <table:table-cell table:formula="of:=[.G296]-[.$B$2]" office:value-type="float" office:value="74.3928153514862" calcext:value-type="float">
            <text:p>74.3928153515</text:p>
          </table:table-cell>
          <table:table-cell table:formula="of:=[.C296]/([.H296]-[.H295])" office:value-type="float" office:value="54761.7859216912" calcext:value-type="float">
            <text:p>54761.7859216912</text:p>
          </table:table-cell>
          <table:table-cell table:formula="of:=[.G296]-[.$B296]" office:value-type="float" office:value="10.527325630188" calcext:value-type="float">
            <text:p>10.527325630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4824.90208" calcext:value-type="float">
            <text:p>1443134824.90208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3.9474737644196" calcext:value-type="float">
            <text:p>63.9474737644</text:p>
          </table:table-cell>
          <table:table-cell table:formula="of:=[.C297]/([.D297]-[.D296])" office:value-type="float" office:value="100312.20328849" calcext:value-type="float">
            <text:p>100312.20328849</text:p>
          </table:table-cell>
          <table:table-cell/>
          <table:table-cell office:value-type="float" office:value="1443134835.49741" calcext:value-type="float">
            <text:p>1443134835.49741</text:p>
          </table:table-cell>
          <table:table-cell table:formula="of:=[.G297]-[.$B$2]" office:value-type="float" office:value="74.5427978038788" calcext:value-type="float">
            <text:p>74.5427978039</text:p>
          </table:table-cell>
          <table:table-cell table:formula="of:=[.C297]/([.H297]-[.H296])" office:value-type="float" office:value="54833.0812625582" calcext:value-type="float">
            <text:p>54833.0812625582</text:p>
          </table:table-cell>
          <table:table-cell table:formula="of:=[.G297]-[.$B297]" office:value-type="float" office:value="10.5953240394592" calcext:value-type="float">
            <text:p>10.595324039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4824.98405" calcext:value-type="float">
            <text:p>1443134824.98405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0294470787048" calcext:value-type="float">
            <text:p>64.0294470787</text:p>
          </table:table-cell>
          <table:table-cell table:formula="of:=[.C298]/([.D298]-[.D297])" office:value-type="float" office:value="100325.332356081" calcext:value-type="float">
            <text:p>100325.332356081</text:p>
          </table:table-cell>
          <table:table-cell/>
          <table:table-cell office:value-type="float" office:value="1443134835.64765" calcext:value-type="float">
            <text:p>1443134835.64765</text:p>
          </table:table-cell>
          <table:table-cell table:formula="of:=[.G298]-[.$B$2]" office:value-type="float" office:value="74.6930406093597" calcext:value-type="float">
            <text:p>74.6930406094</text:p>
          </table:table-cell>
          <table:table-cell table:formula="of:=[.C298]/([.H298]-[.H297])" office:value-type="float" office:value="54738.0619902121" calcext:value-type="float">
            <text:p>54738.0619902121</text:p>
          </table:table-cell>
          <table:table-cell table:formula="of:=[.G298]-[.$B298]" office:value-type="float" office:value="10.6635935306549" calcext:value-type="float">
            <text:p>10.663593530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4825.06321" calcext:value-type="float">
            <text:p>1443134825.06321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108603477478" calcext:value-type="float">
            <text:p>64.1086034775</text:p>
          </table:table-cell>
          <table:table-cell table:formula="of:=[.C299]/([.D299]-[.D298])" office:value-type="float" office:value="103895.580489509" calcext:value-type="float">
            <text:p>103895.580489509</text:p>
          </table:table-cell>
          <table:table-cell/>
          <table:table-cell office:value-type="float" office:value="1443134835.79749" calcext:value-type="float">
            <text:p>1443134835.79749</text:p>
          </table:table-cell>
          <table:table-cell table:formula="of:=[.G299]-[.$B$2]" office:value-type="float" office:value="74.8428821563721" calcext:value-type="float">
            <text:p>74.8428821564</text:p>
          </table:table-cell>
          <table:table-cell table:formula="of:=[.C299]/([.H299]-[.H298])" office:value-type="float" office:value="54884.6442390462" calcext:value-type="float">
            <text:p>54884.6442390462</text:p>
          </table:table-cell>
          <table:table-cell table:formula="of:=[.G299]-[.$B299]" office:value-type="float" office:value="10.734278678894" calcext:value-type="float">
            <text:p>10.734278678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4825.14167" calcext:value-type="float">
            <text:p>1443134825.14167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1870591640472" calcext:value-type="float">
            <text:p>64.187059164</text:p>
          </table:table-cell>
          <table:table-cell table:formula="of:=[.C300]/([.D300]-[.D299])" office:value-type="float" office:value="104823.504319789" calcext:value-type="float">
            <text:p>104823.504319789</text:p>
          </table:table-cell>
          <table:table-cell/>
          <table:table-cell office:value-type="float" office:value="1443134835.94765" calcext:value-type="float">
            <text:p>1443134835.94765</text:p>
          </table:table-cell>
          <table:table-cell table:formula="of:=[.G300]-[.$B$2]" office:value-type="float" office:value="74.9930453300476" calcext:value-type="float">
            <text:p>74.99304533</text:p>
          </table:table-cell>
          <table:table-cell table:formula="of:=[.C300]/([.H300]-[.H299])" office:value-type="float" office:value="54767.089684518" calcext:value-type="float">
            <text:p>54767.089684518</text:p>
          </table:table-cell>
          <table:table-cell table:formula="of:=[.G300]-[.$B300]" office:value-type="float" office:value="10.8059861660004" calcext:value-type="float">
            <text:p>10.80598616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4825.22013" calcext:value-type="float">
            <text:p>1443134825.22013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2655251026154" calcext:value-type="float">
            <text:p>64.2655251026</text:p>
          </table:table-cell>
          <table:table-cell table:formula="of:=[.C301]/([.D301]-[.D300])" office:value-type="float" office:value="104809.808562487" calcext:value-type="float">
            <text:p>104809.808562487</text:p>
          </table:table-cell>
          <table:table-cell/>
          <table:table-cell office:value-type="float" office:value="1443134836.05861" calcext:value-type="float">
            <text:p>1443134836.05861</text:p>
          </table:table-cell>
          <table:table-cell table:formula="of:=[.G301]-[.$B$2]" office:value-type="float" office:value="75.103999376297" calcext:value-type="float">
            <text:p>75.1039993763</text:p>
          </table:table-cell>
          <table:table-cell table:formula="of:=[.C301]/([.H301]-[.H300])" office:value-type="float" office:value="74120.7759247918" calcext:value-type="float">
            <text:p>74120.7759247918</text:p>
          </table:table-cell>
          <table:table-cell table:formula="of:=[.G301]-[.$B301]" office:value-type="float" office:value="10.8384742736816" calcext:value-type="float">
            <text:p>10.838474273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4825.29859" calcext:value-type="float">
            <text:p>1443134825.29859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3439862728119" calcext:value-type="float">
            <text:p>64.3439862728</text:p>
          </table:table-cell>
          <table:table-cell table:formula="of:=[.C302]/([.D302]-[.D301])" office:value-type="float" office:value="104816.178236956" calcext:value-type="float">
            <text:p>104816.178236956</text:p>
          </table:table-cell>
          <table:table-cell/>
          <table:table-cell office:value-type="float" office:value="1443134836.19617" calcext:value-type="float">
            <text:p>1443134836.19617</text:p>
          </table:table-cell>
          <table:table-cell table:formula="of:=[.G302]-[.$B$2]" office:value-type="float" office:value="75.2415618896484" calcext:value-type="float">
            <text:p>75.2415618896</text:p>
          </table:table-cell>
          <table:table-cell table:formula="of:=[.C302]/([.H302]-[.H301])" office:value-type="float" office:value="59783.7288636155" calcext:value-type="float">
            <text:p>59783.7288636155</text:p>
          </table:table-cell>
          <table:table-cell table:formula="of:=[.G302]-[.$B302]" office:value-type="float" office:value="10.8975756168365" calcext:value-type="float">
            <text:p>10.897575616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4825.37705" calcext:value-type="float">
            <text:p>1443134825.37705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4224457740784" calcext:value-type="float">
            <text:p>64.4224457741</text:p>
          </table:table-cell>
          <table:table-cell table:formula="of:=[.C303]/([.D303]-[.D302])" office:value-type="float" office:value="104818.407805933" calcext:value-type="float">
            <text:p>104818.407805933</text:p>
          </table:table-cell>
          <table:table-cell/>
          <table:table-cell office:value-type="float" office:value="1443134836.33373" calcext:value-type="float">
            <text:p>1443134836.33373</text:p>
          </table:table-cell>
          <table:table-cell table:formula="of:=[.G303]-[.$B$2]" office:value-type="float" office:value="75.3791179656982" calcext:value-type="float">
            <text:p>75.3791179657</text:p>
          </table:table-cell>
          <table:table-cell table:formula="of:=[.C303]/([.H303]-[.H302])" office:value-type="float" office:value="59786.5266018664" calcext:value-type="float">
            <text:p>59786.5266018664</text:p>
          </table:table-cell>
          <table:table-cell table:formula="of:=[.G303]-[.$B303]" office:value-type="float" office:value="10.9566721916199" calcext:value-type="float">
            <text:p>10.956672191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4825.45552" calcext:value-type="float">
            <text:p>1443134825.45552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5009157657623" calcext:value-type="float">
            <text:p>64.5009157658</text:p>
          </table:table-cell>
          <table:table-cell table:formula="of:=[.C304]/([.D304]-[.D303])" office:value-type="float" office:value="104804.394947847" calcext:value-type="float">
            <text:p>104804.394947847</text:p>
          </table:table-cell>
          <table:table-cell/>
          <table:table-cell office:value-type="float" office:value="1443134836.47129" calcext:value-type="float">
            <text:p>1443134836.47129</text:p>
          </table:table-cell>
          <table:table-cell table:formula="of:=[.G304]-[.$B$2]" office:value-type="float" office:value="75.5166823863983" calcext:value-type="float">
            <text:p>75.5166823864</text:p>
          </table:table-cell>
          <table:table-cell table:formula="of:=[.C304]/([.H304]-[.H303])" office:value-type="float" office:value="59782.8999544184" calcext:value-type="float">
            <text:p>59782.8999544184</text:p>
          </table:table-cell>
          <table:table-cell table:formula="of:=[.G304]-[.$B304]" office:value-type="float" office:value="11.015766620636" calcext:value-type="float">
            <text:p>11.015766620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4825.53398" calcext:value-type="float">
            <text:p>1443134825.53398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5793719291687" calcext:value-type="float">
            <text:p>64.5793719292</text:p>
          </table:table-cell>
          <table:table-cell table:formula="of:=[.C305]/([.D305]-[.D304])" office:value-type="float" office:value="104822.867228454" calcext:value-type="float">
            <text:p>104822.867228454</text:p>
          </table:table-cell>
          <table:table-cell/>
          <table:table-cell office:value-type="float" office:value="1443134836.60888" calcext:value-type="float">
            <text:p>1443134836.60888</text:p>
          </table:table-cell>
          <table:table-cell table:formula="of:=[.G305]-[.$B$2]" office:value-type="float" office:value="75.6542692184448" calcext:value-type="float">
            <text:p>75.6542692184</text:p>
          </table:table-cell>
          <table:table-cell table:formula="of:=[.C305]/([.H305]-[.H304])" office:value-type="float" office:value="59773.1619928572" calcext:value-type="float">
            <text:p>59773.1619928572</text:p>
          </table:table-cell>
          <table:table-cell table:formula="of:=[.G305]-[.$B305]" office:value-type="float" office:value="11.0748972892761" calcext:value-type="float">
            <text:p>11.074897289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4825.61244" calcext:value-type="float">
            <text:p>1443134825.61244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6578288078308" calcext:value-type="float">
            <text:p>64.6578288078</text:p>
          </table:table-cell>
          <table:table-cell table:formula="of:=[.C306]/([.D306]-[.D305])" office:value-type="float" office:value="104821.911605971" calcext:value-type="float">
            <text:p>104821.911605971</text:p>
          </table:table-cell>
          <table:table-cell/>
          <table:table-cell office:value-type="float" office:value="1443134836.74642" calcext:value-type="float">
            <text:p>1443134836.74642</text:p>
          </table:table-cell>
          <table:table-cell table:formula="of:=[.G306]-[.$B$2]" office:value-type="float" office:value="75.7918150424957" calcext:value-type="float">
            <text:p>75.7918150425</text:p>
          </table:table-cell>
          <table:table-cell table:formula="of:=[.C306]/([.H306]-[.H305])" office:value-type="float" office:value="59790.9827997137" calcext:value-type="float">
            <text:p>59790.9827997137</text:p>
          </table:table-cell>
          <table:table-cell table:formula="of:=[.G306]-[.$B306]" office:value-type="float" office:value="11.1339862346649" calcext:value-type="float">
            <text:p>11.133986234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4825.6909" calcext:value-type="float">
            <text:p>1443134825.6909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7362897396088" calcext:value-type="float">
            <text:p>64.7362897396</text:p>
          </table:table-cell>
          <table:table-cell table:formula="of:=[.C307]/([.D307]-[.D306])" office:value-type="float" office:value="104816.496741003" calcext:value-type="float">
            <text:p>104816.496741003</text:p>
          </table:table-cell>
          <table:table-cell/>
          <table:table-cell office:value-type="float" office:value="1443134836.88403" calcext:value-type="float">
            <text:p>1443134836.88403</text:p>
          </table:table-cell>
          <table:table-cell table:formula="of:=[.G307]-[.$B$2]" office:value-type="float" office:value="75.92942070961" calcext:value-type="float">
            <text:p>75.9294207096</text:p>
          </table:table-cell>
          <table:table-cell table:formula="of:=[.C307]/([.H307]-[.H306])" office:value-type="float" office:value="59764.9804144431" calcext:value-type="float">
            <text:p>59764.9804144431</text:p>
          </table:table-cell>
          <table:table-cell table:formula="of:=[.G307]-[.$B307]" office:value-type="float" office:value="11.1931309700012" calcext:value-type="float">
            <text:p>11.1931309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4825.76937" calcext:value-type="float">
            <text:p>1443134825.76937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4.8147649765015" calcext:value-type="float">
            <text:p>64.8147649765</text:p>
          </table:table-cell>
          <table:table-cell table:formula="of:=[.C308]/([.D308]-[.D307])" office:value-type="float" office:value="104797.389923712" calcext:value-type="float">
            <text:p>104797.389923712</text:p>
          </table:table-cell>
          <table:table-cell/>
          <table:table-cell office:value-type="float" office:value="1443134837.02157" calcext:value-type="float">
            <text:p>1443134837.02157</text:p>
          </table:table-cell>
          <table:table-cell table:formula="of:=[.G308]-[.$B$2]" office:value-type="float" office:value="76.0669617652893" calcext:value-type="float">
            <text:p>76.0669617653</text:p>
          </table:table-cell>
          <table:table-cell table:formula="of:=[.C308]/([.H308]-[.H307])" office:value-type="float" office:value="59793.0556762219" calcext:value-type="float">
            <text:p>59793.0556762219</text:p>
          </table:table-cell>
          <table:table-cell table:formula="of:=[.G308]-[.$B308]" office:value-type="float" office:value="11.2521967887878" calcext:value-type="float">
            <text:p>11.252196788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4825.84783" calcext:value-type="float">
            <text:p>1443134825.84783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4.8932232856751" calcext:value-type="float">
            <text:p>64.8932232857</text:p>
          </table:table-cell>
          <table:table-cell table:formula="of:=[.C309]/([.D309]-[.D308])" office:value-type="float" office:value="104820.000413276" calcext:value-type="float">
            <text:p>104820.000413276</text:p>
          </table:table-cell>
          <table:table-cell/>
          <table:table-cell office:value-type="float" office:value="1443134840.23468" calcext:value-type="float">
            <text:p>1443134840.23468</text:p>
          </table:table-cell>
          <table:table-cell table:formula="of:=[.G309]-[.$B$2]" office:value-type="float" office:value="79.2800757884979" calcext:value-type="float">
            <text:p>79.2800757885</text:p>
          </table:table-cell>
          <table:table-cell table:formula="of:=[.C309]/([.H309]-[.H308])" office:value-type="float" office:value="2559.51078629557" calcext:value-type="float">
            <text:p>2559.5107862956</text:p>
          </table:table-cell>
          <table:table-cell table:formula="of:=[.G309]-[.$B309]" office:value-type="float" office:value="14.3868525028229" calcext:value-type="float">
            <text:p>14.386852502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4825.9263" calcext:value-type="float">
            <text:p>1443134825.9263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4.9716942310333" calcext:value-type="float">
            <text:p>64.971694231</text:p>
          </table:table-cell>
          <table:table-cell table:formula="of:=[.C310]/([.D310]-[.D309])" office:value-type="float" office:value="104803.12123744" calcext:value-type="float">
            <text:p>104803.12123744</text:p>
          </table:table-cell>
          <table:table-cell/>
          <table:table-cell office:value-type="float" office:value="1443134840.44045" calcext:value-type="float">
            <text:p>1443134840.44045</text:p>
          </table:table-cell>
          <table:table-cell table:formula="of:=[.G310]-[.$B$2]" office:value-type="float" office:value="79.4858396053314" calcext:value-type="float">
            <text:p>79.4858396053</text:p>
          </table:table-cell>
          <table:table-cell table:formula="of:=[.C310]/([.H310]-[.H309])" office:value-type="float" office:value="39968.1543944864" calcext:value-type="float">
            <text:p>39968.1543944864</text:p>
          </table:table-cell>
          <table:table-cell table:formula="of:=[.G310]-[.$B310]" office:value-type="float" office:value="14.5141453742981" calcext:value-type="float">
            <text:p>14.514145374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4826.00456" calcext:value-type="float">
            <text:p>1443134826.00456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049947977066" calcext:value-type="float">
            <text:p>65.0499479771</text:p>
          </table:table-cell>
          <table:table-cell table:formula="of:=[.C311]/([.D311]-[.D310])" office:value-type="float" office:value="105094.010407653" calcext:value-type="float">
            <text:p>105094.010407653</text:p>
          </table:table-cell>
          <table:table-cell/>
          <table:table-cell office:value-type="float" office:value="1443134840.67634" calcext:value-type="float">
            <text:p>1443134840.67634</text:p>
          </table:table-cell>
          <table:table-cell table:formula="of:=[.G311]-[.$B$2]" office:value-type="float" office:value="79.7217314243317" calcext:value-type="float">
            <text:p>79.7217314243</text:p>
          </table:table-cell>
          <table:table-cell table:formula="of:=[.C311]/([.H311]-[.H310])" office:value-type="float" office:value="34863.4388206209" calcext:value-type="float">
            <text:p>34863.4388206209</text:p>
          </table:table-cell>
          <table:table-cell table:formula="of:=[.G311]-[.$B311]" office:value-type="float" office:value="14.6717834472656" calcext:value-type="float">
            <text:p>14.671783447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4826.07946" calcext:value-type="float">
            <text:p>1443134826.07946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1248555183411" calcext:value-type="float">
            <text:p>65.1248555183</text:p>
          </table:table-cell>
          <table:table-cell table:formula="of:=[.C312]/([.D312]-[.D311])" office:value-type="float" office:value="109788.6789503" calcext:value-type="float">
            <text:p>109788.6789503</text:p>
          </table:table-cell>
          <table:table-cell/>
          <table:table-cell office:value-type="float" office:value="1443134840.81596" calcext:value-type="float">
            <text:p>1443134840.81596</text:p>
          </table:table-cell>
          <table:table-cell table:formula="of:=[.G312]-[.$B$2]" office:value-type="float" office:value="79.8613495826721" calcext:value-type="float">
            <text:p>79.8613495827</text:p>
          </table:table-cell>
          <table:table-cell table:formula="of:=[.C312]/([.H312]-[.H311])" office:value-type="float" office:value="58903.5129653126" calcext:value-type="float">
            <text:p>58903.5129653126</text:p>
          </table:table-cell>
          <table:table-cell table:formula="of:=[.G312]-[.$B312]" office:value-type="float" office:value="14.7364940643311" calcext:value-type="float">
            <text:p>14.736494064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4826.15436" calcext:value-type="float">
            <text:p>1443134826.15436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1997530460358" calcext:value-type="float">
            <text:p>65.199753046</text:p>
          </table:table-cell>
          <table:table-cell table:formula="of:=[.C313]/([.D313]-[.D312])" office:value-type="float" office:value="109803.357375463" calcext:value-type="float">
            <text:p>109803.357375463</text:p>
          </table:table-cell>
          <table:table-cell/>
          <table:table-cell office:value-type="float" office:value="1443134840.99936" calcext:value-type="float">
            <text:p>1443134840.99936</text:p>
          </table:table-cell>
          <table:table-cell table:formula="of:=[.G313]-[.$B$2]" office:value-type="float" office:value="80.0447549819946" calcext:value-type="float">
            <text:p>80.044754982</text:p>
          </table:table-cell>
          <table:table-cell table:formula="of:=[.C313]/([.H313]-[.H312])" office:value-type="float" office:value="44840.5555691329" calcext:value-type="float">
            <text:p>44840.5555691329</text:p>
          </table:table-cell>
          <table:table-cell table:formula="of:=[.G313]-[.$B313]" office:value-type="float" office:value="14.8450019359589" calcext:value-type="float">
            <text:p>14.84500193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4826.22926" calcext:value-type="float">
            <text:p>1443134826.22926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2746546268463" calcext:value-type="float">
            <text:p>65.2746546268</text:p>
          </table:table-cell>
          <table:table-cell table:formula="of:=[.C314]/([.D314]-[.D313])" office:value-type="float" office:value="109797.415635345" calcext:value-type="float">
            <text:p>109797.415635345</text:p>
          </table:table-cell>
          <table:table-cell/>
          <table:table-cell office:value-type="float" office:value="1443134841.04894" calcext:value-type="float">
            <text:p>1443134841.04894</text:p>
          </table:table-cell>
          <table:table-cell table:formula="of:=[.G314]-[.$B$2]" office:value-type="float" office:value="80.0943348407745" calcext:value-type="float">
            <text:p>80.0943348408</text:p>
          </table:table-cell>
          <table:table-cell table:formula="of:=[.C314]/([.H314]-[.H313])" office:value-type="float" office:value="165873.808485571" calcext:value-type="float">
            <text:p>165873.808485571</text:p>
          </table:table-cell>
          <table:table-cell table:formula="of:=[.G314]-[.$B314]" office:value-type="float" office:value="14.8196802139282" calcext:value-type="float">
            <text:p>14.819680213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4826.30416" calcext:value-type="float">
            <text:p>1443134826.30416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3495519161224" calcext:value-type="float">
            <text:p>65.3495519161</text:p>
          </table:table-cell>
          <table:table-cell table:formula="of:=[.C315]/([.D315]-[.D314])" office:value-type="float" office:value="109803.706909614" calcext:value-type="float">
            <text:p>109803.706909614</text:p>
          </table:table-cell>
          <table:table-cell/>
          <table:table-cell office:value-type="float" office:value="1443134841.23869" calcext:value-type="float">
            <text:p>1443134841.23869</text:p>
          </table:table-cell>
          <table:table-cell table:formula="of:=[.G315]-[.$B$2]" office:value-type="float" office:value="80.2840800285339" calcext:value-type="float">
            <text:p>80.2840800285</text:p>
          </table:table-cell>
          <table:table-cell table:formula="of:=[.C315]/([.H315]-[.H314])" office:value-type="float" office:value="43342.3376746091" calcext:value-type="float">
            <text:p>43342.3376746091</text:p>
          </table:table-cell>
          <table:table-cell table:formula="of:=[.G315]-[.$B315]" office:value-type="float" office:value="14.9345281124115" calcext:value-type="float">
            <text:p>14.934528112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4826.37906" calcext:value-type="float">
            <text:p>1443134826.37906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4244508743286" calcext:value-type="float">
            <text:p>65.4244508743</text:p>
          </table:table-cell>
          <table:table-cell table:formula="of:=[.C316]/([.D316]-[.D315])" office:value-type="float" office:value="109801.260217285" calcext:value-type="float">
            <text:p>109801.260217285</text:p>
          </table:table-cell>
          <table:table-cell/>
          <table:table-cell office:value-type="float" office:value="1443134841.4284" calcext:value-type="float">
            <text:p>1443134841.4284</text:p>
          </table:table-cell>
          <table:table-cell table:formula="of:=[.G316]-[.$B$2]" office:value-type="float" office:value="80.4737949371338" calcext:value-type="float">
            <text:p>80.4737949371</text:p>
          </table:table-cell>
          <table:table-cell table:formula="of:=[.C316]/([.H316]-[.H315])" office:value-type="float" office:value="43349.2552625163" calcext:value-type="float">
            <text:p>43349.2552625163</text:p>
          </table:table-cell>
          <table:table-cell table:formula="of:=[.G316]-[.$B316]" office:value-type="float" office:value="15.0493440628052" calcext:value-type="float">
            <text:p>15.04934406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4826.45396" calcext:value-type="float">
            <text:p>1443134826.45396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4993524551392" calcext:value-type="float">
            <text:p>65.4993524551</text:p>
          </table:table-cell>
          <table:table-cell table:formula="of:=[.C317]/([.D317]-[.D316])" office:value-type="float" office:value="109797.415635345" calcext:value-type="float">
            <text:p>109797.415635345</text:p>
          </table:table-cell>
          <table:table-cell/>
          <table:table-cell office:value-type="float" office:value="1443134841.61818" calcext:value-type="float">
            <text:p>1443134841.61818</text:p>
          </table:table-cell>
          <table:table-cell table:formula="of:=[.G317]-[.$B$2]" office:value-type="float" office:value="80.6635735034943" calcext:value-type="float">
            <text:p>80.6635735035</text:p>
          </table:table-cell>
          <table:table-cell table:formula="of:=[.C317]/([.H317]-[.H316])" office:value-type="float" office:value="43334.7145450502" calcext:value-type="float">
            <text:p>43334.7145450502</text:p>
          </table:table-cell>
          <table:table-cell table:formula="of:=[.G317]-[.$B317]" office:value-type="float" office:value="15.1642210483551" calcext:value-type="float">
            <text:p>15.164221048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4826.52886" calcext:value-type="float">
            <text:p>1443134826.52886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5742497444153" calcext:value-type="float">
            <text:p>65.5742497444</text:p>
          </table:table-cell>
          <table:table-cell table:formula="of:=[.C318]/([.D318]-[.D317])" office:value-type="float" office:value="109803.706909614" calcext:value-type="float">
            <text:p>109803.706909614</text:p>
          </table:table-cell>
          <table:table-cell/>
          <table:table-cell office:value-type="float" office:value="1443134841.71306" calcext:value-type="float">
            <text:p>1443134841.71306</text:p>
          </table:table-cell>
          <table:table-cell table:formula="of:=[.G318]-[.$B$2]" office:value-type="float" office:value="80.7584521770477" calcext:value-type="float">
            <text:p>80.758452177</text:p>
          </table:table-cell>
          <table:table-cell table:formula="of:=[.C318]/([.H318]-[.H317])" office:value-type="float" office:value="86679.1207337605" calcext:value-type="float">
            <text:p>86679.1207337605</text:p>
          </table:table-cell>
          <table:table-cell table:formula="of:=[.G318]-[.$B318]" office:value-type="float" office:value="15.1842024326324" calcext:value-type="float">
            <text:p>15.184202432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4826.60377" calcext:value-type="float">
            <text:p>1443134826.60377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6491627693176" calcext:value-type="float">
            <text:p>65.6491627693</text:p>
          </table:table-cell>
          <table:table-cell table:formula="of:=[.C319]/([.D319]-[.D318])" office:value-type="float" office:value="109780.642427946" calcext:value-type="float">
            <text:p>109780.642427946</text:p>
          </table:table-cell>
          <table:table-cell/>
          <table:table-cell office:value-type="float" office:value="1443134841.80788" calcext:value-type="float">
            <text:p>1443134841.80788</text:p>
          </table:table-cell>
          <table:table-cell table:formula="of:=[.G319]-[.$B$2]" office:value-type="float" office:value="80.8532736301422" calcext:value-type="float">
            <text:p>80.8532736301</text:p>
          </table:table-cell>
          <table:table-cell table:formula="of:=[.C319]/([.H319]-[.H318])" office:value-type="float" office:value="86731.4276633728" calcext:value-type="float">
            <text:p>86731.4276633728</text:p>
          </table:table-cell>
          <table:table-cell table:formula="of:=[.G319]-[.$B319]" office:value-type="float" office:value="15.2041108608246" calcext:value-type="float">
            <text:p>15.204110860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4826.67867" calcext:value-type="float">
            <text:p>1443134826.67867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724062204361" calcext:value-type="float">
            <text:p>65.7240622044</text:p>
          </table:table-cell>
          <table:table-cell table:formula="of:=[.C320]/([.D320]-[.D319])" office:value-type="float" office:value="109800.561182361" calcext:value-type="float">
            <text:p>109800.561182361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4826.75362" calcext:value-type="float">
            <text:p>1443134826.75362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5.7990171909332" calcext:value-type="float">
            <text:p>65.7990171909</text:p>
          </table:table-cell>
          <table:table-cell table:formula="of:=[.C321]/([.D321]-[.D320])" office:value-type="float" office:value="109719.18448776" calcext:value-type="float">
            <text:p>109719.18448776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4826.82852" calcext:value-type="float">
            <text:p>1443134826.82852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5.8739166259766" calcext:value-type="float">
            <text:p>65.873916626</text:p>
          </table:table-cell>
          <table:table-cell table:formula="of:=[.C322]/([.D322]-[.D321])" office:value-type="float" office:value="109800.561182361" calcext:value-type="float">
            <text:p>109800.561182361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4826.90343" calcext:value-type="float">
            <text:p>1443134826.90343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5.9488251209259" calcext:value-type="float">
            <text:p>65.9488251209</text:p>
          </table:table-cell>
          <table:table-cell table:formula="of:=[.C323]/([.D323]-[.D322])" office:value-type="float" office:value="109787.281209718" calcext:value-type="float">
            <text:p>109787.28120971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4826.97835" calcext:value-type="float">
            <text:p>1443134826.97835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0237393379211" calcext:value-type="float">
            <text:p>66.0237393379</text:p>
          </table:table-cell>
          <table:table-cell table:formula="of:=[.C324]/([.D324]-[.D323])" office:value-type="float" office:value="109778.895513553" calcext:value-type="float">
            <text:p>109778.895513553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4840.07317" calcext:value-type="float">
            <text:p>1443134840.07317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79.1185648441315" calcext:value-type="float">
            <text:p>79.1185648441</text:p>
          </table:table-cell>
          <table:table-cell table:formula="of:=[.C325]/([.D325]-[.D324])" office:value-type="float" office:value="628.03433280571" calcext:value-type="float">
            <text:p>628.0343328057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4840.17611" calcext:value-type="float">
            <text:p>1443134840.17611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79.2215001583099" calcext:value-type="float">
            <text:p>79.2215001583</text:p>
          </table:table-cell>
          <table:table-cell table:formula="of:=[.C326]/([.D326]-[.D325])" office:value-type="float" office:value="79894.8355638321" calcext:value-type="float">
            <text:p>79894.8355638321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4840.27905" calcext:value-type="float">
            <text:p>1443134840.27905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79.3244471549988" calcext:value-type="float">
            <text:p>79.324447155</text:p>
          </table:table-cell>
          <table:table-cell table:formula="of:=[.C327]/([.D327]-[.D326])" office:value-type="float" office:value="79885.7690317769" calcext:value-type="float">
            <text:p>79885.7690317769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4840.38199" calcext:value-type="float">
            <text:p>1443134840.38199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79.4273853302002" calcext:value-type="float">
            <text:p>79.4273853302</text:p>
          </table:table-cell>
          <table:table-cell table:formula="of:=[.C328]/([.D328]-[.D327])" office:value-type="float" office:value="79892.6149983556" calcext:value-type="float">
            <text:p>79892.6149983556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4840.48494" calcext:value-type="float">
            <text:p>1443134840.48494</text:p>
          </table:table-cell>
          <table:table-cell office:value-type="float" office:value="8000" calcext:value-type="float">
            <text:p>8000</text:p>
          </table:table-cell>
          <table:table-cell table:formula="of:=[.B329]-[.$B$2]" office:value-type="float" office:value="79.5303282737732" calcext:value-type="float">
            <text:p>79.5303282738</text:p>
          </table:table-cell>
          <table:table-cell table:formula="of:=[.C329]/([.D329]-[.D328])" office:value-type="float" office:value="77712.9516830564" calcext:value-type="float">
            <text:p>77712.95168305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7:49:46.078961569</dc:date>
    <meta:editing-duration>PT1M46S</meta:editing-duration>
    <meta:editing-cycles>1</meta:editing-cycles>
    <meta:document-statistic meta:table-count="1" meta:cell-count="2923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2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29" chart:label-cell-address="source_2.E1:source_2.E1" chart:class="chart:scatter">
            <chart:domain table:cell-range-address="source_2.D2:source_2.D329"/>
            <chart:data-point chart:repeated="3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29</svg:desc>
                </draw:g>
              </table:table-cell>
              <table:table-cell office:value-type="float" office:value="0">
                <text:p>0</text:p>
                <draw:g>
                  <svg:desc>source_2.E2:source_2.E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5585918426514">
                <text:p>0.0995585918426514</text:p>
              </table:table-cell>
              <table:table-cell office:value-type="float" office:value="82604.6235466822">
                <text:p>82604.6235466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489334106445">
                <text:p>0.196489334106445</text:p>
              </table:table-cell>
              <table:table-cell office:value-type="float" office:value="84844.0835995937">
                <text:p>84844.0835995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3394088745117">
                <text:p>0.293394088745117</text:p>
              </table:table-cell>
              <table:table-cell office:value-type="float" office:value="84866.8368302956">
                <text:p>84866.8368302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0296936035156">
                <text:p>0.390296936035156</text:p>
              </table:table-cell>
              <table:table-cell office:value-type="float" office:value="84868.5072729062">
                <text:p>84868.5072729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7200975418091">
                <text:p>0.487200975418091</text:p>
              </table:table-cell>
              <table:table-cell office:value-type="float" office:value="84867.4632385686">
                <text:p>84867.4632385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4101676940918">
                <text:p>0.584101676940918</text:p>
              </table:table-cell>
              <table:table-cell office:value-type="float" office:value="84870.3865994474">
                <text:p>84870.3865994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1000471115112">
                <text:p>0.681000471115112</text:p>
              </table:table-cell>
              <table:table-cell office:value-type="float" office:value="84872.0571818032">
                <text:p>84872.0571818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896881103516">
                <text:p>0.777896881103516</text:p>
              </table:table-cell>
              <table:table-cell office:value-type="float" office:value="84874.1455022354">
                <text:p>84874.1455022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4790906906128">
                <text:p>0.874790906906128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1706390380859">
                <text:p>0.971706390380859</text:p>
              </table:table-cell>
              <table:table-cell office:value-type="float" office:value="84857.4418157262">
                <text:p>84857.4418157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467771530151">
                <text:p>1.06467771530151</text:p>
              </table:table-cell>
              <table:table-cell office:value-type="float" office:value="88457.38196179">
                <text:p>88457.38196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514636993408">
                <text:p>1.14514636993408</text:p>
              </table:table-cell>
              <table:table-cell office:value-type="float" office:value="102201.286172262">
                <text:p>102201.286172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2562718391418">
                <text:p>1.22562718391418</text:p>
              </table:table-cell>
              <table:table-cell office:value-type="float" office:value="102185.845213161">
                <text:p>102185.845213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0607771873474">
                <text:p>1.30607771873474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8652944564819">
                <text:p>1.38652944564819</text:p>
              </table:table-cell>
              <table:table-cell office:value-type="float" office:value="102222.790181336">
                <text:p>102222.790181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698069572449">
                <text:p>1.46698069572449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742431640625">
                <text:p>1.54742431640625</text:p>
              </table:table-cell>
              <table:table-cell office:value-type="float" office:value="102233.091080452">
                <text:p>102233.091080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2786555290222">
                <text:p>1.62786555290222</text:p>
              </table:table-cell>
              <table:table-cell office:value-type="float" office:value="102236.121151766">
                <text:p>102236.121151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0832371711731">
                <text:p>1.70832371711731</text:p>
              </table:table-cell>
              <table:table-cell office:value-type="float" office:value="102214.611534199">
                <text:p>102214.611534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8878879547119">
                <text:p>1.78878879547119</text:p>
              </table:table-cell>
              <table:table-cell office:value-type="float" office:value="102205.828518941">
                <text:p>102205.828518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6923909187317">
                <text:p>1.86923909187317</text:p>
              </table:table-cell>
              <table:table-cell office:value-type="float" office:value="102224.607836222">
                <text:p>102224.607836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966888427734">
                <text:p>1.94966888427734</text:p>
              </table:table-cell>
              <table:table-cell office:value-type="float" office:value="102250.667994676">
                <text:p>102250.667994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3012681007385">
                <text:p>2.03012681007385</text:p>
              </table:table-cell>
              <table:table-cell office:value-type="float" office:value="102214.914423718">
                <text:p>102214.914423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1214900016785">
                <text:p>2.11214900016785</text:p>
              </table:table-cell>
              <table:table-cell office:value-type="float" office:value="100265.549975874">
                <text:p>100265.549975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9453358650208">
                <text:p>2.19453358650208</text:p>
              </table:table-cell>
              <table:table-cell office:value-type="float" office:value="99824.498318603">
                <text:p>99824.4983186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691674232483">
                <text:p>2.27691674232483</text:p>
              </table:table-cell>
              <table:table-cell office:value-type="float" office:value="99826.2316837414">
                <text:p>99826.2316837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929107666016">
                <text:p>2.35929107666016</text:p>
              </table:table-cell>
              <table:table-cell office:value-type="float" office:value="99836.9220990845">
                <text:p>99836.92209908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166946411133">
                <text:p>2.44166946411133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2404808998108">
                <text:p>2.52404808998108</text:p>
              </table:table-cell>
              <table:table-cell office:value-type="float" office:value="99831.7210704993">
                <text:p>99831.7210704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0642170906067">
                <text:p>2.60642170906067</text:p>
              </table:table-cell>
              <table:table-cell office:value-type="float" office:value="99837.7889898698">
                <text:p>99837.7889898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8879580497742">
                <text:p>2.68879580497742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7117586135864">
                <text:p>2.77117586135864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5355615615845">
                <text:p>2.85355615615845</text:p>
              </table:table-cell>
              <table:table-cell office:value-type="float" office:value="99829.6985946146">
                <text:p>99829.6985946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3594861030579">
                <text:p>2.93594861030579</text:p>
              </table:table-cell>
              <table:table-cell office:value-type="float" office:value="99814.9658862373">
                <text:p>99814.9658862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1837062835693">
                <text:p>3.01837062835693</text:p>
              </table:table-cell>
              <table:table-cell office:value-type="float" office:value="99779.1633164884">
                <text:p>99779.1633164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004810333252">
                <text:p>3.1004810333252</text:p>
              </table:table-cell>
              <table:table-cell office:value-type="float" office:value="100157.830218702">
                <text:p>100157.830218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8246364593506">
                <text:p>3.18246364593506</text:p>
              </table:table-cell>
              <table:table-cell office:value-type="float" office:value="100313.953632292">
                <text:p>100313.953632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6443433761597">
                <text:p>3.26443433761597</text:p>
              </table:table-cell>
              <table:table-cell office:value-type="float" office:value="100328.542206451">
                <text:p>100328.542206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4640216827393">
                <text:p>3.34640216827393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2836117744446">
                <text:p>3.42836117744446</text:p>
              </table:table-cell>
              <table:table-cell office:value-type="float" office:value="100342.843126475">
                <text:p>100342.8431264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1037502288818">
                <text:p>3.51037502288818</text:p>
              </table:table-cell>
              <table:table-cell office:value-type="float" office:value="100275.75167955">
                <text:p>100275.751679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9234380722046">
                <text:p>3.59234380722046</text:p>
              </table:table-cell>
              <table:table-cell office:value-type="float" office:value="100330.876772096">
                <text:p>100330.876772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743106842041">
                <text:p>3.6743106842041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5627422332764">
                <text:p>3.75627422332764</text:p>
              </table:table-cell>
              <table:table-cell office:value-type="float" office:value="100337.297387864">
                <text:p>100337.297387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3826017379761">
                <text:p>3.83826017379761</text:p>
              </table:table-cell>
              <table:table-cell office:value-type="float" office:value="100309.869591769">
                <text:p>100309.869591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2022585868835">
                <text:p>3.92022585868835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00218224525452">
                <text:p>4.00218224525452</text:p>
              </table:table-cell>
              <table:table-cell office:value-type="float" office:value="100346.054097455">
                <text:p>100346.054097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08251762390137">
                <text:p>4.08251762390137</text:p>
              </table:table-cell>
              <table:table-cell office:value-type="float" office:value="102370.837587661">
                <text:p>102370.83758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6097617149353">
                <text:p>4.16097617149353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3943328857422">
                <text:p>4.23943328857422</text:p>
              </table:table-cell>
              <table:table-cell office:value-type="float" office:value="104821.593069015">
                <text:p>104821.593069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1789255142212">
                <text:p>4.31789255142212</text:p>
              </table:table-cell>
              <table:table-cell office:value-type="float" office:value="104818.72632353">
                <text:p>104818.72632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9635324478149">
                <text:p>4.39635324478149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7481107711792">
                <text:p>4.47481107711792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5333113670349">
                <text:p>4.55333113670349</text:p>
              </table:table-cell>
              <table:table-cell office:value-type="float" office:value="104737.566978505">
                <text:p>104737.566978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3179135322571">
                <text:p>4.63179135322571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1055173873901">
                <text:p>4.71055173873901</text:p>
              </table:table-cell>
              <table:table-cell office:value-type="float" office:value="104417.9754378">
                <text:p>104417.9754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8903794288635">
                <text:p>4.78903794288635</text:p>
              </table:table-cell>
              <table:table-cell office:value-type="float" office:value="104782.746080591">
                <text:p>104782.746080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6750626564026">
                <text:p>4.86750626564026</text:p>
              </table:table-cell>
              <table:table-cell office:value-type="float" office:value="104806.624015557">
                <text:p>104806.624015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4599604606628">
                <text:p>4.94599604606628</text:p>
              </table:table-cell>
              <table:table-cell office:value-type="float" office:value="104777.971799156">
                <text:p>104777.971799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02446579933167">
                <text:p>5.02446579933167</text:p>
              </table:table-cell>
              <table:table-cell office:value-type="float" office:value="104804.713380286">
                <text:p>104804.713380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10036301612854">
                <text:p>5.10036301612854</text:p>
              </table:table-cell>
              <table:table-cell office:value-type="float" office:value="108357.069561721">
                <text:p>108357.069561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7527103424072">
                <text:p>5.17527103424072</text:p>
              </table:table-cell>
              <table:table-cell office:value-type="float" office:value="109787.98007556">
                <text:p>109787.98007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25013661384583">
                <text:p>5.25013661384583</text:p>
              </table:table-cell>
              <table:table-cell office:value-type="float" office:value="109850.214790022">
                <text:p>109850.214790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2504177093506">
                <text:p>5.32504177093506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999240398407">
                <text:p>5.3999240398407</text:p>
              </table:table-cell>
              <table:table-cell office:value-type="float" office:value="109825.732048306">
                <text:p>109825.732048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47481942176819">
                <text:p>5.47481942176819</text:p>
              </table:table-cell>
              <table:table-cell office:value-type="float" office:value="109806.503262939">
                <text:p>109806.503262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4971575737">
                <text:p>5.54971575737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2461471557617">
                <text:p>5.62461471557617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69951033592224">
                <text:p>5.69951033592224</text:p>
              </table:table-cell>
              <table:table-cell office:value-type="float" office:value="109806.153710984">
                <text:p>109806.153710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7441024780273">
                <text:p>5.77441024780273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4930396080017">
                <text:p>5.84930396080017</text:p>
              </table:table-cell>
              <table:table-cell office:value-type="float" office:value="109808.950188936">
                <text:p>109808.950188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2420244216919">
                <text:p>5.92420244216919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9991090297699">
                <text:p>5.9991090297699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0846719741821">
                <text:p>19.0846719741821</text:p>
              </table:table-cell>
              <table:table-cell office:value-type="float" office:value="628.478884319745">
                <text:p>628.478884319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1876084804535">
                <text:p>19.1876084804535</text:p>
              </table:table-cell>
              <table:table-cell office:value-type="float" office:value="79893.9103132159">
                <text:p>79893.91031321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905929088593">
                <text:p>19.2905929088593</text:p>
              </table:table-cell>
              <table:table-cell office:value-type="float" office:value="79856.7329771176">
                <text:p>79856.7329771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935341835022">
                <text:p>19.3935341835022</text:p>
              </table:table-cell>
              <table:table-cell office:value-type="float" office:value="79890.2095250448">
                <text:p>79890.2095250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4964778423309">
                <text:p>19.4964778423309</text:p>
              </table:table-cell>
              <table:table-cell office:value-type="float" office:value="79888.3592595252">
                <text:p>79888.3592595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5994145870209">
                <text:p>19.5994145870209</text:p>
              </table:table-cell>
              <table:table-cell office:value-type="float" office:value="79893.7252656642">
                <text:p>79893.7252656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023558616638">
                <text:p>19.7023558616638</text:p>
              </table:table-cell>
              <table:table-cell office:value-type="float" office:value="79890.2095250448">
                <text:p>79890.2095250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053035736084">
                <text:p>19.8053035736084</text:p>
              </table:table-cell>
              <table:table-cell office:value-type="float" office:value="79885.2140048264">
                <text:p>79885.2140048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082362651825">
                <text:p>19.9082362651825</text:p>
              </table:table-cell>
              <table:table-cell office:value-type="float" office:value="79896.8711906257">
                <text:p>79896.87119062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11727714539">
                <text:p>20.0111727714539</text:p>
              </table:table-cell>
              <table:table-cell office:value-type="float" office:value="79893.9103132159">
                <text:p>79893.9103132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00883483887">
                <text:p>20.1100883483887</text:p>
              </table:table-cell>
              <table:table-cell office:value-type="float" office:value="83141.6067604765">
                <text:p>83141.6067604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069988250732">
                <text:p>20.2069988250732</text:p>
              </table:table-cell>
              <table:table-cell office:value-type="float" office:value="84861.8258969868">
                <text:p>84861.82589698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03891658783">
                <text:p>20.303891658783</text:p>
              </table:table-cell>
              <table:table-cell office:value-type="float" office:value="84877.2781755816">
                <text:p>84877.2781755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007685184479">
                <text:p>20.4007685184479</text:p>
              </table:table-cell>
              <table:table-cell office:value-type="float" office:value="84891.2736069855">
                <text:p>84891.27360698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976561069489">
                <text:p>20.4976561069489</text:p>
              </table:table-cell>
              <table:table-cell office:value-type="float" office:value="84881.8731814871">
                <text:p>84881.87318148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594544172287">
                <text:p>20.594544172287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6914396286011">
                <text:p>20.6914396286011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7883412837982">
                <text:p>20.7883412837982</text:p>
              </table:table-cell>
              <table:table-cell office:value-type="float" office:value="84869.5513329315">
                <text:p>84869.55133293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8852310180664">
                <text:p>20.8852310180664</text:p>
              </table:table-cell>
              <table:table-cell office:value-type="float" office:value="84879.9933462111">
                <text:p>84879.9933462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9824225902557">
                <text:p>20.9824225902557</text:p>
              </table:table-cell>
              <table:table-cell office:value-type="float" office:value="84616.3902357654">
                <text:p>84616.3902357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0735709667206">
                <text:p>21.0735709667206</text:p>
              </table:table-cell>
              <table:table-cell office:value-type="float" office:value="90226.5110906504">
                <text:p>90226.5110906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154027223587">
                <text:p>21.154027223587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2344748973846">
                <text:p>21.2344748973846</text:p>
              </table:table-cell>
              <table:table-cell office:value-type="float" office:value="102227.940371404">
                <text:p>102227.940371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3149182796478">
                <text:p>21.3149182796478</text:p>
              </table:table-cell>
              <table:table-cell office:value-type="float" office:value="102233.394079501">
                <text:p>102233.3940795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953680992126">
                <text:p>21.3953680992126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4758133888245">
                <text:p>21.4758133888245</text:p>
              </table:table-cell>
              <table:table-cell office:value-type="float" office:value="102230.970137399">
                <text:p>102230.970137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5562584400177">
                <text:p>21.5562584400177</text:p>
              </table:table-cell>
              <table:table-cell office:value-type="float" office:value="102231.273123876">
                <text:p>102231.273123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6367094516754">
                <text:p>21.6367094516754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7171697616577">
                <text:p>21.7171697616577</text:p>
              </table:table-cell>
              <table:table-cell office:value-type="float" office:value="102211.885609304">
                <text:p>102211.885609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7976143360138">
                <text:p>21.7976143360138</text:p>
              </table:table-cell>
              <table:table-cell office:value-type="float" office:value="102231.879102217">
                <text:p>102231.8791022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8780589103699">
                <text:p>21.8780589103699</text:p>
              </table:table-cell>
              <table:table-cell office:value-type="float" office:value="102231.879102217">
                <text:p>102231.8791022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9584946632385">
                <text:p>21.9584946632385</text:p>
              </table:table-cell>
              <table:table-cell office:value-type="float" office:value="102243.090997475">
                <text:p>102243.0909974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0389459133148">
                <text:p>22.0389459133148</text:p>
              </table:table-cell>
              <table:table-cell office:value-type="float" office:value="102223.396059116">
                <text:p>102223.396059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1211791038513">
                <text:p>22.1211791038513</text:p>
              </table:table-cell>
              <table:table-cell office:value-type="float" office:value="100008.280675305">
                <text:p>100008.280675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2035467624664">
                <text:p>22.2035467624664</text:p>
              </table:table-cell>
              <table:table-cell office:value-type="float" office:value="99845.0136652435">
                <text:p>99845.0136652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2859454154968">
                <text:p>22.2859454154968</text:p>
              </table:table-cell>
              <table:table-cell office:value-type="float" office:value="99807.4567671185">
                <text:p>99807.4567671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3683435916901">
                <text:p>22.3683435916901</text:p>
              </table:table-cell>
              <table:table-cell office:value-type="float" office:value="99808.0343515537">
                <text:p>99808.03435155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507305622101">
                <text:p>22.4507305622101</text:p>
              </table:table-cell>
              <table:table-cell office:value-type="float" office:value="99821.6095104701">
                <text:p>99821.60951047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5331161022186">
                <text:p>22.5331161022186</text:p>
              </table:table-cell>
              <table:table-cell office:value-type="float" office:value="99823.3427752858">
                <text:p>99823.3427752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155002117157">
                <text:p>22.6155002117157</text:p>
              </table:table-cell>
              <table:table-cell office:value-type="float" office:value="99825.076100294">
                <text:p>99825.076100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6979012489319">
                <text:p>22.6979012489319</text:p>
              </table:table-cell>
              <table:table-cell office:value-type="float" office:value="99804.5689452136">
                <text:p>99804.5689452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7802948951721">
                <text:p>22.7802948951721</text:p>
              </table:table-cell>
              <table:table-cell office:value-type="float" office:value="99813.5217371175">
                <text:p>99813.5217371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8626816272736">
                <text:p>22.8626816272736</text:p>
              </table:table-cell>
              <table:table-cell office:value-type="float" office:value="99821.8983837595">
                <text:p>99821.89838375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9450814723968">
                <text:p>22.9450814723968</text:p>
              </table:table-cell>
              <table:table-cell office:value-type="float" office:value="99806.0128352768">
                <text:p>99806.0128352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0274674892426">
                <text:p>23.0274674892426</text:p>
              </table:table-cell>
              <table:table-cell office:value-type="float" office:value="99822.7650136593">
                <text:p>99822.7650136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1095309257507">
                <text:p>23.1095309257507</text:p>
              </table:table-cell>
              <table:table-cell office:value-type="float" office:value="100215.154884238">
                <text:p>100215.154884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1914956569672">
                <text:p>23.1914956569672</text:p>
              </table:table-cell>
              <table:table-cell office:value-type="float" office:value="100335.83808485">
                <text:p>100335.83808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2734599113464">
                <text:p>23.2734599113464</text:p>
              </table:table-cell>
              <table:table-cell office:value-type="float" office:value="100336.421800962">
                <text:p>100336.421800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3554284572601">
                <text:p>23.3554284572601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373986721039">
                <text:p>23.4373986721039</text:p>
              </table:table-cell>
              <table:table-cell office:value-type="float" office:value="100329.125837677">
                <text:p>100329.1258376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5193636417389">
                <text:p>23.5193636417389</text:p>
              </table:table-cell>
              <table:table-cell office:value-type="float" office:value="100335.54622934">
                <text:p>100335.546229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6013362407684">
                <text:p>23.6013362407684</text:p>
              </table:table-cell>
              <table:table-cell office:value-type="float" office:value="100326.207749449">
                <text:p>100326.2077494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6833114624023">
                <text:p>23.6833114624023</text:p>
              </table:table-cell>
              <table:table-cell office:value-type="float" office:value="100322.998048449">
                <text:p>100322.998048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652912139893">
                <text:p>23.7652912139893</text:p>
              </table:table-cell>
              <table:table-cell office:value-type="float" office:value="100317.454503153">
                <text:p>100317.454503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472661972046">
                <text:p>23.8472661972046</text:p>
              </table:table-cell>
              <table:table-cell office:value-type="float" office:value="100323.289830962">
                <text:p>100323.2898309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292418956757">
                <text:p>23.9292418956757</text:p>
              </table:table-cell>
              <table:table-cell office:value-type="float" office:value="100322.414488513">
                <text:p>100322.4144885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0112218856812">
                <text:p>24.0112218856812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0911545753479">
                <text:p>24.0911545753479</text:p>
              </table:table-cell>
              <table:table-cell office:value-type="float" office:value="102886.566613574">
                <text:p>102886.5666135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1696183681488">
                <text:p>24.1696183681488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248074054718">
                <text:p>24.248074054718</text:p>
              </table:table-cell>
              <table:table-cell office:value-type="float" office:value="104823.504319789">
                <text:p>104823.5043197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3265330791473">
                <text:p>24.3265330791473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4049916267395">
                <text:p>24.4049916267395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483452796936">
                <text:p>24.483452796936</text:p>
              </table:table-cell>
              <table:table-cell office:value-type="float" office:value="104816.178236956">
                <text:p>104816.178236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5619099140167">
                <text:p>24.5619099140167</text:p>
              </table:table-cell>
              <table:table-cell office:value-type="float" office:value="104821.593069015">
                <text:p>104821.593069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6403789520264">
                <text:p>24.6403789520264</text:p>
              </table:table-cell>
              <table:table-cell office:value-type="float" office:value="104805.668689213">
                <text:p>104805.6686892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7188363075256">
                <text:p>24.7188363075256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7973062992096">
                <text:p>24.7973062992096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8757677078247">
                <text:p>24.8757677078247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9542424678802">
                <text:p>24.9542424678802</text:p>
              </table:table-cell>
              <table:table-cell office:value-type="float" office:value="104798.026705393">
                <text:p>104798.0267053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032749414444">
                <text:p>25.032749414444</text:p>
              </table:table-cell>
              <table:table-cell office:value-type="float" office:value="104755.061303078">
                <text:p>104755.0613030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082565784454">
                <text:p>25.1082565784454</text:p>
              </table:table-cell>
              <table:table-cell office:value-type="float" office:value="108916.817480265">
                <text:p>108916.8174802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1831634044647">
                <text:p>25.1831634044647</text:p>
              </table:table-cell>
              <table:table-cell office:value-type="float" office:value="109789.727279093">
                <text:p>109789.7272790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2580668926239">
                <text:p>25.2580668926239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3329677581787">
                <text:p>25.3329677581787</text:p>
              </table:table-cell>
              <table:table-cell office:value-type="float" office:value="109798.464130992">
                <text:p>109798.464130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4078724384308">
                <text:p>25.4078724384308</text:p>
              </table:table-cell>
              <table:table-cell office:value-type="float" office:value="109792.872385596">
                <text:p>109792.872385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4827768802643">
                <text:p>25.4827768802643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5576813220978">
                <text:p>25.5576813220978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6325886249542">
                <text:p>25.6325886249542</text:p>
              </table:table-cell>
              <table:table-cell office:value-type="float" office:value="109789.028391007">
                <text:p>109789.0283910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7075107097626">
                <text:p>25.7075107097626</text:p>
              </table:table-cell>
              <table:table-cell office:value-type="float" office:value="109767.367272774">
                <text:p>109767.3672727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7824060916901">
                <text:p>25.7824060916901</text:p>
              </table:table-cell>
              <table:table-cell office:value-type="float" office:value="109806.503262939">
                <text:p>109806.503262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8573088645935">
                <text:p>25.8573088645935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9321777820587">
                <text:p>25.9321777820587</text:p>
              </table:table-cell>
              <table:table-cell office:value-type="float" office:value="109845.317368473">
                <text:p>109845.317368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0070812702179">
                <text:p>26.0070812702179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0956523418426">
                <text:p>39.0956523418426</text:p>
              </table:table-cell>
              <table:table-cell office:value-type="float" office:value="628.334441933783">
                <text:p>628.3344419337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1985921859741">
                <text:p>39.1985921859741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3015370368958">
                <text:p>39.3015370368958</text:p>
              </table:table-cell>
              <table:table-cell office:value-type="float" office:value="79887.4341589043">
                <text:p>79887.4341589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40447473526">
                <text:p>39.40447473526</text:p>
              </table:table-cell>
              <table:table-cell office:value-type="float" office:value="79892.9850840297">
                <text:p>79892.98508402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5074174404144">
                <text:p>39.5074174404144</text:p>
              </table:table-cell>
              <table:table-cell office:value-type="float" office:value="79889.0993554483">
                <text:p>79889.0993554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6103875637054">
                <text:p>39.6103875637054</text:p>
              </table:table-cell>
              <table:table-cell office:value-type="float" office:value="79867.8270662764">
                <text:p>79867.82706627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133257389069">
                <text:p>39.7133257389069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8162655830383">
                <text:p>39.8162655830383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192130565643">
                <text:p>39.9192130565643</text:p>
              </table:table-cell>
              <table:table-cell office:value-type="float" office:value="79885.399012953">
                <text:p>79885.3990129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21853256226">
                <text:p>40.0221853256226</text:p>
              </table:table-cell>
              <table:table-cell office:value-type="float" office:value="79866.1627563979">
                <text:p>79866.16275639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04581260681">
                <text:p>40.1204581260681</text:p>
              </table:table-cell>
              <table:table-cell office:value-type="float" office:value="83685.41409946">
                <text:p>83685.414099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173562049866">
                <text:p>40.2173562049866</text:p>
              </table:table-cell>
              <table:table-cell office:value-type="float" office:value="84872.6836671424">
                <text:p>84872.6836671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142442703247">
                <text:p>40.3142442703247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111392498016">
                <text:p>40.4111392498016</text:p>
              </table:table-cell>
              <table:table-cell office:value-type="float" office:value="84875.3985438243">
                <text:p>84875.39854382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08020401001">
                <text:p>40.508020401001</text:p>
              </table:table-cell>
              <table:table-cell office:value-type="float" office:value="84887.5131869403">
                <text:p>84887.51318694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049101352692">
                <text:p>40.6049101352692</text:p>
              </table:table-cell>
              <table:table-cell office:value-type="float" office:value="84879.9933462111">
                <text:p>84879.9933462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018401622772">
                <text:p>40.7018401622772</text:p>
              </table:table-cell>
              <table:table-cell office:value-type="float" office:value="84844.7096720239">
                <text:p>84844.70967202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798924446106">
                <text:p>40.798924446106</text:p>
              </table:table-cell>
              <table:table-cell office:value-type="float" office:value="84709.9002605593">
                <text:p>84709.9002605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8958284854889">
                <text:p>40.8958284854889</text:p>
              </table:table-cell>
              <table:table-cell office:value-type="float" office:value="84867.4632385686">
                <text:p>84867.46323856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9927251338959">
                <text:p>40.9927251338959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0821423530579">
                <text:p>41.0821423530579</text:p>
              </table:table-cell>
              <table:table-cell office:value-type="float" office:value="91973.3366467312">
                <text:p>91973.33664673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1625964641571">
                <text:p>41.1625964641571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2430462837219">
                <text:p>41.2430462837219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3234922885895">
                <text:p>41.3234922885895</text:p>
              </table:table-cell>
              <table:table-cell office:value-type="float" office:value="102230.061188744">
                <text:p>102230.061188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4039416313171">
                <text:p>41.4039416313171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4843909740448">
                <text:p>41.4843909740448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5648469924927">
                <text:p>41.5648469924927</text:p>
              </table:table-cell>
              <table:table-cell office:value-type="float" office:value="102217.337604495">
                <text:p>102217.337604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6452963352203">
                <text:p>41.6452963352203</text:p>
              </table:table-cell>
              <table:table-cell office:value-type="float" office:value="102225.819642058">
                <text:p>102225.8196420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7257444858551">
                <text:p>41.7257444858551</text:p>
              </table:table-cell>
              <table:table-cell office:value-type="float" office:value="102227.334439755">
                <text:p>102227.3344397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8062009811401">
                <text:p>41.8062009811401</text:p>
              </table:table-cell>
              <table:table-cell office:value-type="float" office:value="102216.73179853">
                <text:p>102216.731798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8866577148438">
                <text:p>41.8866577148438</text:p>
              </table:table-cell>
              <table:table-cell office:value-type="float" office:value="102216.42889824">
                <text:p>102216.428898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9670991897583">
                <text:p>41.9670991897583</text:p>
              </table:table-cell>
              <table:table-cell office:value-type="float" office:value="102235.818136552">
                <text:p>102235.8181365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047559261322">
                <text:p>42.047559261322</text:p>
              </table:table-cell>
              <table:table-cell office:value-type="float" office:value="102212.188482668">
                <text:p>102212.188482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1299419403076">
                <text:p>42.1299419403076</text:p>
              </table:table-cell>
              <table:table-cell office:value-type="float" office:value="99826.809485498">
                <text:p>99826.8094854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2123365402222">
                <text:p>42.2123365402222</text:p>
              </table:table-cell>
              <table:table-cell office:value-type="float" office:value="99812.3664479091">
                <text:p>99812.36644790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2947866916657">
                <text:p>42.2947866916657</text:p>
              </table:table-cell>
              <table:table-cell office:value-type="float" office:value="99745.1169709185">
                <text:p>99745.11697091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3771612644196">
                <text:p>42.3771612644196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4595327377319">
                <text:p>42.4595327377319</text:p>
              </table:table-cell>
              <table:table-cell office:value-type="float" office:value="99840.3897525551">
                <text:p>99840.38975255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5419087409973">
                <text:p>42.5419087409973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24541759491">
                <text:p>42.624541759491</text:p>
              </table:table-cell>
              <table:table-cell office:value-type="float" office:value="99524.3808094914">
                <text:p>99524.38080949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7069158554077">
                <text:p>42.7069158554077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7892916202545">
                <text:p>42.7892916202545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.8716676235199">
                <text:p>42.8716676235199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9540524482727">
                <text:p>42.9540524482727</text:p>
              </table:table-cell>
              <table:table-cell office:value-type="float" office:value="99824.2094302656">
                <text:p>99824.20943026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0364665985107">
                <text:p>43.0364665985107</text:p>
              </table:table-cell>
              <table:table-cell office:value-type="float" office:value="99788.6889113895">
                <text:p>99788.68891138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1184976100922">
                <text:p>43.1184976100922</text:p>
              </table:table-cell>
              <table:table-cell office:value-type="float" office:value="100254.767574543">
                <text:p>100254.7675745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2007710933685">
                <text:p>43.2007710933685</text:p>
              </table:table-cell>
              <table:table-cell office:value-type="float" office:value="99959.3024689927">
                <text:p>99959.30246899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2827413082123">
                <text:p>43.2827413082123</text:p>
              </table:table-cell>
              <table:table-cell office:value-type="float" office:value="100329.125837677">
                <text:p>100329.1258376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3647029399872">
                <text:p>43.3647029399872</text:p>
              </table:table-cell>
              <table:table-cell office:value-type="float" office:value="100339.632360983">
                <text:p>100339.6323609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4466559886932">
                <text:p>43.4466559886932</text:p>
              </table:table-cell>
              <table:table-cell office:value-type="float" office:value="100350.141085019">
                <text:p>100350.1410850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5286247730255">
                <text:p>43.5286247730255</text:p>
              </table:table-cell>
              <table:table-cell office:value-type="float" office:value="100330.876772096">
                <text:p>100330.8767720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6105930805206">
                <text:p>43.6105930805206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6925702095032">
                <text:p>43.6925702095032</text:p>
              </table:table-cell>
              <table:table-cell office:value-type="float" office:value="100320.66384944">
                <text:p>100320.663849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7745413780212">
                <text:p>43.7745413780212</text:p>
              </table:table-cell>
              <table:table-cell office:value-type="float" office:value="100327.958582016">
                <text:p>100327.9585820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.8565213680267">
                <text:p>43.8565213680267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.9385013580322">
                <text:p>43.9385013580322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0204656124115">
                <text:p>44.0204656124115</text:p>
              </table:table-cell>
              <table:table-cell office:value-type="float" office:value="100336.421800962">
                <text:p>100336.4218009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0999870300293">
                <text:p>44.0999870300293</text:p>
              </table:table-cell>
              <table:table-cell office:value-type="float" office:value="103418.679474841">
                <text:p>103418.6794748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178448677063">
                <text:p>44.178448677063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2568919658661">
                <text:p>44.2568919658661</text:p>
              </table:table-cell>
              <table:table-cell office:value-type="float" office:value="104840.071413157">
                <text:p>104840.0714131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3353552818298">
                <text:p>44.3353552818298</text:p>
              </table:table-cell>
              <table:table-cell office:value-type="float" office:value="104813.311787638">
                <text:p>104813.3117876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4138123989105">
                <text:p>44.4138123989105</text:p>
              </table:table-cell>
              <table:table-cell office:value-type="float" office:value="104821.593069015">
                <text:p>104821.5930690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4922692775726">
                <text:p>44.4922692775726</text:p>
              </table:table-cell>
              <table:table-cell office:value-type="float" office:value="104821.911605971">
                <text:p>104821.9116059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5707259178162">
                <text:p>44.5707259178162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6491847038269">
                <text:p>44.6491847038269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7276434898376">
                <text:p>44.7276434898376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060991764069">
                <text:p>44.8060991764069</text:p>
              </table:table-cell>
              <table:table-cell office:value-type="float" office:value="104823.504319789">
                <text:p>104823.5043197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84548664093">
                <text:p>44.884548664093</text:p>
              </table:table-cell>
              <table:table-cell office:value-type="float" office:value="104831.787211928">
                <text:p>104831.7872119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.9630191326141">
                <text:p>44.9630191326141</text:p>
              </table:table-cell>
              <table:table-cell office:value-type="float" office:value="104803.758088774">
                <text:p>104803.7580887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0414733886719">
                <text:p>45.0414733886719</text:p>
              </table:table-cell>
              <table:table-cell office:value-type="float" office:value="104825.415640261">
                <text:p>104825.415640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1166136264801">
                <text:p>45.1166136264801</text:p>
              </table:table-cell>
              <table:table-cell office:value-type="float" office:value="109448.682089472">
                <text:p>109448.6820894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1915280818939">
                <text:p>45.1915280818939</text:p>
              </table:table-cell>
              <table:table-cell office:value-type="float" office:value="109778.546137346">
                <text:p>109778.5461373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2664349079132">
                <text:p>45.2664349079132</text:p>
              </table:table-cell>
              <table:table-cell office:value-type="float" office:value="109789.727279093">
                <text:p>109789.7272790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3413329124451">
                <text:p>45.3413329124451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4162237644196">
                <text:p>45.4162237644196</text:p>
              </table:table-cell>
              <table:table-cell office:value-type="float" office:value="109813.145172946">
                <text:p>109813.1451729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4911229610443">
                <text:p>45.4911229610443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5660331249237">
                <text:p>45.5660331249237</text:p>
              </table:table-cell>
              <table:table-cell office:value-type="float" office:value="109784.835249335">
                <text:p>109784.8352493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6409337520599">
                <text:p>45.6409337520599</text:p>
              </table:table-cell>
              <table:table-cell office:value-type="float" office:value="109798.813633991">
                <text:p>109798.813633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7158324718475">
                <text:p>45.7158324718475</text:p>
              </table:table-cell>
              <table:table-cell office:value-type="float" office:value="109801.609738085">
                <text:p>109801.6097380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.7907340526581">
                <text:p>45.7907340526581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.8657050132751">
                <text:p>45.8657050132751</text:p>
              </table:table-cell>
              <table:table-cell office:value-type="float" office:value="109695.806647141">
                <text:p>109695.806647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.9405994415283">
                <text:p>45.9405994415283</text:p>
              </table:table-cell>
              <table:table-cell office:value-type="float" office:value="109807.901493012">
                <text:p>109807.9014930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0154883861542">
                <text:p>46.0154883861542</text:p>
              </table:table-cell>
              <table:table-cell office:value-type="float" office:value="109815.942007023">
                <text:p>109815.942007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1072146892548">
                <text:p>59.1072146892548</text:p>
              </table:table-cell>
              <table:table-cell office:value-type="float" office:value="628.183007312967">
                <text:p>628.1830073129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2101449966431">
                <text:p>59.2101449966431</text:p>
              </table:table-cell>
              <table:table-cell office:value-type="float" office:value="79898.7218504543">
                <text:p>79898.72185045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3130586147308">
                <text:p>59.3130586147308</text:p>
              </table:table-cell>
              <table:table-cell office:value-type="float" office:value="79911.6788701984">
                <text:p>79911.67887019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4159727096558">
                <text:p>59.4159727096558</text:p>
              </table:table-cell>
              <table:table-cell office:value-type="float" office:value="79911.3086113151">
                <text:p>79911.30861131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5189316272736">
                <text:p>59.5189316272736</text:p>
              </table:table-cell>
              <table:table-cell office:value-type="float" office:value="79876.5195893859">
                <text:p>79876.51958938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6218464374542">
                <text:p>59.6218464374542</text:p>
              </table:table-cell>
              <table:table-cell office:value-type="float" office:value="79910.7532294234">
                <text:p>79910.75322942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247867584229">
                <text:p>59.7247867584229</text:p>
              </table:table-cell>
              <table:table-cell office:value-type="float" office:value="79890.9496552507">
                <text:p>79890.94965525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277251720428">
                <text:p>59.8277251720428</text:p>
              </table:table-cell>
              <table:table-cell office:value-type="float" office:value="79892.4299568042">
                <text:p>79892.42995680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306607246399">
                <text:p>59.9306607246399</text:p>
              </table:table-cell>
              <table:table-cell office:value-type="float" office:value="79894.6505119944">
                <text:p>79894.6505119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35965156555">
                <text:p>60.0335965156555</text:p>
              </table:table-cell>
              <table:table-cell office:value-type="float" office:value="79894.4654610139">
                <text:p>79894.46546101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11974525452">
                <text:p>60.1311974525452</text:p>
              </table:table-cell>
              <table:table-cell office:value-type="float" office:value="84261.4862324363">
                <text:p>84261.4862324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280912399292">
                <text:p>60.2280912399292</text:p>
              </table:table-cell>
              <table:table-cell office:value-type="float" office:value="84876.4427734115">
                <text:p>84876.44277341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249876499176">
                <text:p>60.3249876499176</text:p>
              </table:table-cell>
              <table:table-cell office:value-type="float" office:value="84874.1455022354">
                <text:p>84874.14550223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219062328339">
                <text:p>60.4219062328339</text:p>
              </table:table-cell>
              <table:table-cell office:value-type="float" office:value="84854.7280876543">
                <text:p>84854.72808765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188264846802">
                <text:p>60.5188264846802</text:p>
              </table:table-cell>
              <table:table-cell office:value-type="float" office:value="84853.2669213531">
                <text:p>84853.26692135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157357692719">
                <text:p>60.6157357692719</text:p>
              </table:table-cell>
              <table:table-cell office:value-type="float" office:value="84862.8697926277">
                <text:p>84862.86979262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126457691193">
                <text:p>60.7126457691193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095390796661">
                <text:p>60.8095390796661</text:p>
              </table:table-cell>
              <table:table-cell office:value-type="float" office:value="84876.8604724409">
                <text:p>84876.86047244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064774513245">
                <text:p>60.9064774513245</text:p>
              </table:table-cell>
              <table:table-cell office:value-type="float" office:value="84837.4060685361">
                <text:p>84837.4060685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034310817719">
                <text:p>61.0034310817719</text:p>
              </table:table-cell>
              <table:table-cell office:value-type="float" office:value="84824.0541591972">
                <text:p>84824.05415919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0910296440125">
                <text:p>61.0910296440125</text:p>
              </table:table-cell>
              <table:table-cell office:value-type="float" office:value="93882.8194167358">
                <text:p>93882.81941673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1714975833893">
                <text:p>61.1714975833893</text:p>
              </table:table-cell>
              <table:table-cell office:value-type="float" office:value="102202.194609297">
                <text:p>102202.1946092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2519516944885">
                <text:p>61.2519516944885</text:p>
              </table:table-cell>
              <table:table-cell office:value-type="float" office:value="102219.760900166">
                <text:p>102219.7609001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3324041366577">
                <text:p>61.3324041366577</text:p>
              </table:table-cell>
              <table:table-cell office:value-type="float" office:value="102221.881378133">
                <text:p>102221.8813781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4128649234772">
                <text:p>61.4128649234772</text:p>
              </table:table-cell>
              <table:table-cell office:value-type="float" office:value="102211.279867961">
                <text:p>102211.2798679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4932994842529">
                <text:p>61.4932994842529</text:p>
              </table:table-cell>
              <table:table-cell office:value-type="float" office:value="102244.606307078">
                <text:p>102244.6063070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5737504959106">
                <text:p>61.5737504959106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6542060375214">
                <text:p>61.6542060375214</text:p>
              </table:table-cell>
              <table:table-cell office:value-type="float" office:value="102217.943417641">
                <text:p>102217.9434176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734662771225">
                <text:p>61.734662771225</text:p>
              </table:table-cell>
              <table:table-cell office:value-type="float" office:value="102216.42889824">
                <text:p>102216.42889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8151319026947">
                <text:p>61.8151319026947</text:p>
              </table:table-cell>
              <table:table-cell office:value-type="float" office:value="102200.680556543">
                <text:p>102200.6805565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8955824375153">
                <text:p>61.8955824375153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976019859314">
                <text:p>61.976019859314</text:p>
              </table:table-cell>
              <table:table-cell office:value-type="float" office:value="102240.969639486">
                <text:p>102240.9696394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0567145347595">
                <text:p>62.0567145347595</text:p>
              </table:table-cell>
              <table:table-cell office:value-type="float" office:value="101915.026668006">
                <text:p>101915.0266680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1391701698303">
                <text:p>62.1391701698303</text:p>
              </table:table-cell>
              <table:table-cell office:value-type="float" office:value="99738.4835243636">
                <text:p>99738.48352436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2216036319733">
                <text:p>62.2216036319733</text:p>
              </table:table-cell>
              <table:table-cell office:value-type="float" office:value="99765.311151667">
                <text:p>99765.311151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3039774894714">
                <text:p>62.3039774894714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3863527774811">
                <text:p>62.3863527774811</text:p>
              </table:table-cell>
              <table:table-cell office:value-type="float" office:value="99835.7662681219">
                <text:p>99835.7662681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4687442779541">
                <text:p>62.4687442779541</text:p>
              </table:table-cell>
              <table:table-cell office:value-type="float" office:value="99816.1212356218">
                <text:p>99816.12123562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5512187480927">
                <text:p>62.5512187480927</text:p>
              </table:table-cell>
              <table:table-cell office:value-type="float" office:value="99715.7057957985">
                <text:p>99715.70579579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6335964202881">
                <text:p>62.6335964202881</text:p>
              </table:table-cell>
              <table:table-cell office:value-type="float" office:value="99832.8768077982">
                <text:p>99832.87680779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7159917354584">
                <text:p>62.7159917354584</text:p>
              </table:table-cell>
              <table:table-cell office:value-type="float" office:value="99811.4999985532">
                <text:p>99811.4999985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7983858585358">
                <text:p>62.7983858585358</text:p>
              </table:table-cell>
              <table:table-cell office:value-type="float" office:value="99812.9440891703">
                <text:p>99812.94408917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8807764053345">
                <text:p>62.8807764053345</text:p>
              </table:table-cell>
              <table:table-cell office:value-type="float" office:value="99817.2766117527">
                <text:p>99817.27661175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.9631676673889">
                <text:p>62.9631676673889</text:p>
              </table:table-cell>
              <table:table-cell office:value-type="float" office:value="99816.410077147">
                <text:p>99816.4100771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0455551147461">
                <text:p>63.0455551147461</text:p>
              </table:table-cell>
              <table:table-cell office:value-type="float" office:value="99821.0317689071">
                <text:p>99821.03176890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1275625228882">
                <text:p>63.1275625228882</text:p>
              </table:table-cell>
              <table:table-cell office:value-type="float" office:value="100283.622983801">
                <text:p>100283.6229838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2095377445221">
                <text:p>63.2095377445221</text:p>
              </table:table-cell>
              <table:table-cell office:value-type="float" office:value="100322.998048449">
                <text:p>100322.9980484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2915062904358">
                <text:p>63.2915062904358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3736073970795">
                <text:p>63.3736073970795</text:p>
              </table:table-cell>
              <table:table-cell office:value-type="float" office:value="100169.173549543">
                <text:p>100169.1735495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4556031227112">
                <text:p>63.4556031227112</text:p>
              </table:table-cell>
              <table:table-cell office:value-type="float" office:value="100297.911100127">
                <text:p>100297.9111001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5375800132752">
                <text:p>63.5375800132752</text:p>
              </table:table-cell>
              <table:table-cell office:value-type="float" office:value="100320.955618376">
                <text:p>100320.9556183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6195559501648">
                <text:p>63.6195559501648</text:p>
              </table:table-cell>
              <table:table-cell office:value-type="float" office:value="100322.122711091">
                <text:p>100322.122711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7015283107758">
                <text:p>63.7015283107758</text:p>
              </table:table-cell>
              <table:table-cell office:value-type="float" office:value="100326.499550633">
                <text:p>100326.4995506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7835102081299">
                <text:p>63.7835102081299</text:p>
              </table:table-cell>
              <table:table-cell office:value-type="float" office:value="100314.8288271">
                <text:p>100314.82882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8654897212982">
                <text:p>63.8654897212982</text:p>
              </table:table-cell>
              <table:table-cell office:value-type="float" office:value="100317.746253421">
                <text:p>100317.746253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9474737644196">
                <text:p>63.9474737644196</text:p>
              </table:table-cell>
              <table:table-cell office:value-type="float" office:value="100312.20328849">
                <text:p>100312.203288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0294470787048">
                <text:p>64.0294470787048</text:p>
              </table:table-cell>
              <table:table-cell office:value-type="float" office:value="100325.332356081">
                <text:p>100325.3323560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108603477478">
                <text:p>64.108603477478</text:p>
              </table:table-cell>
              <table:table-cell office:value-type="float" office:value="103895.580489509">
                <text:p>103895.5804895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1870591640472">
                <text:p>64.1870591640472</text:p>
              </table:table-cell>
              <table:table-cell office:value-type="float" office:value="104823.504319789">
                <text:p>104823.5043197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2655251026154">
                <text:p>64.2655251026154</text:p>
              </table:table-cell>
              <table:table-cell office:value-type="float" office:value="104809.808562487">
                <text:p>104809.8085624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3439862728119">
                <text:p>64.3439862728119</text:p>
              </table:table-cell>
              <table:table-cell office:value-type="float" office:value="104816.178236956">
                <text:p>104816.178236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4224457740784">
                <text:p>64.4224457740784</text:p>
              </table:table-cell>
              <table:table-cell office:value-type="float" office:value="104818.407805933">
                <text:p>104818.4078059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5009157657623">
                <text:p>64.5009157657623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5793719291687">
                <text:p>64.5793719291687</text:p>
              </table:table-cell>
              <table:table-cell office:value-type="float" office:value="104822.867228454">
                <text:p>104822.8672284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6578288078308">
                <text:p>64.6578288078308</text:p>
              </table:table-cell>
              <table:table-cell office:value-type="float" office:value="104821.911605971">
                <text:p>104821.9116059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7362897396088">
                <text:p>64.7362897396088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.8147649765015">
                <text:p>64.8147649765015</text:p>
              </table:table-cell>
              <table:table-cell office:value-type="float" office:value="104797.389923712">
                <text:p>104797.3899237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4.8932232856751">
                <text:p>64.8932232856751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4.9716942310333">
                <text:p>64.9716942310333</text:p>
              </table:table-cell>
              <table:table-cell office:value-type="float" office:value="104803.12123744">
                <text:p>104803.12123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049947977066">
                <text:p>65.049947977066</text:p>
              </table:table-cell>
              <table:table-cell office:value-type="float" office:value="105094.010407653">
                <text:p>105094.0104076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1248555183411">
                <text:p>65.1248555183411</text:p>
              </table:table-cell>
              <table:table-cell office:value-type="float" office:value="109788.6789503">
                <text:p>109788.67895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1997530460358">
                <text:p>65.1997530460358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2746546268463">
                <text:p>65.2746546268463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3495519161224">
                <text:p>65.3495519161224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4244508743286">
                <text:p>65.4244508743286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4993524551392">
                <text:p>65.4993524551392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5742497444153">
                <text:p>65.5742497444153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6491627693176">
                <text:p>65.6491627693176</text:p>
              </table:table-cell>
              <table:table-cell office:value-type="float" office:value="109780.642427946">
                <text:p>109780.6424279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24062204361">
                <text:p>65.724062204361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.7990171909332">
                <text:p>65.7990171909332</text:p>
              </table:table-cell>
              <table:table-cell office:value-type="float" office:value="109719.18448776">
                <text:p>109719.184487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.8739166259766">
                <text:p>65.8739166259766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9488251209259">
                <text:p>65.9488251209259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0237393379211">
                <text:p>66.0237393379211</text:p>
              </table:table-cell>
              <table:table-cell office:value-type="float" office:value="109778.895513553">
                <text:p>109778.8955135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.1185648441315">
                <text:p>79.1185648441315</text:p>
              </table:table-cell>
              <table:table-cell office:value-type="float" office:value="628.03433280571">
                <text:p>628.034332805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9.2215001583099">
                <text:p>79.2215001583099</text:p>
              </table:table-cell>
              <table:table-cell office:value-type="float" office:value="79894.8355638321">
                <text:p>79894.83556383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.3244471549988">
                <text:p>79.3244471549988</text:p>
              </table:table-cell>
              <table:table-cell office:value-type="float" office:value="79885.7690317769">
                <text:p>79885.76903177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.4273853302002">
                <text:p>79.4273853302002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.5303282737732">
                <text:p>79.5303282737732</text:p>
              </table:table-cell>
              <table:table-cell office:value-type="float" office:value="77712.9516830564">
                <text:p>77712.9516830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1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19" chart:label-cell-address="source_2.I1:source_2.I1" chart:class="chart:scatter">
            <chart:domain table:cell-range-address="source_2.H2:source_2.H319"/>
            <chart:data-point chart:repeated="3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4533758163452">
                <text:p>0.264533758163452</text:p>
                <draw:g>
                  <svg:desc>source_2.H2:source_2.H319</svg:desc>
                </draw:g>
              </table:table-cell>
              <table:table-cell office:value-type="float" office:value="0">
                <text:p>0</text:p>
                <draw:g>
                  <svg:desc>source_2.I2:source_2.I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8310604095459">
                <text:p>0.458310604095459</text:p>
              </table:table-cell>
              <table:table-cell office:value-type="float" office:value="42440.5710622706">
                <text:p>42440.571062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2048826217651">
                <text:p>0.652048826217651</text:p>
              </table:table-cell>
              <table:table-cell office:value-type="float" office:value="42449.0320490969">
                <text:p>42449.0320490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746994018555">
                <text:p>0.845746994018555</text:p>
              </table:table-cell>
              <table:table-cell office:value-type="float" office:value="42457.8099698558">
                <text:p>42457.8099698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964066505432">
                <text:p>1.03964066505432</text:p>
              </table:table-cell>
              <table:table-cell office:value-type="float" office:value="42414.9997061171">
                <text:p>42414.999706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3659572601318">
                <text:p>1.13659572601318</text:p>
              </table:table-cell>
              <table:table-cell office:value-type="float" office:value="84822.8026331644">
                <text:p>84822.8026331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1441736221313">
                <text:p>1.31441736221313</text:p>
              </table:table-cell>
              <table:table-cell office:value-type="float" office:value="46248.5903051333">
                <text:p>46248.590305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52779006958">
                <text:p>1.4752779006958</text:p>
              </table:table-cell>
              <table:table-cell office:value-type="float" office:value="51125.0308967864">
                <text:p>51125.0308967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820693969727">
                <text:p>1.65820693969727</text:p>
              </table:table-cell>
              <table:table-cell office:value-type="float" office:value="44957.323587832">
                <text:p>44957.323587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7757730484009">
                <text:p>1.87757730484009</text:p>
              </table:table-cell>
              <table:table-cell office:value-type="float" office:value="37489.1111415424">
                <text:p>37489.1111415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49983215332">
                <text:p>2.03849983215332</text:p>
              </table:table-cell>
              <table:table-cell office:value-type="float" office:value="51105.337066899">
                <text:p>51105.33706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1897850036621">
                <text:p>2.11897850036621</text:p>
              </table:table-cell>
              <table:table-cell office:value-type="float" office:value="102188.569749253">
                <text:p>102188.569749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8085517883301">
                <text:p>2.28085517883301</text:p>
              </table:table-cell>
              <table:table-cell office:value-type="float" office:value="50804.106421586">
                <text:p>50804.106421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4563031196594">
                <text:p>2.44563031196594</text:p>
              </table:table-cell>
              <table:table-cell office:value-type="float" office:value="49910.4436672806">
                <text:p>49910.4436672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1041474342346">
                <text:p>2.61041474342346</text:p>
              </table:table-cell>
              <table:table-cell office:value-type="float" office:value="49907.627360538">
                <text:p>49907.627360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7511191368103">
                <text:p>2.77511191368103</text:p>
              </table:table-cell>
              <table:table-cell office:value-type="float" office:value="49934.0698272992">
                <text:p>49934.0698272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3990564346313">
                <text:p>2.93990564346313</text:p>
              </table:table-cell>
              <table:table-cell office:value-type="float" office:value="49904.81137161">
                <text:p>49904.81137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4484152793884">
                <text:p>3.04484152793884</text:p>
              </table:table-cell>
              <table:table-cell office:value-type="float" office:value="78371.6651466716">
                <text:p>78371.6651466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8700051307678">
                <text:p>3.18700051307678</text:p>
              </table:table-cell>
              <table:table-cell office:value-type="float" office:value="57850.7224993208">
                <text:p>57850.7224993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7369561195374">
                <text:p>3.37369561195374</text:p>
              </table:table-cell>
              <table:table-cell office:value-type="float" office:value="44050.4332972354">
                <text:p>44050.4332972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6309175491333">
                <text:p>3.56309175491333</text:p>
              </table:table-cell>
              <table:table-cell office:value-type="float" office:value="43422.2147900577">
                <text:p>43422.2147900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6109647750854">
                <text:p>3.76109647750854</text:p>
              </table:table-cell>
              <table:table-cell office:value-type="float" office:value="41534.3628788718">
                <text:p>41534.3628788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474766254425">
                <text:p>3.9474766254425</text:p>
              </table:table-cell>
              <table:table-cell office:value-type="float" office:value="44124.8710829117">
                <text:p>44124.8710829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7097148895264">
                <text:p>4.07097148895264</text:p>
              </table:table-cell>
              <table:table-cell office:value-type="float" office:value="66593.8628234953">
                <text:p>66593.8628234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5220894813538">
                <text:p>4.25220894813538</text:p>
              </table:table-cell>
              <table:table-cell office:value-type="float" office:value="45376.9327659127">
                <text:p>45376.9327659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0919470787048">
                <text:p>4.40919470787048</text:p>
              </table:table-cell>
              <table:table-cell office:value-type="float" office:value="52386.9172202428">
                <text:p>52386.9172202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6602239608765">
                <text:p>4.56602239608765</text:p>
              </table:table-cell>
              <table:table-cell office:value-type="float" office:value="52439.7196279016">
                <text:p>52439.7196279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2292876243591">
                <text:p>4.72292876243591</text:p>
              </table:table-cell>
              <table:table-cell office:value-type="float" office:value="52413.4245881786">
                <text:p>52413.4245881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8000202178955">
                <text:p>4.88000202178955</text:p>
              </table:table-cell>
              <table:table-cell office:value-type="float" office:value="52357.7344345057">
                <text:p>52357.7344345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3690457344055">
                <text:p>5.03690457344055</text:p>
              </table:table-cell>
              <table:table-cell office:value-type="float" office:value="52414.698890893">
                <text:p>52414.698890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11528944969177">
                <text:p>5.11528944969177</text:p>
              </table:table-cell>
              <table:table-cell office:value-type="float" office:value="104918.19842443">
                <text:p>104918.19842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27072954177856">
                <text:p>5.27072954177856</text:p>
              </table:table-cell>
              <table:table-cell office:value-type="float" office:value="52907.8430769844">
                <text:p>52907.8430769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42053723335266">
                <text:p>5.42053723335266</text:p>
              </table:table-cell>
              <table:table-cell office:value-type="float" office:value="54897.047765617">
                <text:p>54897.047765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7025766372681">
                <text:p>5.57025766372681</text:p>
              </table:table-cell>
              <table:table-cell office:value-type="float" office:value="54929.0432805232">
                <text:p>54929.0432805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2010731697083">
                <text:p>5.72010731697083</text:p>
              </table:table-cell>
              <table:table-cell office:value-type="float" office:value="54881.6752122066">
                <text:p>54881.6752122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6992788314819">
                <text:p>5.86992788314819</text:p>
              </table:table-cell>
              <table:table-cell office:value-type="float" office:value="54892.3302710247">
                <text:p>54892.3302710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01971220970154">
                <text:p>6.01971220970154</text:p>
              </table:table-cell>
              <table:table-cell office:value-type="float" office:value="54905.6112160779">
                <text:p>54905.6112160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0366084575653">
                <text:p>10.0366084575653</text:p>
              </table:table-cell>
              <table:table-cell office:value-type="float" office:value="2047.351858882">
                <text:p>2047.351858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2343289852142">
                <text:p>10.2343289852142</text:p>
              </table:table-cell>
              <table:table-cell office:value-type="float" office:value="41594.0625780779">
                <text:p>41594.0625780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3787779808044">
                <text:p>10.3787779808044</text:p>
              </table:table-cell>
              <table:table-cell office:value-type="float" office:value="56933.5907556659">
                <text:p>56933.5907556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685033798218">
                <text:p>10.5685033798218</text:p>
              </table:table-cell>
              <table:table-cell office:value-type="float" office:value="43346.8583679122">
                <text:p>43346.8583679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81558227539">
                <text:p>10.7581558227539</text:p>
              </table:table-cell>
              <table:table-cell office:value-type="float" office:value="43363.533170744">
                <text:p>43363.533170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9480805397034">
                <text:p>10.9480805397034</text:p>
              </table:table-cell>
              <table:table-cell office:value-type="float" office:value="43301.3676792175">
                <text:p>43301.3676792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0888574123383">
                <text:p>11.0888574123383</text:p>
              </table:table-cell>
              <table:table-cell office:value-type="float" office:value="58418.6865787918">
                <text:p>58418.6865787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643902301788">
                <text:p>11.2643902301788</text:p>
              </table:table-cell>
              <table:table-cell office:value-type="float" office:value="46851.6377801743">
                <text:p>46851.6377801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400250911713">
                <text:p>11.4400250911713</text:p>
              </table:table-cell>
              <table:table-cell office:value-type="float" office:value="46824.4171659884">
                <text:p>46824.4171659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6156406402588">
                <text:p>11.6156406402588</text:p>
              </table:table-cell>
              <table:table-cell office:value-type="float" office:value="46829.5663039568">
                <text:p>46829.5663039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912530899048">
                <text:p>11.7912530899048</text:p>
              </table:table-cell>
              <table:table-cell office:value-type="float" office:value="46830.3928142802">
                <text:p>46830.39281428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9668660163879">
                <text:p>11.9668660163879</text:p>
              </table:table-cell>
              <table:table-cell office:value-type="float" office:value="46830.2656569469">
                <text:p>46830.2656569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0978283882141">
                <text:p>12.0978283882141</text:p>
              </table:table-cell>
              <table:table-cell office:value-type="float" office:value="62796.6635402406">
                <text:p>62796.6635402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628588676453">
                <text:p>12.2628588676453</text:p>
              </table:table-cell>
              <table:table-cell office:value-type="float" office:value="49833.2188596162">
                <text:p>49833.21885961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4279463291168">
                <text:p>12.4279463291168</text:p>
              </table:table-cell>
              <table:table-cell office:value-type="float" office:value="49816.0182892926">
                <text:p>49816.0182892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929572582245">
                <text:p>12.5929572582245</text:p>
              </table:table-cell>
              <table:table-cell office:value-type="float" office:value="49839.1230476257">
                <text:p>49839.1230476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7580125331879">
                <text:p>12.7580125331879</text:p>
              </table:table-cell>
              <table:table-cell office:value-type="float" office:value="49825.7326330508">
                <text:p>49825.7326330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9231626987457">
                <text:p>12.9231626987457</text:p>
              </table:table-cell>
              <table:table-cell office:value-type="float" office:value="49797.104182246">
                <text:p>49797.104182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0883221626282">
                <text:p>13.0883221626282</text:p>
              </table:table-cell>
              <table:table-cell office:value-type="float" office:value="49794.3006514813">
                <text:p>49794.3006514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227931022644">
                <text:p>13.227931022644</text:p>
              </table:table-cell>
              <table:table-cell office:value-type="float" office:value="58907.4360972877">
                <text:p>58907.4360972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4113204479218">
                <text:p>13.4113204479218</text:p>
              </table:table-cell>
              <table:table-cell office:value-type="float" office:value="44844.4613834535">
                <text:p>44844.46138345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5947313308716">
                <text:p>13.5947313308716</text:p>
              </table:table-cell>
              <table:table-cell office:value-type="float" office:value="44839.2149240655">
                <text:p>44839.2149240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7781567573547">
                <text:p>13.7781567573547</text:p>
              </table:table-cell>
              <table:table-cell office:value-type="float" office:value="44835.6596884091">
                <text:p>44835.6596884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9616641998291">
                <text:p>13.9616641998291</text:p>
              </table:table-cell>
              <table:table-cell office:value-type="float" office:value="44815.6210402684">
                <text:p>44815.6210402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0844943523407">
                <text:p>14.0844943523407</text:p>
              </table:table-cell>
              <table:table-cell office:value-type="float" office:value="66954.2439851937">
                <text:p>66954.2439851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2345309257507">
                <text:p>14.2345309257507</text:p>
              </table:table-cell>
              <table:table-cell office:value-type="float" office:value="54813.3019375527">
                <text:p>54813.30193755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3845739364624">
                <text:p>14.3845739364624</text:p>
              </table:table-cell>
              <table:table-cell office:value-type="float" office:value="54810.950280141">
                <text:p>54810.950280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5346438884735">
                <text:p>14.5346438884735</text:p>
              </table:table-cell>
              <table:table-cell office:value-type="float" office:value="54801.1103474681">
                <text:p>54801.1103474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6847574710846">
                <text:p>14.6847574710846</text:p>
              </table:table-cell>
              <table:table-cell office:value-type="float" office:value="54785.1823729158">
                <text:p>54785.1823729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8347246646881">
                <text:p>14.8347246646881</text:p>
              </table:table-cell>
              <table:table-cell office:value-type="float" office:value="54838.6603922367">
                <text:p>54838.66039223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9848692417145">
                <text:p>14.9848692417145</text:p>
              </table:table-cell>
              <table:table-cell office:value-type="float" office:value="54773.8730420864">
                <text:p>54773.8730420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095853805542">
                <text:p>15.095853805542</text:p>
              </table:table-cell>
              <table:table-cell office:value-type="float" office:value="74100.394833116">
                <text:p>74100.394833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334358692169">
                <text:p>15.2334358692169</text:p>
              </table:table-cell>
              <table:table-cell office:value-type="float" office:value="59775.2336338793">
                <text:p>59775.2336338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37096118927">
                <text:p>15.37096118927</text:p>
              </table:table-cell>
              <table:table-cell office:value-type="float" office:value="59799.8971885656">
                <text:p>59799.8971885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5085601806641">
                <text:p>15.5085601806641</text:p>
              </table:table-cell>
              <table:table-cell office:value-type="float" office:value="59767.8799581378">
                <text:p>59767.8799581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3503446578979">
                <text:p>19.3503446578979</text:p>
              </table:table-cell>
              <table:table-cell office:value-type="float" office:value="2140.67188014705">
                <text:p>2140.67188014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5562117099762">
                <text:p>19.5562117099762</text:p>
              </table:table-cell>
              <table:table-cell office:value-type="float" office:value="39948.1117399698">
                <text:p>39948.1117399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7620687484741">
                <text:p>19.7620687484741</text:p>
              </table:table-cell>
              <table:table-cell office:value-type="float" office:value="39950.0549507949">
                <text:p>39950.0549507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968035697937">
                <text:p>19.968035697937</text:p>
              </table:table-cell>
              <table:table-cell office:value-type="float" office:value="39928.7362435871">
                <text:p>39928.73624358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1741495132446">
                <text:p>20.1741495132446</text:p>
              </table:table-cell>
              <table:table-cell office:value-type="float" office:value="39900.2851299705">
                <text:p>39900.2851299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3713710308075">
                <text:p>20.3713710308075</text:p>
              </table:table-cell>
              <table:table-cell office:value-type="float" office:value="41699.3039178827">
                <text:p>41699.3039178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5652530193329">
                <text:p>20.5652530193329</text:p>
              </table:table-cell>
              <table:table-cell office:value-type="float" office:value="42417.5554549926">
                <text:p>42417.5554549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7588527202606">
                <text:p>20.7588527202606</text:p>
              </table:table-cell>
              <table:table-cell office:value-type="float" office:value="42479.4044649367">
                <text:p>42479.4044649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9527063369751">
                <text:p>20.9527063369751</text:p>
              </table:table-cell>
              <table:table-cell office:value-type="float" office:value="42423.7635561525">
                <text:p>42423.7635561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1465268135071">
                <text:p>21.1465268135071</text:p>
              </table:table-cell>
              <table:table-cell office:value-type="float" office:value="42431.0173370302">
                <text:p>42431.0173370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.3228001594543">
                <text:p>21.3228001594543</text:p>
              </table:table-cell>
              <table:table-cell office:value-type="float" office:value="46654.8130450778">
                <text:p>46654.8130450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4836294651032">
                <text:p>21.4836294651032</text:p>
              </table:table-cell>
              <table:table-cell office:value-type="float" office:value="51134.9593087121">
                <text:p>51134.9593087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6445245742798">
                <text:p>21.6445245742798</text:p>
              </table:table-cell>
              <table:table-cell office:value-type="float" office:value="51114.0459277195">
                <text:p>51114.0459277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8858587741852">
                <text:p>21.8858587741852</text:p>
              </table:table-cell>
              <table:table-cell office:value-type="float" office:value="34077.2257028795">
                <text:p>34077.2257028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0467135906219">
                <text:p>22.0467135906219</text:p>
              </table:table-cell>
              <table:table-cell office:value-type="float" office:value="51126.8495540068">
                <text:p>51126.84955400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077131271362">
                <text:p>22.2077131271362</text:p>
              </table:table-cell>
              <table:table-cell office:value-type="float" office:value="51080.8923929446">
                <text:p>51080.89239294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3716571331024">
                <text:p>22.3716571331024</text:p>
              </table:table-cell>
              <table:table-cell office:value-type="float" office:value="50163.468627796">
                <text:p>50163.468627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5364232063293">
                <text:p>22.5364232063293</text:p>
              </table:table-cell>
              <table:table-cell office:value-type="float" office:value="49913.1880667767">
                <text:p>49913.1880667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7011702060699">
                <text:p>22.7011702060699</text:p>
              </table:table-cell>
              <table:table-cell office:value-type="float" office:value="49918.9667365655">
                <text:p>49918.9667365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8658802509308">
                <text:p>22.8658802509308</text:p>
              </table:table-cell>
              <table:table-cell office:value-type="float" office:value="49930.1667178118">
                <text:p>49930.1667178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0306026935577">
                <text:p>23.0306026935577</text:p>
              </table:table-cell>
              <table:table-cell office:value-type="float" office:value="49926.4087445867">
                <text:p>49926.40874458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1131551265717">
                <text:p>23.1131551265717</text:p>
              </table:table-cell>
              <table:table-cell office:value-type="float" office:value="99621.5338512635">
                <text:p>99621.5338512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3008396625519">
                <text:p>23.3008396625519</text:p>
              </table:table-cell>
              <table:table-cell office:value-type="float" office:value="43818.2078083754">
                <text:p>43818.20780837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5235939025879">
                <text:p>23.5235939025879</text:p>
              </table:table-cell>
              <table:table-cell office:value-type="float" office:value="36919.61149054">
                <text:p>36919.61149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6875491142273">
                <text:p>23.6875491142273</text:p>
              </table:table-cell>
              <table:table-cell office:value-type="float" office:value="50160.0401583299">
                <text:p>50160.0401583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8515300750732">
                <text:p>23.8515300750732</text:p>
              </table:table-cell>
              <table:table-cell office:value-type="float" office:value="50152.1637486079">
                <text:p>50152.16374860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0384747982025">
                <text:p>24.0384747982025</text:p>
              </table:table-cell>
              <table:table-cell office:value-type="float" office:value="43991.6134691488">
                <text:p>43991.61346914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1794672012329">
                <text:p>24.1794672012329</text:p>
              </table:table-cell>
              <table:table-cell office:value-type="float" office:value="58329.3838762862">
                <text:p>58329.3838762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.3388092517853">
                <text:p>24.3388092517853</text:p>
              </table:table-cell>
              <table:table-cell office:value-type="float" office:value="51612.2390259887">
                <text:p>51612.23902598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4957220554352">
                <text:p>24.4957220554352</text:p>
              </table:table-cell>
              <table:table-cell office:value-type="float" office:value="52411.274342845">
                <text:p>52411.2743428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.6526348590851">
                <text:p>24.6526348590851</text:p>
              </table:table-cell>
              <table:table-cell office:value-type="float" office:value="52411.274342845">
                <text:p>52411.2743428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.8095586299896">
                <text:p>24.8095586299896</text:p>
              </table:table-cell>
              <table:table-cell office:value-type="float" office:value="52407.6113682151">
                <text:p>52407.61136821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.9665594100952">
                <text:p>24.9665594100952</text:p>
              </table:table-cell>
              <table:table-cell office:value-type="float" office:value="52381.9053285528">
                <text:p>52381.9053285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1237757205963">
                <text:p>25.1237757205963</text:p>
              </table:table-cell>
              <table:table-cell office:value-type="float" office:value="52310.0941231065">
                <text:p>52310.09412310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2786519527435">
                <text:p>25.2786519527435</text:p>
              </table:table-cell>
              <table:table-cell office:value-type="float" office:value="53100.4653585756">
                <text:p>53100.4653585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4284617900848">
                <text:p>25.4284617900848</text:p>
              </table:table-cell>
              <table:table-cell office:value-type="float" office:value="54896.26146021">
                <text:p>54896.26146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5781850814819">
                <text:p>25.5781850814819</text:p>
              </table:table-cell>
              <table:table-cell office:value-type="float" office:value="54927.9936558994">
                <text:p>54927.99365589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7279980182648">
                <text:p>25.7279980182648</text:p>
              </table:table-cell>
              <table:table-cell office:value-type="float" office:value="54895.1257254986">
                <text:p>54895.12572549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877815246582">
                <text:p>25.877815246582</text:p>
              </table:table-cell>
              <table:table-cell office:value-type="float" office:value="54893.5532473237">
                <text:p>54893.5532473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0276112556458">
                <text:p>26.0276112556458</text:p>
              </table:table-cell>
              <table:table-cell office:value-type="float" office:value="54901.329156918">
                <text:p>54901.3291569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.0365726947784">
                <text:p>30.0365726947784</text:p>
              </table:table-cell>
              <table:table-cell office:value-type="float" office:value="2051.40411671787">
                <text:p>2051.404116717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.2342338562012">
                <text:p>30.2342338562012</text:p>
              </table:table-cell>
              <table:table-cell office:value-type="float" office:value="41606.5550804474">
                <text:p>41606.5550804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.3786671161652">
                <text:p>30.3786671161652</text:p>
              </table:table-cell>
              <table:table-cell office:value-type="float" office:value="56939.7935215922">
                <text:p>56939.7935215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.5683975219727">
                <text:p>30.5683975219727</text:p>
              </table:table-cell>
              <table:table-cell office:value-type="float" office:value="43345.7144889273">
                <text:p>43345.7144889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.758068561554">
                <text:p>30.758068561554</text:p>
              </table:table-cell>
              <table:table-cell office:value-type="float" office:value="43359.2815126367">
                <text:p>43359.28151263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.9478690624237">
                <text:p>30.9478690624237</text:p>
              </table:table-cell>
              <table:table-cell office:value-type="float" office:value="43329.7065198139">
                <text:p>43329.7065198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.0886175632477">
                <text:p>31.0886175632477</text:p>
              </table:table-cell>
              <table:table-cell office:value-type="float" office:value="58430.4625047854">
                <text:p>58430.46250478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.2641932964325">
                <text:p>31.2641932964325</text:p>
              </table:table-cell>
              <table:table-cell office:value-type="float" office:value="46840.186003058">
                <text:p>46840.1860030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.439825296402">
                <text:p>31.439825296402</text:p>
              </table:table-cell>
              <table:table-cell office:value-type="float" office:value="46825.1799297907">
                <text:p>46825.17992979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.6154279708862">
                <text:p>31.6154279708862</text:p>
              </table:table-cell>
              <table:table-cell office:value-type="float" office:value="46832.9996917985">
                <text:p>46832.99969179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.7911002635956">
                <text:p>31.7911002635956</text:p>
              </table:table-cell>
              <table:table-cell office:value-type="float" office:value="46814.4399618362">
                <text:p>46814.43996183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9667026996613">
                <text:p>31.9667026996613</text:p>
              </table:table-cell>
              <table:table-cell office:value-type="float" office:value="46833.0632778027">
                <text:p>46833.0632778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0976512432098">
                <text:p>32.0976512432098</text:p>
              </table:table-cell>
              <table:table-cell office:value-type="float" office:value="62803.2949213274">
                <text:p>62803.2949213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.2627010345459">
                <text:p>32.2627010345459</text:p>
              </table:table-cell>
              <table:table-cell office:value-type="float" office:value="49827.388047132">
                <text:p>49827.3880471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.4277837276459">
                <text:p>32.4277837276459</text:p>
              </table:table-cell>
              <table:table-cell office:value-type="float" office:value="49817.4572123043">
                <text:p>49817.4572123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5928893089294">
                <text:p>32.5928893089294</text:p>
              </table:table-cell>
              <table:table-cell office:value-type="float" office:value="49810.5511398507">
                <text:p>49810.55113985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7579321861267">
                <text:p>32.7579321861267</text:p>
              </table:table-cell>
              <table:table-cell office:value-type="float" office:value="49829.4754651566">
                <text:p>49829.4754651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9230871200562">
                <text:p>32.9230871200562</text:p>
              </table:table-cell>
              <table:table-cell office:value-type="float" office:value="49795.6664347274">
                <text:p>49795.66643472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.0883107185364">
                <text:p>33.0883107185364</text:p>
              </table:table-cell>
              <table:table-cell office:value-type="float" office:value="49774.9720720695">
                <text:p>49774.97207206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278692722321">
                <text:p>33.2278692722321</text:p>
              </table:table-cell>
              <table:table-cell office:value-type="float" office:value="58928.6703123425">
                <text:p>58928.67031234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4112803936005">
                <text:p>33.4112803936005</text:p>
              </table:table-cell>
              <table:table-cell office:value-type="float" office:value="44839.156636968">
                <text:p>44839.1566369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5946846008301">
                <text:p>33.5946846008301</text:p>
              </table:table-cell>
              <table:table-cell office:value-type="float" office:value="44840.847024321">
                <text:p>44840.847024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7781231403351">
                <text:p>33.7781231403351</text:p>
              </table:table-cell>
              <table:table-cell office:value-type="float" office:value="44832.4546313542">
                <text:p>44832.4546313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9615588188171">
                <text:p>33.9615588188171</text:p>
              </table:table-cell>
              <table:table-cell office:value-type="float" office:value="44833.1538774476">
                <text:p>44833.15387744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09255194664">
                <text:p>34.09255194664</text:p>
              </table:table-cell>
              <table:table-cell office:value-type="float" office:value="62781.9194539746">
                <text:p>62781.91945397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2425925731659">
                <text:p>34.2425925731659</text:p>
              </table:table-cell>
              <table:table-cell office:value-type="float" office:value="54811.8212408393">
                <text:p>54811.82124083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3926582336426">
                <text:p>34.3926582336426</text:p>
              </table:table-cell>
              <table:table-cell office:value-type="float" office:value="54802.6775337969">
                <text:p>54802.67753379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542724609375">
                <text:p>34.542724609375</text:p>
              </table:table-cell>
              <table:table-cell office:value-type="float" office:value="54802.4163298508">
                <text:p>54802.4163298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6927990913391">
                <text:p>34.6927990913391</text:p>
              </table:table-cell>
              <table:table-cell office:value-type="float" office:value="54799.4561924704">
                <text:p>54799.4561924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8429055213928">
                <text:p>34.8429055213928</text:p>
              </table:table-cell>
              <table:table-cell office:value-type="float" office:value="54787.7928817393">
                <text:p>54787.79288173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.9929955005646">
                <text:p>34.9929955005646</text:p>
              </table:table-cell>
              <table:table-cell office:value-type="float" office:value="54793.7979962607">
                <text:p>54793.79799626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1039834022522">
                <text:p>35.1039834022522</text:p>
              </table:table-cell>
              <table:table-cell office:value-type="float" office:value="74098.1663311974">
                <text:p>74098.1663311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241495847702">
                <text:p>35.241495847702</text:p>
              </table:table-cell>
              <table:table-cell office:value-type="float" office:value="59805.4959541862">
                <text:p>59805.4959541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3790760040283">
                <text:p>35.3790760040283</text:p>
              </table:table-cell>
              <table:table-cell office:value-type="float" office:value="59776.0623304965">
                <text:p>59776.06233049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.5166304111481">
                <text:p>35.5166304111481</text:p>
              </table:table-cell>
              <table:table-cell office:value-type="float" office:value="59787.2519841579">
                <text:p>59787.2519841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.6542110443115">
                <text:p>35.6542110443115</text:p>
              </table:table-cell>
              <table:table-cell office:value-type="float" office:value="59775.8551541881">
                <text:p>59775.85515418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.7917630672455">
                <text:p>35.7917630672455</text:p>
              </table:table-cell>
              <table:table-cell office:value-type="float" office:value="59788.288275109">
                <text:p>59788.288275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.99822473526">
                <text:p>35.99822473526</text:p>
              </table:table-cell>
              <table:table-cell office:value-type="float" office:value="39833.0599529079">
                <text:p>39833.05995290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.1582787036896">
                <text:p>39.1582787036896</text:p>
              </table:table-cell>
              <table:table-cell office:value-type="float" office:value="2602.48719868763">
                <text:p>2602.48719868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.3612680435181">
                <text:p>39.3612680435181</text:p>
              </table:table-cell>
              <table:table-cell office:value-type="float" office:value="40514.4428123594">
                <text:p>40514.44281235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5670855045319">
                <text:p>39.5670855045319</text:p>
              </table:table-cell>
              <table:table-cell office:value-type="float" office:value="39957.7371107927">
                <text:p>39957.73711079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7728981971741">
                <text:p>39.7728981971741</text:p>
              </table:table-cell>
              <table:table-cell office:value-type="float" office:value="39958.6628716662">
                <text:p>39958.6628716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978865146637">
                <text:p>39.978865146637</text:p>
              </table:table-cell>
              <table:table-cell office:value-type="float" office:value="39928.7362435871">
                <text:p>39928.73624358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1847052574158">
                <text:p>40.1847052574158</text:p>
              </table:table-cell>
              <table:table-cell office:value-type="float" office:value="39953.3403323774">
                <text:p>39953.34033237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3815710544586">
                <text:p>40.3815710544586</text:p>
              </table:table-cell>
              <table:table-cell office:value-type="float" office:value="41774.6511762533">
                <text:p>41774.65117625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5753376483917">
                <text:p>40.5753376483917</text:p>
              </table:table-cell>
              <table:table-cell office:value-type="float" office:value="42442.8165509231">
                <text:p>42442.8165509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769070148468">
                <text:p>40.769070148468</text:p>
              </table:table-cell>
              <table:table-cell office:value-type="float" office:value="42450.2858155513">
                <text:p>42450.28581555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9629209041596">
                <text:p>40.9629209041596</text:p>
              </table:table-cell>
              <table:table-cell office:value-type="float" office:value="42424.3896840244">
                <text:p>42424.38968402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.1566951274872">
                <text:p>41.1566951274872</text:p>
              </table:table-cell>
              <table:table-cell office:value-type="float" office:value="42441.1454669836">
                <text:p>42441.1454669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3311743736267">
                <text:p>41.3311743736267</text:p>
              </table:table-cell>
              <table:table-cell office:value-type="float" office:value="47134.5456950421">
                <text:p>47134.54569504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4920806884766">
                <text:p>41.4920806884766</text:p>
              </table:table-cell>
              <table:table-cell office:value-type="float" office:value="51110.4862955445">
                <text:p>51110.48629554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6529982089996">
                <text:p>41.6529982089996</text:p>
              </table:table-cell>
              <table:table-cell office:value-type="float" office:value="51106.9271591274">
                <text:p>51106.92715912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8944938182831">
                <text:p>41.8944938182831</text:p>
              </table:table-cell>
              <table:table-cell office:value-type="float" office:value="34054.4493723998">
                <text:p>34054.4493723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.0553483963013">
                <text:p>42.0553483963013</text:p>
              </table:table-cell>
              <table:table-cell office:value-type="float" office:value="51126.9253341989">
                <text:p>51126.9253341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.2162013053894">
                <text:p>42.2162013053894</text:p>
              </table:table-cell>
              <table:table-cell office:value-type="float" office:value="51127.4558018338">
                <text:p>51127.45580183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380441904068">
                <text:p>42.380441904068</text:p>
              </table:table-cell>
              <table:table-cell office:value-type="float" office:value="50072.881286155">
                <text:p>50072.881286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451655387878">
                <text:p>42.5451655387878</text:p>
              </table:table-cell>
              <table:table-cell office:value-type="float" office:value="49926.0474308186">
                <text:p>49926.04743081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100548744202">
                <text:p>42.7100548744202</text:p>
              </table:table-cell>
              <table:table-cell office:value-type="float" office:value="49875.8756499459">
                <text:p>49875.87564994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8747477531433">
                <text:p>42.8747477531433</text:p>
              </table:table-cell>
              <table:table-cell office:value-type="float" office:value="49935.3709994036">
                <text:p>49935.37099940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0396640300751">
                <text:p>43.0396640300751</text:p>
              </table:table-cell>
              <table:table-cell office:value-type="float" office:value="49867.7277525665">
                <text:p>49867.72775256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1220135688782">
                <text:p>43.1220135688782</text:p>
              </table:table-cell>
              <table:table-cell office:value-type="float" office:value="99866.9831007038">
                <text:p>99866.98310070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3096351623535">
                <text:p>43.3096351623535</text:p>
              </table:table-cell>
              <table:table-cell office:value-type="float" office:value="43832.9077568614">
                <text:p>43832.90775686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5324432849884">
                <text:p>43.5324432849884</text:p>
              </table:table-cell>
              <table:table-cell office:value-type="float" office:value="36910.6830700088">
                <text:p>36910.68307000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6963627338409">
                <text:p>43.6963627338409</text:p>
              </table:table-cell>
              <table:table-cell office:value-type="float" office:value="50170.9837213903">
                <text:p>50170.9837213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.8838219642639">
                <text:p>43.8838219642639</text:p>
              </table:table-cell>
              <table:table-cell office:value-type="float" office:value="43870.8725168869">
                <text:p>43870.87251688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1297128200531">
                <text:p>44.1297128200531</text:p>
              </table:table-cell>
              <table:table-cell office:value-type="float" office:value="33445.7333665587">
                <text:p>33445.73336655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2687056064606">
                <text:p>44.2687056064606</text:p>
              </table:table-cell>
              <table:table-cell office:value-type="float" office:value="59168.5382570183">
                <text:p>59168.5382570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.4257352352142">
                <text:p>44.4257352352142</text:p>
              </table:table-cell>
              <table:table-cell office:value-type="float" office:value="52372.2820035528">
                <text:p>52372.2820035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.5825841426849">
                <text:p>44.5825841426849</text:p>
              </table:table-cell>
              <table:table-cell office:value-type="float" office:value="52432.6253374517">
                <text:p>52432.62533745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.7395308017731">
                <text:p>44.7395308017731</text:p>
              </table:table-cell>
              <table:table-cell office:value-type="float" office:value="52399.9685484337">
                <text:p>52399.96854843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.8964302539825">
                <text:p>44.8964302539825</text:p>
              </table:table-cell>
              <table:table-cell office:value-type="float" office:value="52415.7343074744">
                <text:p>52415.73430747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.0534024238586">
                <text:p>45.0534024238586</text:p>
              </table:table-cell>
              <table:table-cell office:value-type="float" office:value="52391.4526153991">
                <text:p>52391.4526153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.21040391922">
                <text:p>45.21040391922</text:p>
              </table:table-cell>
              <table:table-cell office:value-type="float" office:value="52381.6666909639">
                <text:p>52381.66669096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.3613796234131">
                <text:p>45.3613796234131</text:p>
              </table:table-cell>
              <table:table-cell office:value-type="float" office:value="54472.3407249723">
                <text:p>54472.34072497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5111594200134">
                <text:p>45.5111594200134</text:p>
              </table:table-cell>
              <table:table-cell office:value-type="float" office:value="54907.2717860884">
                <text:p>54907.27178608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6608860492706">
                <text:p>45.6608860492706</text:p>
              </table:table-cell>
              <table:table-cell office:value-type="float" office:value="54926.7691445369">
                <text:p>54926.76914453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.8108837604523">
                <text:p>45.8108837604523</text:p>
              </table:table-cell>
              <table:table-cell office:value-type="float" office:value="54827.5032679739">
                <text:p>54827.50326797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.96049284935">
                <text:p>45.96049284935</text:p>
              </table:table-cell>
              <table:table-cell office:value-type="float" office:value="54969.9223529337">
                <text:p>54969.92235293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.0570228099823">
                <text:p>46.0570228099823</text:p>
              </table:table-cell>
              <table:table-cell office:value-type="float" office:value="85196.3467728391">
                <text:p>85196.3467728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.1364850997925">
                <text:p>50.1364850997925</text:p>
              </table:table-cell>
              <table:table-cell office:value-type="float" office:value="2015.95196027236">
                <text:p>2015.951960272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.2808530330658">
                <text:p>50.2808530330658</text:p>
              </table:table-cell>
              <table:table-cell office:value-type="float" office:value="56965.5588573844">
                <text:p>56965.5588573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.4706449508667">
                <text:p>50.4706449508667</text:p>
              </table:table-cell>
              <table:table-cell office:value-type="float" office:value="43331.6660440051">
                <text:p>43331.66604400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.6604192256927">
                <text:p>50.6604192256927</text:p>
              </table:table-cell>
              <table:table-cell office:value-type="float" office:value="43335.6945114835">
                <text:p>43335.6945114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.8501756191254">
                <text:p>50.8501756191254</text:p>
              </table:table-cell>
              <table:table-cell office:value-type="float" office:value="43339.778182074">
                <text:p>43339.7781820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.0398545265198">
                <text:p>51.0398545265198</text:p>
              </table:table-cell>
              <table:table-cell office:value-type="float" office:value="43357.4829851767">
                <text:p>43357.4829851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.180691242218">
                <text:p>51.180691242218</text:p>
              </table:table-cell>
              <table:table-cell office:value-type="float" office:value="58393.8638388927">
                <text:p>58393.86383889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.3562920093536">
                <text:p>51.3562920093536</text:p>
              </table:table-cell>
              <table:table-cell office:value-type="float" office:value="46833.5083846669">
                <text:p>46833.50838466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.5319032669067">
                <text:p>51.5319032669067</text:p>
              </table:table-cell>
              <table:table-cell office:value-type="float" office:value="46830.7107106346">
                <text:p>46830.71071063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.7075238227844">
                <text:p>51.7075238227844</text:p>
              </table:table-cell>
              <table:table-cell office:value-type="float" office:value="46828.2312335224">
                <text:p>46828.23123352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8831858634949">
                <text:p>51.8831858634949</text:p>
              </table:table-cell>
              <table:table-cell office:value-type="float" office:value="46817.1721490811">
                <text:p>46817.17214908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0587413311005">
                <text:p>52.0587413311005</text:p>
              </table:table-cell>
              <table:table-cell office:value-type="float" office:value="46845.5930889964">
                <text:p>46845.59308899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.1844358444214">
                <text:p>52.1844358444214</text:p>
              </table:table-cell>
              <table:table-cell office:value-type="float" office:value="65428.4724346122">
                <text:p>65428.47243461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3495330810547">
                <text:p>52.3495330810547</text:p>
              </table:table-cell>
              <table:table-cell office:value-type="float" office:value="49813.0687569678">
                <text:p>49813.06875696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.5146045684815">
                <text:p>52.5146045684815</text:p>
              </table:table-cell>
              <table:table-cell office:value-type="float" office:value="49820.8390086082">
                <text:p>49820.83900860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6796641349793">
                <text:p>52.6796641349793</text:p>
              </table:table-cell>
              <table:table-cell office:value-type="float" office:value="49824.4371683206">
                <text:p>49824.43716832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844789981842">
                <text:p>52.844789981842</text:p>
              </table:table-cell>
              <table:table-cell office:value-type="float" office:value="49804.4379862198">
                <text:p>49804.43798621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.0098626613617">
                <text:p>53.0098626613617</text:p>
              </table:table-cell>
              <table:table-cell office:value-type="float" office:value="49820.47922122">
                <text:p>49820.47922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.140321969986">
                <text:p>53.140321969986</text:p>
              </table:table-cell>
              <table:table-cell office:value-type="float" office:value="63038.8133029719">
                <text:p>63038.81330297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.3237793445587">
                <text:p>53.3237793445587</text:p>
              </table:table-cell>
              <table:table-cell office:value-type="float" office:value="44827.8518056444">
                <text:p>44827.85180564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071840286255">
                <text:p>53.5071840286255</text:p>
              </table:table-cell>
              <table:table-cell office:value-type="float" office:value="44840.7304417911">
                <text:p>44840.73044179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6906218528748">
                <text:p>53.6906218528748</text:p>
              </table:table-cell>
              <table:table-cell office:value-type="float" office:value="44832.6294408327">
                <text:p>44832.62944083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873988866806">
                <text:p>53.873988866806</text:p>
              </table:table-cell>
              <table:table-cell office:value-type="float" office:value="44849.9423297711">
                <text:p>44849.94232977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.0574395656586">
                <text:p>54.0574395656586</text:p>
              </table:table-cell>
              <table:table-cell office:value-type="float" office:value="44829.4830787786">
                <text:p>44829.48307877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171660900116">
                <text:p>54.171660900116</text:p>
              </table:table-cell>
              <table:table-cell office:value-type="float" office:value="72000.5596070794">
                <text:p>72000.55960707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3216822147369">
                <text:p>54.3216822147369</text:p>
              </table:table-cell>
              <table:table-cell office:value-type="float" office:value="54818.8770427583">
                <text:p>54818.87704275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4717950820923">
                <text:p>54.4717950820923</text:p>
              </table:table-cell>
              <table:table-cell office:value-type="float" office:value="54785.4434126035">
                <text:p>54785.44341260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6219232082367">
                <text:p>54.6219232082367</text:p>
              </table:table-cell>
              <table:table-cell office:value-type="float" office:value="54779.8751054102">
                <text:p>54779.87510541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7718839645386">
                <text:p>54.7718839645386</text:p>
              </table:table-cell>
              <table:table-cell office:value-type="float" office:value="54841.0144280988">
                <text:p>54841.01442809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.9219822883606">
                <text:p>54.9219822883606</text:p>
              </table:table-cell>
              <table:table-cell office:value-type="float" office:value="54790.7517591707">
                <text:p>54790.75175917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0721414089203">
                <text:p>55.0721414089203</text:p>
              </table:table-cell>
              <table:table-cell office:value-type="float" office:value="54768.567965412">
                <text:p>54768.5679654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1768159866333">
                <text:p>55.1768159866333</text:p>
              </table:table-cell>
              <table:table-cell office:value-type="float" office:value="78567.3100353729">
                <text:p>78567.31003537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3143808841705">
                <text:p>55.3143808841705</text:p>
              </table:table-cell>
              <table:table-cell office:value-type="float" office:value="59782.6927307106">
                <text:p>59782.69273071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.4519445896149">
                <text:p>55.4519445896149</text:p>
              </table:table-cell>
              <table:table-cell office:value-type="float" office:value="59783.2107926736">
                <text:p>59783.21079267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5895898342133">
                <text:p>55.5895898342133</text:p>
              </table:table-cell>
              <table:table-cell office:value-type="float" office:value="59747.7960389797">
                <text:p>59747.79603897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7271022796631">
                <text:p>55.7271022796631</text:p>
              </table:table-cell>
              <table:table-cell office:value-type="float" office:value="59805.4959541862">
                <text:p>59805.4959541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8646063804626">
                <text:p>55.8646063804626</text:p>
              </table:table-cell>
              <table:table-cell office:value-type="float" office:value="59809.125343746">
                <text:p>59809.1253437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0022833347321">
                <text:p>56.0022833347321</text:p>
              </table:table-cell>
              <table:table-cell office:value-type="float" office:value="59734.0349635212">
                <text:p>59734.0349635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.2690100669861">
                <text:p>59.2690100669861</text:p>
              </table:table-cell>
              <table:table-cell office:value-type="float" office:value="2517.5047299795">
                <text:p>2517.50472997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3718361854553">
                <text:p>59.3718361854553</text:p>
              </table:table-cell>
              <table:table-cell office:value-type="float" office:value="79979.6795058477">
                <text:p>79979.67950584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.5777537822723">
                <text:p>59.5777537822723</text:p>
              </table:table-cell>
              <table:table-cell office:value-type="float" office:value="39938.3060366038">
                <text:p>39938.3060366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.8865702152252">
                <text:p>59.8865702152252</text:p>
              </table:table-cell>
              <table:table-cell office:value-type="float" office:value="26630.7071853745">
                <text:p>26630.70718537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.0925085544586">
                <text:p>60.0925085544586</text:p>
              </table:table-cell>
              <table:table-cell office:value-type="float" office:value="39934.2833909105">
                <text:p>39934.28339091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.294798374176">
                <text:p>60.294798374176</text:p>
              </table:table-cell>
              <table:table-cell office:value-type="float" office:value="40654.5421390393">
                <text:p>40654.54213903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.4885535240173">
                <text:p>60.4885535240173</text:p>
              </table:table-cell>
              <table:table-cell office:value-type="float" office:value="42445.3234235875">
                <text:p>42445.3234235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.6823306083679">
                <text:p>60.6823306083679</text:p>
              </table:table-cell>
              <table:table-cell office:value-type="float" office:value="42440.5188444313">
                <text:p>42440.51884443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.8759696483612">
                <text:p>60.8759696483612</text:p>
              </table:table-cell>
              <table:table-cell office:value-type="float" office:value="42470.7744899228">
                <text:p>42470.77448992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.0699365139008">
                <text:p>61.0699365139008</text:p>
              </table:table-cell>
              <table:table-cell office:value-type="float" office:value="42398.9941638928">
                <text:p>42398.99416389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.2590613365173">
                <text:p>61.2590613365173</text:p>
              </table:table-cell>
              <table:table-cell office:value-type="float" office:value="43484.5087293113">
                <text:p>43484.50872931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.4200756549835">
                <text:p>61.4200756549835</text:p>
              </table:table-cell>
              <table:table-cell office:value-type="float" office:value="51076.2029013405">
                <text:p>51076.20290134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.5808026790619">
                <text:p>61.5808026790619</text:p>
              </table:table-cell>
              <table:table-cell office:value-type="float" office:value="51167.4999718159">
                <text:p>51167.49997181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.8221883773804">
                <text:p>61.8221883773804</text:p>
              </table:table-cell>
              <table:table-cell office:value-type="float" office:value="34069.9554998049">
                <text:p>34069.95549980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983184337616">
                <text:p>61.983184337616</text:p>
              </table:table-cell>
              <table:table-cell office:value-type="float" office:value="51082.0270767372">
                <text:p>51082.02707673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.1440427303314">
                <text:p>62.1440427303314</text:p>
              </table:table-cell>
              <table:table-cell office:value-type="float" office:value="51125.7128780816">
                <text:p>51125.71287808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.3066391944885">
                <text:p>62.3066391944885</text:p>
              </table:table-cell>
              <table:table-cell office:value-type="float" office:value="50579.2056588253">
                <text:p>50579.20565882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.471337556839">
                <text:p>62.471337556839</text:p>
              </table:table-cell>
              <table:table-cell office:value-type="float" office:value="49933.7084026375">
                <text:p>49933.7084026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6361632347107">
                <text:p>62.6361632347107</text:p>
              </table:table-cell>
              <table:table-cell office:value-type="float" office:value="49895.138343683">
                <text:p>49895.1383436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8008692264557">
                <text:p>62.8008692264557</text:p>
              </table:table-cell>
              <table:table-cell office:value-type="float" office:value="49931.3954086913">
                <text:p>49931.39540869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9657559394836">
                <text:p>62.9657559394836</text:p>
              </table:table-cell>
              <table:table-cell office:value-type="float" office:value="49876.6689503098">
                <text:p>49876.66895030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.1304578781128">
                <text:p>63.1304578781128</text:p>
              </table:table-cell>
              <table:table-cell office:value-type="float" office:value="49932.624160044">
                <text:p>49932.6241600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949454784393">
                <text:p>63.2949454784393</text:p>
              </table:table-cell>
              <table:table-cell office:value-type="float" office:value="49997.6896962072">
                <text:p>49997.6896962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4827711582184">
                <text:p>63.4827711582184</text:p>
              </table:table-cell>
              <table:table-cell office:value-type="float" office:value="43785.2801047984">
                <text:p>43785.28010479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0481133461">
                <text:p>63.70481133461</text:p>
              </table:table-cell>
              <table:table-cell office:value-type="float" office:value="37038.3420408374">
                <text:p>37038.34204083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8927185535431">
                <text:p>63.8927185535431</text:p>
              </table:table-cell>
              <table:table-cell office:value-type="float" office:value="43766.2802243256">
                <text:p>43766.28022432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1386430263519">
                <text:p>64.1386430263519</text:p>
              </table:table-cell>
              <table:table-cell office:value-type="float" office:value="33441.1614511935">
                <text:p>33441.16145119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276948928833">
                <text:p>64.276948928833</text:p>
              </table:table-cell>
              <table:table-cell office:value-type="float" office:value="59462.3935238417">
                <text:p>59462.39352384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4338290691376">
                <text:p>64.4338290691376</text:p>
              </table:table-cell>
              <table:table-cell office:value-type="float" office:value="52422.1866708814">
                <text:p>52422.18667088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5908148288727">
                <text:p>64.5908148288727</text:p>
              </table:table-cell>
              <table:table-cell office:value-type="float" office:value="52386.9172202428">
                <text:p>52386.91722024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7476375102997">
                <text:p>64.7476375102997</text:p>
              </table:table-cell>
              <table:table-cell office:value-type="float" office:value="52441.3938415415">
                <text:p>52441.3938415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.9047167301178">
                <text:p>64.9047167301178</text:p>
              </table:table-cell>
              <table:table-cell office:value-type="float" office:value="52355.7476891133">
                <text:p>52355.74768911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0617070198059">
                <text:p>65.0617070198059</text:p>
              </table:table-cell>
              <table:table-cell office:value-type="float" office:value="52385.4055963491">
                <text:p>52385.40559634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.2186541557312">
                <text:p>65.2186541557312</text:p>
              </table:table-cell>
              <table:table-cell office:value-type="float" office:value="52399.8093467257">
                <text:p>52399.80934672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.3692109584808">
                <text:p>65.3692109584808</text:p>
              </table:table-cell>
              <table:table-cell office:value-type="float" office:value="54623.9017420952">
                <text:p>54623.9017420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.519045829773">
                <text:p>65.519045829773</text:p>
              </table:table-cell>
              <table:table-cell office:value-type="float" office:value="54887.0895611923">
                <text:p>54887.08956119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.6688668727875">
                <text:p>65.6688668727875</text:p>
              </table:table-cell>
              <table:table-cell office:value-type="float" office:value="54892.1555645732">
                <text:p>54892.15556457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.8186767101288">
                <text:p>65.8186767101288</text:p>
              </table:table-cell>
              <table:table-cell office:value-type="float" office:value="54896.26146021">
                <text:p>54896.26146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.9685196876526">
                <text:p>65.9685196876526</text:p>
              </table:table-cell>
              <table:table-cell office:value-type="float" office:value="54884.1202697908">
                <text:p>54884.12026979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.0365328788757">
                <text:p>70.0365328788757</text:p>
              </table:table-cell>
              <table:table-cell office:value-type="float" office:value="2021.62569623508">
                <text:p>2021.625696235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.2341380119324">
                <text:p>70.2341380119324</text:p>
              </table:table-cell>
              <table:table-cell office:value-type="float" office:value="41618.3520781452">
                <text:p>41618.35207814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.3788576126099">
                <text:p>70.3788576126099</text:p>
              </table:table-cell>
              <table:table-cell office:value-type="float" office:value="56827.1330317398">
                <text:p>56827.13303173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.5686049461365">
                <text:p>70.5686049461365</text:p>
              </table:table-cell>
              <table:table-cell office:value-type="float" office:value="43341.8475356157">
                <text:p>43341.84753561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.7583038806915">
                <text:p>70.7583038806915</text:p>
              </table:table-cell>
              <table:table-cell office:value-type="float" office:value="43352.9055884774">
                <text:p>43352.90558847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.9480345249176">
                <text:p>70.9480345249176</text:p>
              </table:table-cell>
              <table:table-cell office:value-type="float" office:value="43345.6600200053">
                <text:p>43345.6600200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0889196395874">
                <text:p>71.0889196395874</text:p>
              </table:table-cell>
              <table:table-cell office:value-type="float" office:value="58373.8035013496">
                <text:p>58373.80350134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.2644808292389">
                <text:p>71.2644808292389</text:p>
              </table:table-cell>
              <table:table-cell office:value-type="float" office:value="46844.0662559058">
                <text:p>46844.0662559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.4400959014893">
                <text:p>71.4400959014893</text:p>
              </table:table-cell>
              <table:table-cell office:value-type="float" office:value="46829.6934574922">
                <text:p>46829.69345749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.6156842708588">
                <text:p>71.6156842708588</text:p>
              </table:table-cell>
              <table:table-cell office:value-type="float" office:value="46836.8151576912">
                <text:p>46836.81515769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.791286945343">
                <text:p>71.791286945343</text:p>
              </table:table-cell>
              <table:table-cell office:value-type="float" office:value="46832.9996917985">
                <text:p>46832.99969179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.9669525623322">
                <text:p>71.9669525623322</text:p>
              </table:table-cell>
              <table:table-cell office:value-type="float" office:value="46816.2190242876">
                <text:p>46816.21902428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.0979161262512">
                <text:p>72.0979161262512</text:p>
              </table:table-cell>
              <table:table-cell office:value-type="float" office:value="62796.0919350229">
                <text:p>62796.09193502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.262966632843">
                <text:p>72.262966632843</text:p>
              </table:table-cell>
              <table:table-cell office:value-type="float" office:value="49827.172117318">
                <text:p>49827.1721173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.4280502796173">
                <text:p>72.4280502796173</text:p>
              </table:table-cell>
              <table:table-cell office:value-type="float" office:value="49817.169421052">
                <text:p>49817.1694210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2.5930950641632">
                <text:p>72.5930950641632</text:p>
              </table:table-cell>
              <table:table-cell office:value-type="float" office:value="49828.8996082329">
                <text:p>49828.89960823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2.7581760883331">
                <text:p>72.7581760883331</text:p>
              </table:table-cell>
              <table:table-cell office:value-type="float" office:value="49817.9608549971">
                <text:p>49817.96085499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.9233560562134">
                <text:p>72.9233560562134</text:p>
              </table:table-cell>
              <table:table-cell office:value-type="float" office:value="49788.1196221213">
                <text:p>49788.11962212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.0883684158325">
                <text:p>73.0883684158325</text:p>
              </table:table-cell>
              <table:table-cell office:value-type="float" office:value="49838.6909864299">
                <text:p>49838.69098642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.2280030250549">
                <text:p>73.2280030250549</text:p>
              </table:table-cell>
              <table:table-cell office:value-type="float" office:value="58896.5733194461">
                <text:p>58896.57331944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.4114353656769">
                <text:p>73.4114353656769</text:p>
              </table:table-cell>
              <table:table-cell office:value-type="float" office:value="44833.9696921251">
                <text:p>44833.96969212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594841003418">
                <text:p>73.594841003418</text:p>
              </table:table-cell>
              <table:table-cell office:value-type="float" office:value="44840.4972785499">
                <text:p>44840.49727854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.7781627178192">
                <text:p>73.7781627178192</text:p>
              </table:table-cell>
              <table:table-cell office:value-type="float" office:value="44861.0249301931">
                <text:p>44861.02493019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9616498947144">
                <text:p>73.9616498947144</text:p>
              </table:table-cell>
              <table:table-cell office:value-type="float" office:value="44820.5707840816">
                <text:p>44820.5707840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.0925621986389">
                <text:p>74.0925621986389</text:p>
              </table:table-cell>
              <table:table-cell office:value-type="float" office:value="62820.6803597251">
                <text:p>62820.68035972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.2426376342773">
                <text:p>74.2426376342773</text:p>
              </table:table-cell>
              <table:table-cell office:value-type="float" office:value="54799.1079620374">
                <text:p>54799.10796203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.3928153514862">
                <text:p>74.3928153514862</text:p>
              </table:table-cell>
              <table:table-cell office:value-type="float" office:value="54761.7859216912">
                <text:p>54761.78592169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5427978038788">
                <text:p>74.5427978038788</text:p>
              </table:table-cell>
              <table:table-cell office:value-type="float" office:value="54833.0812625582">
                <text:p>54833.08126255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6930406093597">
                <text:p>74.6930406093597</text:p>
              </table:table-cell>
              <table:table-cell office:value-type="float" office:value="54738.0619902121">
                <text:p>54738.06199021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8428821563721">
                <text:p>74.8428821563721</text:p>
              </table:table-cell>
              <table:table-cell office:value-type="float" office:value="54884.6442390462">
                <text:p>54884.64423904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9930453300476">
                <text:p>74.9930453300476</text:p>
              </table:table-cell>
              <table:table-cell office:value-type="float" office:value="54767.089684518">
                <text:p>54767.0896845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103999376297">
                <text:p>75.103999376297</text:p>
              </table:table-cell>
              <table:table-cell office:value-type="float" office:value="74120.7759247918">
                <text:p>74120.77592479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2415618896484">
                <text:p>75.2415618896484</text:p>
              </table:table-cell>
              <table:table-cell office:value-type="float" office:value="59783.7288636155">
                <text:p>59783.72886361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3791179656982">
                <text:p>75.3791179656982</text:p>
              </table:table-cell>
              <table:table-cell office:value-type="float" office:value="59786.5266018664">
                <text:p>59786.52660186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.5166823863983">
                <text:p>75.5166823863983</text:p>
              </table:table-cell>
              <table:table-cell office:value-type="float" office:value="59782.8999544184">
                <text:p>59782.89995441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6542692184448">
                <text:p>75.6542692184448</text:p>
              </table:table-cell>
              <table:table-cell office:value-type="float" office:value="59773.1619928572">
                <text:p>59773.16199285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.7918150424957">
                <text:p>75.7918150424957</text:p>
              </table:table-cell>
              <table:table-cell office:value-type="float" office:value="59790.9827997137">
                <text:p>59790.98279971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5.92942070961">
                <text:p>75.92942070961</text:p>
              </table:table-cell>
              <table:table-cell office:value-type="float" office:value="59764.9804144431">
                <text:p>59764.98041444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0669617652893">
                <text:p>76.0669617652893</text:p>
              </table:table-cell>
              <table:table-cell office:value-type="float" office:value="59793.0556762219">
                <text:p>59793.05567622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.2800757884979">
                <text:p>79.2800757884979</text:p>
              </table:table-cell>
              <table:table-cell office:value-type="float" office:value="2559.51078629557">
                <text:p>2559.510786295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.4858396053314">
                <text:p>79.4858396053314</text:p>
              </table:table-cell>
              <table:table-cell office:value-type="float" office:value="39968.1543944864">
                <text:p>39968.15439448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.7217314243317">
                <text:p>79.7217314243317</text:p>
              </table:table-cell>
              <table:table-cell office:value-type="float" office:value="34863.4388206209">
                <text:p>34863.43882062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.8613495826721">
                <text:p>79.8613495826721</text:p>
              </table:table-cell>
              <table:table-cell office:value-type="float" office:value="58903.5129653126">
                <text:p>58903.51296531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.0447549819946">
                <text:p>80.0447549819946</text:p>
              </table:table-cell>
              <table:table-cell office:value-type="float" office:value="44840.5555691329">
                <text:p>44840.55556913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.0943348407745">
                <text:p>80.0943348407745</text:p>
              </table:table-cell>
              <table:table-cell office:value-type="float" office:value="165873.808485571">
                <text:p>165873.8084855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.2840800285339">
                <text:p>80.2840800285339</text:p>
              </table:table-cell>
              <table:table-cell office:value-type="float" office:value="43342.3376746091">
                <text:p>43342.33767460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.4737949371338">
                <text:p>80.4737949371338</text:p>
              </table:table-cell>
              <table:table-cell office:value-type="float" office:value="43349.2552625163">
                <text:p>43349.25526251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.6635735034943">
                <text:p>80.6635735034943</text:p>
              </table:table-cell>
              <table:table-cell office:value-type="float" office:value="43334.7145450502">
                <text:p>43334.71454505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.7584521770477">
                <text:p>80.7584521770477</text:p>
              </table:table-cell>
              <table:table-cell office:value-type="float" office:value="86679.1207337605">
                <text:p>86679.12073376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.8532736301422">
                <text:p>80.8532736301422</text:p>
              </table:table-cell>
              <table:table-cell office:value-type="float" office:value="86731.4276633728">
                <text:p>86731.4276633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